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graphs">
      <style:table-properties table:display="true" style:writing-mode="lr-tb"/>
    </style:style>
    <style:style style:name="ta2" style:family="table" style:master-page-name="PageStyle_5f_table">
      <style:table-properties table:display="true" style:writing-mode="lr-tb"/>
    </style:style>
    <style:style style:name="ta3" style:family="table" style:master-page-name="PageStyle_5f_costs">
      <style:table-properties table:display="true" style:writing-mode="lr-tb"/>
    </style:style>
    <style:style style:name="ta4" style:family="table" style:master-page-name="PageStyle_5f_cost_5f_matrix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ph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g_encode_time</text:p>
          </table:table-cell>
          <table:table-cell table:style-name="ce1" office:value-type="string" calcext:value-type="string">
            <text:p>wxpsnr_bd</text:p>
          </table:table-cell>
          <table:table-cell table:style-name="ce1" office:value-type="string" calcext:value-type="string">
            <text:p>vmaf_neg_bd</text:p>
          </table:table-cell>
          <table:table-cell table:style-name="ce1" office:value-type="string" calcext:value-type="string">
            <text:p>vmaf_bd</text:p>
          </table:table-cell>
          <table:table-cell table:style-name="ce1" office:value-type="string" calcext:value-type="string">
            <text:p>ssim_bd</text:p>
          </table:table-cell>
          <table:table-cell table:style-name="ce1" office:value-type="string" calcext:value-type="string">
            <text:p>psnr_bd</text:p>
          </table:table-cell>
          <table:table-cell/>
          <table:table-cell table:style-name="ce2" office:value-type="string" calcext:value-type="string">
            <text:p>XPSNR</text:p>
          </table:table-cell>
          <table:table-cell table:number-columns-repeated="7"/>
          <table:table-cell table:style-name="ce1" office:value-type="string" calcext:value-type="string">
            <text:p>VMAF NEG (Harmonic Mean)</text:p>
          </table:table-cell>
          <table:table-cell table:number-columns-repeated="7"/>
          <table:table-cell table:style-name="ce1" office:value-type="string" calcext:value-type="string">
            <text:p>VMAF</text:p>
          </table:table-cell>
          <table:table-cell table:number-columns-repeated="7"/>
          <table:table-cell table:style-name="ce1" office:value-type="string" calcext:value-type="string">
            <text:p>SSIM</text:p>
          </table:table-cell>
          <table:table-cell table:number-columns-repeated="990"/>
        </table:table-row>
        <table:table-row table:style-name="ro2">
          <table:table-cell/>
          <table:table-cell table:style-name="ce1" office:value-type="string" calcext:value-type="string">
            <text:p>x264_pslow.csv</text:p>
          </table:table-cell>
          <table:table-cell table:style-name="ce1" office:value-type="float" office:value="7.16736" calcext:value-type="float">
            <text:p>7.1673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x264_pultrafast.csv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130.48502" calcext:value-type="float">
            <text:p>130.48502</text:p>
          </table:table-cell>
          <table:table-cell table:style-name="ce1" office:value-type="float" office:value="86.42613" calcext:value-type="float">
            <text:p>86.42613</text:p>
          </table:table-cell>
          <table:table-cell table:style-name="ce1" office:value-type="float" office:value="88.06866" calcext:value-type="float">
            <text:p>88.06866</text:p>
          </table:table-cell>
          <table:table-cell table:style-name="ce1" office:value-type="float" office:value="215.17176" calcext:value-type="float">
            <text:p>215.17176</text:p>
          </table:table-cell>
          <table:table-cell table:style-name="ce1" office:value-type="float" office:value="154.28518" calcext:value-type="float">
            <text:p>154.28518</text:p>
          </table:table-cell>
          <table:table-cell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130.48502" calcext:value-type="float">
            <text:p>130.48502</text:p>
          </table:table-cell>
          <table:table-cell table:number-columns-repeated="5"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86.42613" calcext:value-type="float">
            <text:p>86.42613</text:p>
          </table:table-cell>
          <table:table-cell table:number-columns-repeated="5"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88.06866" calcext:value-type="float">
            <text:p>88.06866</text:p>
          </table:table-cell>
          <table:table-cell table:number-columns-repeated="5"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215.17176" calcext:value-type="float">
            <text:p>215.17176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superfast.csv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55.63041" calcext:value-type="float">
            <text:p>55.63041</text:p>
          </table:table-cell>
          <table:table-cell table:style-name="ce1" office:value-type="float" office:value="85.54766" calcext:value-type="float">
            <text:p>85.54766</text:p>
          </table:table-cell>
          <table:table-cell table:style-name="ce1" office:value-type="float" office:value="97.52037" calcext:value-type="float">
            <text:p>97.52037</text:p>
          </table:table-cell>
          <table:table-cell table:style-name="ce1" office:value-type="float" office:value="57.4726" calcext:value-type="float">
            <text:p>57.4726</text:p>
          </table:table-cell>
          <table:table-cell table:style-name="ce1" office:value-type="float" office:value="65.45357" calcext:value-type="float">
            <text:p>65.45357</text:p>
          </table:table-cell>
          <table:table-cell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55.63041" calcext:value-type="float">
            <text:p>55.63041</text:p>
          </table:table-cell>
          <table:table-cell table:number-columns-repeated="5"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85.54766" calcext:value-type="float">
            <text:p>85.54766</text:p>
          </table:table-cell>
          <table:table-cell table:number-columns-repeated="5"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97.52037" calcext:value-type="float">
            <text:p>97.52037</text:p>
          </table:table-cell>
          <table:table-cell table:number-columns-repeated="5"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57.4726" calcext:value-type="float">
            <text:p>57.4726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veryfast.csv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30.25309" calcext:value-type="float">
            <text:p>30.25309</text:p>
          </table:table-cell>
          <table:table-cell table:style-name="ce1" office:value-type="float" office:value="43.64581" calcext:value-type="float">
            <text:p>43.64581</text:p>
          </table:table-cell>
          <table:table-cell table:style-name="ce1" office:value-type="float" office:value="52.01748" calcext:value-type="float">
            <text:p>52.01748</text:p>
          </table:table-cell>
          <table:table-cell table:style-name="ce1" office:value-type="float" office:value="14.84003" calcext:value-type="float">
            <text:p>14.84003</text:p>
          </table:table-cell>
          <table:table-cell table:style-name="ce1" office:value-type="float" office:value="20.03368" calcext:value-type="float">
            <text:p>20.03368</text:p>
          </table:table-cell>
          <table:table-cell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30.25309" calcext:value-type="float">
            <text:p>30.25309</text:p>
          </table:table-cell>
          <table:table-cell table:number-columns-repeated="5"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43.64581" calcext:value-type="float">
            <text:p>43.64581</text:p>
          </table:table-cell>
          <table:table-cell table:number-columns-repeated="5"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52.01748" calcext:value-type="float">
            <text:p>52.01748</text:p>
          </table:table-cell>
          <table:table-cell table:number-columns-repeated="5"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14.84003" calcext:value-type="float">
            <text:p>14.84003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faster.csv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16.1542" calcext:value-type="float">
            <text:p>16.1542</text:p>
          </table:table-cell>
          <table:table-cell table:style-name="ce1" office:value-type="float" office:value="7.96404" calcext:value-type="float">
            <text:p>7.96404</text:p>
          </table:table-cell>
          <table:table-cell table:style-name="ce1" office:value-type="float" office:value="13.64731" calcext:value-type="float">
            <text:p>13.64731</text:p>
          </table:table-cell>
          <table:table-cell table:style-name="ce1" office:value-type="float" office:value="2.98117" calcext:value-type="float">
            <text:p>2.98117</text:p>
          </table:table-cell>
          <table:table-cell table:style-name="ce1" office:value-type="float" office:value="1.97347" calcext:value-type="float">
            <text:p>1.97347</text:p>
          </table:table-cell>
          <table:table-cell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16.1542" calcext:value-type="float">
            <text:p>16.1542</text:p>
          </table:table-cell>
          <table:table-cell table:number-columns-repeated="5"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7.96404" calcext:value-type="float">
            <text:p>7.96404</text:p>
          </table:table-cell>
          <table:table-cell table:number-columns-repeated="5"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13.64731" calcext:value-type="float">
            <text:p>13.64731</text:p>
          </table:table-cell>
          <table:table-cell table:number-columns-repeated="5"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2.98117" calcext:value-type="float">
            <text:p>2.98117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fast.csv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12.48182" calcext:value-type="float">
            <text:p>12.48182</text:p>
          </table:table-cell>
          <table:table-cell table:style-name="ce1" office:value-type="float" office:value="7.60374" calcext:value-type="float">
            <text:p>7.60374</text:p>
          </table:table-cell>
          <table:table-cell table:style-name="ce1" office:value-type="float" office:value="12.24669" calcext:value-type="float">
            <text:p>12.24669</text:p>
          </table:table-cell>
          <table:table-cell table:style-name="ce1" office:value-type="float" office:value="-0.59748" calcext:value-type="float">
            <text:p>-0.59748</text:p>
          </table:table-cell>
          <table:table-cell table:style-name="ce1" office:value-type="float" office:value="0.92099" calcext:value-type="float">
            <text:p>0.92099</text:p>
          </table:table-cell>
          <table:table-cell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12.48182" calcext:value-type="float">
            <text:p>12.48182</text:p>
          </table:table-cell>
          <table:table-cell table:number-columns-repeated="5"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7.60374" calcext:value-type="float">
            <text:p>7.60374</text:p>
          </table:table-cell>
          <table:table-cell table:number-columns-repeated="5"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12.24669" calcext:value-type="float">
            <text:p>12.24669</text:p>
          </table:table-cell>
          <table:table-cell table:number-columns-repeated="5"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-0.59748" calcext:value-type="float">
            <text:p>-0.59748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medium.csv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4.96804" calcext:value-type="float">
            <text:p>4.96804</text:p>
          </table:table-cell>
          <table:table-cell table:style-name="ce1" office:value-type="float" office:value="1.84096" calcext:value-type="float">
            <text:p>1.84096</text:p>
          </table:table-cell>
          <table:table-cell table:style-name="ce1" office:value-type="float" office:value="4.02352" calcext:value-type="float">
            <text:p>4.02352</text:p>
          </table:table-cell>
          <table:table-cell table:style-name="ce1" office:value-type="float" office:value="-0.33941" calcext:value-type="float">
            <text:p>-0.33941</text:p>
          </table:table-cell>
          <table:table-cell table:style-name="ce1" office:value-type="float" office:value="-0.42903" calcext:value-type="float">
            <text:p>-0.42903</text:p>
          </table:table-cell>
          <table:table-cell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4.96804" calcext:value-type="float">
            <text:p>4.96804</text:p>
          </table:table-cell>
          <table:table-cell table:number-columns-repeated="5"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1.84096" calcext:value-type="float">
            <text:p>1.84096</text:p>
          </table:table-cell>
          <table:table-cell table:number-columns-repeated="5"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4.02352" calcext:value-type="float">
            <text:p>4.02352</text:p>
          </table:table-cell>
          <table:table-cell table:number-columns-repeated="5"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-0.33941" calcext:value-type="float">
            <text:p>-0.33941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4_pslower.csv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3.83449" calcext:value-type="float">
            <text:p>-3.83449</text:p>
          </table:table-cell>
          <table:table-cell table:style-name="ce1" office:value-type="float" office:value="-3.3844" calcext:value-type="float">
            <text:p>-3.3844</text:p>
          </table:table-cell>
          <table:table-cell table:style-name="ce1" office:value-type="float" office:value="-4.14132" calcext:value-type="float">
            <text:p>-4.14132</text:p>
          </table:table-cell>
          <table:table-cell table:style-name="ce1" office:value-type="float" office:value="-3.19021" calcext:value-type="float">
            <text:p>-3.19021</text:p>
          </table:table-cell>
          <table:table-cell table:style-name="ce1" office:value-type="float" office:value="-3.2354" calcext:value-type="float">
            <text:p>-3.2354</text:p>
          </table:table-cell>
          <table:table-cell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5_pultrafast.csv</text:p>
          </table:table-cell>
          <table:table-cell table:style-name="ce1" office:value-type="float" office:value="3.10102" calcext:value-type="float">
            <text:p>3.10102</text:p>
          </table:table-cell>
          <table:table-cell table:style-name="ce1" office:value-type="float" office:value="-0.38779" calcext:value-type="float">
            <text:p>-0.38779</text:p>
          </table:table-cell>
          <table:table-cell table:style-name="ce1" office:value-type="float" office:value="1.70788" calcext:value-type="float">
            <text:p>1.70788</text:p>
          </table:table-cell>
          <table:table-cell table:style-name="ce1" office:value-type="float" office:value="6.78145" calcext:value-type="float">
            <text:p>6.78145</text:p>
          </table:table-cell>
          <table:table-cell table:style-name="ce1" office:value-type="float" office:value="-18.58394" calcext:value-type="float">
            <text:p>-18.58394</text:p>
          </table:table-cell>
          <table:table-cell table:style-name="ce1" office:value-type="float" office:value="-20.5063" calcext:value-type="float">
            <text:p>-20.5063</text:p>
          </table:table-cell>
          <table:table-cell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3.83449" calcext:value-type="float">
            <text:p>-3.83449</text:p>
          </table:table-cell>
          <table:table-cell table:number-columns-repeated="5"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3.3844" calcext:value-type="float">
            <text:p>-3.3844</text:p>
          </table:table-cell>
          <table:table-cell table:number-columns-repeated="5"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4.14132" calcext:value-type="float">
            <text:p>-4.14132</text:p>
          </table:table-cell>
          <table:table-cell table:number-columns-repeated="5"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3.19021" calcext:value-type="float">
            <text:p>-3.19021</text:p>
          </table:table-cell>
          <table:table-cell table:number-columns-repeated="988"/>
        </table:table-row>
        <table:table-row table:style-name="ro2">
          <table:table-cell/>
          <table:table-cell table:style-name="ce1" office:value-type="string" calcext:value-type="string">
            <text:p>x265_psuperfast.csv</text:p>
          </table:table-cell>
          <table:table-cell table:style-name="ce1" office:value-type="float" office:value="3.93638" calcext:value-type="float">
            <text:p>3.93638</text:p>
          </table:table-cell>
          <table:table-cell table:style-name="ce1" office:value-type="float" office:value="-15.68134" calcext:value-type="float">
            <text:p>-15.68134</text:p>
          </table:table-cell>
          <table:table-cell table:style-name="ce1" office:value-type="float" office:value="-15.34736" calcext:value-type="float">
            <text:p>-15.34736</text:p>
          </table:table-cell>
          <table:table-cell table:style-name="ce1" office:value-type="float" office:value="-11.89741" calcext:value-type="float">
            <text:p>-11.89741</text:p>
          </table:table-cell>
          <table:table-cell table:style-name="ce1" office:value-type="float" office:value="-34.18974" calcext:value-type="float">
            <text:p>-34.18974</text:p>
          </table:table-cell>
          <table:table-cell table:style-name="ce1" office:value-type="float" office:value="-36.42782" calcext:value-type="float">
            <text:p>-36.42782</text:p>
          </table:table-cell>
          <table:table-cell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office:value-type="float" office:value="-0.38779" calcext:value-type="float">
            <text:p>-0.38779</text:p>
          </table:table-cell>
          <table:table-cell table:number-columns-repeated="4"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office:value-type="float" office:value="1.70788" calcext:value-type="float">
            <text:p>1.70788</text:p>
          </table:table-cell>
          <table:table-cell table:number-columns-repeated="4"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office:value-type="float" office:value="6.78145" calcext:value-type="float">
            <text:p>6.78145</text:p>
          </table:table-cell>
          <table:table-cell table:number-columns-repeated="4"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office:value-type="float" office:value="-18.58394" calcext:value-type="float">
            <text:p>-18.58394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veryfast.csv</text:p>
          </table:table-cell>
          <table:table-cell table:style-name="ce1" office:value-type="float" office:value="7.1745" calcext:value-type="float">
            <text:p>7.1745</text:p>
          </table:table-cell>
          <table:table-cell table:style-name="ce1" office:value-type="float" office:value="-22.12125" calcext:value-type="float">
            <text:p>-22.12125</text:p>
          </table:table-cell>
          <table:table-cell table:style-name="ce1" office:value-type="float" office:value="-14.41304" calcext:value-type="float">
            <text:p>-14.41304</text:p>
          </table:table-cell>
          <table:table-cell table:style-name="ce1" office:value-type="float" office:value="-9.93956" calcext:value-type="float">
            <text:p>-9.93956</text:p>
          </table:table-cell>
          <table:table-cell table:style-name="ce1" office:value-type="float" office:value="-40.22104" calcext:value-type="float">
            <text:p>-40.22104</text:p>
          </table:table-cell>
          <table:table-cell table:style-name="ce1" office:value-type="float" office:value="-37.40408" calcext:value-type="float">
            <text:p>-37.40408</text:p>
          </table:table-cell>
          <table:table-cell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office:value-type="float" office:value="-15.68134" calcext:value-type="float">
            <text:p>-15.68134</text:p>
          </table:table-cell>
          <table:table-cell table:number-columns-repeated="4"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office:value-type="float" office:value="-15.34736" calcext:value-type="float">
            <text:p>-15.34736</text:p>
          </table:table-cell>
          <table:table-cell table:number-columns-repeated="4"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office:value-type="float" office:value="-11.89741" calcext:value-type="float">
            <text:p>-11.89741</text:p>
          </table:table-cell>
          <table:table-cell table:number-columns-repeated="4"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office:value-type="float" office:value="-34.18974" calcext:value-type="float">
            <text:p>-34.18974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faster.csv</text:p>
          </table:table-cell>
          <table:table-cell table:style-name="ce1" office:value-type="float" office:value="7.2061" calcext:value-type="float">
            <text:p>7.2061</text:p>
          </table:table-cell>
          <table:table-cell table:style-name="ce1" office:value-type="float" office:value="-22.30588" calcext:value-type="float">
            <text:p>-22.30588</text:p>
          </table:table-cell>
          <table:table-cell table:style-name="ce1" office:value-type="float" office:value="-14.66497" calcext:value-type="float">
            <text:p>-14.66497</text:p>
          </table:table-cell>
          <table:table-cell table:style-name="ce1" office:value-type="float" office:value="-10.2179" calcext:value-type="float">
            <text:p>-10.2179</text:p>
          </table:table-cell>
          <table:table-cell table:style-name="ce1" office:value-type="float" office:value="-40.39029" calcext:value-type="float">
            <text:p>-40.39029</text:p>
          </table:table-cell>
          <table:table-cell table:style-name="ce1" office:value-type="float" office:value="-37.58601" calcext:value-type="float">
            <text:p>-37.58601</text:p>
          </table:table-cell>
          <table:table-cell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office:value-type="float" office:value="-22.12125" calcext:value-type="float">
            <text:p>-22.12125</text:p>
          </table:table-cell>
          <table:table-cell table:number-columns-repeated="4"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office:value-type="float" office:value="-14.41304" calcext:value-type="float">
            <text:p>-14.41304</text:p>
          </table:table-cell>
          <table:table-cell table:number-columns-repeated="4"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office:value-type="float" office:value="-9.93956" calcext:value-type="float">
            <text:p>-9.93956</text:p>
          </table:table-cell>
          <table:table-cell table:number-columns-repeated="4"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office:value-type="float" office:value="-40.22104" calcext:value-type="float">
            <text:p>-40.22104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fast.csv</text:p>
          </table:table-cell>
          <table:table-cell table:style-name="ce1" office:value-type="float" office:value="8.05212" calcext:value-type="float">
            <text:p>8.05212</text:p>
          </table:table-cell>
          <table:table-cell table:style-name="ce1" office:value-type="float" office:value="-24.67063" calcext:value-type="float">
            <text:p>-24.67063</text:p>
          </table:table-cell>
          <table:table-cell table:style-name="ce1" office:value-type="float" office:value="-18.77116" calcext:value-type="float">
            <text:p>-18.77116</text:p>
          </table:table-cell>
          <table:table-cell table:style-name="ce1" office:value-type="float" office:value="-14.80063" calcext:value-type="float">
            <text:p>-14.80063</text:p>
          </table:table-cell>
          <table:table-cell table:style-name="ce1" office:value-type="float" office:value="-42.29103" calcext:value-type="float">
            <text:p>-42.29103</text:p>
          </table:table-cell>
          <table:table-cell table:style-name="ce1" office:value-type="float" office:value="-39.97313" calcext:value-type="float">
            <text:p>-39.97313</text:p>
          </table:table-cell>
          <table:table-cell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office:value-type="float" office:value="-22.30588" calcext:value-type="float">
            <text:p>-22.30588</text:p>
          </table:table-cell>
          <table:table-cell table:number-columns-repeated="4"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office:value-type="float" office:value="-14.66497" calcext:value-type="float">
            <text:p>-14.66497</text:p>
          </table:table-cell>
          <table:table-cell table:number-columns-repeated="4"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office:value-type="float" office:value="-10.2179" calcext:value-type="float">
            <text:p>-10.2179</text:p>
          </table:table-cell>
          <table:table-cell table:number-columns-repeated="4"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office:value-type="float" office:value="-40.39029" calcext:value-type="float">
            <text:p>-40.39029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medium.csv</text:p>
          </table:table-cell>
          <table:table-cell table:style-name="ce1" office:value-type="float" office:value="10.69384" calcext:value-type="float">
            <text:p>10.69384</text:p>
          </table:table-cell>
          <table:table-cell table:style-name="ce1" office:value-type="float" office:value="-27.89289" calcext:value-type="float">
            <text:p>-27.89289</text:p>
          </table:table-cell>
          <table:table-cell table:style-name="ce1" office:value-type="float" office:value="-21.38124" calcext:value-type="float">
            <text:p>-21.38124</text:p>
          </table:table-cell>
          <table:table-cell table:style-name="ce1" office:value-type="float" office:value="-18.19545" calcext:value-type="float">
            <text:p>-18.19545</text:p>
          </table:table-cell>
          <table:table-cell table:style-name="ce1" office:value-type="float" office:value="-44.70615" calcext:value-type="float">
            <text:p>-44.70615</text:p>
          </table:table-cell>
          <table:table-cell table:style-name="ce1" office:value-type="float" office:value="-42.25333" calcext:value-type="float">
            <text:p>-42.25333</text:p>
          </table:table-cell>
          <table:table-cell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office:value-type="float" office:value="-24.67063" calcext:value-type="float">
            <text:p>-24.67063</text:p>
          </table:table-cell>
          <table:table-cell table:number-columns-repeated="4"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office:value-type="float" office:value="-18.77116" calcext:value-type="float">
            <text:p>-18.77116</text:p>
          </table:table-cell>
          <table:table-cell table:number-columns-repeated="4"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office:value-type="float" office:value="-14.80063" calcext:value-type="float">
            <text:p>-14.80063</text:p>
          </table:table-cell>
          <table:table-cell table:number-columns-repeated="4"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office:value-type="float" office:value="-42.29103" calcext:value-type="float">
            <text:p>-42.29103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slow.csv</text:p>
          </table:table-cell>
          <table:table-cell table:style-name="ce1" office:value-type="float" office:value="28.6625" calcext:value-type="float">
            <text:p>28.6625</text:p>
          </table:table-cell>
          <table:table-cell table:style-name="ce1" office:value-type="float" office:value="-35.08108" calcext:value-type="float">
            <text:p>-35.08108</text:p>
          </table:table-cell>
          <table:table-cell table:style-name="ce1" office:value-type="float" office:value="-38.62897" calcext:value-type="float">
            <text:p>-38.62897</text:p>
          </table:table-cell>
          <table:table-cell table:style-name="ce1" office:value-type="float" office:value="-39.11967" calcext:value-type="float">
            <text:p>-39.11967</text:p>
          </table:table-cell>
          <table:table-cell table:style-name="ce1" office:value-type="float" office:value="-48.46118" calcext:value-type="float">
            <text:p>-48.46118</text:p>
          </table:table-cell>
          <table:table-cell table:style-name="ce1" office:value-type="float" office:value="-47.76919" calcext:value-type="float">
            <text:p>-47.76919</text:p>
          </table:table-cell>
          <table:table-cell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office:value-type="float" office:value="-27.89289" calcext:value-type="float">
            <text:p>-27.89289</text:p>
          </table:table-cell>
          <table:table-cell table:number-columns-repeated="4"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office:value-type="float" office:value="-21.38124" calcext:value-type="float">
            <text:p>-21.38124</text:p>
          </table:table-cell>
          <table:table-cell table:number-columns-repeated="4"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office:value-type="float" office:value="-18.19545" calcext:value-type="float">
            <text:p>-18.19545</text:p>
          </table:table-cell>
          <table:table-cell table:number-columns-repeated="4"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office:value-type="float" office:value="-44.70615" calcext:value-type="float">
            <text:p>-44.70615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x265_pslower.csv</text:p>
          </table:table-cell>
          <table:table-cell table:style-name="ce1" office:value-type="float" office:value="112.28115" calcext:value-type="float">
            <text:p>112.28115</text:p>
          </table:table-cell>
          <table:table-cell table:style-name="ce1" office:value-type="float" office:value="-38.17426" calcext:value-type="float">
            <text:p>-38.17426</text:p>
          </table:table-cell>
          <table:table-cell table:style-name="ce1" office:value-type="float" office:value="-38.9284" calcext:value-type="float">
            <text:p>-38.9284</text:p>
          </table:table-cell>
          <table:table-cell table:style-name="ce1" office:value-type="float" office:value="-39.98823" calcext:value-type="float">
            <text:p>-39.98823</text:p>
          </table:table-cell>
          <table:table-cell table:style-name="ce1" office:value-type="float" office:value="-49.579" calcext:value-type="float">
            <text:p>-49.579</text:p>
          </table:table-cell>
          <table:table-cell table:style-name="ce1" office:value-type="float" office:value="-49.09869" calcext:value-type="float">
            <text:p>-49.09869</text:p>
          </table:table-cell>
          <table:table-cell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office:value-type="float" office:value="-35.08108" calcext:value-type="float">
            <text:p>-35.08108</text:p>
          </table:table-cell>
          <table:table-cell table:number-columns-repeated="4"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office:value-type="float" office:value="-38.62897" calcext:value-type="float">
            <text:p>-38.62897</text:p>
          </table:table-cell>
          <table:table-cell table:number-columns-repeated="4"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office:value-type="float" office:value="-39.11967" calcext:value-type="float">
            <text:p>-39.11967</text:p>
          </table:table-cell>
          <table:table-cell table:number-columns-repeated="4"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office:value-type="float" office:value="-48.46118" calcext:value-type="float">
            <text:p>-48.46118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svtav1_p10.csv</text:p>
          </table:table-cell>
          <table:table-cell table:style-name="ce1" office:value-type="float" office:value="2.38262" calcext:value-type="float">
            <text:p>2.38262</text:p>
          </table:table-cell>
          <table:table-cell table:style-name="ce1" office:value-type="float" office:value="8.59282" calcext:value-type="float">
            <text:p>8.59282</text:p>
          </table:table-cell>
          <table:table-cell table:style-name="ce1" office:value-type="float" office:value="6.76792" calcext:value-type="float">
            <text:p>6.76792</text:p>
          </table:table-cell>
          <table:table-cell table:style-name="ce1" office:value-type="float" office:value="13.89783" calcext:value-type="float">
            <text:p>13.89783</text:p>
          </table:table-cell>
          <table:table-cell table:style-name="ce1" office:value-type="float" office:value="-21.32009" calcext:value-type="float">
            <text:p>-21.32009</text:p>
          </table:table-cell>
          <table:table-cell table:style-name="ce1" office:value-type="float" office:value="-14.95233" calcext:value-type="float">
            <text:p>-14.95233</text:p>
          </table:table-cell>
          <table:table-cell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office:value-type="float" office:value="-38.17426" calcext:value-type="float">
            <text:p>-38.17426</text:p>
          </table:table-cell>
          <table:table-cell table:number-columns-repeated="4"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office:value-type="float" office:value="-38.9284" calcext:value-type="float">
            <text:p>-38.9284</text:p>
          </table:table-cell>
          <table:table-cell table:number-columns-repeated="4"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office:value-type="float" office:value="-39.98823" calcext:value-type="float">
            <text:p>-39.98823</text:p>
          </table:table-cell>
          <table:table-cell table:number-columns-repeated="4"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office:value-type="float" office:value="-49.579" calcext:value-type="float">
            <text:p>-49.579</text:p>
          </table:table-cell>
          <table:table-cell table:number-columns-repeated="987"/>
        </table:table-row>
        <table:table-row table:style-name="ro2">
          <table:table-cell/>
          <table:table-cell table:style-name="ce1" office:value-type="string" calcext:value-type="string">
            <text:p>svtav1_p9.csv</text:p>
          </table:table-cell>
          <table:table-cell table:style-name="ce1" office:value-type="float" office:value="2.66233" calcext:value-type="float">
            <text:p>2.66233</text:p>
          </table:table-cell>
          <table:table-cell table:style-name="ce1" office:value-type="float" office:value="-3.17911" calcext:value-type="float">
            <text:p>-3.17911</text:p>
          </table:table-cell>
          <table:table-cell table:style-name="ce1" office:value-type="float" office:value="-10.4456" calcext:value-type="float">
            <text:p>-10.4456</text:p>
          </table:table-cell>
          <table:table-cell table:style-name="ce1" office:value-type="float" office:value="-2.13539" calcext:value-type="float">
            <text:p>-2.13539</text:p>
          </table:table-cell>
          <table:table-cell table:style-name="ce1" office:value-type="float" office:value="-35.93347" calcext:value-type="float">
            <text:p>-35.93347</text:p>
          </table:table-cell>
          <table:table-cell table:style-name="ce1" office:value-type="float" office:value="-33.12986" calcext:value-type="float">
            <text:p>-33.1298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office:value-type="float" office:value="8.59282" calcext:value-type="float">
            <text:p>8.59282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office:value-type="float" office:value="6.76792" calcext:value-type="float">
            <text:p>6.76792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office:value-type="float" office:value="13.89783" calcext:value-type="float">
            <text:p>13.89783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office:value-type="float" office:value="-21.32009" calcext:value-type="float">
            <text:p>-21.32009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8.csv</text:p>
          </table:table-cell>
          <table:table-cell table:style-name="ce1" office:value-type="float" office:value="3.30747" calcext:value-type="float">
            <text:p>3.30747</text:p>
          </table:table-cell>
          <table:table-cell table:style-name="ce1" office:value-type="float" office:value="-11.31806" calcext:value-type="float">
            <text:p>-11.31806</text:p>
          </table:table-cell>
          <table:table-cell table:style-name="ce1" office:value-type="float" office:value="-22.88479" calcext:value-type="float">
            <text:p>-22.88479</text:p>
          </table:table-cell>
          <table:table-cell table:style-name="ce1" office:value-type="float" office:value="-19.96505" calcext:value-type="float">
            <text:p>-19.96505</text:p>
          </table:table-cell>
          <table:table-cell table:style-name="ce1" office:value-type="float" office:value="-43.37595" calcext:value-type="float">
            <text:p>-43.37595</text:p>
          </table:table-cell>
          <table:table-cell table:style-name="ce1" office:value-type="float" office:value="-40.82552" calcext:value-type="float">
            <text:p>-40.8255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office:value-type="float" office:value="-3.17911" calcext:value-type="float">
            <text:p>-3.17911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office:value-type="float" office:value="-10.4456" calcext:value-type="float">
            <text:p>-10.4456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office:value-type="float" office:value="-2.13539" calcext:value-type="float">
            <text:p>-2.13539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office:value-type="float" office:value="-35.93347" calcext:value-type="float">
            <text:p>-35.93347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7.csv</text:p>
          </table:table-cell>
          <table:table-cell table:style-name="ce1" office:value-type="float" office:value="4.71975" calcext:value-type="float">
            <text:p>4.71975</text:p>
          </table:table-cell>
          <table:table-cell table:style-name="ce1" office:value-type="float" office:value="-20.93527" calcext:value-type="float">
            <text:p>-20.93527</text:p>
          </table:table-cell>
          <table:table-cell table:style-name="ce1" office:value-type="float" office:value="-29.70766" calcext:value-type="float">
            <text:p>-29.70766</text:p>
          </table:table-cell>
          <table:table-cell table:style-name="ce1" office:value-type="float" office:value="-27.70634" calcext:value-type="float">
            <text:p>-27.70634</text:p>
          </table:table-cell>
          <table:table-cell table:style-name="ce1" office:value-type="float" office:value="-48.29391" calcext:value-type="float">
            <text:p>-48.29391</text:p>
          </table:table-cell>
          <table:table-cell table:style-name="ce1" office:value-type="float" office:value="-46.35353" calcext:value-type="float">
            <text:p>-46.3535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office:value-type="float" office:value="-11.31806" calcext:value-type="float">
            <text:p>-11.3180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office:value-type="float" office:value="-22.88479" calcext:value-type="float">
            <text:p>-22.88479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office:value-type="float" office:value="-19.96505" calcext:value-type="float">
            <text:p>-19.96505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office:value-type="float" office:value="-43.37595" calcext:value-type="float">
            <text:p>-43.37595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6.csv</text:p>
          </table:table-cell>
          <table:table-cell table:style-name="ce1" office:value-type="float" office:value="5.36673" calcext:value-type="float">
            <text:p>5.36673</text:p>
          </table:table-cell>
          <table:table-cell table:style-name="ce1" office:value-type="float" office:value="-25.77886" calcext:value-type="float">
            <text:p>-25.77886</text:p>
          </table:table-cell>
          <table:table-cell table:style-name="ce1" office:value-type="float" office:value="-35.92129" calcext:value-type="float">
            <text:p>-35.92129</text:p>
          </table:table-cell>
          <table:table-cell table:style-name="ce1" office:value-type="float" office:value="-35.20416" calcext:value-type="float">
            <text:p>-35.20416</text:p>
          </table:table-cell>
          <table:table-cell table:style-name="ce1" office:value-type="float" office:value="-51.37603" calcext:value-type="float">
            <text:p>-51.37603</text:p>
          </table:table-cell>
          <table:table-cell table:style-name="ce1" office:value-type="float" office:value="-49.92871" calcext:value-type="float">
            <text:p>-49.9287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office:value-type="float" office:value="-20.93527" calcext:value-type="float">
            <text:p>-20.93527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office:value-type="float" office:value="-29.70766" calcext:value-type="float">
            <text:p>-29.70766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office:value-type="float" office:value="-27.70634" calcext:value-type="float">
            <text:p>-27.70634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office:value-type="float" office:value="-48.29391" calcext:value-type="float">
            <text:p>-48.29391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5.csv</text:p>
          </table:table-cell>
          <table:table-cell table:style-name="ce1" office:value-type="float" office:value="6.80105" calcext:value-type="float">
            <text:p>6.80105</text:p>
          </table:table-cell>
          <table:table-cell table:style-name="ce1" office:value-type="float" office:value="-33.37771" calcext:value-type="float">
            <text:p>-33.37771</text:p>
          </table:table-cell>
          <table:table-cell table:style-name="ce1" office:value-type="float" office:value="-42.02831" calcext:value-type="float">
            <text:p>-42.02831</text:p>
          </table:table-cell>
          <table:table-cell table:style-name="ce1" office:value-type="float" office:value="-41.5539" calcext:value-type="float">
            <text:p>-41.5539</text:p>
          </table:table-cell>
          <table:table-cell table:style-name="ce1" office:value-type="float" office:value="-55.62069" calcext:value-type="float">
            <text:p>-55.62069</text:p>
          </table:table-cell>
          <table:table-cell table:style-name="ce1" office:value-type="float" office:value="-54.74286" calcext:value-type="float">
            <text:p>-54.7428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office:value-type="float" office:value="-25.77886" calcext:value-type="float">
            <text:p>-25.77886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office:value-type="float" office:value="-35.92129" calcext:value-type="float">
            <text:p>-35.92129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office:value-type="float" office:value="-35.20416" calcext:value-type="float">
            <text:p>-35.20416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office:value-type="float" office:value="-51.37603" calcext:value-type="float">
            <text:p>-51.37603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4.csv</text:p>
          </table:table-cell>
          <table:table-cell table:style-name="ce1" office:value-type="float" office:value="9.64677" calcext:value-type="float">
            <text:p>9.64677</text:p>
          </table:table-cell>
          <table:table-cell table:style-name="ce1" office:value-type="float" office:value="-38.7944" calcext:value-type="float">
            <text:p>-38.7944</text:p>
          </table:table-cell>
          <table:table-cell table:style-name="ce1" office:value-type="float" office:value="-45.61552" calcext:value-type="float">
            <text:p>-45.61552</text:p>
          </table:table-cell>
          <table:table-cell table:style-name="ce1" office:value-type="float" office:value="-45.46263" calcext:value-type="float">
            <text:p>-45.46263</text:p>
          </table:table-cell>
          <table:table-cell table:style-name="ce1" office:value-type="float" office:value="-59.88294" calcext:value-type="float">
            <text:p>-59.88294</text:p>
          </table:table-cell>
          <table:table-cell table:style-name="ce1" office:value-type="float" office:value="-58.2438" calcext:value-type="float">
            <text:p>-58.243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office:value-type="float" office:value="-33.37771" calcext:value-type="float">
            <text:p>-33.3777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office:value-type="float" office:value="-42.02831" calcext:value-type="float">
            <text:p>-42.0283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office:value-type="float" office:value="-41.5539" calcext:value-type="float">
            <text:p>-41.5539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office:value-type="float" office:value="-55.62069" calcext:value-type="float">
            <text:p>-55.62069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3.csv</text:p>
          </table:table-cell>
          <table:table-cell table:style-name="ce1" office:value-type="float" office:value="18.02089" calcext:value-type="float">
            <text:p>18.02089</text:p>
          </table:table-cell>
          <table:table-cell table:style-name="ce1" office:value-type="float" office:value="-42.76725" calcext:value-type="float">
            <text:p>-42.76725</text:p>
          </table:table-cell>
          <table:table-cell table:style-name="ce1" office:value-type="float" office:value="-49.84645" calcext:value-type="float">
            <text:p>-49.84645</text:p>
          </table:table-cell>
          <table:table-cell table:style-name="ce1" office:value-type="float" office:value="-50.52894" calcext:value-type="float">
            <text:p>-50.52894</text:p>
          </table:table-cell>
          <table:table-cell table:style-name="ce1" office:value-type="float" office:value="-63.15479" calcext:value-type="float">
            <text:p>-63.15479</text:p>
          </table:table-cell>
          <table:table-cell table:style-name="ce1" office:value-type="float" office:value="-61.58146" calcext:value-type="float">
            <text:p>-61.5814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office:value-type="float" office:value="-38.7944" calcext:value-type="float">
            <text:p>-38.7944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office:value-type="float" office:value="-45.61552" calcext:value-type="float">
            <text:p>-45.61552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office:value-type="float" office:value="-45.46263" calcext:value-type="float">
            <text:p>-45.4626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office:value-type="float" office:value="-59.88294" calcext:value-type="float">
            <text:p>-59.88294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svtav1_p2.csv</text:p>
          </table:table-cell>
          <table:table-cell table:style-name="ce1" office:value-type="float" office:value="45.57616" calcext:value-type="float">
            <text:p>45.57616</text:p>
          </table:table-cell>
          <table:table-cell table:style-name="ce1" office:value-type="float" office:value="-49.87609" calcext:value-type="float">
            <text:p>-49.87609</text:p>
          </table:table-cell>
          <table:table-cell table:style-name="ce1" office:value-type="float" office:value="-53.5034" calcext:value-type="float">
            <text:p>-53.5034</text:p>
          </table:table-cell>
          <table:table-cell table:style-name="ce1" office:value-type="float" office:value="-54.20616" calcext:value-type="float">
            <text:p>-54.20616</text:p>
          </table:table-cell>
          <table:table-cell table:style-name="ce1" office:value-type="float" office:value="-68.93081" calcext:value-type="float">
            <text:p>-68.93081</text:p>
          </table:table-cell>
          <table:table-cell table:style-name="ce1" office:value-type="float" office:value="-67.15542" calcext:value-type="float">
            <text:p>-67.1554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office:value-type="float" office:value="-42.76725" calcext:value-type="float">
            <text:p>-42.7672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office:value-type="float" office:value="-49.84645" calcext:value-type="float">
            <text:p>-49.8464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office:value-type="float" office:value="-50.52894" calcext:value-type="float">
            <text:p>-50.5289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office:value-type="float" office:value="-63.15479" calcext:value-type="float">
            <text:p>-63.15479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vpxenc_s9.csv</text:p>
          </table:table-cell>
          <table:table-cell table:style-name="ce1" office:value-type="float" office:value="35.51853" calcext:value-type="float">
            <text:p>35.51853</text:p>
          </table:table-cell>
          <table:table-cell table:style-name="ce1" office:value-type="float" office:value="-16.38444" calcext:value-type="float">
            <text:p>-16.38444</text:p>
          </table:table-cell>
          <table:table-cell table:style-name="ce1" office:value-type="float" office:value="-19.82274" calcext:value-type="float">
            <text:p>-19.82274</text:p>
          </table:table-cell>
          <table:table-cell table:style-name="ce1" office:value-type="float" office:value="-19.58734" calcext:value-type="float">
            <text:p>-19.58734</text:p>
          </table:table-cell>
          <table:table-cell table:style-name="ce1" office:value-type="float" office:value="-34.37736" calcext:value-type="float">
            <text:p>-34.37736</text:p>
          </table:table-cell>
          <table:table-cell table:style-name="ce1" office:value-type="float" office:value="-34.90976" calcext:value-type="float">
            <text:p>-34.9097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office:value-type="float" office:value="-49.87609" calcext:value-type="float">
            <text:p>-49.87609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office:value-type="float" office:value="-53.5034" calcext:value-type="float">
            <text:p>-53.503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office:value-type="float" office:value="-54.20616" calcext:value-type="float">
            <text:p>-54.20616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office:value-type="float" office:value="-68.93081" calcext:value-type="float">
            <text:p>-68.93081</text:p>
          </table:table-cell>
          <table:table-cell table:number-columns-repeated="986"/>
        </table:table-row>
        <table:table-row table:style-name="ro2">
          <table:table-cell/>
          <table:table-cell table:style-name="ce1" office:value-type="string" calcext:value-type="string">
            <text:p>vpxenc_s8.csv</text:p>
          </table:table-cell>
          <table:table-cell table:style-name="ce1" office:value-type="float" office:value="35.52354" calcext:value-type="float">
            <text:p>35.52354</text:p>
          </table:table-cell>
          <table:table-cell table:style-name="ce1" office:value-type="float" office:value="-16.38444" calcext:value-type="float">
            <text:p>-16.38444</text:p>
          </table:table-cell>
          <table:table-cell table:style-name="ce1" office:value-type="float" office:value="-19.82274" calcext:value-type="float">
            <text:p>-19.82274</text:p>
          </table:table-cell>
          <table:table-cell table:style-name="ce1" office:value-type="float" office:value="-19.58734" calcext:value-type="float">
            <text:p>-19.58734</text:p>
          </table:table-cell>
          <table:table-cell table:style-name="ce1" office:value-type="float" office:value="-34.37736" calcext:value-type="float">
            <text:p>-34.37736</text:p>
          </table:table-cell>
          <table:table-cell table:style-name="ce1" office:value-type="float" office:value="-34.90976" calcext:value-type="float">
            <text:p>-34.9097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office:value-type="float" office:value="-16.38444" calcext:value-type="float">
            <text:p>-16.38444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office:value-type="float" office:value="-19.82274" calcext:value-type="float">
            <text:p>-19.82274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office:value-type="float" office:value="-19.58734" calcext:value-type="float">
            <text:p>-19.58734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office:value-type="float" office:value="-34.37736" calcext:value-type="float">
            <text:p>-34.37736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vpxenc_s7.csv</text:p>
          </table:table-cell>
          <table:table-cell table:style-name="ce1" office:value-type="float" office:value="35.52123" calcext:value-type="float">
            <text:p>35.52123</text:p>
          </table:table-cell>
          <table:table-cell table:style-name="ce1" office:value-type="float" office:value="-16.38444" calcext:value-type="float">
            <text:p>-16.38444</text:p>
          </table:table-cell>
          <table:table-cell table:style-name="ce1" office:value-type="float" office:value="-19.82274" calcext:value-type="float">
            <text:p>-19.82274</text:p>
          </table:table-cell>
          <table:table-cell table:style-name="ce1" office:value-type="float" office:value="-19.58734" calcext:value-type="float">
            <text:p>-19.58734</text:p>
          </table:table-cell>
          <table:table-cell table:style-name="ce1" office:value-type="float" office:value="-34.37736" calcext:value-type="float">
            <text:p>-34.37736</text:p>
          </table:table-cell>
          <table:table-cell table:style-name="ce1" office:value-type="float" office:value="-34.90976" calcext:value-type="float">
            <text:p>-34.9097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office:value-type="float" office:value="-16.38444" calcext:value-type="float">
            <text:p>-16.38444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office:value-type="float" office:value="-19.82274" calcext:value-type="float">
            <text:p>-19.82274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office:value-type="float" office:value="-19.58734" calcext:value-type="float">
            <text:p>-19.58734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office:value-type="float" office:value="-34.37736" calcext:value-type="float">
            <text:p>-34.37736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vpxenc_s6.csv</text:p>
          </table:table-cell>
          <table:table-cell table:style-name="ce1" office:value-type="float" office:value="35.51194" calcext:value-type="float">
            <text:p>35.51194</text:p>
          </table:table-cell>
          <table:table-cell table:style-name="ce1" office:value-type="float" office:value="-16.38444" calcext:value-type="float">
            <text:p>-16.38444</text:p>
          </table:table-cell>
          <table:table-cell table:style-name="ce1" office:value-type="float" office:value="-19.82274" calcext:value-type="float">
            <text:p>-19.82274</text:p>
          </table:table-cell>
          <table:table-cell table:style-name="ce1" office:value-type="float" office:value="-19.58734" calcext:value-type="float">
            <text:p>-19.58734</text:p>
          </table:table-cell>
          <table:table-cell table:style-name="ce1" office:value-type="float" office:value="-34.37736" calcext:value-type="float">
            <text:p>-34.37736</text:p>
          </table:table-cell>
          <table:table-cell table:style-name="ce1" office:value-type="float" office:value="-34.90976" calcext:value-type="float">
            <text:p>-34.9097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office:value-type="float" office:value="-16.38444" calcext:value-type="float">
            <text:p>-16.3844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office:value-type="float" office:value="-19.82274" calcext:value-type="float">
            <text:p>-19.8227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office:value-type="float" office:value="-19.58734" calcext:value-type="float">
            <text:p>-19.5873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office:value-type="float" office:value="-34.37736" calcext:value-type="float">
            <text:p>-34.37736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vpxenc_s5.csv</text:p>
          </table:table-cell>
          <table:table-cell table:style-name="ce1" office:value-type="float" office:value="35.52391" calcext:value-type="float">
            <text:p>35.52391</text:p>
          </table:table-cell>
          <table:table-cell table:style-name="ce1" office:value-type="float" office:value="-16.38444" calcext:value-type="float">
            <text:p>-16.38444</text:p>
          </table:table-cell>
          <table:table-cell table:style-name="ce1" office:value-type="float" office:value="-19.82274" calcext:value-type="float">
            <text:p>-19.82274</text:p>
          </table:table-cell>
          <table:table-cell table:style-name="ce1" office:value-type="float" office:value="-19.58734" calcext:value-type="float">
            <text:p>-19.58734</text:p>
          </table:table-cell>
          <table:table-cell table:style-name="ce1" office:value-type="float" office:value="-34.37736" calcext:value-type="float">
            <text:p>-34.37736</text:p>
          </table:table-cell>
          <table:table-cell table:style-name="ce1" office:value-type="float" office:value="-34.90976" calcext:value-type="float">
            <text:p>-34.9097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office:value-type="float" office:value="-16.38444" calcext:value-type="float">
            <text:p>-16.3844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office:value-type="float" office:value="-19.82274" calcext:value-type="float">
            <text:p>-19.8227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office:value-type="float" office:value="-19.58734" calcext:value-type="float">
            <text:p>-19.5873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office:value-type="float" office:value="-34.37736" calcext:value-type="float">
            <text:p>-34.37736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vpxenc_s4.csv</text:p>
          </table:table-cell>
          <table:table-cell table:style-name="ce1" office:value-type="float" office:value="31.83362" calcext:value-type="float">
            <text:p>31.83362</text:p>
          </table:table-cell>
          <table:table-cell table:style-name="ce1" office:value-type="float" office:value="-14.21617" calcext:value-type="float">
            <text:p>-14.21617</text:p>
          </table:table-cell>
          <table:table-cell table:style-name="ce1" office:value-type="float" office:value="-13.50289" calcext:value-type="float">
            <text:p>-13.50289</text:p>
          </table:table-cell>
          <table:table-cell table:style-name="ce1" office:value-type="float" office:value="-13.40662" calcext:value-type="float">
            <text:p>-13.40662</text:p>
          </table:table-cell>
          <table:table-cell table:style-name="ce1" office:value-type="float" office:value="-35.40717" calcext:value-type="float">
            <text:p>-35.40717</text:p>
          </table:table-cell>
          <table:table-cell table:style-name="ce1" office:value-type="float" office:value="-34.50105" calcext:value-type="float">
            <text:p>-34.5010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office:value-type="float" office:value="-16.38444" calcext:value-type="float">
            <text:p>-16.3844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office:value-type="float" office:value="-19.82274" calcext:value-type="float">
            <text:p>-19.8227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office:value-type="float" office:value="-19.58734" calcext:value-type="float">
            <text:p>-19.5873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office:value-type="float" office:value="-34.37736" calcext:value-type="float">
            <text:p>-34.37736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vpxenc_s3.csv</text:p>
          </table:table-cell>
          <table:table-cell table:style-name="ce1" office:value-type="float" office:value="35.08279" calcext:value-type="float">
            <text:p>35.08279</text:p>
          </table:table-cell>
          <table:table-cell table:style-name="ce1" office:value-type="float" office:value="-17.80152" calcext:value-type="float">
            <text:p>-17.80152</text:p>
          </table:table-cell>
          <table:table-cell table:style-name="ce1" office:value-type="float" office:value="-16.19059" calcext:value-type="float">
            <text:p>-16.19059</text:p>
          </table:table-cell>
          <table:table-cell table:style-name="ce1" office:value-type="float" office:value="-15.31014" calcext:value-type="float">
            <text:p>-15.31014</text:p>
          </table:table-cell>
          <table:table-cell table:style-name="ce1" office:value-type="float" office:value="-38.52261" calcext:value-type="float">
            <text:p>-38.52261</text:p>
          </table:table-cell>
          <table:table-cell table:style-name="ce1" office:value-type="float" office:value="-37.71237" calcext:value-type="float">
            <text:p>-37.7123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office:value-type="float" office:value="-14.21617" calcext:value-type="float">
            <text:p>-14.21617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office:value-type="float" office:value="-13.50289" calcext:value-type="float">
            <text:p>-13.5028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office:value-type="float" office:value="-13.40662" calcext:value-type="float">
            <text:p>-13.4066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office:value-type="float" office:value="-35.40717" calcext:value-type="float">
            <text:p>-35.40717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aomenc_s9.csv</text:p>
          </table:table-cell>
          <table:table-cell table:style-name="ce1" office:value-type="float" office:value="41.46828" calcext:value-type="float">
            <text:p>41.46828</text:p>
          </table:table-cell>
          <table:table-cell table:style-name="ce1" office:value-type="float" office:value="-39.12295" calcext:value-type="float">
            <text:p>-39.12295</text:p>
          </table:table-cell>
          <table:table-cell table:style-name="ce1" office:value-type="float" office:value="-41.83007" calcext:value-type="float">
            <text:p>-41.83007</text:p>
          </table:table-cell>
          <table:table-cell table:style-name="ce1" office:value-type="float" office:value="-38.63175" calcext:value-type="float">
            <text:p>-38.63175</text:p>
          </table:table-cell>
          <table:table-cell table:style-name="ce1" office:value-type="float" office:value="-59.8263" calcext:value-type="float">
            <text:p>-59.8263</text:p>
          </table:table-cell>
          <table:table-cell table:style-name="ce1" office:value-type="float" office:value="-59.20712" calcext:value-type="float">
            <text:p>-59.207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office:value-type="float" office:value="-17.80152" calcext:value-type="float">
            <text:p>-17.8015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office:value-type="float" office:value="-16.19059" calcext:value-type="float">
            <text:p>-16.19059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office:value-type="float" office:value="-15.31014" calcext:value-type="float">
            <text:p>-15.3101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office:value-type="float" office:value="-38.52261" calcext:value-type="float">
            <text:p>-38.52261</text:p>
          </table:table-cell>
          <table:table-cell table:number-columns-repeated="985"/>
        </table:table-row>
        <table:table-row table:style-name="ro2">
          <table:table-cell/>
          <table:table-cell table:style-name="ce1" office:value-type="string" calcext:value-type="string">
            <text:p>aomenc_s8.csv</text:p>
          </table:table-cell>
          <table:table-cell table:style-name="ce1" office:value-type="float" office:value="41.45961" calcext:value-type="float">
            <text:p>41.45961</text:p>
          </table:table-cell>
          <table:table-cell table:style-name="ce1" office:value-type="float" office:value="-39.12295" calcext:value-type="float">
            <text:p>-39.12295</text:p>
          </table:table-cell>
          <table:table-cell table:style-name="ce1" office:value-type="float" office:value="-41.83007" calcext:value-type="float">
            <text:p>-41.83007</text:p>
          </table:table-cell>
          <table:table-cell table:style-name="ce1" office:value-type="float" office:value="-38.63175" calcext:value-type="float">
            <text:p>-38.63175</text:p>
          </table:table-cell>
          <table:table-cell table:style-name="ce1" office:value-type="float" office:value="-59.8263" calcext:value-type="float">
            <text:p>-59.8263</text:p>
          </table:table-cell>
          <table:table-cell table:style-name="ce1" office:value-type="float" office:value="-59.20712" calcext:value-type="float">
            <text:p>-59.2071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office:value-type="float" office:value="-39.12295" calcext:value-type="float">
            <text:p>-39.1229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office:value-type="float" office:value="-41.83007" calcext:value-type="float">
            <text:p>-41.8300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office:value-type="float" office:value="-38.63175" calcext:value-type="float">
            <text:p>-38.631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office:value-type="float" office:value="-59.8263" calcext:value-type="float">
            <text:p>-59.8263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aomenc_s7.csv</text:p>
          </table:table-cell>
          <table:table-cell table:style-name="ce1" office:value-type="float" office:value="41.43466" calcext:value-type="float">
            <text:p>41.43466</text:p>
          </table:table-cell>
          <table:table-cell table:style-name="ce1" office:value-type="float" office:value="-39.12295" calcext:value-type="float">
            <text:p>-39.12295</text:p>
          </table:table-cell>
          <table:table-cell table:style-name="ce1" office:value-type="float" office:value="-41.83007" calcext:value-type="float">
            <text:p>-41.83007</text:p>
          </table:table-cell>
          <table:table-cell table:style-name="ce1" office:value-type="float" office:value="-38.63175" calcext:value-type="float">
            <text:p>-38.63175</text:p>
          </table:table-cell>
          <table:table-cell table:style-name="ce1" office:value-type="float" office:value="-59.8263" calcext:value-type="float">
            <text:p>-59.8263</text:p>
          </table:table-cell>
          <table:table-cell table:style-name="ce1" office:value-type="float" office:value="-59.20712" calcext:value-type="float">
            <text:p>-59.2071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office:value-type="float" office:value="-39.12295" calcext:value-type="float">
            <text:p>-39.1229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office:value-type="float" office:value="-41.83007" calcext:value-type="float">
            <text:p>-41.8300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office:value-type="float" office:value="-38.63175" calcext:value-type="float">
            <text:p>-38.63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office:value-type="float" office:value="-59.8263" calcext:value-type="float">
            <text:p>-59.8263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aomenc_s6.csv</text:p>
          </table:table-cell>
          <table:table-cell table:style-name="ce1" office:value-type="float" office:value="41.45744" calcext:value-type="float">
            <text:p>41.45744</text:p>
          </table:table-cell>
          <table:table-cell table:style-name="ce1" office:value-type="float" office:value="-39.12295" calcext:value-type="float">
            <text:p>-39.12295</text:p>
          </table:table-cell>
          <table:table-cell table:style-name="ce1" office:value-type="float" office:value="-41.83007" calcext:value-type="float">
            <text:p>-41.83007</text:p>
          </table:table-cell>
          <table:table-cell table:style-name="ce1" office:value-type="float" office:value="-38.63175" calcext:value-type="float">
            <text:p>-38.63175</text:p>
          </table:table-cell>
          <table:table-cell table:style-name="ce1" office:value-type="float" office:value="-59.8263" calcext:value-type="float">
            <text:p>-59.8263</text:p>
          </table:table-cell>
          <table:table-cell table:style-name="ce1" office:value-type="float" office:value="-59.20712" calcext:value-type="float">
            <text:p>-59.2071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office:value-type="float" office:value="-39.12295" calcext:value-type="float">
            <text:p>-39.1229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office:value-type="float" office:value="-41.83007" calcext:value-type="float">
            <text:p>-41.8300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office:value-type="float" office:value="-38.63175" calcext:value-type="float">
            <text:p>-38.63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office:value-type="float" office:value="-59.8263" calcext:value-type="float">
            <text:p>-59.8263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aomenc_s5.csv</text:p>
          </table:table-cell>
          <table:table-cell table:style-name="ce1" office:value-type="float" office:value="59.34036" calcext:value-type="float">
            <text:p>59.34036</text:p>
          </table:table-cell>
          <table:table-cell table:style-name="ce1" office:value-type="float" office:value="-41.04703" calcext:value-type="float">
            <text:p>-41.04703</text:p>
          </table:table-cell>
          <table:table-cell table:style-name="ce1" office:value-type="float" office:value="-43.83799" calcext:value-type="float">
            <text:p>-43.83799</text:p>
          </table:table-cell>
          <table:table-cell table:style-name="ce1" office:value-type="float" office:value="-40.58262" calcext:value-type="float">
            <text:p>-40.58262</text:p>
          </table:table-cell>
          <table:table-cell table:style-name="ce1" office:value-type="float" office:value="-61.30127" calcext:value-type="float">
            <text:p>-61.30127</text:p>
          </table:table-cell>
          <table:table-cell table:style-name="ce1" office:value-type="float" office:value="-60.8039" calcext:value-type="float">
            <text:p>-60.803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office:value-type="float" office:value="-39.12295" calcext:value-type="float">
            <text:p>-39.1229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office:value-type="float" office:value="-41.83007" calcext:value-type="float">
            <text:p>-41.8300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office:value-type="float" office:value="-38.63175" calcext:value-type="float">
            <text:p>-38.631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office:value-type="float" office:value="-59.8263" calcext:value-type="float">
            <text:p>-59.8263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aomenc_s4.csv</text:p>
          </table:table-cell>
          <table:table-cell table:style-name="ce1" office:value-type="float" office:value="216.17344" calcext:value-type="float">
            <text:p>216.17344</text:p>
          </table:table-cell>
          <table:table-cell table:style-name="ce1" office:value-type="float" office:value="-48.17914" calcext:value-type="float">
            <text:p>-48.17914</text:p>
          </table:table-cell>
          <table:table-cell table:style-name="ce1" office:value-type="float" office:value="-52.62852" calcext:value-type="float">
            <text:p>-52.62852</text:p>
          </table:table-cell>
          <table:table-cell table:style-name="ce1" office:value-type="float" office:value="-51.63366" calcext:value-type="float">
            <text:p>-51.63366</text:p>
          </table:table-cell>
          <table:table-cell table:style-name="ce1" office:value-type="float" office:value="-67.81939" calcext:value-type="float">
            <text:p>-67.81939</text:p>
          </table:table-cell>
          <table:table-cell table:style-name="ce1" office:value-type="float" office:value="-66.90045" calcext:value-type="float">
            <text:p>-66.9004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office:value-type="float" office:value="-41.04703" calcext:value-type="float">
            <text:p>-41.0470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office:value-type="float" office:value="-43.83799" calcext:value-type="float">
            <text:p>-43.8379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office:value-type="float" office:value="-40.58262" calcext:value-type="float">
            <text:p>-40.5826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office:value-type="float" office:value="-61.30127" calcext:value-type="float">
            <text:p>-61.30127</text:p>
          </table:table-cell>
          <table:table-cell table:number-columns-repeated="984"/>
        </table:table-row>
        <table:table-row table:style-name="ro2">
          <table:table-cell/>
          <table:table-cell table:style-name="ce1" office:value-type="string" calcext:value-type="string">
            <text:p>aomenc_s3.csv</text:p>
          </table:table-cell>
          <table:table-cell table:style-name="ce1" office:value-type="float" office:value="343.46495" calcext:value-type="float">
            <text:p>343.46495</text:p>
          </table:table-cell>
          <table:table-cell table:style-name="ce1" office:value-type="float" office:value="-50.80942" calcext:value-type="float">
            <text:p>-50.80942</text:p>
          </table:table-cell>
          <table:table-cell table:style-name="ce1" office:value-type="float" office:value="-54.19866" calcext:value-type="float">
            <text:p>-54.19866</text:p>
          </table:table-cell>
          <table:table-cell table:style-name="ce1" office:value-type="float" office:value="-53.14376" calcext:value-type="float">
            <text:p>-53.14376</text:p>
          </table:table-cell>
          <table:table-cell table:style-name="ce1" office:value-type="float" office:value="-69.98413" calcext:value-type="float">
            <text:p>-69.98413</text:p>
          </table:table-cell>
          <table:table-cell table:style-name="ce1" office:value-type="float" office:value="-68.76316" calcext:value-type="float">
            <text:p>-68.7631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office:value-type="float" office:value="-48.17914" calcext:value-type="float">
            <text:p>-48.1791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office:value-type="float" office:value="-52.62852" calcext:value-type="float">
            <text:p>-52.6285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office:value-type="float" office:value="-51.63366" calcext:value-type="float">
            <text:p>-51.63366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office:value-type="float" office:value="-67.81939" calcext:value-type="float">
            <text:p>-67.81939</text:p>
          </table:table-cell>
          <table:table-cell table:number-columns-repeated="984"/>
        </table:table-row>
        <table:table-row table:style-name="ro2">
          <table:table-cell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office:value-type="float" office:value="-50.80942" calcext:value-type="float">
            <text:p>-50.8094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office:value-type="float" office:value="-54.19866" calcext:value-type="float">
            <text:p>-54.1986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office:value-type="float" office:value="-53.14376" calcext:value-type="float">
            <text:p>-53.143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office:value-type="float" office:value="-69.98413" calcext:value-type="float">
            <text:p>-69.98413</text:p>
          </table:table-cell>
          <table:table-cell table:number-columns-repeated="984"/>
        </table:table-row>
        <table:table-row table:style-name="ro1">
          <table:table-cell table:number-columns-repeated="8"/>
          <table:table-cell>
            <draw:frame table:end-cell-address="graphs.R69" table:end-x="47.37pt" table:end-y="11.23pt" draw:z-index="0" draw:name="Chart 1" draw:style-name="gr1" draw:text-style-name="P1" svg:width="677.23pt" svg:height="419.22pt" svg:x="1.5pt" svg:y="1.5pt">
              <draw:object draw:notify-on-update-of-ranges="graphs.K4:graphs.K42 graphs.L3:graphs.L3 graphs.L4:graphs.L42 graphs.J3:graphs.J3 graphs.J4:graphs.J42 graphs.M3:graphs.M3 graphs.M4:graphs.M42 graphs.J3:graphs.J3 graphs.J4:graphs.J42 graphs.N3:graphs.N3 graphs.N4:graphs.N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graphs.AA69" table:end-x="48.44pt" table:end-y="11.23pt" draw:z-index="1" draw:name="Chart 2" draw:style-name="gr1" draw:text-style-name="P1" svg:width="677.23pt" svg:height="419.22pt" svg:x="2.58pt" svg:y="1.5pt">
              <draw:object draw:notify-on-update-of-ranges="graphs.S4:graphs.S42 graphs.T3:graphs.T3 graphs.T4:graphs.T42 graphs.R3:graphs.R3 graphs.R4:graphs.R42 graphs.U3:graphs.U3 graphs.U4:graphs.U42 graphs.R3:graphs.R3 graphs.R4:graphs.R42 graphs.V3:graphs.V3 graphs.V4:graphs.V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number-columns-repeated="23"/>
          <table:table-cell>
            <draw:frame table:end-cell-address="graphs.AH70" table:end-x="17.72pt" table:end-y="14.94pt" draw:z-index="3" draw:name="Chart 4" draw:style-name="gr1" draw:text-style-name="P1" svg:width="677.23pt" svg:height="419.22pt" svg:x="42.01pt" svg:y="5.24pt">
              <draw:object draw:notify-on-update-of-ranges="graphs.AI4:graphs.AI42 graphs.AJ3:graphs.AJ3 graphs.AJ4:graphs.AJ42 graphs.AH3:graphs.AH3 graphs.AH4:graphs.AH42 graphs.AK3:graphs.AK3 graphs.AK4:graphs.AK42 graphs.AH3:graphs.AH3 graphs.AH4:graphs.AH42 graphs.AL3:graphs.AL3 graphs.AL4:graphs.AL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PSNR</text:p>
          </table:table-cell>
          <table:table-cell table:number-columns-repeated="990"/>
        </table:table-row>
        <table:table-row table:style-name="ro2">
          <table:table-cell table:number-columns-repeated="3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float" office:value="154.28518" calcext:value-type="float">
            <text:p>154.28518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office:value-type="float" office:value="65.45357" calcext:value-type="float">
            <text:p>65.45357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office:value-type="float" office:value="20.03368" calcext:value-type="float">
            <text:p>20.03368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office:value-type="float" office:value="1.97347" calcext:value-type="float">
            <text:p>1.97347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office:value-type="float" office:value="0.92099" calcext:value-type="float">
            <text:p>0.92099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office:value-type="float" office:value="-0.42903" calcext:value-type="float">
            <text:p>-0.42903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office:value-type="float" office:value="-3.2354" calcext:value-type="float">
            <text:p>-3.2354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office:value-type="float" office:value="-20.5063" calcext:value-type="float">
            <text:p>-20.506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office:value-type="float" office:value="-36.42782" calcext:value-type="float">
            <text:p>-36.42782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office:value-type="float" office:value="-37.40408" calcext:value-type="float">
            <text:p>-37.40408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office:value-type="float" office:value="-37.58601" calcext:value-type="float">
            <text:p>-37.58601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office:value-type="float" office:value="-39.97313" calcext:value-type="float">
            <text:p>-39.9731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office:value-type="float" office:value="-42.25333" calcext:value-type="float">
            <text:p>-42.2533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office:value-type="float" office:value="-47.76919" calcext:value-type="float">
            <text:p>-47.76919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office:value-type="float" office:value="-49.09869" calcext:value-type="float">
            <text:p>-49.09869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office:value-type="float" office:value="-14.95233" calcext:value-type="float">
            <text:p>-14.95233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office:value-type="float" office:value="-33.12986" calcext:value-type="float">
            <text:p>-33.12986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office:value-type="float" office:value="-40.82552" calcext:value-type="float">
            <text:p>-40.82552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office:value-type="float" office:value="-46.35353" calcext:value-type="float">
            <text:p>-46.35353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office:value-type="float" office:value="-49.92871" calcext:value-type="float">
            <text:p>-49.92871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office:value-type="float" office:value="-54.74286" calcext:value-type="float">
            <text:p>-54.74286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office:value-type="float" office:value="-58.2438" calcext:value-type="float">
            <text:p>-58.2438</text:p>
          </table:table-cell>
          <table:table-cell table:number-columns-repeated="986"/>
        </table:table-row>
        <table:table-row table:style-name="ro2">
          <table:table-cell table:number-columns-repeated="17"/>
          <table:table-cell>
            <draw:frame table:end-cell-address="graphs.AA96" table:end-x="48.44pt" table:end-y="5.22pt" draw:z-index="2" draw:name="Chart 3" draw:style-name="gr1" draw:text-style-name="P1" svg:width="677.23pt" svg:height="419.22pt" svg:x="2.58pt" svg:y="11.25pt">
              <draw:object draw:notify-on-update-of-ranges="graphs.AA4:graphs.AA42 graphs.AB3:graphs.AB3 graphs.AB4:graphs.AB42 graphs.Z3:graphs.Z3 graphs.Z4:graphs.Z42 graphs.AC3:graphs.AC3 graphs.AC4:graphs.AC42 graphs.Z3:graphs.Z3 graphs.Z4:graphs.Z42 graphs.AD3:graphs.AD3 graphs.AD4:graphs.AD4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office:value-type="float" office:value="-61.58146" calcext:value-type="float">
            <text:p>-61.58146</text:p>
          </table:table-cell>
          <table:table-cell table:number-columns-repeated="986"/>
        </table:table-row>
        <table:table-row table:style-name="ro2">
          <table:table-cell table:number-columns-repeated="23"/>
          <table:table-cell>
            <draw:frame table:end-cell-address="graphs.AH97" table:end-x="17.72pt" table:end-y="8.96pt" draw:z-index="4" draw:name="Chart 5" draw:style-name="gr1" draw:text-style-name="P1" svg:width="677.23pt" svg:height="419.22pt" svg:x="42.01pt" svg:y="15pt">
              <draw:object draw:notify-on-update-of-ranges="graphs.AI46:graphs.AI84 graphs.AJ44:graphs.AJ45 graphs.AJ46:graphs.AJ84 graphs.AH44:graphs.AH45 graphs.AH46:graphs.AH84 graphs.AK44:graphs.AK45 graphs.AK46:graphs.AK84 graphs.AH44:graphs.AH45 graphs.AH46:graphs.AH84 graphs.AL44:graphs.AL45 graphs.AL46:graphs.AL8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office:value-type="float" office:value="-67.15542" calcext:value-type="float">
            <text:p>-67.15542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office:value-type="float" office:value="-34.90976" calcext:value-type="float">
            <text:p>-34.90976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office:value-type="float" office:value="-34.90976" calcext:value-type="float">
            <text:p>-34.90976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office:value-type="float" office:value="-34.90976" calcext:value-type="float">
            <text:p>-34.90976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office:value-type="float" office:value="-34.90976" calcext:value-type="float">
            <text:p>-34.90976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office:value-type="float" office:value="-34.90976" calcext:value-type="float">
            <text:p>-34.90976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office:value-type="float" office:value="-34.50105" calcext:value-type="float">
            <text:p>-34.50105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office:value-type="float" office:value="-37.71237" calcext:value-type="float">
            <text:p>-37.71237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office:value-type="float" office:value="-59.20712" calcext:value-type="float">
            <text:p>-59.20712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office:value-type="float" office:value="-59.20712" calcext:value-type="float">
            <text:p>-59.20712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office:value-type="float" office:value="-59.20712" calcext:value-type="float">
            <text:p>-59.20712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office:value-type="float" office:value="-59.20712" calcext:value-type="float">
            <text:p>-59.20712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office:value-type="float" office:value="-60.8039" calcext:value-type="float">
            <text:p>-60.8039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office:value-type="float" office:value="-66.90045" calcext:value-type="float">
            <text:p>-66.90045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office:value-type="float" office:value="-68.76316" calcext:value-type="float">
            <text:p>-68.76316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3"/>
          <table:table-cell table:style-name="ce1" office:value-type="string" calcext:value-type="string">
            <text:p>AVG PSNR / SSIM / VMAF</text:p>
          </table:table-cell>
          <table:table-cell table:number-columns-repeated="990"/>
        </table:table-row>
        <table:table-row table:style-name="ro2">
          <table:table-cell table:number-columns-repeated="3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to Encode (s)</text:p>
          </table:table-cell>
          <table:table-cell table:style-name="ce1" office:value-type="string" calcext:value-type="string">
            <text:p>x264</text:p>
          </table:table-cell>
          <table:table-cell table:style-name="ce1" office:value-type="string" calcext:value-type="string">
            <text:p>x265</text:p>
          </table:table-cell>
          <table:table-cell table:style-name="ce1" office:value-type="string" calcext:value-type="string">
            <text:p>SVT-AV1</text:p>
          </table:table-cell>
          <table:table-cell table:style-name="ce1" office:value-type="string" calcext:value-type="string">
            <text:p>vpxenc (VP9)</text:p>
          </table:table-cell>
          <table:table-cell table:style-name="ce1" office:value-type="string" calcext:value-type="string">
            <text:p>aomenc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string" calcext:value-type="string">
            <text:p>ultrafast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table:formula="of:=AVERAGE([.AJ46];[.AJ4];[.AB4])" office:value-type="float" office:value="152.508533333333" calcext:value-type="float">
            <text:p>152.508533333333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uperfast</text:p>
          </table:table-cell>
          <table:table-cell table:style-name="ce1" office:value-type="float" office:value="3.51609" calcext:value-type="float">
            <text:p>3.51609</text:p>
          </table:table-cell>
          <table:table-cell table:style-name="ce1" table:formula="of:=AVERAGE([.AJ47];[.AJ5];[.AB5])" office:value-type="float" office:value="73.48218" calcext:value-type="float">
            <text:p>73.48218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veryfast</text:p>
          </table:table-cell>
          <table:table-cell table:style-name="ce1" office:value-type="float" office:value="3.62701" calcext:value-type="float">
            <text:p>3.62701</text:p>
          </table:table-cell>
          <table:table-cell table:style-name="ce1" table:formula="of:=AVERAGE([.AJ48];[.AJ6];[.AB6])" office:value-type="float" office:value="28.96373" calcext:value-type="float">
            <text:p>28.96373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faster</text:p>
          </table:table-cell>
          <table:table-cell table:style-name="ce1" office:value-type="float" office:value="3.84783" calcext:value-type="float">
            <text:p>3.84783</text:p>
          </table:table-cell>
          <table:table-cell table:style-name="ce1" table:formula="of:=AVERAGE([.AJ49];[.AJ7];[.AB7])" office:value-type="float" office:value="6.20065" calcext:value-type="float">
            <text:p>6.20065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fast</text:p>
          </table:table-cell>
          <table:table-cell table:style-name="ce1" office:value-type="float" office:value="4.40671" calcext:value-type="float">
            <text:p>4.40671</text:p>
          </table:table-cell>
          <table:table-cell table:style-name="ce1" table:formula="of:=AVERAGE([.AJ50];[.AJ8];[.AB8])" office:value-type="float" office:value="4.19006666666667" calcext:value-type="float">
            <text:p>4.19006666666667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medium</text:p>
          </table:table-cell>
          <table:table-cell table:style-name="ce1" office:value-type="float" office:value="4.84113" calcext:value-type="float">
            <text:p>4.84113</text:p>
          </table:table-cell>
          <table:table-cell table:style-name="ce1" table:formula="of:=AVERAGE([.AJ51];[.AJ9];[.AB9])" office:value-type="float" office:value="1.08502666666667" calcext:value-type="float">
            <text:p>1.08502666666667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low</text:p>
          </table:table-cell>
          <table:table-cell table:style-name="ce1" office:value-type="float" office:value="7.16736" calcext:value-type="float">
            <text:p>7.16736</text:p>
          </table:table-cell>
          <table:table-cell table:style-name="ce1" table:formula="of:=AVERAGE([.AJ52];[.AJ10];[.AB10])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slower</text:p>
          </table:table-cell>
          <table:table-cell table:style-name="ce1" office:value-type="float" office:value="11.10097" calcext:value-type="float">
            <text:p>11.10097</text:p>
          </table:table-cell>
          <table:table-cell table:style-name="ce1" table:formula="of:=AVERAGE([.AJ53];[.AJ11];[.AB11])" office:value-type="float" office:value="-3.52231" calcext:value-type="float">
            <text:p>-3.52231</text:p>
          </table:table-cell>
          <table:table-cell table:number-columns-repeated="988"/>
        </table:table-row>
        <table:table-row table:style-name="ro2">
          <table:table-cell table:number-columns-repeated="33"/>
          <table:table-cell table:style-name="ce1" office:value-type="string" calcext:value-type="string">
            <text:p>ultrafast</text:p>
          </table:table-cell>
          <table:table-cell table:style-name="ce1" office:value-type="float" office:value="3.10102" calcext:value-type="float">
            <text:p>3.10102</text:p>
          </table:table-cell>
          <table:table-cell/>
          <table:table-cell table:style-name="ce1" table:formula="of:=AVERAGE([.AK54];[.AK12];[.AC12])" office:value-type="float" office:value="-10.7695966666667" calcext:value-type="float">
            <text:p>-10.7695966666667</text:p>
          </table:table-cell>
          <table:table-cell table:number-columns-repeated="987"/>
        </table:table-row>
        <table:table-row table:style-name="ro2">
          <table:table-cell table:number-columns-repeated="23"/>
          <table:table-cell>
            <draw:frame table:end-cell-address="graphs.AH124" table:end-x="17.72pt" table:end-y="3pt" draw:z-index="5" draw:name="Chart 6" draw:style-name="gr1" draw:text-style-name="P1" svg:width="677.23pt" svg:height="419.22pt" svg:x="42.01pt" svg:y="9.01pt">
              <draw:object draw:notify-on-update-of-ranges="graphs.AI88:graphs.AI126 graphs.AJ86:graphs.AJ87 graphs.AJ88:graphs.AJ126 graphs.AH86:graphs.AH87 graphs.AH88:graphs.AH126 graphs.AK86:graphs.AK87 graphs.AK88:graphs.AK126 graphs.AH86:graphs.AH87 graphs.AH88:graphs.AH126 graphs.AL86:graphs.AL87 graphs.AL88:graphs.AL12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superfast</text:p>
          </table:table-cell>
          <table:table-cell table:style-name="ce1" office:value-type="float" office:value="3.93638" calcext:value-type="float">
            <text:p>3.93638</text:p>
          </table:table-cell>
          <table:table-cell/>
          <table:table-cell table:style-name="ce1" table:formula="of:=AVERAGE([.AK55];[.AK13];[.AC13])" office:value-type="float" office:value="-27.50499" calcext:value-type="float">
            <text:p>-27.50499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veryfast</text:p>
          </table:table-cell>
          <table:table-cell table:style-name="ce1" office:value-type="float" office:value="7.1745" calcext:value-type="float">
            <text:p>7.1745</text:p>
          </table:table-cell>
          <table:table-cell/>
          <table:table-cell table:style-name="ce1" table:formula="of:=AVERAGE([.AK56];[.AK14];[.AC14])" office:value-type="float" office:value="-29.1882266666667" calcext:value-type="float">
            <text:p>-29.1882266666667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faster</text:p>
          </table:table-cell>
          <table:table-cell table:style-name="ce1" office:value-type="float" office:value="7.2061" calcext:value-type="float">
            <text:p>7.2061</text:p>
          </table:table-cell>
          <table:table-cell/>
          <table:table-cell table:style-name="ce1" table:formula="of:=AVERAGE([.AK57];[.AK15];[.AC15])" office:value-type="float" office:value="-29.3980666666667" calcext:value-type="float">
            <text:p>-29.3980666666667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fast</text:p>
          </table:table-cell>
          <table:table-cell table:style-name="ce1" office:value-type="float" office:value="8.05212" calcext:value-type="float">
            <text:p>8.05212</text:p>
          </table:table-cell>
          <table:table-cell/>
          <table:table-cell table:style-name="ce1" table:formula="of:=AVERAGE([.AK58];[.AK16];[.AC16])" office:value-type="float" office:value="-32.35493" calcext:value-type="float">
            <text:p>-32.3549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medium</text:p>
          </table:table-cell>
          <table:table-cell table:style-name="ce1" office:value-type="float" office:value="10.69384" calcext:value-type="float">
            <text:p>10.69384</text:p>
          </table:table-cell>
          <table:table-cell/>
          <table:table-cell table:style-name="ce1" table:formula="of:=AVERAGE([.AK59];[.AK17];[.AC17])" office:value-type="float" office:value="-35.0516433333333" calcext:value-type="float">
            <text:p>-35.051643333333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slow</text:p>
          </table:table-cell>
          <table:table-cell table:style-name="ce1" office:value-type="float" office:value="28.6625" calcext:value-type="float">
            <text:p>28.6625</text:p>
          </table:table-cell>
          <table:table-cell/>
          <table:table-cell table:style-name="ce1" table:formula="of:=AVERAGE([.AK60];[.AK18];[.AC18])" office:value-type="float" office:value="-45.11668" calcext:value-type="float">
            <text:p>-45.11668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string" calcext:value-type="string">
            <text:p>slower</text:p>
          </table:table-cell>
          <table:table-cell table:style-name="ce1" office:value-type="float" office:value="112.28115" calcext:value-type="float">
            <text:p>112.28115</text:p>
          </table:table-cell>
          <table:table-cell/>
          <table:table-cell table:style-name="ce1" table:formula="of:=AVERAGE([.AK61];[.AK19];[.AC19])" office:value-type="float" office:value="-46.2219733333333" calcext:value-type="float">
            <text:p>-46.2219733333333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38262" calcext:value-type="float">
            <text:p>2.38262</text:p>
          </table:table-cell>
          <table:table-cell table:number-columns-repeated="2"/>
          <table:table-cell table:style-name="ce1" table:formula="of:=AVERAGE([.AL62];[.AL20];[.AD20])" office:value-type="float" office:value="-7.45819666666667" calcext:value-type="float">
            <text:p>-7.45819666666667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2.66233" calcext:value-type="float">
            <text:p>2.66233</text:p>
          </table:table-cell>
          <table:table-cell table:number-columns-repeated="2"/>
          <table:table-cell table:style-name="ce1" table:formula="of:=AVERAGE([.AL63];[.AL21];[.AD21])" office:value-type="float" office:value="-23.7329066666667" calcext:value-type="float">
            <text:p>-23.7329066666667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0747" calcext:value-type="float">
            <text:p>3.30747</text:p>
          </table:table-cell>
          <table:table-cell table:number-columns-repeated="2"/>
          <table:table-cell table:style-name="ce1" table:formula="of:=AVERAGE([.AL64];[.AL22];[.AD22])" office:value-type="float" office:value="-34.7221733333333" calcext:value-type="float">
            <text:p>-34.7221733333333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.71975" calcext:value-type="float">
            <text:p>4.71975</text:p>
          </table:table-cell>
          <table:table-cell table:number-columns-repeated="2"/>
          <table:table-cell table:style-name="ce1" table:formula="of:=AVERAGE([.AL65];[.AL23];[.AD23])" office:value-type="float" office:value="-40.7845933333333" calcext:value-type="float">
            <text:p>-40.7845933333333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.36673" calcext:value-type="float">
            <text:p>5.36673</text:p>
          </table:table-cell>
          <table:table-cell table:number-columns-repeated="2"/>
          <table:table-cell table:style-name="ce1" table:formula="of:=AVERAGE([.AL66];[.AL24];[.AD24])" office:value-type="float" office:value="-45.5029666666667" calcext:value-type="float">
            <text:p>-45.5029666666667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.80105" calcext:value-type="float">
            <text:p>6.80105</text:p>
          </table:table-cell>
          <table:table-cell table:number-columns-repeated="2"/>
          <table:table-cell table:style-name="ce1" table:formula="of:=AVERAGE([.AL67];[.AL25];[.AD25])" office:value-type="float" office:value="-50.63915" calcext:value-type="float">
            <text:p>-50.63915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9.64677" calcext:value-type="float">
            <text:p>9.64677</text:p>
          </table:table-cell>
          <table:table-cell table:number-columns-repeated="2"/>
          <table:table-cell table:style-name="ce1" table:formula="of:=AVERAGE([.AL68];[.AL26];[.AD26])" office:value-type="float" office:value="-54.52979" calcext:value-type="float">
            <text:p>-54.52979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.02089" calcext:value-type="float">
            <text:p>18.02089</text:p>
          </table:table-cell>
          <table:table-cell table:number-columns-repeated="2"/>
          <table:table-cell table:style-name="ce1" table:formula="of:=AVERAGE([.AL69];[.AL27];[.AD27])" office:value-type="float" office:value="-58.42173" calcext:value-type="float">
            <text:p>-58.42173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5.57616" calcext:value-type="float">
            <text:p>45.57616</text:p>
          </table:table-cell>
          <table:table-cell table:number-columns-repeated="2"/>
          <table:table-cell table:style-name="ce1" table:formula="of:=AVERAGE([.AL70];[.AL28];[.AD28])" office:value-type="float" office:value="-63.4307966666667" calcext:value-type="float">
            <text:p>-63.4307966666667</text:p>
          </table:table-cell>
          <table:table-cell table:number-columns-repeated="986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35.51853" calcext:value-type="float">
            <text:p>35.51853</text:p>
          </table:table-cell>
          <table:table-cell table:number-columns-repeated="3"/>
          <table:table-cell table:style-name="ce1" table:formula="of:=AVERAGE([.AM71];[.AM29];[.AE29])" office:value-type="float" office:value="-29.62482" calcext:value-type="float">
            <text:p>-29.62482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5.52354" calcext:value-type="float">
            <text:p>35.52354</text:p>
          </table:table-cell>
          <table:table-cell table:number-columns-repeated="3"/>
          <table:table-cell table:style-name="ce1" table:formula="of:=AVERAGE([.AM72];[.AM30];[.AE30])" office:value-type="float" office:value="-29.62482" calcext:value-type="float">
            <text:p>-29.62482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35.52123" calcext:value-type="float">
            <text:p>35.52123</text:p>
          </table:table-cell>
          <table:table-cell table:number-columns-repeated="3"/>
          <table:table-cell table:style-name="ce1" table:formula="of:=AVERAGE([.AM73];[.AM31];[.AE31])" office:value-type="float" office:value="-29.62482" calcext:value-type="float">
            <text:p>-29.62482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35.51194" calcext:value-type="float">
            <text:p>35.51194</text:p>
          </table:table-cell>
          <table:table-cell table:number-columns-repeated="3"/>
          <table:table-cell table:style-name="ce1" table:formula="of:=AVERAGE([.AM74];[.AM32];[.AE32])" office:value-type="float" office:value="-29.62482" calcext:value-type="float">
            <text:p>-29.62482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5.52391" calcext:value-type="float">
            <text:p>35.52391</text:p>
          </table:table-cell>
          <table:table-cell table:number-columns-repeated="3"/>
          <table:table-cell table:style-name="ce1" table:formula="of:=AVERAGE([.AM75];[.AM33];[.AE33])" office:value-type="float" office:value="-29.62482" calcext:value-type="float">
            <text:p>-29.62482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3362" calcext:value-type="float">
            <text:p>31.83362</text:p>
          </table:table-cell>
          <table:table-cell table:number-columns-repeated="3"/>
          <table:table-cell table:style-name="ce1" table:formula="of:=AVERAGE([.AM76];[.AM34];[.AE34])" office:value-type="float" office:value="-27.7716133333333" calcext:value-type="float">
            <text:p>-27.7716133333333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3" calcext:value-type="float">
            <text:p>3</text:p>
          </table:table-cell>
          <table:table-cell table:style-name="ce1" office:value-type="float" office:value="35.08279" calcext:value-type="float">
            <text:p>35.08279</text:p>
          </table:table-cell>
          <table:table-cell table:number-columns-repeated="3"/>
          <table:table-cell table:style-name="ce1" table:formula="of:=AVERAGE([.AM77];[.AM35];[.AE35])" office:value-type="float" office:value="-30.51504" calcext:value-type="float">
            <text:p>-30.51504</text:p>
          </table:table-cell>
          <table:table-cell table:number-columns-repeated="985"/>
        </table:table-row>
        <table:table-row table:style-name="ro2">
          <table:table-cell table:number-columns-repeated="33"/>
          <table:table-cell table:style-name="ce1" office:value-type="float" office:value="9" calcext:value-type="float">
            <text:p>9</text:p>
          </table:table-cell>
          <table:table-cell table:style-name="ce1" office:value-type="float" office:value="41.46828" calcext:value-type="float">
            <text:p>41.46828</text:p>
          </table:table-cell>
          <table:table-cell table:number-columns-repeated="4"/>
          <table:table-cell table:style-name="ce1" table:formula="of:=AVERAGE([.AN78];[.AN36];[.AF36])" office:value-type="float" office:value="-52.5550566666667" calcext:value-type="float">
            <text:p>-52.5550566666667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8" calcext:value-type="float">
            <text:p>8</text:p>
          </table:table-cell>
          <table:table-cell table:style-name="ce1" office:value-type="float" office:value="41.45961" calcext:value-type="float">
            <text:p>41.45961</text:p>
          </table:table-cell>
          <table:table-cell table:number-columns-repeated="4"/>
          <table:table-cell table:style-name="ce1" table:formula="of:=AVERAGE([.AN79];[.AN37];[.AF37])" office:value-type="float" office:value="-52.5550566666667" calcext:value-type="float">
            <text:p>-52.5550566666667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7" calcext:value-type="float">
            <text:p>7</text:p>
          </table:table-cell>
          <table:table-cell table:style-name="ce1" office:value-type="float" office:value="41.43466" calcext:value-type="float">
            <text:p>41.43466</text:p>
          </table:table-cell>
          <table:table-cell table:number-columns-repeated="4"/>
          <table:table-cell table:style-name="ce1" table:formula="of:=AVERAGE([.AN80];[.AN38];[.AF38])" office:value-type="float" office:value="-52.5550566666667" calcext:value-type="float">
            <text:p>-52.5550566666667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1.45744" calcext:value-type="float">
            <text:p>41.45744</text:p>
          </table:table-cell>
          <table:table-cell table:number-columns-repeated="4"/>
          <table:table-cell table:style-name="ce1" table:formula="of:=AVERAGE([.AN81];[.AN39];[.AF39])" office:value-type="float" office:value="-52.5550566666667" calcext:value-type="float">
            <text:p>-52.5550566666667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style-name="ce1" office:value-type="float" office:value="59.34036" calcext:value-type="float">
            <text:p>59.34036</text:p>
          </table:table-cell>
          <table:table-cell table:number-columns-repeated="4"/>
          <table:table-cell table:style-name="ce1" table:formula="of:=AVERAGE([.AN82];[.AN40];[.AF40])" office:value-type="float" office:value="-54.2292633333333" calcext:value-type="float">
            <text:p>-54.2292633333333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16.17344" calcext:value-type="float">
            <text:p>216.17344</text:p>
          </table:table-cell>
          <table:table-cell table:number-columns-repeated="4"/>
          <table:table-cell table:style-name="ce1" table:formula="of:=AVERAGE([.AN83];[.AN41];[.AF41])" office:value-type="float" office:value="-62.1178333333333" calcext:value-type="float">
            <text:p>-62.1178333333333</text:p>
          </table:table-cell>
          <table:table-cell table:number-columns-repeated="984"/>
        </table:table-row>
        <table:table-row table:style-name="ro2">
          <table:table-cell table:number-columns-repeated="33"/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46495" calcext:value-type="float">
            <text:p>343.46495</text:p>
          </table:table-cell>
          <table:table-cell table:number-columns-repeated="4"/>
          <table:table-cell table:style-name="ce1" table:formula="of:=AVERAGE([.AN84];[.AN42];[.AF42])" office:value-type="float" office:value="-63.9636833333333" calcext:value-type="float">
            <text:p>-63.9636833333333</text:p>
          </table:table-cell>
          <table:table-cell table:number-columns-repeated="98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vg_encode_time</text:p>
          </table:table-cell>
          <table:table-cell table:style-name="ce2" office:value-type="string" calcext:value-type="string">
            <text:p>wxpsnr_bd</text:p>
          </table:table-cell>
          <table:table-cell table:style-name="ce2" office:value-type="string" calcext:value-type="string">
            <text:p>vmaf_neg_bd</text:p>
          </table:table-cell>
          <table:table-cell table:style-name="ce2" office:value-type="string" calcext:value-type="string">
            <text:p>vmaf_bd</text:p>
          </table:table-cell>
          <table:table-cell table:style-name="ce2" office:value-type="string" calcext:value-type="string">
            <text:p>ssim_bd</text:p>
          </table:table-cell>
          <table:table-cell table:style-name="ce2" office:value-type="string" calcext:value-type="string">
            <text:p>psnr_bd</text:p>
          </table:table-cell>
          <table:table-cell/>
          <table:table-cell table:style-name="ce2" office:value-type="string" calcext:value-type="string">
            <text:p>Encoder &amp; Preset</text:p>
          </table:table-cell>
          <table:table-cell table:style-name="ce2" office:value-type="string" calcext:value-type="string">
            <text:p>Time to Encode (s)</text:p>
          </table:table-cell>
          <table:table-cell table:style-name="ce2" office:value-type="string" calcext:value-type="string">
            <text:p>XPSNR BD-rate</text:p>
          </table:table-cell>
          <table:table-cell table:style-name="ce2" office:value-type="string" calcext:value-type="string">
            <text:p>VMAF NEG BD-rate</text:p>
          </table:table-cell>
          <table:table-cell table:style-name="ce2" office:value-type="string" calcext:value-type="string">
            <text:p>VMAF BD-rate</text:p>
          </table:table-cell>
          <table:table-cell table:style-name="ce2" office:value-type="string" calcext:value-type="string">
            <text:p>SSIM BD-rate</text:p>
          </table:table-cell>
          <table:table-cell table:style-name="ce2" office:value-type="string" calcext:value-type="string">
            <text:p>PSNR BD-rat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ultrafast.csv</text:p>
          </table:table-cell>
          <table:table-cell table:style-name="ce2" office:value-type="float" office:value="3.3586" calcext:value-type="float">
            <text:p>3.3586</text:p>
          </table:table-cell>
          <table:table-cell table:style-name="ce2" office:value-type="float" office:value="130.48502" calcext:value-type="float">
            <text:p>130.48502</text:p>
          </table:table-cell>
          <table:table-cell table:style-name="ce2" office:value-type="float" office:value="86.42613" calcext:value-type="float">
            <text:p>86.42613</text:p>
          </table:table-cell>
          <table:table-cell table:style-name="ce2" office:value-type="float" office:value="88.06866" calcext:value-type="float">
            <text:p>88.06866</text:p>
          </table:table-cell>
          <table:table-cell table:style-name="ce2" office:value-type="float" office:value="215.17176" calcext:value-type="float">
            <text:p>215.17176</text:p>
          </table:table-cell>
          <table:table-cell table:style-name="ce2" office:value-type="float" office:value="154.28518" calcext:value-type="float">
            <text:p>154.28518</text:p>
          </table:table-cell>
          <table:table-cell/>
          <table:table-cell table:style-name="ce2" office:value-type="string" calcext:value-type="string">
            <text:p>x264 preset ultrafast</text:p>
          </table:table-cell>
          <table:table-cell table:style-name="ce2" office:value-type="float" office:value="3.3586" calcext:value-type="float">
            <text:p>3.3586</text:p>
          </table:table-cell>
          <table:table-cell table:style-name="ce3" table:formula="of:=[.D3]/100" office:value-type="percentage" office:value="1.3048502" calcext:value-type="percentage">
            <text:p>130.49%</text:p>
          </table:table-cell>
          <table:table-cell table:style-name="ce3" table:formula="of:=[.E3]/100" office:value-type="percentage" office:value="0.8642613" calcext:value-type="percentage">
            <text:p>86.43%</text:p>
          </table:table-cell>
          <table:table-cell table:style-name="ce3" table:formula="of:=[.F3]/100" office:value-type="percentage" office:value="0.8806866" calcext:value-type="percentage">
            <text:p>88.07%</text:p>
          </table:table-cell>
          <table:table-cell table:style-name="ce3" table:formula="of:=[.G3]/100" office:value-type="percentage" office:value="2.1517176" calcext:value-type="percentage">
            <text:p>215.17%</text:p>
          </table:table-cell>
          <table:table-cell table:style-name="ce3" table:formula="of:=[.H3]/100" office:value-type="percentage" office:value="1.5428518" calcext:value-type="percentage">
            <text:p>154.29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superfast.csv</text:p>
          </table:table-cell>
          <table:table-cell table:style-name="ce2" office:value-type="float" office:value="3.51609" calcext:value-type="float">
            <text:p>3.51609</text:p>
          </table:table-cell>
          <table:table-cell table:style-name="ce2" office:value-type="float" office:value="55.63041" calcext:value-type="float">
            <text:p>55.63041</text:p>
          </table:table-cell>
          <table:table-cell table:style-name="ce2" office:value-type="float" office:value="85.54766" calcext:value-type="float">
            <text:p>85.54766</text:p>
          </table:table-cell>
          <table:table-cell table:style-name="ce2" office:value-type="float" office:value="97.52037" calcext:value-type="float">
            <text:p>97.52037</text:p>
          </table:table-cell>
          <table:table-cell table:style-name="ce2" office:value-type="float" office:value="57.4726" calcext:value-type="float">
            <text:p>57.4726</text:p>
          </table:table-cell>
          <table:table-cell table:style-name="ce2" office:value-type="float" office:value="65.45357" calcext:value-type="float">
            <text:p>65.45357</text:p>
          </table:table-cell>
          <table:table-cell/>
          <table:table-cell table:style-name="ce2" office:value-type="string" calcext:value-type="string">
            <text:p>x264 preset superfast</text:p>
          </table:table-cell>
          <table:table-cell table:style-name="ce2" office:value-type="float" office:value="3.51609" calcext:value-type="float">
            <text:p>3.51609</text:p>
          </table:table-cell>
          <table:table-cell table:style-name="ce3" table:formula="of:=[.D4]/100" office:value-type="percentage" office:value="0.5563041" calcext:value-type="percentage">
            <text:p>55.63%</text:p>
          </table:table-cell>
          <table:table-cell table:style-name="ce3" table:formula="of:=[.E4]/100" office:value-type="percentage" office:value="0.8554766" calcext:value-type="percentage">
            <text:p>85.55%</text:p>
          </table:table-cell>
          <table:table-cell table:style-name="ce3" table:formula="of:=[.F4]/100" office:value-type="percentage" office:value="0.9752037" calcext:value-type="percentage">
            <text:p>97.52%</text:p>
          </table:table-cell>
          <table:table-cell table:style-name="ce3" table:formula="of:=[.G4]/100" office:value-type="percentage" office:value="0.574726" calcext:value-type="percentage">
            <text:p>57.47%</text:p>
          </table:table-cell>
          <table:table-cell table:style-name="ce3" table:formula="of:=[.H4]/100" office:value-type="percentage" office:value="0.6545357" calcext:value-type="percentage">
            <text:p>65.45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veryfast.csv</text:p>
          </table:table-cell>
          <table:table-cell table:style-name="ce2" office:value-type="float" office:value="3.62701" calcext:value-type="float">
            <text:p>3.62701</text:p>
          </table:table-cell>
          <table:table-cell table:style-name="ce2" office:value-type="float" office:value="30.25309" calcext:value-type="float">
            <text:p>30.25309</text:p>
          </table:table-cell>
          <table:table-cell table:style-name="ce2" office:value-type="float" office:value="43.64581" calcext:value-type="float">
            <text:p>43.64581</text:p>
          </table:table-cell>
          <table:table-cell table:style-name="ce2" office:value-type="float" office:value="52.01748" calcext:value-type="float">
            <text:p>52.01748</text:p>
          </table:table-cell>
          <table:table-cell table:style-name="ce2" office:value-type="float" office:value="14.84003" calcext:value-type="float">
            <text:p>14.84003</text:p>
          </table:table-cell>
          <table:table-cell table:style-name="ce2" office:value-type="float" office:value="20.03368" calcext:value-type="float">
            <text:p>20.03368</text:p>
          </table:table-cell>
          <table:table-cell/>
          <table:table-cell table:style-name="ce2" office:value-type="string" calcext:value-type="string">
            <text:p>x264 preset veryfast</text:p>
          </table:table-cell>
          <table:table-cell table:style-name="ce2" office:value-type="float" office:value="3.62701" calcext:value-type="float">
            <text:p>3.62701</text:p>
          </table:table-cell>
          <table:table-cell table:style-name="ce3" table:formula="of:=[.D5]/100" office:value-type="percentage" office:value="0.3025309" calcext:value-type="percentage">
            <text:p>30.25%</text:p>
          </table:table-cell>
          <table:table-cell table:style-name="ce3" table:formula="of:=[.E5]/100" office:value-type="percentage" office:value="0.4364581" calcext:value-type="percentage">
            <text:p>43.65%</text:p>
          </table:table-cell>
          <table:table-cell table:style-name="ce3" table:formula="of:=[.F5]/100" office:value-type="percentage" office:value="0.5201748" calcext:value-type="percentage">
            <text:p>52.02%</text:p>
          </table:table-cell>
          <table:table-cell table:style-name="ce3" table:formula="of:=[.G5]/100" office:value-type="percentage" office:value="0.1484003" calcext:value-type="percentage">
            <text:p>14.84%</text:p>
          </table:table-cell>
          <table:table-cell table:style-name="ce3" table:formula="of:=[.H5]/100" office:value-type="percentage" office:value="0.2003368" calcext:value-type="percentage">
            <text:p>20.0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faster.csv</text:p>
          </table:table-cell>
          <table:table-cell table:style-name="ce2" office:value-type="float" office:value="3.84783" calcext:value-type="float">
            <text:p>3.84783</text:p>
          </table:table-cell>
          <table:table-cell table:style-name="ce2" office:value-type="float" office:value="16.1542" calcext:value-type="float">
            <text:p>16.1542</text:p>
          </table:table-cell>
          <table:table-cell table:style-name="ce2" office:value-type="float" office:value="7.96404" calcext:value-type="float">
            <text:p>7.96404</text:p>
          </table:table-cell>
          <table:table-cell table:style-name="ce2" office:value-type="float" office:value="13.64731" calcext:value-type="float">
            <text:p>13.64731</text:p>
          </table:table-cell>
          <table:table-cell table:style-name="ce2" office:value-type="float" office:value="2.98117" calcext:value-type="float">
            <text:p>2.98117</text:p>
          </table:table-cell>
          <table:table-cell table:style-name="ce2" office:value-type="float" office:value="1.97347" calcext:value-type="float">
            <text:p>1.97347</text:p>
          </table:table-cell>
          <table:table-cell/>
          <table:table-cell table:style-name="ce2" office:value-type="string" calcext:value-type="string">
            <text:p>x264 preset faster</text:p>
          </table:table-cell>
          <table:table-cell table:style-name="ce2" office:value-type="float" office:value="3.84783" calcext:value-type="float">
            <text:p>3.84783</text:p>
          </table:table-cell>
          <table:table-cell table:style-name="ce3" table:formula="of:=[.D6]/100" office:value-type="percentage" office:value="0.161542" calcext:value-type="percentage">
            <text:p>16.15%</text:p>
          </table:table-cell>
          <table:table-cell table:style-name="ce3" table:formula="of:=[.E6]/100" office:value-type="percentage" office:value="0.0796404" calcext:value-type="percentage">
            <text:p>7.96%</text:p>
          </table:table-cell>
          <table:table-cell table:style-name="ce3" table:formula="of:=[.F6]/100" office:value-type="percentage" office:value="0.1364731" calcext:value-type="percentage">
            <text:p>13.65%</text:p>
          </table:table-cell>
          <table:table-cell table:style-name="ce3" table:formula="of:=[.G6]/100" office:value-type="percentage" office:value="0.0298117" calcext:value-type="percentage">
            <text:p>2.98%</text:p>
          </table:table-cell>
          <table:table-cell table:style-name="ce3" table:formula="of:=[.H6]/100" office:value-type="percentage" office:value="0.0197347" calcext:value-type="percentage">
            <text:p>1.97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fast.csv</text:p>
          </table:table-cell>
          <table:table-cell table:style-name="ce2" office:value-type="float" office:value="4.40671" calcext:value-type="float">
            <text:p>4.40671</text:p>
          </table:table-cell>
          <table:table-cell table:style-name="ce2" office:value-type="float" office:value="12.48182" calcext:value-type="float">
            <text:p>12.48182</text:p>
          </table:table-cell>
          <table:table-cell table:style-name="ce2" office:value-type="float" office:value="7.60374" calcext:value-type="float">
            <text:p>7.60374</text:p>
          </table:table-cell>
          <table:table-cell table:style-name="ce2" office:value-type="float" office:value="12.24669" calcext:value-type="float">
            <text:p>12.24669</text:p>
          </table:table-cell>
          <table:table-cell table:style-name="ce2" office:value-type="float" office:value="-0.59748" calcext:value-type="float">
            <text:p>-0.59748</text:p>
          </table:table-cell>
          <table:table-cell table:style-name="ce2" office:value-type="float" office:value="0.92099" calcext:value-type="float">
            <text:p>0.92099</text:p>
          </table:table-cell>
          <table:table-cell/>
          <table:table-cell table:style-name="ce2" office:value-type="string" calcext:value-type="string">
            <text:p>x264 preset fast</text:p>
          </table:table-cell>
          <table:table-cell table:style-name="ce2" office:value-type="float" office:value="4.40671" calcext:value-type="float">
            <text:p>4.40671</text:p>
          </table:table-cell>
          <table:table-cell table:style-name="ce3" table:formula="of:=[.D7]/100" office:value-type="percentage" office:value="0.1248182" calcext:value-type="percentage">
            <text:p>12.48%</text:p>
          </table:table-cell>
          <table:table-cell table:style-name="ce3" table:formula="of:=[.E7]/100" office:value-type="percentage" office:value="0.0760374" calcext:value-type="percentage">
            <text:p>7.60%</text:p>
          </table:table-cell>
          <table:table-cell table:style-name="ce3" table:formula="of:=[.F7]/100" office:value-type="percentage" office:value="0.1224669" calcext:value-type="percentage">
            <text:p>12.25%</text:p>
          </table:table-cell>
          <table:table-cell table:style-name="ce3" table:formula="of:=[.G7]/100" office:value-type="percentage" office:value="-0.0059748" calcext:value-type="percentage">
            <text:p>-0.60%</text:p>
          </table:table-cell>
          <table:table-cell table:style-name="ce3" table:formula="of:=[.H7]/100" office:value-type="percentage" office:value="0.0092099" calcext:value-type="percentage">
            <text:p>0.92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medium.csv</text:p>
          </table:table-cell>
          <table:table-cell table:style-name="ce2" office:value-type="float" office:value="4.84113" calcext:value-type="float">
            <text:p>4.84113</text:p>
          </table:table-cell>
          <table:table-cell table:style-name="ce2" office:value-type="float" office:value="4.96804" calcext:value-type="float">
            <text:p>4.96804</text:p>
          </table:table-cell>
          <table:table-cell table:style-name="ce2" office:value-type="float" office:value="1.84096" calcext:value-type="float">
            <text:p>1.84096</text:p>
          </table:table-cell>
          <table:table-cell table:style-name="ce2" office:value-type="float" office:value="4.02352" calcext:value-type="float">
            <text:p>4.02352</text:p>
          </table:table-cell>
          <table:table-cell table:style-name="ce2" office:value-type="float" office:value="-0.33941" calcext:value-type="float">
            <text:p>-0.33941</text:p>
          </table:table-cell>
          <table:table-cell table:style-name="ce2" office:value-type="float" office:value="-0.42903" calcext:value-type="float">
            <text:p>-0.42903</text:p>
          </table:table-cell>
          <table:table-cell/>
          <table:table-cell table:style-name="ce2" office:value-type="string" calcext:value-type="string">
            <text:p>x264 preset medium</text:p>
          </table:table-cell>
          <table:table-cell table:style-name="ce2" office:value-type="float" office:value="4.84113" calcext:value-type="float">
            <text:p>4.84113</text:p>
          </table:table-cell>
          <table:table-cell table:style-name="ce3" table:formula="of:=[.D8]/100" office:value-type="percentage" office:value="0.0496804" calcext:value-type="percentage">
            <text:p>4.97%</text:p>
          </table:table-cell>
          <table:table-cell table:style-name="ce3" table:formula="of:=[.E8]/100" office:value-type="percentage" office:value="0.0184096" calcext:value-type="percentage">
            <text:p>1.84%</text:p>
          </table:table-cell>
          <table:table-cell table:style-name="ce3" table:formula="of:=[.F8]/100" office:value-type="percentage" office:value="0.0402352" calcext:value-type="percentage">
            <text:p>4.02%</text:p>
          </table:table-cell>
          <table:table-cell table:style-name="ce3" table:formula="of:=[.G8]/100" office:value-type="percentage" office:value="-0.0033941" calcext:value-type="percentage">
            <text:p>-0.34%</text:p>
          </table:table-cell>
          <table:table-cell table:style-name="ce3" table:formula="of:=[.H8]/100" office:value-type="percentage" office:value="-0.0042903" calcext:value-type="percentage">
            <text:p>-0.4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slow.csv</text:p>
          </table:table-cell>
          <table:table-cell table:style-name="ce2" office:value-type="float" office:value="7.16736" calcext:value-type="float">
            <text:p>7.1673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264 preset slow</text:p>
          </table:table-cell>
          <table:table-cell table:style-name="ce2" office:value-type="float" office:value="7.16736" calcext:value-type="float">
            <text:p>7.16736</text:p>
          </table:table-cell>
          <table:table-cell table:style-name="ce3" table:formula="of:=[.D9]/100" office:value-type="percentage" office:value="0" calcext:value-type="percentage">
            <text:p>0.00%</text:p>
          </table:table-cell>
          <table:table-cell table:style-name="ce3" table:formula="of:=[.E9]/100" office:value-type="percentage" office:value="0" calcext:value-type="percentage">
            <text:p>0.00%</text:p>
          </table:table-cell>
          <table:table-cell table:style-name="ce3" table:formula="of:=[.F9]/100" office:value-type="percentage" office:value="0" calcext:value-type="percentage">
            <text:p>0.00%</text:p>
          </table:table-cell>
          <table:table-cell table:style-name="ce3" table:formula="of:=[.G9]/100" office:value-type="percentage" office:value="0" calcext:value-type="percentage">
            <text:p>0.00%</text:p>
          </table:table-cell>
          <table:table-cell table:style-name="ce3" table:formula="of:=[.H9]/100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4_pslower.csv</text:p>
          </table:table-cell>
          <table:table-cell table:style-name="ce2" office:value-type="float" office:value="11.10097" calcext:value-type="float">
            <text:p>11.10097</text:p>
          </table:table-cell>
          <table:table-cell table:style-name="ce2" office:value-type="float" office:value="-3.83449" calcext:value-type="float">
            <text:p>-3.83449</text:p>
          </table:table-cell>
          <table:table-cell table:style-name="ce2" office:value-type="float" office:value="-3.3844" calcext:value-type="float">
            <text:p>-3.3844</text:p>
          </table:table-cell>
          <table:table-cell table:style-name="ce2" office:value-type="float" office:value="-4.14132" calcext:value-type="float">
            <text:p>-4.14132</text:p>
          </table:table-cell>
          <table:table-cell table:style-name="ce2" office:value-type="float" office:value="-3.19021" calcext:value-type="float">
            <text:p>-3.19021</text:p>
          </table:table-cell>
          <table:table-cell table:style-name="ce2" office:value-type="float" office:value="-3.2354" calcext:value-type="float">
            <text:p>-3.2354</text:p>
          </table:table-cell>
          <table:table-cell/>
          <table:table-cell table:style-name="ce2" office:value-type="string" calcext:value-type="string">
            <text:p>x264 preset slower</text:p>
          </table:table-cell>
          <table:table-cell table:style-name="ce2" office:value-type="float" office:value="11.10097" calcext:value-type="float">
            <text:p>11.10097</text:p>
          </table:table-cell>
          <table:table-cell table:style-name="ce3" table:formula="of:=[.D10]/100" office:value-type="percentage" office:value="-0.0383449" calcext:value-type="percentage">
            <text:p>-3.83%</text:p>
          </table:table-cell>
          <table:table-cell table:style-name="ce3" table:formula="of:=[.E10]/100" office:value-type="percentage" office:value="-0.033844" calcext:value-type="percentage">
            <text:p>-3.38%</text:p>
          </table:table-cell>
          <table:table-cell table:style-name="ce3" table:formula="of:=[.F10]/100" office:value-type="percentage" office:value="-0.0414132" calcext:value-type="percentage">
            <text:p>-4.14%</text:p>
          </table:table-cell>
          <table:table-cell table:style-name="ce3" table:formula="of:=[.G10]/100" office:value-type="percentage" office:value="-0.0319021" calcext:value-type="percentage">
            <text:p>-3.19%</text:p>
          </table:table-cell>
          <table:table-cell table:style-name="ce3" table:formula="of:=[.H10]/100" office:value-type="percentage" office:value="-0.032354" calcext:value-type="percentage">
            <text:p>-3.24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ultrafast.csv</text:p>
          </table:table-cell>
          <table:table-cell table:style-name="ce2" office:value-type="float" office:value="3.10102" calcext:value-type="float">
            <text:p>3.10102</text:p>
          </table:table-cell>
          <table:table-cell table:style-name="ce2" office:value-type="float" office:value="-0.38779" calcext:value-type="float">
            <text:p>-0.38779</text:p>
          </table:table-cell>
          <table:table-cell table:style-name="ce2" office:value-type="float" office:value="1.70788" calcext:value-type="float">
            <text:p>1.70788</text:p>
          </table:table-cell>
          <table:table-cell table:style-name="ce2" office:value-type="float" office:value="6.78145" calcext:value-type="float">
            <text:p>6.78145</text:p>
          </table:table-cell>
          <table:table-cell table:style-name="ce2" office:value-type="float" office:value="-18.58394" calcext:value-type="float">
            <text:p>-18.58394</text:p>
          </table:table-cell>
          <table:table-cell table:style-name="ce2" office:value-type="float" office:value="-20.5063" calcext:value-type="float">
            <text:p>-20.5063</text:p>
          </table:table-cell>
          <table:table-cell/>
          <table:table-cell table:style-name="ce2" office:value-type="string" calcext:value-type="string">
            <text:p>x265 preset ultrafast</text:p>
          </table:table-cell>
          <table:table-cell table:style-name="ce2" office:value-type="float" office:value="3.10102" calcext:value-type="float">
            <text:p>3.10102</text:p>
          </table:table-cell>
          <table:table-cell table:style-name="ce3" table:formula="of:=[.D11]/100" office:value-type="percentage" office:value="-0.0038779" calcext:value-type="percentage">
            <text:p>-0.39%</text:p>
          </table:table-cell>
          <table:table-cell table:style-name="ce3" table:formula="of:=[.E11]/100" office:value-type="percentage" office:value="0.0170788" calcext:value-type="percentage">
            <text:p>1.71%</text:p>
          </table:table-cell>
          <table:table-cell table:style-name="ce3" table:formula="of:=[.F11]/100" office:value-type="percentage" office:value="0.0678145" calcext:value-type="percentage">
            <text:p>6.78%</text:p>
          </table:table-cell>
          <table:table-cell table:style-name="ce3" table:formula="of:=[.G11]/100" office:value-type="percentage" office:value="-0.1858394" calcext:value-type="percentage">
            <text:p>-18.58%</text:p>
          </table:table-cell>
          <table:table-cell table:style-name="ce3" table:formula="of:=[.H11]/100" office:value-type="percentage" office:value="-0.205063" calcext:value-type="percentage">
            <text:p>-20.5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superfast.csv</text:p>
          </table:table-cell>
          <table:table-cell table:style-name="ce2" office:value-type="float" office:value="3.93638" calcext:value-type="float">
            <text:p>3.93638</text:p>
          </table:table-cell>
          <table:table-cell table:style-name="ce2" office:value-type="float" office:value="-15.68134" calcext:value-type="float">
            <text:p>-15.68134</text:p>
          </table:table-cell>
          <table:table-cell table:style-name="ce2" office:value-type="float" office:value="-15.34736" calcext:value-type="float">
            <text:p>-15.34736</text:p>
          </table:table-cell>
          <table:table-cell table:style-name="ce2" office:value-type="float" office:value="-11.89741" calcext:value-type="float">
            <text:p>-11.89741</text:p>
          </table:table-cell>
          <table:table-cell table:style-name="ce2" office:value-type="float" office:value="-34.18974" calcext:value-type="float">
            <text:p>-34.18974</text:p>
          </table:table-cell>
          <table:table-cell table:style-name="ce2" office:value-type="float" office:value="-36.42782" calcext:value-type="float">
            <text:p>-36.42782</text:p>
          </table:table-cell>
          <table:table-cell/>
          <table:table-cell table:style-name="ce2" office:value-type="string" calcext:value-type="string">
            <text:p>x265 preset superfast</text:p>
          </table:table-cell>
          <table:table-cell table:style-name="ce2" office:value-type="float" office:value="3.93638" calcext:value-type="float">
            <text:p>3.93638</text:p>
          </table:table-cell>
          <table:table-cell table:style-name="ce3" table:formula="of:=[.D12]/100" office:value-type="percentage" office:value="-0.1568134" calcext:value-type="percentage">
            <text:p>-15.68%</text:p>
          </table:table-cell>
          <table:table-cell table:style-name="ce3" table:formula="of:=[.E12]/100" office:value-type="percentage" office:value="-0.1534736" calcext:value-type="percentage">
            <text:p>-15.35%</text:p>
          </table:table-cell>
          <table:table-cell table:style-name="ce3" table:formula="of:=[.F12]/100" office:value-type="percentage" office:value="-0.1189741" calcext:value-type="percentage">
            <text:p>-11.90%</text:p>
          </table:table-cell>
          <table:table-cell table:style-name="ce3" table:formula="of:=[.G12]/100" office:value-type="percentage" office:value="-0.3418974" calcext:value-type="percentage">
            <text:p>-34.19%</text:p>
          </table:table-cell>
          <table:table-cell table:style-name="ce3" table:formula="of:=[.H12]/100" office:value-type="percentage" office:value="-0.3642782" calcext:value-type="percentage">
            <text:p>-36.4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veryfast.csv</text:p>
          </table:table-cell>
          <table:table-cell table:style-name="ce2" office:value-type="float" office:value="7.1745" calcext:value-type="float">
            <text:p>7.1745</text:p>
          </table:table-cell>
          <table:table-cell table:style-name="ce2" office:value-type="float" office:value="-22.12125" calcext:value-type="float">
            <text:p>-22.12125</text:p>
          </table:table-cell>
          <table:table-cell table:style-name="ce2" office:value-type="float" office:value="-14.41304" calcext:value-type="float">
            <text:p>-14.41304</text:p>
          </table:table-cell>
          <table:table-cell table:style-name="ce2" office:value-type="float" office:value="-9.93956" calcext:value-type="float">
            <text:p>-9.93956</text:p>
          </table:table-cell>
          <table:table-cell table:style-name="ce2" office:value-type="float" office:value="-40.22104" calcext:value-type="float">
            <text:p>-40.22104</text:p>
          </table:table-cell>
          <table:table-cell table:style-name="ce2" office:value-type="float" office:value="-37.40408" calcext:value-type="float">
            <text:p>-37.40408</text:p>
          </table:table-cell>
          <table:table-cell/>
          <table:table-cell table:style-name="ce2" office:value-type="string" calcext:value-type="string">
            <text:p>x265 preset veryfast</text:p>
          </table:table-cell>
          <table:table-cell table:style-name="ce2" office:value-type="float" office:value="7.1745" calcext:value-type="float">
            <text:p>7.1745</text:p>
          </table:table-cell>
          <table:table-cell table:style-name="ce3" table:formula="of:=[.D13]/100" office:value-type="percentage" office:value="-0.2212125" calcext:value-type="percentage">
            <text:p>-22.12%</text:p>
          </table:table-cell>
          <table:table-cell table:style-name="ce3" table:formula="of:=[.E13]/100" office:value-type="percentage" office:value="-0.1441304" calcext:value-type="percentage">
            <text:p>-14.41%</text:p>
          </table:table-cell>
          <table:table-cell table:style-name="ce3" table:formula="of:=[.F13]/100" office:value-type="percentage" office:value="-0.0993956" calcext:value-type="percentage">
            <text:p>-9.94%</text:p>
          </table:table-cell>
          <table:table-cell table:style-name="ce3" table:formula="of:=[.G13]/100" office:value-type="percentage" office:value="-0.4022104" calcext:value-type="percentage">
            <text:p>-40.22%</text:p>
          </table:table-cell>
          <table:table-cell table:style-name="ce3" table:formula="of:=[.H13]/100" office:value-type="percentage" office:value="-0.3740408" calcext:value-type="percentage">
            <text:p>-37.4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faster.csv</text:p>
          </table:table-cell>
          <table:table-cell table:style-name="ce2" office:value-type="float" office:value="7.2061" calcext:value-type="float">
            <text:p>7.2061</text:p>
          </table:table-cell>
          <table:table-cell table:style-name="ce2" office:value-type="float" office:value="-22.30588" calcext:value-type="float">
            <text:p>-22.30588</text:p>
          </table:table-cell>
          <table:table-cell table:style-name="ce2" office:value-type="float" office:value="-14.66497" calcext:value-type="float">
            <text:p>-14.66497</text:p>
          </table:table-cell>
          <table:table-cell table:style-name="ce2" office:value-type="float" office:value="-10.2179" calcext:value-type="float">
            <text:p>-10.2179</text:p>
          </table:table-cell>
          <table:table-cell table:style-name="ce2" office:value-type="float" office:value="-40.39029" calcext:value-type="float">
            <text:p>-40.39029</text:p>
          </table:table-cell>
          <table:table-cell table:style-name="ce2" office:value-type="float" office:value="-37.58601" calcext:value-type="float">
            <text:p>-37.58601</text:p>
          </table:table-cell>
          <table:table-cell/>
          <table:table-cell table:style-name="ce2" office:value-type="string" calcext:value-type="string">
            <text:p>x265 preset faster</text:p>
          </table:table-cell>
          <table:table-cell table:style-name="ce2" office:value-type="float" office:value="7.2061" calcext:value-type="float">
            <text:p>7.2061</text:p>
          </table:table-cell>
          <table:table-cell table:style-name="ce3" table:formula="of:=[.D14]/100" office:value-type="percentage" office:value="-0.2230588" calcext:value-type="percentage">
            <text:p>-22.31%</text:p>
          </table:table-cell>
          <table:table-cell table:style-name="ce3" table:formula="of:=[.E14]/100" office:value-type="percentage" office:value="-0.1466497" calcext:value-type="percentage">
            <text:p>-14.66%</text:p>
          </table:table-cell>
          <table:table-cell table:style-name="ce3" table:formula="of:=[.F14]/100" office:value-type="percentage" office:value="-0.102179" calcext:value-type="percentage">
            <text:p>-10.22%</text:p>
          </table:table-cell>
          <table:table-cell table:style-name="ce3" table:formula="of:=[.G14]/100" office:value-type="percentage" office:value="-0.4039029" calcext:value-type="percentage">
            <text:p>-40.39%</text:p>
          </table:table-cell>
          <table:table-cell table:style-name="ce3" table:formula="of:=[.H14]/100" office:value-type="percentage" office:value="-0.3758601" calcext:value-type="percentage">
            <text:p>-37.59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fast.csv</text:p>
          </table:table-cell>
          <table:table-cell table:style-name="ce2" office:value-type="float" office:value="8.05212" calcext:value-type="float">
            <text:p>8.05212</text:p>
          </table:table-cell>
          <table:table-cell table:style-name="ce2" office:value-type="float" office:value="-24.67063" calcext:value-type="float">
            <text:p>-24.67063</text:p>
          </table:table-cell>
          <table:table-cell table:style-name="ce2" office:value-type="float" office:value="-18.77116" calcext:value-type="float">
            <text:p>-18.77116</text:p>
          </table:table-cell>
          <table:table-cell table:style-name="ce2" office:value-type="float" office:value="-14.80063" calcext:value-type="float">
            <text:p>-14.80063</text:p>
          </table:table-cell>
          <table:table-cell table:style-name="ce2" office:value-type="float" office:value="-42.29103" calcext:value-type="float">
            <text:p>-42.29103</text:p>
          </table:table-cell>
          <table:table-cell table:style-name="ce2" office:value-type="float" office:value="-39.97313" calcext:value-type="float">
            <text:p>-39.97313</text:p>
          </table:table-cell>
          <table:table-cell/>
          <table:table-cell table:style-name="ce2" office:value-type="string" calcext:value-type="string">
            <text:p>x265 preset fast</text:p>
          </table:table-cell>
          <table:table-cell table:style-name="ce2" office:value-type="float" office:value="8.05212" calcext:value-type="float">
            <text:p>8.05212</text:p>
          </table:table-cell>
          <table:table-cell table:style-name="ce3" table:formula="of:=[.D15]/100" office:value-type="percentage" office:value="-0.2467063" calcext:value-type="percentage">
            <text:p>-24.67%</text:p>
          </table:table-cell>
          <table:table-cell table:style-name="ce3" table:formula="of:=[.E15]/100" office:value-type="percentage" office:value="-0.1877116" calcext:value-type="percentage">
            <text:p>-18.77%</text:p>
          </table:table-cell>
          <table:table-cell table:style-name="ce3" table:formula="of:=[.F15]/100" office:value-type="percentage" office:value="-0.1480063" calcext:value-type="percentage">
            <text:p>-14.80%</text:p>
          </table:table-cell>
          <table:table-cell table:style-name="ce3" table:formula="of:=[.G15]/100" office:value-type="percentage" office:value="-0.4229103" calcext:value-type="percentage">
            <text:p>-42.29%</text:p>
          </table:table-cell>
          <table:table-cell table:style-name="ce3" table:formula="of:=[.H15]/100" office:value-type="percentage" office:value="-0.3997313" calcext:value-type="percentage">
            <text:p>-39.97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medium.csv</text:p>
          </table:table-cell>
          <table:table-cell table:style-name="ce2" office:value-type="float" office:value="10.69384" calcext:value-type="float">
            <text:p>10.69384</text:p>
          </table:table-cell>
          <table:table-cell table:style-name="ce2" office:value-type="float" office:value="-27.89289" calcext:value-type="float">
            <text:p>-27.89289</text:p>
          </table:table-cell>
          <table:table-cell table:style-name="ce2" office:value-type="float" office:value="-21.38124" calcext:value-type="float">
            <text:p>-21.38124</text:p>
          </table:table-cell>
          <table:table-cell table:style-name="ce2" office:value-type="float" office:value="-18.19545" calcext:value-type="float">
            <text:p>-18.19545</text:p>
          </table:table-cell>
          <table:table-cell table:style-name="ce2" office:value-type="float" office:value="-44.70615" calcext:value-type="float">
            <text:p>-44.70615</text:p>
          </table:table-cell>
          <table:table-cell table:style-name="ce2" office:value-type="float" office:value="-42.25333" calcext:value-type="float">
            <text:p>-42.25333</text:p>
          </table:table-cell>
          <table:table-cell/>
          <table:table-cell table:style-name="ce2" office:value-type="string" calcext:value-type="string">
            <text:p>x265 preset medium</text:p>
          </table:table-cell>
          <table:table-cell table:style-name="ce2" office:value-type="float" office:value="10.69384" calcext:value-type="float">
            <text:p>10.69384</text:p>
          </table:table-cell>
          <table:table-cell table:style-name="ce3" table:formula="of:=[.D16]/100" office:value-type="percentage" office:value="-0.2789289" calcext:value-type="percentage">
            <text:p>-27.89%</text:p>
          </table:table-cell>
          <table:table-cell table:style-name="ce3" table:formula="of:=[.E16]/100" office:value-type="percentage" office:value="-0.2138124" calcext:value-type="percentage">
            <text:p>-21.38%</text:p>
          </table:table-cell>
          <table:table-cell table:style-name="ce3" table:formula="of:=[.F16]/100" office:value-type="percentage" office:value="-0.1819545" calcext:value-type="percentage">
            <text:p>-18.20%</text:p>
          </table:table-cell>
          <table:table-cell table:style-name="ce3" table:formula="of:=[.G16]/100" office:value-type="percentage" office:value="-0.4470615" calcext:value-type="percentage">
            <text:p>-44.71%</text:p>
          </table:table-cell>
          <table:table-cell table:style-name="ce3" table:formula="of:=[.H16]/100" office:value-type="percentage" office:value="-0.4225333" calcext:value-type="percentage">
            <text:p>-42.25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slow.csv</text:p>
          </table:table-cell>
          <table:table-cell table:style-name="ce2" office:value-type="float" office:value="28.6625" calcext:value-type="float">
            <text:p>28.6625</text:p>
          </table:table-cell>
          <table:table-cell table:style-name="ce2" office:value-type="float" office:value="-35.08108" calcext:value-type="float">
            <text:p>-35.08108</text:p>
          </table:table-cell>
          <table:table-cell table:style-name="ce2" office:value-type="float" office:value="-38.62897" calcext:value-type="float">
            <text:p>-38.62897</text:p>
          </table:table-cell>
          <table:table-cell table:style-name="ce2" office:value-type="float" office:value="-39.11967" calcext:value-type="float">
            <text:p>-39.11967</text:p>
          </table:table-cell>
          <table:table-cell table:style-name="ce2" office:value-type="float" office:value="-48.46118" calcext:value-type="float">
            <text:p>-48.46118</text:p>
          </table:table-cell>
          <table:table-cell table:style-name="ce2" office:value-type="float" office:value="-47.76919" calcext:value-type="float">
            <text:p>-47.76919</text:p>
          </table:table-cell>
          <table:table-cell/>
          <table:table-cell table:style-name="ce2" office:value-type="string" calcext:value-type="string">
            <text:p>x265 preset slow</text:p>
          </table:table-cell>
          <table:table-cell table:style-name="ce2" office:value-type="float" office:value="28.6625" calcext:value-type="float">
            <text:p>28.6625</text:p>
          </table:table-cell>
          <table:table-cell table:style-name="ce3" table:formula="of:=[.D17]/100" office:value-type="percentage" office:value="-0.3508108" calcext:value-type="percentage">
            <text:p>-35.08%</text:p>
          </table:table-cell>
          <table:table-cell table:style-name="ce3" table:formula="of:=[.E17]/100" office:value-type="percentage" office:value="-0.3862897" calcext:value-type="percentage">
            <text:p>-38.63%</text:p>
          </table:table-cell>
          <table:table-cell table:style-name="ce3" table:formula="of:=[.F17]/100" office:value-type="percentage" office:value="-0.3911967" calcext:value-type="percentage">
            <text:p>-39.12%</text:p>
          </table:table-cell>
          <table:table-cell table:style-name="ce3" table:formula="of:=[.G17]/100" office:value-type="percentage" office:value="-0.4846118" calcext:value-type="percentage">
            <text:p>-48.46%</text:p>
          </table:table-cell>
          <table:table-cell table:style-name="ce3" table:formula="of:=[.H17]/100" office:value-type="percentage" office:value="-0.4776919" calcext:value-type="percentage">
            <text:p>-47.77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x265_pslower.csv</text:p>
          </table:table-cell>
          <table:table-cell table:style-name="ce2" office:value-type="float" office:value="112.28115" calcext:value-type="float">
            <text:p>112.28115</text:p>
          </table:table-cell>
          <table:table-cell table:style-name="ce2" office:value-type="float" office:value="-38.17426" calcext:value-type="float">
            <text:p>-38.17426</text:p>
          </table:table-cell>
          <table:table-cell table:style-name="ce2" office:value-type="float" office:value="-38.9284" calcext:value-type="float">
            <text:p>-38.9284</text:p>
          </table:table-cell>
          <table:table-cell table:style-name="ce2" office:value-type="float" office:value="-39.98823" calcext:value-type="float">
            <text:p>-39.98823</text:p>
          </table:table-cell>
          <table:table-cell table:style-name="ce2" office:value-type="float" office:value="-49.579" calcext:value-type="float">
            <text:p>-49.579</text:p>
          </table:table-cell>
          <table:table-cell table:style-name="ce2" office:value-type="float" office:value="-49.09869" calcext:value-type="float">
            <text:p>-49.09869</text:p>
          </table:table-cell>
          <table:table-cell/>
          <table:table-cell table:style-name="ce2" office:value-type="string" calcext:value-type="string">
            <text:p>x265 preset slower</text:p>
          </table:table-cell>
          <table:table-cell table:style-name="ce2" office:value-type="float" office:value="112.28115" calcext:value-type="float">
            <text:p>112.28115</text:p>
          </table:table-cell>
          <table:table-cell table:style-name="ce3" table:formula="of:=[.D18]/100" office:value-type="percentage" office:value="-0.3817426" calcext:value-type="percentage">
            <text:p>-38.17%</text:p>
          </table:table-cell>
          <table:table-cell table:style-name="ce3" table:formula="of:=[.E18]/100" office:value-type="percentage" office:value="-0.389284" calcext:value-type="percentage">
            <text:p>-38.93%</text:p>
          </table:table-cell>
          <table:table-cell table:style-name="ce3" table:formula="of:=[.F18]/100" office:value-type="percentage" office:value="-0.3998823" calcext:value-type="percentage">
            <text:p>-39.99%</text:p>
          </table:table-cell>
          <table:table-cell table:style-name="ce3" table:formula="of:=[.G18]/100" office:value-type="percentage" office:value="-0.49579" calcext:value-type="percentage">
            <text:p>-49.58%</text:p>
          </table:table-cell>
          <table:table-cell table:style-name="ce3" table:formula="of:=[.H18]/100" office:value-type="percentage" office:value="-0.4909869" calcext:value-type="percentage">
            <text:p>-49.1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10.csv</text:p>
          </table:table-cell>
          <table:table-cell table:style-name="ce2" office:value-type="float" office:value="2.38262" calcext:value-type="float">
            <text:p>2.38262</text:p>
          </table:table-cell>
          <table:table-cell table:style-name="ce2" office:value-type="float" office:value="8.59282" calcext:value-type="float">
            <text:p>8.59282</text:p>
          </table:table-cell>
          <table:table-cell table:style-name="ce2" office:value-type="float" office:value="6.76792" calcext:value-type="float">
            <text:p>6.76792</text:p>
          </table:table-cell>
          <table:table-cell table:style-name="ce2" office:value-type="float" office:value="13.89783" calcext:value-type="float">
            <text:p>13.89783</text:p>
          </table:table-cell>
          <table:table-cell table:style-name="ce2" office:value-type="float" office:value="-21.32009" calcext:value-type="float">
            <text:p>-21.32009</text:p>
          </table:table-cell>
          <table:table-cell table:style-name="ce2" office:value-type="float" office:value="-14.95233" calcext:value-type="float">
            <text:p>-14.95233</text:p>
          </table:table-cell>
          <table:table-cell/>
          <table:table-cell table:style-name="ce2" office:value-type="string" calcext:value-type="string">
            <text:p>SVT-AV1 p10</text:p>
          </table:table-cell>
          <table:table-cell table:style-name="ce2" office:value-type="float" office:value="2.38262" calcext:value-type="float">
            <text:p>2.38262</text:p>
          </table:table-cell>
          <table:table-cell table:style-name="ce3" table:formula="of:=[.D19]/100" office:value-type="percentage" office:value="0.0859282" calcext:value-type="percentage">
            <text:p>8.59%</text:p>
          </table:table-cell>
          <table:table-cell table:style-name="ce3" table:formula="of:=[.E19]/100" office:value-type="percentage" office:value="0.0676792" calcext:value-type="percentage">
            <text:p>6.77%</text:p>
          </table:table-cell>
          <table:table-cell table:style-name="ce3" table:formula="of:=[.F19]/100" office:value-type="percentage" office:value="0.1389783" calcext:value-type="percentage">
            <text:p>13.90%</text:p>
          </table:table-cell>
          <table:table-cell table:style-name="ce3" table:formula="of:=[.G19]/100" office:value-type="percentage" office:value="-0.2132009" calcext:value-type="percentage">
            <text:p>-21.32%</text:p>
          </table:table-cell>
          <table:table-cell table:style-name="ce3" table:formula="of:=[.H19]/100" office:value-type="percentage" office:value="-0.1495233" calcext:value-type="percentage">
            <text:p>-14.95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9.csv</text:p>
          </table:table-cell>
          <table:table-cell table:style-name="ce2" office:value-type="float" office:value="2.66233" calcext:value-type="float">
            <text:p>2.66233</text:p>
          </table:table-cell>
          <table:table-cell table:style-name="ce2" office:value-type="float" office:value="-3.17911" calcext:value-type="float">
            <text:p>-3.17911</text:p>
          </table:table-cell>
          <table:table-cell table:style-name="ce2" office:value-type="float" office:value="-10.4456" calcext:value-type="float">
            <text:p>-10.4456</text:p>
          </table:table-cell>
          <table:table-cell table:style-name="ce2" office:value-type="float" office:value="-2.13539" calcext:value-type="float">
            <text:p>-2.13539</text:p>
          </table:table-cell>
          <table:table-cell table:style-name="ce2" office:value-type="float" office:value="-35.93347" calcext:value-type="float">
            <text:p>-35.93347</text:p>
          </table:table-cell>
          <table:table-cell table:style-name="ce2" office:value-type="float" office:value="-33.12986" calcext:value-type="float">
            <text:p>-33.12986</text:p>
          </table:table-cell>
          <table:table-cell/>
          <table:table-cell table:style-name="ce2" office:value-type="string" calcext:value-type="string">
            <text:p>SVT-AV1 p09</text:p>
          </table:table-cell>
          <table:table-cell table:style-name="ce2" office:value-type="float" office:value="2.66233" calcext:value-type="float">
            <text:p>2.66233</text:p>
          </table:table-cell>
          <table:table-cell table:style-name="ce3" table:formula="of:=[.D20]/100" office:value-type="percentage" office:value="-0.0317911" calcext:value-type="percentage">
            <text:p>-3.18%</text:p>
          </table:table-cell>
          <table:table-cell table:style-name="ce3" table:formula="of:=[.E20]/100" office:value-type="percentage" office:value="-0.104456" calcext:value-type="percentage">
            <text:p>-10.45%</text:p>
          </table:table-cell>
          <table:table-cell table:style-name="ce3" table:formula="of:=[.F20]/100" office:value-type="percentage" office:value="-0.0213539" calcext:value-type="percentage">
            <text:p>-2.14%</text:p>
          </table:table-cell>
          <table:table-cell table:style-name="ce3" table:formula="of:=[.G20]/100" office:value-type="percentage" office:value="-0.3593347" calcext:value-type="percentage">
            <text:p>-35.93%</text:p>
          </table:table-cell>
          <table:table-cell table:style-name="ce3" table:formula="of:=[.H20]/100" office:value-type="percentage" office:value="-0.3312986" calcext:value-type="percentage">
            <text:p>-33.1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8.csv</text:p>
          </table:table-cell>
          <table:table-cell table:style-name="ce2" office:value-type="float" office:value="3.30747" calcext:value-type="float">
            <text:p>3.30747</text:p>
          </table:table-cell>
          <table:table-cell table:style-name="ce2" office:value-type="float" office:value="-11.31806" calcext:value-type="float">
            <text:p>-11.31806</text:p>
          </table:table-cell>
          <table:table-cell table:style-name="ce2" office:value-type="float" office:value="-22.88479" calcext:value-type="float">
            <text:p>-22.88479</text:p>
          </table:table-cell>
          <table:table-cell table:style-name="ce2" office:value-type="float" office:value="-19.96505" calcext:value-type="float">
            <text:p>-19.96505</text:p>
          </table:table-cell>
          <table:table-cell table:style-name="ce2" office:value-type="float" office:value="-43.37595" calcext:value-type="float">
            <text:p>-43.37595</text:p>
          </table:table-cell>
          <table:table-cell table:style-name="ce2" office:value-type="float" office:value="-40.82552" calcext:value-type="float">
            <text:p>-40.82552</text:p>
          </table:table-cell>
          <table:table-cell/>
          <table:table-cell table:style-name="ce2" office:value-type="string" calcext:value-type="string">
            <text:p>SVT-AV1 p08</text:p>
          </table:table-cell>
          <table:table-cell table:style-name="ce2" office:value-type="float" office:value="3.30747" calcext:value-type="float">
            <text:p>3.30747</text:p>
          </table:table-cell>
          <table:table-cell table:style-name="ce3" table:formula="of:=[.D21]/100" office:value-type="percentage" office:value="-0.1131806" calcext:value-type="percentage">
            <text:p>-11.32%</text:p>
          </table:table-cell>
          <table:table-cell table:style-name="ce3" table:formula="of:=[.E21]/100" office:value-type="percentage" office:value="-0.2288479" calcext:value-type="percentage">
            <text:p>-22.88%</text:p>
          </table:table-cell>
          <table:table-cell table:style-name="ce3" table:formula="of:=[.F21]/100" office:value-type="percentage" office:value="-0.1996505" calcext:value-type="percentage">
            <text:p>-19.97%</text:p>
          </table:table-cell>
          <table:table-cell table:style-name="ce3" table:formula="of:=[.G21]/100" office:value-type="percentage" office:value="-0.4337595" calcext:value-type="percentage">
            <text:p>-43.38%</text:p>
          </table:table-cell>
          <table:table-cell table:style-name="ce3" table:formula="of:=[.H21]/100" office:value-type="percentage" office:value="-0.4082552" calcext:value-type="percentage">
            <text:p>-40.8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7.csv</text:p>
          </table:table-cell>
          <table:table-cell table:style-name="ce2" office:value-type="float" office:value="4.71975" calcext:value-type="float">
            <text:p>4.71975</text:p>
          </table:table-cell>
          <table:table-cell table:style-name="ce2" office:value-type="float" office:value="-20.93527" calcext:value-type="float">
            <text:p>-20.93527</text:p>
          </table:table-cell>
          <table:table-cell table:style-name="ce2" office:value-type="float" office:value="-29.70766" calcext:value-type="float">
            <text:p>-29.70766</text:p>
          </table:table-cell>
          <table:table-cell table:style-name="ce2" office:value-type="float" office:value="-27.70634" calcext:value-type="float">
            <text:p>-27.70634</text:p>
          </table:table-cell>
          <table:table-cell table:style-name="ce2" office:value-type="float" office:value="-48.29391" calcext:value-type="float">
            <text:p>-48.29391</text:p>
          </table:table-cell>
          <table:table-cell table:style-name="ce2" office:value-type="float" office:value="-46.35353" calcext:value-type="float">
            <text:p>-46.35353</text:p>
          </table:table-cell>
          <table:table-cell/>
          <table:table-cell table:style-name="ce2" office:value-type="string" calcext:value-type="string">
            <text:p>SVT-AV1 p07</text:p>
          </table:table-cell>
          <table:table-cell table:style-name="ce2" office:value-type="float" office:value="4.71975" calcext:value-type="float">
            <text:p>4.71975</text:p>
          </table:table-cell>
          <table:table-cell table:style-name="ce3" table:formula="of:=[.D22]/100" office:value-type="percentage" office:value="-0.2093527" calcext:value-type="percentage">
            <text:p>-20.94%</text:p>
          </table:table-cell>
          <table:table-cell table:style-name="ce3" table:formula="of:=[.E22]/100" office:value-type="percentage" office:value="-0.2970766" calcext:value-type="percentage">
            <text:p>-29.71%</text:p>
          </table:table-cell>
          <table:table-cell table:style-name="ce3" table:formula="of:=[.F22]/100" office:value-type="percentage" office:value="-0.2770634" calcext:value-type="percentage">
            <text:p>-27.71%</text:p>
          </table:table-cell>
          <table:table-cell table:style-name="ce3" table:formula="of:=[.G22]/100" office:value-type="percentage" office:value="-0.4829391" calcext:value-type="percentage">
            <text:p>-48.29%</text:p>
          </table:table-cell>
          <table:table-cell table:style-name="ce3" table:formula="of:=[.H22]/100" office:value-type="percentage" office:value="-0.4635353" calcext:value-type="percentage">
            <text:p>-46.35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6.csv</text:p>
          </table:table-cell>
          <table:table-cell table:style-name="ce2" office:value-type="float" office:value="5.36673" calcext:value-type="float">
            <text:p>5.36673</text:p>
          </table:table-cell>
          <table:table-cell table:style-name="ce2" office:value-type="float" office:value="-25.77886" calcext:value-type="float">
            <text:p>-25.77886</text:p>
          </table:table-cell>
          <table:table-cell table:style-name="ce2" office:value-type="float" office:value="-35.92129" calcext:value-type="float">
            <text:p>-35.92129</text:p>
          </table:table-cell>
          <table:table-cell table:style-name="ce2" office:value-type="float" office:value="-35.20416" calcext:value-type="float">
            <text:p>-35.20416</text:p>
          </table:table-cell>
          <table:table-cell table:style-name="ce2" office:value-type="float" office:value="-51.37603" calcext:value-type="float">
            <text:p>-51.37603</text:p>
          </table:table-cell>
          <table:table-cell table:style-name="ce2" office:value-type="float" office:value="-49.92871" calcext:value-type="float">
            <text:p>-49.92871</text:p>
          </table:table-cell>
          <table:table-cell/>
          <table:table-cell table:style-name="ce2" office:value-type="string" calcext:value-type="string">
            <text:p>SVT-AV1 p06</text:p>
          </table:table-cell>
          <table:table-cell table:style-name="ce2" office:value-type="float" office:value="5.36673" calcext:value-type="float">
            <text:p>5.36673</text:p>
          </table:table-cell>
          <table:table-cell table:style-name="ce3" table:formula="of:=[.D23]/100" office:value-type="percentage" office:value="-0.2577886" calcext:value-type="percentage">
            <text:p>-25.78%</text:p>
          </table:table-cell>
          <table:table-cell table:style-name="ce3" table:formula="of:=[.E23]/100" office:value-type="percentage" office:value="-0.3592129" calcext:value-type="percentage">
            <text:p>-35.92%</text:p>
          </table:table-cell>
          <table:table-cell table:style-name="ce3" table:formula="of:=[.F23]/100" office:value-type="percentage" office:value="-0.3520416" calcext:value-type="percentage">
            <text:p>-35.20%</text:p>
          </table:table-cell>
          <table:table-cell table:style-name="ce3" table:formula="of:=[.G23]/100" office:value-type="percentage" office:value="-0.5137603" calcext:value-type="percentage">
            <text:p>-51.38%</text:p>
          </table:table-cell>
          <table:table-cell table:style-name="ce3" table:formula="of:=[.H23]/100" office:value-type="percentage" office:value="-0.4992871" calcext:value-type="percentage">
            <text:p>-49.93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5.csv</text:p>
          </table:table-cell>
          <table:table-cell table:style-name="ce2" office:value-type="float" office:value="6.80105" calcext:value-type="float">
            <text:p>6.80105</text:p>
          </table:table-cell>
          <table:table-cell table:style-name="ce2" office:value-type="float" office:value="-33.37771" calcext:value-type="float">
            <text:p>-33.37771</text:p>
          </table:table-cell>
          <table:table-cell table:style-name="ce2" office:value-type="float" office:value="-42.02831" calcext:value-type="float">
            <text:p>-42.02831</text:p>
          </table:table-cell>
          <table:table-cell table:style-name="ce2" office:value-type="float" office:value="-41.5539" calcext:value-type="float">
            <text:p>-41.5539</text:p>
          </table:table-cell>
          <table:table-cell table:style-name="ce2" office:value-type="float" office:value="-55.62069" calcext:value-type="float">
            <text:p>-55.62069</text:p>
          </table:table-cell>
          <table:table-cell table:style-name="ce2" office:value-type="float" office:value="-54.74286" calcext:value-type="float">
            <text:p>-54.74286</text:p>
          </table:table-cell>
          <table:table-cell/>
          <table:table-cell table:style-name="ce2" office:value-type="string" calcext:value-type="string">
            <text:p>SVT-AV1 p05</text:p>
          </table:table-cell>
          <table:table-cell table:style-name="ce2" office:value-type="float" office:value="6.80105" calcext:value-type="float">
            <text:p>6.80105</text:p>
          </table:table-cell>
          <table:table-cell table:style-name="ce3" table:formula="of:=[.D24]/100" office:value-type="percentage" office:value="-0.3337771" calcext:value-type="percentage">
            <text:p>-33.38%</text:p>
          </table:table-cell>
          <table:table-cell table:style-name="ce3" table:formula="of:=[.E24]/100" office:value-type="percentage" office:value="-0.4202831" calcext:value-type="percentage">
            <text:p>-42.03%</text:p>
          </table:table-cell>
          <table:table-cell table:style-name="ce3" table:formula="of:=[.F24]/100" office:value-type="percentage" office:value="-0.415539" calcext:value-type="percentage">
            <text:p>-41.55%</text:p>
          </table:table-cell>
          <table:table-cell table:style-name="ce3" table:formula="of:=[.G24]/100" office:value-type="percentage" office:value="-0.5562069" calcext:value-type="percentage">
            <text:p>-55.62%</text:p>
          </table:table-cell>
          <table:table-cell table:style-name="ce3" table:formula="of:=[.H24]/100" office:value-type="percentage" office:value="-0.5474286" calcext:value-type="percentage">
            <text:p>-54.74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4.csv</text:p>
          </table:table-cell>
          <table:table-cell table:style-name="ce2" office:value-type="float" office:value="9.64677" calcext:value-type="float">
            <text:p>9.64677</text:p>
          </table:table-cell>
          <table:table-cell table:style-name="ce2" office:value-type="float" office:value="-38.7944" calcext:value-type="float">
            <text:p>-38.7944</text:p>
          </table:table-cell>
          <table:table-cell table:style-name="ce2" office:value-type="float" office:value="-45.61552" calcext:value-type="float">
            <text:p>-45.61552</text:p>
          </table:table-cell>
          <table:table-cell table:style-name="ce2" office:value-type="float" office:value="-45.46263" calcext:value-type="float">
            <text:p>-45.46263</text:p>
          </table:table-cell>
          <table:table-cell table:style-name="ce2" office:value-type="float" office:value="-59.88294" calcext:value-type="float">
            <text:p>-59.88294</text:p>
          </table:table-cell>
          <table:table-cell table:style-name="ce2" office:value-type="float" office:value="-58.2438" calcext:value-type="float">
            <text:p>-58.2438</text:p>
          </table:table-cell>
          <table:table-cell/>
          <table:table-cell table:style-name="ce2" office:value-type="string" calcext:value-type="string">
            <text:p>SVT-AV1 p04</text:p>
          </table:table-cell>
          <table:table-cell table:style-name="ce2" office:value-type="float" office:value="9.64677" calcext:value-type="float">
            <text:p>9.64677</text:p>
          </table:table-cell>
          <table:table-cell table:style-name="ce3" table:formula="of:=[.D25]/100" office:value-type="percentage" office:value="-0.387944" calcext:value-type="percentage">
            <text:p>-38.79%</text:p>
          </table:table-cell>
          <table:table-cell table:style-name="ce3" table:formula="of:=[.E25]/100" office:value-type="percentage" office:value="-0.4561552" calcext:value-type="percentage">
            <text:p>-45.62%</text:p>
          </table:table-cell>
          <table:table-cell table:style-name="ce3" table:formula="of:=[.F25]/100" office:value-type="percentage" office:value="-0.4546263" calcext:value-type="percentage">
            <text:p>-45.46%</text:p>
          </table:table-cell>
          <table:table-cell table:style-name="ce3" table:formula="of:=[.G25]/100" office:value-type="percentage" office:value="-0.5988294" calcext:value-type="percentage">
            <text:p>-59.88%</text:p>
          </table:table-cell>
          <table:table-cell table:style-name="ce3" table:formula="of:=[.H25]/100" office:value-type="percentage" office:value="-0.582438" calcext:value-type="percentage">
            <text:p>-58.24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3.csv</text:p>
          </table:table-cell>
          <table:table-cell table:style-name="ce2" office:value-type="float" office:value="18.02089" calcext:value-type="float">
            <text:p>18.02089</text:p>
          </table:table-cell>
          <table:table-cell table:style-name="ce2" office:value-type="float" office:value="-42.76725" calcext:value-type="float">
            <text:p>-42.76725</text:p>
          </table:table-cell>
          <table:table-cell table:style-name="ce2" office:value-type="float" office:value="-49.84645" calcext:value-type="float">
            <text:p>-49.84645</text:p>
          </table:table-cell>
          <table:table-cell table:style-name="ce2" office:value-type="float" office:value="-50.52894" calcext:value-type="float">
            <text:p>-50.52894</text:p>
          </table:table-cell>
          <table:table-cell table:style-name="ce2" office:value-type="float" office:value="-63.15479" calcext:value-type="float">
            <text:p>-63.15479</text:p>
          </table:table-cell>
          <table:table-cell table:style-name="ce2" office:value-type="float" office:value="-61.58146" calcext:value-type="float">
            <text:p>-61.58146</text:p>
          </table:table-cell>
          <table:table-cell/>
          <table:table-cell table:style-name="ce2" office:value-type="string" calcext:value-type="string">
            <text:p>SVT-AV1 p03</text:p>
          </table:table-cell>
          <table:table-cell table:style-name="ce2" office:value-type="float" office:value="18.02089" calcext:value-type="float">
            <text:p>18.02089</text:p>
          </table:table-cell>
          <table:table-cell table:style-name="ce3" table:formula="of:=[.D26]/100" office:value-type="percentage" office:value="-0.4276725" calcext:value-type="percentage">
            <text:p>-42.77%</text:p>
          </table:table-cell>
          <table:table-cell table:style-name="ce3" table:formula="of:=[.E26]/100" office:value-type="percentage" office:value="-0.4984645" calcext:value-type="percentage">
            <text:p>-49.85%</text:p>
          </table:table-cell>
          <table:table-cell table:style-name="ce3" table:formula="of:=[.F26]/100" office:value-type="percentage" office:value="-0.5052894" calcext:value-type="percentage">
            <text:p>-50.53%</text:p>
          </table:table-cell>
          <table:table-cell table:style-name="ce3" table:formula="of:=[.G26]/100" office:value-type="percentage" office:value="-0.6315479" calcext:value-type="percentage">
            <text:p>-63.15%</text:p>
          </table:table-cell>
          <table:table-cell table:style-name="ce3" table:formula="of:=[.H26]/100" office:value-type="percentage" office:value="-0.6158146" calcext:value-type="percentage">
            <text:p>-61.58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svtav1_p2.csv</text:p>
          </table:table-cell>
          <table:table-cell table:style-name="ce2" office:value-type="float" office:value="45.57616" calcext:value-type="float">
            <text:p>45.57616</text:p>
          </table:table-cell>
          <table:table-cell table:style-name="ce2" office:value-type="float" office:value="-49.87609" calcext:value-type="float">
            <text:p>-49.87609</text:p>
          </table:table-cell>
          <table:table-cell table:style-name="ce2" office:value-type="float" office:value="-53.5034" calcext:value-type="float">
            <text:p>-53.5034</text:p>
          </table:table-cell>
          <table:table-cell table:style-name="ce2" office:value-type="float" office:value="-54.20616" calcext:value-type="float">
            <text:p>-54.20616</text:p>
          </table:table-cell>
          <table:table-cell table:style-name="ce2" office:value-type="float" office:value="-68.93081" calcext:value-type="float">
            <text:p>-68.93081</text:p>
          </table:table-cell>
          <table:table-cell table:style-name="ce2" office:value-type="float" office:value="-67.15542" calcext:value-type="float">
            <text:p>-67.15542</text:p>
          </table:table-cell>
          <table:table-cell/>
          <table:table-cell table:style-name="ce2" office:value-type="string" calcext:value-type="string">
            <text:p>SVT-AV1 p02</text:p>
          </table:table-cell>
          <table:table-cell table:style-name="ce2" office:value-type="float" office:value="45.57616" calcext:value-type="float">
            <text:p>45.57616</text:p>
          </table:table-cell>
          <table:table-cell table:style-name="ce3" table:formula="of:=[.D27]/100" office:value-type="percentage" office:value="-0.4987609" calcext:value-type="percentage">
            <text:p>-49.88%</text:p>
          </table:table-cell>
          <table:table-cell table:style-name="ce3" table:formula="of:=[.E27]/100" office:value-type="percentage" office:value="-0.535034" calcext:value-type="percentage">
            <text:p>-53.50%</text:p>
          </table:table-cell>
          <table:table-cell table:style-name="ce3" table:formula="of:=[.F27]/100" office:value-type="percentage" office:value="-0.5420616" calcext:value-type="percentage">
            <text:p>-54.21%</text:p>
          </table:table-cell>
          <table:table-cell table:style-name="ce3" table:formula="of:=[.G27]/100" office:value-type="percentage" office:value="-0.6893081" calcext:value-type="percentage">
            <text:p>-68.93%</text:p>
          </table:table-cell>
          <table:table-cell table:style-name="ce3" table:formula="of:=[.H27]/100" office:value-type="percentage" office:value="-0.6715542" calcext:value-type="percentage">
            <text:p>-67.16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9.csv</text:p>
          </table:table-cell>
          <table:table-cell table:style-name="ce2" office:value-type="float" office:value="35.51853" calcext:value-type="float">
            <text:p>35.51853</text:p>
          </table:table-cell>
          <table:table-cell table:style-name="ce2" office:value-type="float" office:value="-16.38444" calcext:value-type="float">
            <text:p>-16.38444</text:p>
          </table:table-cell>
          <table:table-cell table:style-name="ce2" office:value-type="float" office:value="-19.82274" calcext:value-type="float">
            <text:p>-19.82274</text:p>
          </table:table-cell>
          <table:table-cell table:style-name="ce2" office:value-type="float" office:value="-19.58734" calcext:value-type="float">
            <text:p>-19.58734</text:p>
          </table:table-cell>
          <table:table-cell table:style-name="ce2" office:value-type="float" office:value="-34.37736" calcext:value-type="float">
            <text:p>-34.37736</text:p>
          </table:table-cell>
          <table:table-cell table:style-name="ce2" office:value-type="float" office:value="-34.90976" calcext:value-type="float">
            <text:p>-34.90976</text:p>
          </table:table-cell>
          <table:table-cell/>
          <table:table-cell table:style-name="ce2" office:value-type="string" calcext:value-type="string">
            <text:p>vpxenc speed 9</text:p>
          </table:table-cell>
          <table:table-cell table:style-name="ce2" office:value-type="float" office:value="35.51853" calcext:value-type="float">
            <text:p>35.51853</text:p>
          </table:table-cell>
          <table:table-cell table:style-name="ce3" table:formula="of:=[.D28]/100" office:value-type="percentage" office:value="-0.1638444" calcext:value-type="percentage">
            <text:p>-16.38%</text:p>
          </table:table-cell>
          <table:table-cell table:style-name="ce3" table:formula="of:=[.E28]/100" office:value-type="percentage" office:value="-0.1982274" calcext:value-type="percentage">
            <text:p>-19.82%</text:p>
          </table:table-cell>
          <table:table-cell table:style-name="ce3" table:formula="of:=[.F28]/100" office:value-type="percentage" office:value="-0.1958734" calcext:value-type="percentage">
            <text:p>-19.59%</text:p>
          </table:table-cell>
          <table:table-cell table:style-name="ce3" table:formula="of:=[.G28]/100" office:value-type="percentage" office:value="-0.3437736" calcext:value-type="percentage">
            <text:p>-34.38%</text:p>
          </table:table-cell>
          <table:table-cell table:style-name="ce3" table:formula="of:=[.H28]/100" office:value-type="percentage" office:value="-0.3490976" calcext:value-type="percentage">
            <text:p>-34.9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8.csv</text:p>
          </table:table-cell>
          <table:table-cell table:style-name="ce2" office:value-type="float" office:value="35.52354" calcext:value-type="float">
            <text:p>35.52354</text:p>
          </table:table-cell>
          <table:table-cell table:style-name="ce2" office:value-type="float" office:value="-16.38444" calcext:value-type="float">
            <text:p>-16.38444</text:p>
          </table:table-cell>
          <table:table-cell table:style-name="ce2" office:value-type="float" office:value="-19.82274" calcext:value-type="float">
            <text:p>-19.82274</text:p>
          </table:table-cell>
          <table:table-cell table:style-name="ce2" office:value-type="float" office:value="-19.58734" calcext:value-type="float">
            <text:p>-19.58734</text:p>
          </table:table-cell>
          <table:table-cell table:style-name="ce2" office:value-type="float" office:value="-34.37736" calcext:value-type="float">
            <text:p>-34.37736</text:p>
          </table:table-cell>
          <table:table-cell table:style-name="ce2" office:value-type="float" office:value="-34.90976" calcext:value-type="float">
            <text:p>-34.90976</text:p>
          </table:table-cell>
          <table:table-cell/>
          <table:table-cell table:style-name="ce2" office:value-type="string" calcext:value-type="string">
            <text:p>vpxenc speed 8</text:p>
          </table:table-cell>
          <table:table-cell table:style-name="ce2" office:value-type="float" office:value="35.52354" calcext:value-type="float">
            <text:p>35.52354</text:p>
          </table:table-cell>
          <table:table-cell table:style-name="ce3" table:formula="of:=[.D29]/100" office:value-type="percentage" office:value="-0.1638444" calcext:value-type="percentage">
            <text:p>-16.38%</text:p>
          </table:table-cell>
          <table:table-cell table:style-name="ce3" table:formula="of:=[.E29]/100" office:value-type="percentage" office:value="-0.1982274" calcext:value-type="percentage">
            <text:p>-19.82%</text:p>
          </table:table-cell>
          <table:table-cell table:style-name="ce3" table:formula="of:=[.F29]/100" office:value-type="percentage" office:value="-0.1958734" calcext:value-type="percentage">
            <text:p>-19.59%</text:p>
          </table:table-cell>
          <table:table-cell table:style-name="ce3" table:formula="of:=[.G29]/100" office:value-type="percentage" office:value="-0.3437736" calcext:value-type="percentage">
            <text:p>-34.38%</text:p>
          </table:table-cell>
          <table:table-cell table:style-name="ce3" table:formula="of:=[.H29]/100" office:value-type="percentage" office:value="-0.3490976" calcext:value-type="percentage">
            <text:p>-34.9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7.csv</text:p>
          </table:table-cell>
          <table:table-cell table:style-name="ce2" office:value-type="float" office:value="35.52123" calcext:value-type="float">
            <text:p>35.52123</text:p>
          </table:table-cell>
          <table:table-cell table:style-name="ce2" office:value-type="float" office:value="-16.38444" calcext:value-type="float">
            <text:p>-16.38444</text:p>
          </table:table-cell>
          <table:table-cell table:style-name="ce2" office:value-type="float" office:value="-19.82274" calcext:value-type="float">
            <text:p>-19.82274</text:p>
          </table:table-cell>
          <table:table-cell table:style-name="ce2" office:value-type="float" office:value="-19.58734" calcext:value-type="float">
            <text:p>-19.58734</text:p>
          </table:table-cell>
          <table:table-cell table:style-name="ce2" office:value-type="float" office:value="-34.37736" calcext:value-type="float">
            <text:p>-34.37736</text:p>
          </table:table-cell>
          <table:table-cell table:style-name="ce2" office:value-type="float" office:value="-34.90976" calcext:value-type="float">
            <text:p>-34.90976</text:p>
          </table:table-cell>
          <table:table-cell/>
          <table:table-cell table:style-name="ce2" office:value-type="string" calcext:value-type="string">
            <text:p>vpxenc speed 7</text:p>
          </table:table-cell>
          <table:table-cell table:style-name="ce2" office:value-type="float" office:value="35.52123" calcext:value-type="float">
            <text:p>35.52123</text:p>
          </table:table-cell>
          <table:table-cell table:style-name="ce3" table:formula="of:=[.D30]/100" office:value-type="percentage" office:value="-0.1638444" calcext:value-type="percentage">
            <text:p>-16.38%</text:p>
          </table:table-cell>
          <table:table-cell table:style-name="ce3" table:formula="of:=[.E30]/100" office:value-type="percentage" office:value="-0.1982274" calcext:value-type="percentage">
            <text:p>-19.82%</text:p>
          </table:table-cell>
          <table:table-cell table:style-name="ce3" table:formula="of:=[.F30]/100" office:value-type="percentage" office:value="-0.1958734" calcext:value-type="percentage">
            <text:p>-19.59%</text:p>
          </table:table-cell>
          <table:table-cell table:style-name="ce3" table:formula="of:=[.G30]/100" office:value-type="percentage" office:value="-0.3437736" calcext:value-type="percentage">
            <text:p>-34.38%</text:p>
          </table:table-cell>
          <table:table-cell table:style-name="ce3" table:formula="of:=[.H30]/100" office:value-type="percentage" office:value="-0.3490976" calcext:value-type="percentage">
            <text:p>-34.9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6.csv</text:p>
          </table:table-cell>
          <table:table-cell table:style-name="ce2" office:value-type="float" office:value="35.51194" calcext:value-type="float">
            <text:p>35.51194</text:p>
          </table:table-cell>
          <table:table-cell table:style-name="ce2" office:value-type="float" office:value="-16.38444" calcext:value-type="float">
            <text:p>-16.38444</text:p>
          </table:table-cell>
          <table:table-cell table:style-name="ce2" office:value-type="float" office:value="-19.82274" calcext:value-type="float">
            <text:p>-19.82274</text:p>
          </table:table-cell>
          <table:table-cell table:style-name="ce2" office:value-type="float" office:value="-19.58734" calcext:value-type="float">
            <text:p>-19.58734</text:p>
          </table:table-cell>
          <table:table-cell table:style-name="ce2" office:value-type="float" office:value="-34.37736" calcext:value-type="float">
            <text:p>-34.37736</text:p>
          </table:table-cell>
          <table:table-cell table:style-name="ce2" office:value-type="float" office:value="-34.90976" calcext:value-type="float">
            <text:p>-34.90976</text:p>
          </table:table-cell>
          <table:table-cell/>
          <table:table-cell table:style-name="ce2" office:value-type="string" calcext:value-type="string">
            <text:p>vpxenc speed 6</text:p>
          </table:table-cell>
          <table:table-cell table:style-name="ce2" office:value-type="float" office:value="35.51194" calcext:value-type="float">
            <text:p>35.51194</text:p>
          </table:table-cell>
          <table:table-cell table:style-name="ce3" table:formula="of:=[.D31]/100" office:value-type="percentage" office:value="-0.1638444" calcext:value-type="percentage">
            <text:p>-16.38%</text:p>
          </table:table-cell>
          <table:table-cell table:style-name="ce3" table:formula="of:=[.E31]/100" office:value-type="percentage" office:value="-0.1982274" calcext:value-type="percentage">
            <text:p>-19.82%</text:p>
          </table:table-cell>
          <table:table-cell table:style-name="ce3" table:formula="of:=[.F31]/100" office:value-type="percentage" office:value="-0.1958734" calcext:value-type="percentage">
            <text:p>-19.59%</text:p>
          </table:table-cell>
          <table:table-cell table:style-name="ce3" table:formula="of:=[.G31]/100" office:value-type="percentage" office:value="-0.3437736" calcext:value-type="percentage">
            <text:p>-34.38%</text:p>
          </table:table-cell>
          <table:table-cell table:style-name="ce3" table:formula="of:=[.H31]/100" office:value-type="percentage" office:value="-0.3490976" calcext:value-type="percentage">
            <text:p>-34.9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5.csv</text:p>
          </table:table-cell>
          <table:table-cell table:style-name="ce2" office:value-type="float" office:value="35.52391" calcext:value-type="float">
            <text:p>35.52391</text:p>
          </table:table-cell>
          <table:table-cell table:style-name="ce2" office:value-type="float" office:value="-16.38444" calcext:value-type="float">
            <text:p>-16.38444</text:p>
          </table:table-cell>
          <table:table-cell table:style-name="ce2" office:value-type="float" office:value="-19.82274" calcext:value-type="float">
            <text:p>-19.82274</text:p>
          </table:table-cell>
          <table:table-cell table:style-name="ce2" office:value-type="float" office:value="-19.58734" calcext:value-type="float">
            <text:p>-19.58734</text:p>
          </table:table-cell>
          <table:table-cell table:style-name="ce2" office:value-type="float" office:value="-34.37736" calcext:value-type="float">
            <text:p>-34.37736</text:p>
          </table:table-cell>
          <table:table-cell table:style-name="ce2" office:value-type="float" office:value="-34.90976" calcext:value-type="float">
            <text:p>-34.90976</text:p>
          </table:table-cell>
          <table:table-cell/>
          <table:table-cell table:style-name="ce2" office:value-type="string" calcext:value-type="string">
            <text:p>vpxenc speed 5</text:p>
          </table:table-cell>
          <table:table-cell table:style-name="ce2" office:value-type="float" office:value="35.52391" calcext:value-type="float">
            <text:p>35.52391</text:p>
          </table:table-cell>
          <table:table-cell table:style-name="ce3" table:formula="of:=[.D32]/100" office:value-type="percentage" office:value="-0.1638444" calcext:value-type="percentage">
            <text:p>-16.38%</text:p>
          </table:table-cell>
          <table:table-cell table:style-name="ce3" table:formula="of:=[.E32]/100" office:value-type="percentage" office:value="-0.1982274" calcext:value-type="percentage">
            <text:p>-19.82%</text:p>
          </table:table-cell>
          <table:table-cell table:style-name="ce3" table:formula="of:=[.F32]/100" office:value-type="percentage" office:value="-0.1958734" calcext:value-type="percentage">
            <text:p>-19.59%</text:p>
          </table:table-cell>
          <table:table-cell table:style-name="ce3" table:formula="of:=[.G32]/100" office:value-type="percentage" office:value="-0.3437736" calcext:value-type="percentage">
            <text:p>-34.38%</text:p>
          </table:table-cell>
          <table:table-cell table:style-name="ce3" table:formula="of:=[.H32]/100" office:value-type="percentage" office:value="-0.3490976" calcext:value-type="percentage">
            <text:p>-34.9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4.csv</text:p>
          </table:table-cell>
          <table:table-cell table:style-name="ce2" office:value-type="float" office:value="31.83362" calcext:value-type="float">
            <text:p>31.83362</text:p>
          </table:table-cell>
          <table:table-cell table:style-name="ce2" office:value-type="float" office:value="-14.21617" calcext:value-type="float">
            <text:p>-14.21617</text:p>
          </table:table-cell>
          <table:table-cell table:style-name="ce2" office:value-type="float" office:value="-13.50289" calcext:value-type="float">
            <text:p>-13.50289</text:p>
          </table:table-cell>
          <table:table-cell table:style-name="ce2" office:value-type="float" office:value="-13.40662" calcext:value-type="float">
            <text:p>-13.40662</text:p>
          </table:table-cell>
          <table:table-cell table:style-name="ce2" office:value-type="float" office:value="-35.40717" calcext:value-type="float">
            <text:p>-35.40717</text:p>
          </table:table-cell>
          <table:table-cell table:style-name="ce2" office:value-type="float" office:value="-34.50105" calcext:value-type="float">
            <text:p>-34.50105</text:p>
          </table:table-cell>
          <table:table-cell/>
          <table:table-cell table:style-name="ce2" office:value-type="string" calcext:value-type="string">
            <text:p>vpxenc speed 4</text:p>
          </table:table-cell>
          <table:table-cell table:style-name="ce2" office:value-type="float" office:value="31.83362" calcext:value-type="float">
            <text:p>31.83362</text:p>
          </table:table-cell>
          <table:table-cell table:style-name="ce3" table:formula="of:=[.D33]/100" office:value-type="percentage" office:value="-0.1421617" calcext:value-type="percentage">
            <text:p>-14.22%</text:p>
          </table:table-cell>
          <table:table-cell table:style-name="ce3" table:formula="of:=[.E33]/100" office:value-type="percentage" office:value="-0.1350289" calcext:value-type="percentage">
            <text:p>-13.50%</text:p>
          </table:table-cell>
          <table:table-cell table:style-name="ce3" table:formula="of:=[.F33]/100" office:value-type="percentage" office:value="-0.1340662" calcext:value-type="percentage">
            <text:p>-13.41%</text:p>
          </table:table-cell>
          <table:table-cell table:style-name="ce3" table:formula="of:=[.G33]/100" office:value-type="percentage" office:value="-0.3540717" calcext:value-type="percentage">
            <text:p>-35.41%</text:p>
          </table:table-cell>
          <table:table-cell table:style-name="ce3" table:formula="of:=[.H33]/100" office:value-type="percentage" office:value="-0.3450105" calcext:value-type="percentage">
            <text:p>-34.5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vpxenc_s3.csv</text:p>
          </table:table-cell>
          <table:table-cell table:style-name="ce2" office:value-type="float" office:value="35.08279" calcext:value-type="float">
            <text:p>35.08279</text:p>
          </table:table-cell>
          <table:table-cell table:style-name="ce2" office:value-type="float" office:value="-17.80152" calcext:value-type="float">
            <text:p>-17.80152</text:p>
          </table:table-cell>
          <table:table-cell table:style-name="ce2" office:value-type="float" office:value="-16.19059" calcext:value-type="float">
            <text:p>-16.19059</text:p>
          </table:table-cell>
          <table:table-cell table:style-name="ce2" office:value-type="float" office:value="-15.31014" calcext:value-type="float">
            <text:p>-15.31014</text:p>
          </table:table-cell>
          <table:table-cell table:style-name="ce2" office:value-type="float" office:value="-38.52261" calcext:value-type="float">
            <text:p>-38.52261</text:p>
          </table:table-cell>
          <table:table-cell table:style-name="ce2" office:value-type="float" office:value="-37.71237" calcext:value-type="float">
            <text:p>-37.71237</text:p>
          </table:table-cell>
          <table:table-cell/>
          <table:table-cell table:style-name="ce2" office:value-type="string" calcext:value-type="string">
            <text:p>vpxenc speed 3</text:p>
          </table:table-cell>
          <table:table-cell table:style-name="ce2" office:value-type="float" office:value="35.08279" calcext:value-type="float">
            <text:p>35.08279</text:p>
          </table:table-cell>
          <table:table-cell table:style-name="ce3" table:formula="of:=[.D34]/100" office:value-type="percentage" office:value="-0.1780152" calcext:value-type="percentage">
            <text:p>-17.80%</text:p>
          </table:table-cell>
          <table:table-cell table:style-name="ce3" table:formula="of:=[.E34]/100" office:value-type="percentage" office:value="-0.1619059" calcext:value-type="percentage">
            <text:p>-16.19%</text:p>
          </table:table-cell>
          <table:table-cell table:style-name="ce3" table:formula="of:=[.F34]/100" office:value-type="percentage" office:value="-0.1531014" calcext:value-type="percentage">
            <text:p>-15.31%</text:p>
          </table:table-cell>
          <table:table-cell table:style-name="ce3" table:formula="of:=[.G34]/100" office:value-type="percentage" office:value="-0.3852261" calcext:value-type="percentage">
            <text:p>-38.52%</text:p>
          </table:table-cell>
          <table:table-cell table:style-name="ce3" table:formula="of:=[.H34]/100" office:value-type="percentage" office:value="-0.3771237" calcext:value-type="percentage">
            <text:p>-37.7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9.csv</text:p>
          </table:table-cell>
          <table:table-cell table:style-name="ce2" office:value-type="float" office:value="41.46828" calcext:value-type="float">
            <text:p>41.46828</text:p>
          </table:table-cell>
          <table:table-cell table:style-name="ce2" office:value-type="float" office:value="-39.12295" calcext:value-type="float">
            <text:p>-39.12295</text:p>
          </table:table-cell>
          <table:table-cell table:style-name="ce2" office:value-type="float" office:value="-41.83007" calcext:value-type="float">
            <text:p>-41.83007</text:p>
          </table:table-cell>
          <table:table-cell table:style-name="ce2" office:value-type="float" office:value="-38.63175" calcext:value-type="float">
            <text:p>-38.63175</text:p>
          </table:table-cell>
          <table:table-cell table:style-name="ce2" office:value-type="float" office:value="-59.8263" calcext:value-type="float">
            <text:p>-59.8263</text:p>
          </table:table-cell>
          <table:table-cell table:style-name="ce2" office:value-type="float" office:value="-59.20712" calcext:value-type="float">
            <text:p>-59.20712</text:p>
          </table:table-cell>
          <table:table-cell/>
          <table:table-cell table:style-name="ce2" office:value-type="string" calcext:value-type="string">
            <text:p>aomenc speed 9</text:p>
          </table:table-cell>
          <table:table-cell table:style-name="ce2" office:value-type="float" office:value="41.46828" calcext:value-type="float">
            <text:p>41.46828</text:p>
          </table:table-cell>
          <table:table-cell table:style-name="ce3" table:formula="of:=[.D35]/100" office:value-type="percentage" office:value="-0.3912295" calcext:value-type="percentage">
            <text:p>-39.12%</text:p>
          </table:table-cell>
          <table:table-cell table:style-name="ce3" table:formula="of:=[.E35]/100" office:value-type="percentage" office:value="-0.4183007" calcext:value-type="percentage">
            <text:p>-41.83%</text:p>
          </table:table-cell>
          <table:table-cell table:style-name="ce3" table:formula="of:=[.F35]/100" office:value-type="percentage" office:value="-0.3863175" calcext:value-type="percentage">
            <text:p>-38.63%</text:p>
          </table:table-cell>
          <table:table-cell table:style-name="ce3" table:formula="of:=[.G35]/100" office:value-type="percentage" office:value="-0.598263" calcext:value-type="percentage">
            <text:p>-59.83%</text:p>
          </table:table-cell>
          <table:table-cell table:style-name="ce3" table:formula="of:=[.H35]/100" office:value-type="percentage" office:value="-0.5920712" calcext:value-type="percentage">
            <text:p>-59.2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8.csv</text:p>
          </table:table-cell>
          <table:table-cell table:style-name="ce2" office:value-type="float" office:value="41.45961" calcext:value-type="float">
            <text:p>41.45961</text:p>
          </table:table-cell>
          <table:table-cell table:style-name="ce2" office:value-type="float" office:value="-39.12295" calcext:value-type="float">
            <text:p>-39.12295</text:p>
          </table:table-cell>
          <table:table-cell table:style-name="ce2" office:value-type="float" office:value="-41.83007" calcext:value-type="float">
            <text:p>-41.83007</text:p>
          </table:table-cell>
          <table:table-cell table:style-name="ce2" office:value-type="float" office:value="-38.63175" calcext:value-type="float">
            <text:p>-38.63175</text:p>
          </table:table-cell>
          <table:table-cell table:style-name="ce2" office:value-type="float" office:value="-59.8263" calcext:value-type="float">
            <text:p>-59.8263</text:p>
          </table:table-cell>
          <table:table-cell table:style-name="ce2" office:value-type="float" office:value="-59.20712" calcext:value-type="float">
            <text:p>-59.20712</text:p>
          </table:table-cell>
          <table:table-cell/>
          <table:table-cell table:style-name="ce2" office:value-type="string" calcext:value-type="string">
            <text:p>aomenc speed 8</text:p>
          </table:table-cell>
          <table:table-cell table:style-name="ce2" office:value-type="float" office:value="41.45961" calcext:value-type="float">
            <text:p>41.45961</text:p>
          </table:table-cell>
          <table:table-cell table:style-name="ce3" table:formula="of:=[.D36]/100" office:value-type="percentage" office:value="-0.3912295" calcext:value-type="percentage">
            <text:p>-39.12%</text:p>
          </table:table-cell>
          <table:table-cell table:style-name="ce3" table:formula="of:=[.E36]/100" office:value-type="percentage" office:value="-0.4183007" calcext:value-type="percentage">
            <text:p>-41.83%</text:p>
          </table:table-cell>
          <table:table-cell table:style-name="ce3" table:formula="of:=[.F36]/100" office:value-type="percentage" office:value="-0.3863175" calcext:value-type="percentage">
            <text:p>-38.63%</text:p>
          </table:table-cell>
          <table:table-cell table:style-name="ce3" table:formula="of:=[.G36]/100" office:value-type="percentage" office:value="-0.598263" calcext:value-type="percentage">
            <text:p>-59.83%</text:p>
          </table:table-cell>
          <table:table-cell table:style-name="ce3" table:formula="of:=[.H36]/100" office:value-type="percentage" office:value="-0.5920712" calcext:value-type="percentage">
            <text:p>-59.2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7.csv</text:p>
          </table:table-cell>
          <table:table-cell table:style-name="ce2" office:value-type="float" office:value="41.43466" calcext:value-type="float">
            <text:p>41.43466</text:p>
          </table:table-cell>
          <table:table-cell table:style-name="ce2" office:value-type="float" office:value="-39.12295" calcext:value-type="float">
            <text:p>-39.12295</text:p>
          </table:table-cell>
          <table:table-cell table:style-name="ce2" office:value-type="float" office:value="-41.83007" calcext:value-type="float">
            <text:p>-41.83007</text:p>
          </table:table-cell>
          <table:table-cell table:style-name="ce2" office:value-type="float" office:value="-38.63175" calcext:value-type="float">
            <text:p>-38.63175</text:p>
          </table:table-cell>
          <table:table-cell table:style-name="ce2" office:value-type="float" office:value="-59.8263" calcext:value-type="float">
            <text:p>-59.8263</text:p>
          </table:table-cell>
          <table:table-cell table:style-name="ce2" office:value-type="float" office:value="-59.20712" calcext:value-type="float">
            <text:p>-59.20712</text:p>
          </table:table-cell>
          <table:table-cell/>
          <table:table-cell table:style-name="ce2" office:value-type="string" calcext:value-type="string">
            <text:p>aomenc speed 7</text:p>
          </table:table-cell>
          <table:table-cell table:style-name="ce2" office:value-type="float" office:value="41.43466" calcext:value-type="float">
            <text:p>41.43466</text:p>
          </table:table-cell>
          <table:table-cell table:style-name="ce3" table:formula="of:=[.D37]/100" office:value-type="percentage" office:value="-0.3912295" calcext:value-type="percentage">
            <text:p>-39.12%</text:p>
          </table:table-cell>
          <table:table-cell table:style-name="ce3" table:formula="of:=[.E37]/100" office:value-type="percentage" office:value="-0.4183007" calcext:value-type="percentage">
            <text:p>-41.83%</text:p>
          </table:table-cell>
          <table:table-cell table:style-name="ce3" table:formula="of:=[.F37]/100" office:value-type="percentage" office:value="-0.3863175" calcext:value-type="percentage">
            <text:p>-38.63%</text:p>
          </table:table-cell>
          <table:table-cell table:style-name="ce3" table:formula="of:=[.G37]/100" office:value-type="percentage" office:value="-0.598263" calcext:value-type="percentage">
            <text:p>-59.83%</text:p>
          </table:table-cell>
          <table:table-cell table:style-name="ce3" table:formula="of:=[.H37]/100" office:value-type="percentage" office:value="-0.5920712" calcext:value-type="percentage">
            <text:p>-59.2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6.csv</text:p>
          </table:table-cell>
          <table:table-cell table:style-name="ce2" office:value-type="float" office:value="41.45744" calcext:value-type="float">
            <text:p>41.45744</text:p>
          </table:table-cell>
          <table:table-cell table:style-name="ce2" office:value-type="float" office:value="-39.12295" calcext:value-type="float">
            <text:p>-39.12295</text:p>
          </table:table-cell>
          <table:table-cell table:style-name="ce2" office:value-type="float" office:value="-41.83007" calcext:value-type="float">
            <text:p>-41.83007</text:p>
          </table:table-cell>
          <table:table-cell table:style-name="ce2" office:value-type="float" office:value="-38.63175" calcext:value-type="float">
            <text:p>-38.63175</text:p>
          </table:table-cell>
          <table:table-cell table:style-name="ce2" office:value-type="float" office:value="-59.8263" calcext:value-type="float">
            <text:p>-59.8263</text:p>
          </table:table-cell>
          <table:table-cell table:style-name="ce2" office:value-type="float" office:value="-59.20712" calcext:value-type="float">
            <text:p>-59.20712</text:p>
          </table:table-cell>
          <table:table-cell/>
          <table:table-cell table:style-name="ce2" office:value-type="string" calcext:value-type="string">
            <text:p>aomenc speed 6</text:p>
          </table:table-cell>
          <table:table-cell table:style-name="ce2" office:value-type="float" office:value="41.45744" calcext:value-type="float">
            <text:p>41.45744</text:p>
          </table:table-cell>
          <table:table-cell table:style-name="ce3" table:formula="of:=[.D38]/100" office:value-type="percentage" office:value="-0.3912295" calcext:value-type="percentage">
            <text:p>-39.12%</text:p>
          </table:table-cell>
          <table:table-cell table:style-name="ce3" table:formula="of:=[.E38]/100" office:value-type="percentage" office:value="-0.4183007" calcext:value-type="percentage">
            <text:p>-41.83%</text:p>
          </table:table-cell>
          <table:table-cell table:style-name="ce3" table:formula="of:=[.F38]/100" office:value-type="percentage" office:value="-0.3863175" calcext:value-type="percentage">
            <text:p>-38.63%</text:p>
          </table:table-cell>
          <table:table-cell table:style-name="ce3" table:formula="of:=[.G38]/100" office:value-type="percentage" office:value="-0.598263" calcext:value-type="percentage">
            <text:p>-59.83%</text:p>
          </table:table-cell>
          <table:table-cell table:style-name="ce3" table:formula="of:=[.H38]/100" office:value-type="percentage" office:value="-0.5920712" calcext:value-type="percentage">
            <text:p>-59.21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5.csv</text:p>
          </table:table-cell>
          <table:table-cell table:style-name="ce2" office:value-type="float" office:value="59.34036" calcext:value-type="float">
            <text:p>59.34036</text:p>
          </table:table-cell>
          <table:table-cell table:style-name="ce2" office:value-type="float" office:value="-41.04703" calcext:value-type="float">
            <text:p>-41.04703</text:p>
          </table:table-cell>
          <table:table-cell table:style-name="ce2" office:value-type="float" office:value="-43.83799" calcext:value-type="float">
            <text:p>-43.83799</text:p>
          </table:table-cell>
          <table:table-cell table:style-name="ce2" office:value-type="float" office:value="-40.58262" calcext:value-type="float">
            <text:p>-40.58262</text:p>
          </table:table-cell>
          <table:table-cell table:style-name="ce2" office:value-type="float" office:value="-61.30127" calcext:value-type="float">
            <text:p>-61.30127</text:p>
          </table:table-cell>
          <table:table-cell table:style-name="ce2" office:value-type="float" office:value="-60.8039" calcext:value-type="float">
            <text:p>-60.8039</text:p>
          </table:table-cell>
          <table:table-cell/>
          <table:table-cell table:style-name="ce2" office:value-type="string" calcext:value-type="string">
            <text:p>aomenc speed 5</text:p>
          </table:table-cell>
          <table:table-cell table:style-name="ce2" office:value-type="float" office:value="59.34036" calcext:value-type="float">
            <text:p>59.34036</text:p>
          </table:table-cell>
          <table:table-cell table:style-name="ce3" table:formula="of:=[.D39]/100" office:value-type="percentage" office:value="-0.4104703" calcext:value-type="percentage">
            <text:p>-41.05%</text:p>
          </table:table-cell>
          <table:table-cell table:style-name="ce3" table:formula="of:=[.E39]/100" office:value-type="percentage" office:value="-0.4383799" calcext:value-type="percentage">
            <text:p>-43.84%</text:p>
          </table:table-cell>
          <table:table-cell table:style-name="ce3" table:formula="of:=[.F39]/100" office:value-type="percentage" office:value="-0.4058262" calcext:value-type="percentage">
            <text:p>-40.58%</text:p>
          </table:table-cell>
          <table:table-cell table:style-name="ce3" table:formula="of:=[.G39]/100" office:value-type="percentage" office:value="-0.6130127" calcext:value-type="percentage">
            <text:p>-61.30%</text:p>
          </table:table-cell>
          <table:table-cell table:style-name="ce3" table:formula="of:=[.H39]/100" office:value-type="percentage" office:value="-0.608039" calcext:value-type="percentage">
            <text:p>-60.8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4.csv</text:p>
          </table:table-cell>
          <table:table-cell table:style-name="ce2" office:value-type="float" office:value="216.17344" calcext:value-type="float">
            <text:p>216.17344</text:p>
          </table:table-cell>
          <table:table-cell table:style-name="ce2" office:value-type="float" office:value="-48.17914" calcext:value-type="float">
            <text:p>-48.17914</text:p>
          </table:table-cell>
          <table:table-cell table:style-name="ce2" office:value-type="float" office:value="-52.62852" calcext:value-type="float">
            <text:p>-52.62852</text:p>
          </table:table-cell>
          <table:table-cell table:style-name="ce2" office:value-type="float" office:value="-51.63366" calcext:value-type="float">
            <text:p>-51.63366</text:p>
          </table:table-cell>
          <table:table-cell table:style-name="ce2" office:value-type="float" office:value="-67.81939" calcext:value-type="float">
            <text:p>-67.81939</text:p>
          </table:table-cell>
          <table:table-cell table:style-name="ce2" office:value-type="float" office:value="-66.90045" calcext:value-type="float">
            <text:p>-66.90045</text:p>
          </table:table-cell>
          <table:table-cell/>
          <table:table-cell table:style-name="ce2" office:value-type="string" calcext:value-type="string">
            <text:p>aomenc speed 4</text:p>
          </table:table-cell>
          <table:table-cell table:style-name="ce2" office:value-type="float" office:value="216.17344" calcext:value-type="float">
            <text:p>216.17344</text:p>
          </table:table-cell>
          <table:table-cell table:style-name="ce3" table:formula="of:=[.D40]/100" office:value-type="percentage" office:value="-0.4817914" calcext:value-type="percentage">
            <text:p>-48.18%</text:p>
          </table:table-cell>
          <table:table-cell table:style-name="ce3" table:formula="of:=[.E40]/100" office:value-type="percentage" office:value="-0.5262852" calcext:value-type="percentage">
            <text:p>-52.63%</text:p>
          </table:table-cell>
          <table:table-cell table:style-name="ce3" table:formula="of:=[.F40]/100" office:value-type="percentage" office:value="-0.5163366" calcext:value-type="percentage">
            <text:p>-51.63%</text:p>
          </table:table-cell>
          <table:table-cell table:style-name="ce3" table:formula="of:=[.G40]/100" office:value-type="percentage" office:value="-0.6781939" calcext:value-type="percentage">
            <text:p>-67.82%</text:p>
          </table:table-cell>
          <table:table-cell table:style-name="ce3" table:formula="of:=[.H40]/100" office:value-type="percentage" office:value="-0.6690045" calcext:value-type="percentage">
            <text:p>-66.90%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aomenc_s3.csv</text:p>
          </table:table-cell>
          <table:table-cell table:style-name="ce2" office:value-type="float" office:value="343.46495" calcext:value-type="float">
            <text:p>343.46495</text:p>
          </table:table-cell>
          <table:table-cell table:style-name="ce2" office:value-type="float" office:value="-50.80942" calcext:value-type="float">
            <text:p>-50.80942</text:p>
          </table:table-cell>
          <table:table-cell table:style-name="ce2" office:value-type="float" office:value="-54.19866" calcext:value-type="float">
            <text:p>-54.19866</text:p>
          </table:table-cell>
          <table:table-cell table:style-name="ce2" office:value-type="float" office:value="-53.14376" calcext:value-type="float">
            <text:p>-53.14376</text:p>
          </table:table-cell>
          <table:table-cell table:style-name="ce2" office:value-type="float" office:value="-69.98413" calcext:value-type="float">
            <text:p>-69.98413</text:p>
          </table:table-cell>
          <table:table-cell table:style-name="ce2" office:value-type="float" office:value="-68.76316" calcext:value-type="float">
            <text:p>-68.76316</text:p>
          </table:table-cell>
          <table:table-cell/>
          <table:table-cell table:style-name="ce2" office:value-type="string" calcext:value-type="string">
            <text:p>aomenc speed 3</text:p>
          </table:table-cell>
          <table:table-cell table:style-name="ce2" office:value-type="float" office:value="343.46495" calcext:value-type="float">
            <text:p>343.46495</text:p>
          </table:table-cell>
          <table:table-cell table:style-name="ce3" table:formula="of:=[.D41]/100" office:value-type="percentage" office:value="-0.5080942" calcext:value-type="percentage">
            <text:p>-50.81%</text:p>
          </table:table-cell>
          <table:table-cell table:style-name="ce3" table:formula="of:=[.E41]/100" office:value-type="percentage" office:value="-0.5419866" calcext:value-type="percentage">
            <text:p>-54.20%</text:p>
          </table:table-cell>
          <table:table-cell table:style-name="ce3" table:formula="of:=[.F41]/100" office:value-type="percentage" office:value="-0.5314376" calcext:value-type="percentage">
            <text:p>-53.14%</text:p>
          </table:table-cell>
          <table:table-cell table:style-name="ce3" table:formula="of:=[.G41]/100" office:value-type="percentage" office:value="-0.6998413" calcext:value-type="percentage">
            <text:p>-69.98%</text:p>
          </table:table-cell>
          <table:table-cell table:style-name="ce3" table:formula="of:=[.H41]/100" office:value-type="percentage" office:value="-0.6876316" calcext:value-type="percentage">
            <text:p>-68.76%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4"/>
          <table:table-cell table:style-name="ce1"/>
          <table:table-cell table:number-columns-repeated="100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s" table:style-name="ta3">
        <table:table-column table:style-name="co1" table:number-columns-repeated="1024" table:default-cell-style-name="Default"/>
        <table:table-row table:style-name="ro2">
          <table:table-cell/>
          <table:table-cell table:style-name="ce4" office:value-type="string" calcext:value-type="string">
            <text:p>Compute Cost</text:p>
          </table:table-cell>
          <table:table-cell table:style-name="ce4" office:value-type="string" calcext:value-type="string">
            <text:p>Storage Cost</text:p>
          </table:table-cell>
          <table:table-cell table:style-name="ce4" office:value-type="string" calcext:value-type="string">
            <text:p>Delivery Cost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float" office:value="0.05" calcext:value-type="float">
            <text:p>$0.05</text:p>
          </table:table-cell>
          <table:table-cell table:style-name="ce6" office:value-type="float" office:value="0.023" calcext:value-type="float">
            <text:p>$0.023</text:p>
          </table:table-cell>
          <table:table-cell table:style-name="ce5" office:value-type="float" office:value="0.08" calcext:value-type="float">
            <text:p>$0.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reset</text:p>
          </table:table-cell>
          <table:table-cell table:style-name="ce7" office:value-type="string" calcext:value-type="string">
            <text:p>Time to Encode (s)</text:p>
          </table:table-cell>
          <table:table-cell table:style-name="ce1" office:value-type="string" calcext:value-type="string">
            <text:p>XPSNR BD-Rate (%)</text:p>
          </table:table-cell>
          <table:table-cell table:style-name="ce1" office:value-type="string" calcext:value-type="string">
            <text:p>Bitrate (Mbps) (Relative to Baseline)</text:p>
          </table:table-cell>
          <table:table-cell table:style-name="ce1" office:value-type="string" calcext:value-type="string">
            <text:p>Ctranscode​​ (per video-hour)</text:p>
          </table:table-cell>
          <table:table-cell table:style-name="ce1" office:value-type="string" calcext:value-type="string">
            <text:p>Cstorage (per video hour / month)</text:p>
          </table:table-cell>
          <table:table-cell table:style-name="ce1" office:value-type="string" calcext:value-type="string">
            <text:p>Cdelivery​ (per 1000 views)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ultrafast</text:p>
          </table:table-cell>
          <table:table-cell table:style-name="ce8" office:value-type="float" office:value="3.3586" calcext:value-type="float">
            <text:p>3.359</text:p>
          </table:table-cell>
          <table:table-cell table:style-name="ce3" office:value-type="percentage" office:value="1.3048502" calcext:value-type="percentage">
            <text:p>130.49%</text:p>
          </table:table-cell>
          <table:table-cell table:style-name="ce7" table:formula="of:=[.$E$11]+([.$E$11]*[.D5])" office:value-type="float" office:value="9.2194008" calcext:value-type="float">
            <text:p>9.219</text:p>
          </table:table-cell>
          <table:table-cell table:style-name="ce9" table:formula="of:=([.C5]/10)*[.$B$2]" office:value-type="float" office:value="0.016793" calcext:value-type="float">
            <text:p>$0.017</text:p>
          </table:table-cell>
          <table:table-cell table:style-name="ce9" table:formula="of:=([.E5]*3600/8/1024)*[.$C$2]" office:value-type="float" office:value="0.0931843733203125" calcext:value-type="float">
            <text:p>$0.093</text:p>
          </table:table-cell>
          <table:table-cell table:style-name="ce10" table:formula="of:=([.E5]*3600/8/1000)*[.$D$2]*1000" office:value-type="float" office:value="331.8984288" calcext:value-type="float">
            <text:p>$331.9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uperfast</text:p>
          </table:table-cell>
          <table:table-cell table:style-name="ce8" office:value-type="float" office:value="3.51609" calcext:value-type="float">
            <text:p>3.516</text:p>
          </table:table-cell>
          <table:table-cell table:style-name="ce3" office:value-type="percentage" office:value="0.5563041" calcext:value-type="percentage">
            <text:p>55.63%</text:p>
          </table:table-cell>
          <table:table-cell table:style-name="ce7" table:formula="of:=[.$E$11]+([.$E$11]*[.D6])" office:value-type="float" office:value="6.2252164" calcext:value-type="float">
            <text:p>6.225</text:p>
          </table:table-cell>
          <table:table-cell table:style-name="ce9" table:formula="of:=([.C6]/10)*[.$B$2]" office:value-type="float" office:value="0.01758045" calcext:value-type="float">
            <text:p>$0.018</text:p>
          </table:table-cell>
          <table:table-cell table:style-name="ce9" table:formula="of:=([.E6]*3600/8/1024)*[.$C$2]" office:value-type="float" office:value="0.0629208884179687" calcext:value-type="float">
            <text:p>$0.063</text:p>
          </table:table-cell>
          <table:table-cell table:style-name="ce10" table:formula="of:=([.E6]*3600/8/1000)*[.$D$2]*1000" office:value-type="float" office:value="224.1077904" calcext:value-type="float">
            <text:p>$224.11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veryfast</text:p>
          </table:table-cell>
          <table:table-cell table:style-name="ce8" office:value-type="float" office:value="3.62701" calcext:value-type="float">
            <text:p>3.627</text:p>
          </table:table-cell>
          <table:table-cell table:style-name="ce3" office:value-type="percentage" office:value="0.3025309" calcext:value-type="percentage">
            <text:p>30.25%</text:p>
          </table:table-cell>
          <table:table-cell table:style-name="ce7" table:formula="of:=[.$E$11]+([.$E$11]*[.D7])" office:value-type="float" office:value="5.2101236" calcext:value-type="float">
            <text:p>5.210</text:p>
          </table:table-cell>
          <table:table-cell table:style-name="ce9" table:formula="of:=([.C7]/10)*[.$B$2]" office:value-type="float" office:value="0.01813505" calcext:value-type="float">
            <text:p>$0.018</text:p>
          </table:table-cell>
          <table:table-cell table:style-name="ce9" table:formula="of:=([.E7]*3600/8/1024)*[.$C$2]" office:value-type="float" office:value="0.0526609172460937" calcext:value-type="float">
            <text:p>$0.053</text:p>
          </table:table-cell>
          <table:table-cell table:style-name="ce10" table:formula="of:=([.E7]*3600/8/1000)*[.$D$2]*1000" office:value-type="float" office:value="187.5644496" calcext:value-type="float">
            <text:p>$187.56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faster</text:p>
          </table:table-cell>
          <table:table-cell table:style-name="ce8" office:value-type="float" office:value="3.84783" calcext:value-type="float">
            <text:p>3.848</text:p>
          </table:table-cell>
          <table:table-cell table:style-name="ce3" office:value-type="percentage" office:value="0.161542" calcext:value-type="percentage">
            <text:p>16.15%</text:p>
          </table:table-cell>
          <table:table-cell table:style-name="ce7" table:formula="of:=[.$E$11]+([.$E$11]*[.D8])" office:value-type="float" office:value="4.646168" calcext:value-type="float">
            <text:p>4.646</text:p>
          </table:table-cell>
          <table:table-cell table:style-name="ce9" table:formula="of:=([.C8]/10)*[.$B$2]" office:value-type="float" office:value="0.01923915" calcext:value-type="float">
            <text:p>$0.019</text:p>
          </table:table-cell>
          <table:table-cell table:style-name="ce9" table:formula="of:=([.E8]*3600/8/1024)*[.$C$2]" office:value-type="float" office:value="0.046960780078125" calcext:value-type="float">
            <text:p>$0.047</text:p>
          </table:table-cell>
          <table:table-cell table:style-name="ce10" table:formula="of:=([.E8]*3600/8/1000)*[.$D$2]*1000" office:value-type="float" office:value="167.262048" calcext:value-type="float">
            <text:p>$167.26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fast</text:p>
          </table:table-cell>
          <table:table-cell table:style-name="ce8" office:value-type="float" office:value="4.40671" calcext:value-type="float">
            <text:p>4.407</text:p>
          </table:table-cell>
          <table:table-cell table:style-name="ce3" office:value-type="percentage" office:value="0.1248182" calcext:value-type="percentage">
            <text:p>12.48%</text:p>
          </table:table-cell>
          <table:table-cell table:style-name="ce7" table:formula="of:=[.$E$11]+([.$E$11]*[.D9])" office:value-type="float" office:value="4.4992728" calcext:value-type="float">
            <text:p>4.499</text:p>
          </table:table-cell>
          <table:table-cell table:style-name="ce9" table:formula="of:=([.C9]/10)*[.$B$2]" office:value-type="float" office:value="0.02203355" calcext:value-type="float">
            <text:p>$0.022</text:p>
          </table:table-cell>
          <table:table-cell table:style-name="ce9" table:formula="of:=([.E9]*3600/8/1024)*[.$C$2]" office:value-type="float" office:value="0.0454760483203125" calcext:value-type="float">
            <text:p>$0.045</text:p>
          </table:table-cell>
          <table:table-cell table:style-name="ce10" table:formula="of:=([.E9]*3600/8/1000)*[.$D$2]*1000" office:value-type="float" office:value="161.9738208" calcext:value-type="float">
            <text:p>$161.97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medium</text:p>
          </table:table-cell>
          <table:table-cell table:style-name="ce8" office:value-type="float" office:value="4.84113" calcext:value-type="float">
            <text:p>4.841</text:p>
          </table:table-cell>
          <table:table-cell table:style-name="ce3" office:value-type="percentage" office:value="0.0496804" calcext:value-type="percentage">
            <text:p>4.97%</text:p>
          </table:table-cell>
          <table:table-cell table:style-name="ce7" table:formula="of:=[.$E$11]+([.$E$11]*[.D10])" office:value-type="float" office:value="4.1987216" calcext:value-type="float">
            <text:p>4.199</text:p>
          </table:table-cell>
          <table:table-cell table:style-name="ce9" table:formula="of:=([.C10]/10)*[.$B$2]" office:value-type="float" office:value="0.02420565" calcext:value-type="float">
            <text:p>$0.024</text:p>
          </table:table-cell>
          <table:table-cell table:style-name="ce9" table:formula="of:=([.E10]*3600/8/1024)*[.$C$2]" office:value-type="float" office:value="0.042438250546875" calcext:value-type="float">
            <text:p>$0.042</text:p>
          </table:table-cell>
          <table:table-cell table:style-name="ce10" table:formula="of:=([.E10]*3600/8/1000)*[.$D$2]*1000" office:value-type="float" office:value="151.1539776" calcext:value-type="float">
            <text:p>$151.1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 (Baseline)</text:p>
          </table:table-cell>
          <table:table-cell table:style-name="ce8" office:value-type="float" office:value="7.16736" calcext:value-type="float">
            <text:p>7.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7" office:value-type="float" office:value="4" calcext:value-type="float">
            <text:p>4.000</text:p>
          </table:table-cell>
          <table:table-cell table:style-name="ce9" table:formula="of:=([.C11]/10)*[.$B$2]" office:value-type="float" office:value="0.0358368" calcext:value-type="float">
            <text:p>$0.036</text:p>
          </table:table-cell>
          <table:table-cell table:style-name="ce9" table:formula="of:=([.E11]*3600/8/1024)*[.$C$2]" office:value-type="float" office:value="0.0404296875" calcext:value-type="float">
            <text:p>$0.040</text:p>
          </table:table-cell>
          <table:table-cell table:style-name="ce10" table:formula="of:=([.E11]*3600/8/1000)*[.$D$2]*1000" office:value-type="float" office:value="144" calcext:value-type="float">
            <text:p>$144.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er</text:p>
          </table:table-cell>
          <table:table-cell table:style-name="ce8" office:value-type="float" office:value="11.10097" calcext:value-type="float">
            <text:p>11.101</text:p>
          </table:table-cell>
          <table:table-cell table:style-name="ce3" office:value-type="percentage" office:value="-0.0383449" calcext:value-type="percentage">
            <text:p>-3.83%</text:p>
          </table:table-cell>
          <table:table-cell table:style-name="ce7" table:formula="of:=[.$E$11]+([.$E$11]*[.D12])" office:value-type="float" office:value="3.8466204" calcext:value-type="float">
            <text:p>3.847</text:p>
          </table:table-cell>
          <table:table-cell table:style-name="ce9" table:formula="of:=([.C12]/10)*[.$B$2]" office:value-type="float" office:value="0.05550485" calcext:value-type="float">
            <text:p>$0.056</text:p>
          </table:table-cell>
          <table:table-cell table:style-name="ce9" table:formula="of:=([.E12]*3600/8/1024)*[.$C$2]" office:value-type="float" office:value="0.0388794151757812" calcext:value-type="float">
            <text:p>$0.039</text:p>
          </table:table-cell>
          <table:table-cell table:style-name="ce10" table:formula="of:=([.E12]*3600/8/1000)*[.$D$2]*1000" office:value-type="float" office:value="138.4783344" calcext:value-type="float">
            <text:p>$138.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/>
          <table:table-cell table:number-columns-repeated="3"/>
          <table:table-cell table:style-name="ce9"/>
          <table:table-cell table:style-name="ce10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reset</text:p>
          </table:table-cell>
          <table:table-cell table:style-name="ce7" office:value-type="string" calcext:value-type="string">
            <text:p>Time to Encode (s)</text:p>
          </table:table-cell>
          <table:table-cell table:style-name="ce1" office:value-type="string" calcext:value-type="string">
            <text:p>XPSNR BD-Rate (%)</text:p>
          </table:table-cell>
          <table:table-cell table:style-name="ce1" office:value-type="string" calcext:value-type="string">
            <text:p>Bitrate (Mbps) (Relative to Baseline)</text:p>
          </table:table-cell>
          <table:table-cell table:style-name="ce1" office:value-type="string" calcext:value-type="string">
            <text:p>Ctranscode​​ (per video-hour)</text:p>
          </table:table-cell>
          <table:table-cell table:style-name="ce9" office:value-type="string" calcext:value-type="string">
            <text:p>Cstorage (per video hour / month)</text:p>
          </table:table-cell>
          <table:table-cell table:style-name="ce10" office:value-type="string" calcext:value-type="string">
            <text:p>Cdelivery​ (per 1000 views)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ultrafast</text:p>
          </table:table-cell>
          <table:table-cell table:style-name="ce8" office:value-type="float" office:value="3.10102" calcext:value-type="float">
            <text:p>3.101</text:p>
          </table:table-cell>
          <table:table-cell table:style-name="ce3" office:value-type="percentage" office:value="-0.0038779" calcext:value-type="percentage">
            <text:p>-0.39%</text:p>
          </table:table-cell>
          <table:table-cell table:style-name="ce7" table:formula="of:=[.$E$18]+([.$E$18]*[.D15])" office:value-type="float" office:value="3.9844884" calcext:value-type="float">
            <text:p>3.984</text:p>
          </table:table-cell>
          <table:table-cell table:style-name="ce9" table:formula="of:=([.C15]/10)*[.$B$2]" office:value-type="float" office:value="0.0155051" calcext:value-type="float">
            <text:p>$0.016</text:p>
          </table:table-cell>
          <table:table-cell table:style-name="ce9" table:formula="of:=([.E15]*3600/8/1024)*[.$C$2]" office:value-type="float" office:value="0.0402729052148438" calcext:value-type="float">
            <text:p>$0.040</text:p>
          </table:table-cell>
          <table:table-cell table:style-name="ce10" table:formula="of:=([.E15]*3600/8/1000)*[.$D$2]*1000" office:value-type="float" office:value="143.4415824" calcext:value-type="float">
            <text:p>$143.4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superfast</text:p>
          </table:table-cell>
          <table:table-cell table:style-name="ce8" office:value-type="float" office:value="3.93638" calcext:value-type="float">
            <text:p>3.936</text:p>
          </table:table-cell>
          <table:table-cell table:style-name="ce3" office:value-type="percentage" office:value="-0.1568134" calcext:value-type="percentage">
            <text:p>-15.68%</text:p>
          </table:table-cell>
          <table:table-cell table:style-name="ce7" table:formula="of:=[.$E$18]+([.$E$18]*[.D16])" office:value-type="float" office:value="3.3727464" calcext:value-type="float">
            <text:p>3.373</text:p>
          </table:table-cell>
          <table:table-cell table:style-name="ce9" table:formula="of:=([.C16]/10)*[.$B$2]" office:value-type="float" office:value="0.0196819" calcext:value-type="float">
            <text:p>$0.020</text:p>
          </table:table-cell>
          <table:table-cell table:style-name="ce9" table:formula="of:=([.E16]*3600/8/1024)*[.$C$2]" office:value-type="float" office:value="0.0340897707421875" calcext:value-type="float">
            <text:p>$0.034</text:p>
          </table:table-cell>
          <table:table-cell table:style-name="ce10" table:formula="of:=([.E16]*3600/8/1000)*[.$D$2]*1000" office:value-type="float" office:value="121.4188704" calcext:value-type="float">
            <text:p>$121.4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veryfast</text:p>
          </table:table-cell>
          <table:table-cell table:style-name="ce8" office:value-type="float" office:value="7.1745" calcext:value-type="float">
            <text:p>7.175</text:p>
          </table:table-cell>
          <table:table-cell table:style-name="ce3" office:value-type="percentage" office:value="-0.2212125" calcext:value-type="percentage">
            <text:p>-22.12%</text:p>
          </table:table-cell>
          <table:table-cell table:style-name="ce7" table:formula="of:=[.$E$18]+([.$E$18]*[.D17])" office:value-type="float" office:value="3.11515" calcext:value-type="float">
            <text:p>3.115</text:p>
          </table:table-cell>
          <table:table-cell table:style-name="ce9" table:formula="of:=([.C17]/10)*[.$B$2]" office:value-type="float" office:value="0.0358725" calcext:value-type="float">
            <text:p>$0.036</text:p>
          </table:table-cell>
          <table:table-cell table:style-name="ce9" table:formula="of:=([.E17]*3600/8/1024)*[.$C$2]" office:value-type="float" office:value="0.0314861352539062" calcext:value-type="float">
            <text:p>$0.031</text:p>
          </table:table-cell>
          <table:table-cell table:style-name="ce10" table:formula="of:=([.E17]*3600/8/1000)*[.$D$2]*1000" office:value-type="float" office:value="112.1454" calcext:value-type="float">
            <text:p>$112.1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 (Baseline)</text:p>
          </table:table-cell>
          <table:table-cell table:style-name="ce8" office:value-type="float" office:value="7.16736" calcext:value-type="float">
            <text:p>7.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7" office:value-type="float" office:value="4" calcext:value-type="float">
            <text:p>4.000</text:p>
          </table:table-cell>
          <table:table-cell table:style-name="ce9" table:formula="of:=([.C18]/10)*[.$B$2]" office:value-type="float" office:value="0.0358368" calcext:value-type="float">
            <text:p>$0.036</text:p>
          </table:table-cell>
          <table:table-cell table:style-name="ce9" table:formula="of:=([.E18]*3600/8/1024)*[.$C$2]" office:value-type="float" office:value="0.0404296875" calcext:value-type="float">
            <text:p>$0.040</text:p>
          </table:table-cell>
          <table:table-cell table:style-name="ce10" table:formula="of:=([.E18]*3600/8/1000)*[.$D$2]*1000" office:value-type="float" office:value="144" calcext:value-type="float">
            <text:p>$144.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faster</text:p>
          </table:table-cell>
          <table:table-cell table:style-name="ce8" office:value-type="float" office:value="7.2061" calcext:value-type="float">
            <text:p>7.206</text:p>
          </table:table-cell>
          <table:table-cell table:style-name="ce3" office:value-type="percentage" office:value="-0.2230588" calcext:value-type="percentage">
            <text:p>-22.31%</text:p>
          </table:table-cell>
          <table:table-cell table:style-name="ce7" table:formula="of:=[.$E$18]+([.$E$18]*[.D19])" office:value-type="float" office:value="3.1077648" calcext:value-type="float">
            <text:p>3.108</text:p>
          </table:table-cell>
          <table:table-cell table:style-name="ce9" table:formula="of:=([.C19]/10)*[.$B$2]" office:value-type="float" office:value="0.0360305" calcext:value-type="float">
            <text:p>$0.036</text:p>
          </table:table-cell>
          <table:table-cell table:style-name="ce9" table:formula="of:=([.E19]*3600/8/1024)*[.$C$2]" office:value-type="float" office:value="0.031411489921875" calcext:value-type="float">
            <text:p>$0.031</text:p>
          </table:table-cell>
          <table:table-cell table:style-name="ce10" table:formula="of:=([.E19]*3600/8/1000)*[.$D$2]*1000" office:value-type="float" office:value="111.8795328" calcext:value-type="float">
            <text:p>$111.88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fast</text:p>
          </table:table-cell>
          <table:table-cell table:style-name="ce8" office:value-type="float" office:value="8.05212" calcext:value-type="float">
            <text:p>8.052</text:p>
          </table:table-cell>
          <table:table-cell table:style-name="ce3" office:value-type="percentage" office:value="-0.2467063" calcext:value-type="percentage">
            <text:p>-24.67%</text:p>
          </table:table-cell>
          <table:table-cell table:style-name="ce7" table:formula="of:=[.$E$18]+([.$E$18]*[.D20])" office:value-type="float" office:value="3.0131748" calcext:value-type="float">
            <text:p>3.013</text:p>
          </table:table-cell>
          <table:table-cell table:style-name="ce9" table:formula="of:=([.C20]/10)*[.$B$2]" office:value-type="float" office:value="0.0402606" calcext:value-type="float">
            <text:p>$0.040</text:p>
          </table:table-cell>
          <table:table-cell table:style-name="ce9" table:formula="of:=([.E20]*3600/8/1024)*[.$C$2]" office:value-type="float" office:value="0.0304554288867187" calcext:value-type="float">
            <text:p>$0.030</text:p>
          </table:table-cell>
          <table:table-cell table:style-name="ce10" table:formula="of:=([.E20]*3600/8/1000)*[.$D$2]*1000" office:value-type="float" office:value="108.4742928" calcext:value-type="float">
            <text:p>$108.47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medium</text:p>
          </table:table-cell>
          <table:table-cell table:style-name="ce8" office:value-type="float" office:value="10.69384" calcext:value-type="float">
            <text:p>10.694</text:p>
          </table:table-cell>
          <table:table-cell table:style-name="ce3" office:value-type="percentage" office:value="-0.2789289" calcext:value-type="percentage">
            <text:p>-27.89%</text:p>
          </table:table-cell>
          <table:table-cell table:style-name="ce7" table:formula="of:=[.$E$18]+([.$E$18]*[.D21])" office:value-type="float" office:value="2.8842844" calcext:value-type="float">
            <text:p>2.884</text:p>
          </table:table-cell>
          <table:table-cell table:style-name="ce9" table:formula="of:=([.C21]/10)*[.$B$2]" office:value-type="float" office:value="0.0534692" calcext:value-type="float">
            <text:p>$0.053</text:p>
          </table:table-cell>
          <table:table-cell table:style-name="ce9" table:formula="of:=([.E21]*3600/8/1024)*[.$C$2]" office:value-type="float" office:value="0.0291526792382812" calcext:value-type="float">
            <text:p>$0.029</text:p>
          </table:table-cell>
          <table:table-cell table:style-name="ce10" table:formula="of:=([.E21]*3600/8/1000)*[.$D$2]*1000" office:value-type="float" office:value="103.8342384" calcext:value-type="float">
            <text:p>$103.83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slow</text:p>
          </table:table-cell>
          <table:table-cell table:style-name="ce8" office:value-type="float" office:value="28.6625" calcext:value-type="float">
            <text:p>28.663</text:p>
          </table:table-cell>
          <table:table-cell table:style-name="ce3" office:value-type="percentage" office:value="-0.3508108" calcext:value-type="percentage">
            <text:p>-35.08%</text:p>
          </table:table-cell>
          <table:table-cell table:style-name="ce7" table:formula="of:=[.$E$18]+([.$E$18]*[.D22])" office:value-type="float" office:value="2.5967568" calcext:value-type="float">
            <text:p>2.597</text:p>
          </table:table-cell>
          <table:table-cell table:style-name="ce9" table:formula="of:=([.C22]/10)*[.$B$2]" office:value-type="float" office:value="0.1433125" calcext:value-type="float">
            <text:p>$0.143</text:p>
          </table:table-cell>
          <table:table-cell table:style-name="ce9" table:formula="of:=([.E22]*3600/8/1024)*[.$C$2]" office:value-type="float" office:value="0.026246516484375" calcext:value-type="float">
            <text:p>$0.026</text:p>
          </table:table-cell>
          <table:table-cell table:style-name="ce10" table:formula="of:=([.E22]*3600/8/1000)*[.$D$2]*1000" office:value-type="float" office:value="93.4832448" calcext:value-type="float">
            <text:p>$93.48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5 slower</text:p>
          </table:table-cell>
          <table:table-cell table:style-name="ce8" office:value-type="float" office:value="112.28115" calcext:value-type="float">
            <text:p>112.281</text:p>
          </table:table-cell>
          <table:table-cell table:style-name="ce3" office:value-type="percentage" office:value="-0.3817426" calcext:value-type="percentage">
            <text:p>-38.17%</text:p>
          </table:table-cell>
          <table:table-cell table:style-name="ce7" table:formula="of:=[.$E$18]+([.$E$18]*[.D23])" office:value-type="float" office:value="2.4730296" calcext:value-type="float">
            <text:p>2.473</text:p>
          </table:table-cell>
          <table:table-cell table:style-name="ce9" table:formula="of:=([.C23]/10)*[.$B$2]" office:value-type="float" office:value="0.56140575" calcext:value-type="float">
            <text:p>$0.561</text:p>
          </table:table-cell>
          <table:table-cell table:style-name="ce9" table:formula="of:=([.E23]*3600/8/1024)*[.$C$2]" office:value-type="float" office:value="0.0249959534765625" calcext:value-type="float">
            <text:p>$0.025</text:p>
          </table:table-cell>
          <table:table-cell table:style-name="ce10" table:formula="of:=([.E23]*3600/8/1000)*[.$D$2]*1000" office:value-type="float" office:value="89.0290656" calcext:value-type="float">
            <text:p>$89.0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/>
          <table:table-cell table:number-columns-repeated="2"/>
          <table:table-cell table:style-name="ce9" table:number-columns-repeated="2"/>
          <table:table-cell table:style-name="ce10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reset</text:p>
          </table:table-cell>
          <table:table-cell table:style-name="ce7" office:value-type="string" calcext:value-type="string">
            <text:p>Time to Encode (s)</text:p>
          </table:table-cell>
          <table:table-cell table:style-name="ce1" office:value-type="string" calcext:value-type="string">
            <text:p>XPSNR BD-Rate (%)</text:p>
          </table:table-cell>
          <table:table-cell table:style-name="ce1" office:value-type="string" calcext:value-type="string">
            <text:p>Bitrate (Mbps) (Relative to Baseline)</text:p>
          </table:table-cell>
          <table:table-cell table:style-name="ce9" office:value-type="string" calcext:value-type="string">
            <text:p>Ctranscode​​ (per video-hour)</text:p>
          </table:table-cell>
          <table:table-cell table:style-name="ce9" office:value-type="string" calcext:value-type="string">
            <text:p>Cstorage (per video hour / month)</text:p>
          </table:table-cell>
          <table:table-cell table:style-name="ce10" office:value-type="string" calcext:value-type="string">
            <text:p>Cdelivery​ (per 1000 views)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10</text:p>
          </table:table-cell>
          <table:table-cell table:style-name="ce8" office:value-type="float" office:value="2.38262" calcext:value-type="float">
            <text:p>2.383</text:p>
          </table:table-cell>
          <table:table-cell table:style-name="ce3" office:value-type="percentage" office:value="0.0859282" calcext:value-type="percentage">
            <text:p>8.59%</text:p>
          </table:table-cell>
          <table:table-cell table:style-name="ce7" table:formula="of:=[.$E$32]+([.$E$32]*[.D26])" office:value-type="float" office:value="4.3437128" calcext:value-type="float">
            <text:p>4.344</text:p>
          </table:table-cell>
          <table:table-cell table:style-name="ce9" table:formula="of:=([.C26]/10)*[.$B$2]" office:value-type="float" office:value="0.0119131" calcext:value-type="float">
            <text:p>$0.012</text:p>
          </table:table-cell>
          <table:table-cell table:style-name="ce9" table:formula="of:=([.E26]*3600/8/1024)*[.$C$2]" office:value-type="float" office:value="0.0439037377734375" calcext:value-type="float">
            <text:p>$0.044</text:p>
          </table:table-cell>
          <table:table-cell table:style-name="ce10" table:formula="of:=([.E26]*3600/8/1000)*[.$D$2]*1000" office:value-type="float" office:value="156.3736608" calcext:value-type="float">
            <text:p>$156.37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9</text:p>
          </table:table-cell>
          <table:table-cell table:style-name="ce8" office:value-type="float" office:value="2.66233" calcext:value-type="float">
            <text:p>2.662</text:p>
          </table:table-cell>
          <table:table-cell table:style-name="ce3" office:value-type="percentage" office:value="-0.0317911" calcext:value-type="percentage">
            <text:p>-3.18%</text:p>
          </table:table-cell>
          <table:table-cell table:style-name="ce7" table:formula="of:=[.$E$32]+([.$E$32]*[.D27])" office:value-type="float" office:value="3.8728356" calcext:value-type="float">
            <text:p>3.873</text:p>
          </table:table-cell>
          <table:table-cell table:style-name="ce9" table:formula="of:=([.C27]/10)*[.$B$2]" office:value-type="float" office:value="0.01331165" calcext:value-type="float">
            <text:p>$0.013</text:p>
          </table:table-cell>
          <table:table-cell table:style-name="ce9" table:formula="of:=([.E27]*3600/8/1024)*[.$C$2]" office:value-type="float" office:value="0.0391443832617187" calcext:value-type="float">
            <text:p>$0.039</text:p>
          </table:table-cell>
          <table:table-cell table:style-name="ce10" table:formula="of:=([.E27]*3600/8/1000)*[.$D$2]*1000" office:value-type="float" office:value="139.4220816" calcext:value-type="float">
            <text:p>$139.4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8</text:p>
          </table:table-cell>
          <table:table-cell table:style-name="ce8" office:value-type="float" office:value="3.30747" calcext:value-type="float">
            <text:p>3.307</text:p>
          </table:table-cell>
          <table:table-cell table:style-name="ce3" office:value-type="percentage" office:value="-0.1131806" calcext:value-type="percentage">
            <text:p>-11.32%</text:p>
          </table:table-cell>
          <table:table-cell table:style-name="ce7" table:formula="of:=[.$E$32]+([.$E$32]*[.D28])" office:value-type="float" office:value="3.5472776" calcext:value-type="float">
            <text:p>3.547</text:p>
          </table:table-cell>
          <table:table-cell table:style-name="ce9" table:formula="of:=([.C28]/10)*[.$B$2]" office:value-type="float" office:value="0.01653735" calcext:value-type="float">
            <text:p>$0.017</text:p>
          </table:table-cell>
          <table:table-cell table:style-name="ce9" table:formula="of:=([.E28]*3600/8/1024)*[.$C$2]" office:value-type="float" office:value="0.0358538312109375" calcext:value-type="float">
            <text:p>$0.036</text:p>
          </table:table-cell>
          <table:table-cell table:style-name="ce10" table:formula="of:=([.E28]*3600/8/1000)*[.$D$2]*1000" office:value-type="float" office:value="127.7019936" calcext:value-type="float">
            <text:p>$127.7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7</text:p>
          </table:table-cell>
          <table:table-cell table:style-name="ce8" office:value-type="float" office:value="4.71975" calcext:value-type="float">
            <text:p>4.720</text:p>
          </table:table-cell>
          <table:table-cell table:style-name="ce3" office:value-type="percentage" office:value="-0.2093527" calcext:value-type="percentage">
            <text:p>-20.94%</text:p>
          </table:table-cell>
          <table:table-cell table:style-name="ce7" table:formula="of:=[.$E$32]+([.$E$32]*[.D29])" office:value-type="float" office:value="3.1625892" calcext:value-type="float">
            <text:p>3.163</text:p>
          </table:table-cell>
          <table:table-cell table:style-name="ce9" table:formula="of:=([.C29]/10)*[.$B$2]" office:value-type="float" office:value="0.02359875" calcext:value-type="float">
            <text:p>$0.024</text:p>
          </table:table-cell>
          <table:table-cell table:style-name="ce9" table:formula="of:=([.E29]*3600/8/1024)*[.$C$2]" office:value-type="float" office:value="0.0319656232617187" calcext:value-type="float">
            <text:p>$0.032</text:p>
          </table:table-cell>
          <table:table-cell table:style-name="ce10" table:formula="of:=([.E29]*3600/8/1000)*[.$D$2]*1000" office:value-type="float" office:value="113.8532112" calcext:value-type="float">
            <text:p>$113.85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6</text:p>
          </table:table-cell>
          <table:table-cell table:style-name="ce8" office:value-type="float" office:value="5.36673" calcext:value-type="float">
            <text:p>5.367</text:p>
          </table:table-cell>
          <table:table-cell table:style-name="ce3" office:value-type="percentage" office:value="-0.2577886" calcext:value-type="percentage">
            <text:p>-25.78%</text:p>
          </table:table-cell>
          <table:table-cell table:style-name="ce7" table:formula="of:=[.$E$32]+([.$E$32]*[.D30])" office:value-type="float" office:value="2.9688456" calcext:value-type="float">
            <text:p>2.969</text:p>
          </table:table-cell>
          <table:table-cell table:style-name="ce9" table:formula="of:=([.C30]/10)*[.$B$2]" office:value-type="float" office:value="0.02683365" calcext:value-type="float">
            <text:p>$0.027</text:p>
          </table:table-cell>
          <table:table-cell table:style-name="ce9" table:formula="of:=([.E30]*3600/8/1024)*[.$C$2]" office:value-type="float" office:value="0.0300073749609375" calcext:value-type="float">
            <text:p>$0.030</text:p>
          </table:table-cell>
          <table:table-cell table:style-name="ce10" table:formula="of:=([.E30]*3600/8/1000)*[.$D$2]*1000" office:value-type="float" office:value="106.8784416" calcext:value-type="float">
            <text:p>$106.88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5</text:p>
          </table:table-cell>
          <table:table-cell table:style-name="ce8" office:value-type="float" office:value="6.80105" calcext:value-type="float">
            <text:p>6.801</text:p>
          </table:table-cell>
          <table:table-cell table:style-name="ce3" office:value-type="percentage" office:value="-0.3337771" calcext:value-type="percentage">
            <text:p>-33.38%</text:p>
          </table:table-cell>
          <table:table-cell table:style-name="ce7" table:formula="of:=[.$E$32]+([.$E$32]*[.D31])" office:value-type="float" office:value="2.6648916" calcext:value-type="float">
            <text:p>2.665</text:p>
          </table:table-cell>
          <table:table-cell table:style-name="ce9" table:formula="of:=([.C31]/10)*[.$B$2]" office:value-type="float" office:value="0.03400525" calcext:value-type="float">
            <text:p>$0.034</text:p>
          </table:table-cell>
          <table:table-cell table:style-name="ce9" table:formula="of:=([.E31]*3600/8/1024)*[.$C$2]" office:value-type="float" office:value="0.0269351836523437" calcext:value-type="float">
            <text:p>$0.027</text:p>
          </table:table-cell>
          <table:table-cell table:style-name="ce10" table:formula="of:=([.E31]*3600/8/1000)*[.$D$2]*1000" office:value-type="float" office:value="95.9360976" calcext:value-type="float">
            <text:p>$95.9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 (Baseline)</text:p>
          </table:table-cell>
          <table:table-cell table:style-name="ce8" office:value-type="float" office:value="7.16736" calcext:value-type="float">
            <text:p>7.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7" office:value-type="float" office:value="4" calcext:value-type="float">
            <text:p>4.000</text:p>
          </table:table-cell>
          <table:table-cell table:style-name="ce9" table:formula="of:=([.C32]/10)*[.$B$2]" office:value-type="float" office:value="0.0358368" calcext:value-type="float">
            <text:p>$0.036</text:p>
          </table:table-cell>
          <table:table-cell table:style-name="ce9" table:formula="of:=([.E32]*3600/8/1024)*[.$C$2]" office:value-type="float" office:value="0.0404296875" calcext:value-type="float">
            <text:p>$0.040</text:p>
          </table:table-cell>
          <table:table-cell table:style-name="ce10" table:formula="of:=([.E32]*3600/8/1000)*[.$D$2]*1000" office:value-type="float" office:value="144" calcext:value-type="float">
            <text:p>$144.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4</text:p>
          </table:table-cell>
          <table:table-cell table:style-name="ce8" office:value-type="float" office:value="9.64677" calcext:value-type="float">
            <text:p>9.647</text:p>
          </table:table-cell>
          <table:table-cell table:style-name="ce3" office:value-type="percentage" office:value="-0.387944" calcext:value-type="percentage">
            <text:p>-38.79%</text:p>
          </table:table-cell>
          <table:table-cell table:style-name="ce7" table:formula="of:=[.$E$32]+([.$E$32]*[.D33])" office:value-type="float" office:value="2.448224" calcext:value-type="float">
            <text:p>2.448</text:p>
          </table:table-cell>
          <table:table-cell table:style-name="ce9" table:formula="of:=([.C33]/10)*[.$B$2]" office:value-type="float" office:value="0.04823385" calcext:value-type="float">
            <text:p>$0.048</text:p>
          </table:table-cell>
          <table:table-cell table:style-name="ce9" table:formula="of:=([.E33]*3600/8/1024)*[.$C$2]" office:value-type="float" office:value="0.0247452328125" calcext:value-type="float">
            <text:p>$0.025</text:p>
          </table:table-cell>
          <table:table-cell table:style-name="ce10" table:formula="of:=([.E33]*3600/8/1000)*[.$D$2]*1000" office:value-type="float" office:value="88.136064" calcext:value-type="float">
            <text:p>$88.1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3</text:p>
          </table:table-cell>
          <table:table-cell table:style-name="ce8" office:value-type="float" office:value="18.02089" calcext:value-type="float">
            <text:p>18.021</text:p>
          </table:table-cell>
          <table:table-cell table:style-name="ce3" office:value-type="percentage" office:value="-0.4276725" calcext:value-type="percentage">
            <text:p>-42.77%</text:p>
          </table:table-cell>
          <table:table-cell table:style-name="ce7" table:formula="of:=[.$E$32]+([.$E$32]*[.D34])" office:value-type="float" office:value="2.28931" calcext:value-type="float">
            <text:p>2.289</text:p>
          </table:table-cell>
          <table:table-cell table:style-name="ce9" table:formula="of:=([.C34]/10)*[.$B$2]" office:value-type="float" office:value="0.09010445" calcext:value-type="float">
            <text:p>$0.090</text:p>
          </table:table-cell>
          <table:table-cell table:style-name="ce9" table:formula="of:=([.E34]*3600/8/1024)*[.$C$2]" office:value-type="float" office:value="0.0231390219726562" calcext:value-type="float">
            <text:p>$0.023</text:p>
          </table:table-cell>
          <table:table-cell table:style-name="ce10" table:formula="of:=([.E34]*3600/8/1000)*[.$D$2]*1000" office:value-type="float" office:value="82.41516" calcext:value-type="float">
            <text:p>$82.4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SVT-AV1 p02</text:p>
          </table:table-cell>
          <table:table-cell table:style-name="ce8" office:value-type="float" office:value="45.57616" calcext:value-type="float">
            <text:p>45.576</text:p>
          </table:table-cell>
          <table:table-cell table:style-name="ce3" office:value-type="percentage" office:value="-0.4987609" calcext:value-type="percentage">
            <text:p>-49.88%</text:p>
          </table:table-cell>
          <table:table-cell table:style-name="ce7" table:formula="of:=[.$E$32]+([.$E$32]*[.D35])" office:value-type="float" office:value="2.0049564" calcext:value-type="float">
            <text:p>2.005</text:p>
          </table:table-cell>
          <table:table-cell table:style-name="ce9" table:formula="of:=([.C35]/10)*[.$B$2]" office:value-type="float" office:value="0.2278808" calcext:value-type="float">
            <text:p>$0.228</text:p>
          </table:table-cell>
          <table:table-cell table:style-name="ce9" table:formula="of:=([.E35]*3600/8/1024)*[.$C$2]" office:value-type="float" office:value="0.0202649401757812" calcext:value-type="float">
            <text:p>$0.020</text:p>
          </table:table-cell>
          <table:table-cell table:style-name="ce10" table:formula="of:=([.E35]*3600/8/1000)*[.$D$2]*1000" office:value-type="float" office:value="72.1784304" calcext:value-type="float">
            <text:p>$72.1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/>
          <table:table-cell table:number-columns-repeated="2"/>
          <table:table-cell table:style-name="ce9" table:number-columns-repeated="2"/>
          <table:table-cell table:style-name="ce10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reset</text:p>
          </table:table-cell>
          <table:table-cell table:style-name="ce7" office:value-type="string" calcext:value-type="string">
            <text:p>Time to Encode (s)</text:p>
          </table:table-cell>
          <table:table-cell table:style-name="ce1" office:value-type="string" calcext:value-type="string">
            <text:p>XPSNR BD-Rate (%)</text:p>
          </table:table-cell>
          <table:table-cell table:style-name="ce1" office:value-type="string" calcext:value-type="string">
            <text:p>Bitrate (Mbps) (Relative to Baseline)</text:p>
          </table:table-cell>
          <table:table-cell table:style-name="ce9" office:value-type="string" calcext:value-type="string">
            <text:p>Ctranscode​​ (per video-hour)</text:p>
          </table:table-cell>
          <table:table-cell table:style-name="ce9" office:value-type="string" calcext:value-type="string">
            <text:p>Cstorage (per video hour / month)</text:p>
          </table:table-cell>
          <table:table-cell table:style-name="ce10" office:value-type="string" calcext:value-type="string">
            <text:p>Cdelivery​ (per 1000 views)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 (Baseline)</text:p>
          </table:table-cell>
          <table:table-cell table:style-name="ce8" office:value-type="float" office:value="7.16736" calcext:value-type="float">
            <text:p>7.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7" office:value-type="float" office:value="4" calcext:value-type="float">
            <text:p>4.000</text:p>
          </table:table-cell>
          <table:table-cell table:style-name="ce9" table:formula="of:=([.C38]/10)*[.$B$2]" office:value-type="float" office:value="0.0358368" calcext:value-type="float">
            <text:p>$0.036</text:p>
          </table:table-cell>
          <table:table-cell table:style-name="ce9" table:formula="of:=([.E38]*3600/8/1024)*[.$C$2]" office:value-type="float" office:value="0.0404296875" calcext:value-type="float">
            <text:p>$0.040</text:p>
          </table:table-cell>
          <table:table-cell table:style-name="ce10" table:formula="of:=([.E38]*3600/8/1000)*[.$D$2]*1000" office:value-type="float" office:value="144" calcext:value-type="float">
            <text:p>$144.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vpxenc (VP9) speed 4</text:p>
          </table:table-cell>
          <table:table-cell table:style-name="ce8" office:value-type="float" office:value="31.83362" calcext:value-type="float">
            <text:p>31.834</text:p>
          </table:table-cell>
          <table:table-cell table:style-name="ce3" office:value-type="percentage" office:value="-0.1421617" calcext:value-type="percentage">
            <text:p>-14.22%</text:p>
          </table:table-cell>
          <table:table-cell table:style-name="ce7" table:formula="of:=[.$E$38]+([.$E$38]*[.D39])" office:value-type="float" office:value="3.4313532" calcext:value-type="float">
            <text:p>3.431</text:p>
          </table:table-cell>
          <table:table-cell table:style-name="ce9" table:formula="of:=([.C39]/10)*[.$B$2]" office:value-type="float" office:value="0.1591681" calcext:value-type="float">
            <text:p>$0.159</text:p>
          </table:table-cell>
          <table:table-cell table:style-name="ce9" table:formula="of:=([.E39]*3600/8/1024)*[.$C$2]" office:value-type="float" office:value="0.0346821343945312" calcext:value-type="float">
            <text:p>$0.035</text:p>
          </table:table-cell>
          <table:table-cell table:style-name="ce10" table:formula="of:=([.E39]*3600/8/1000)*[.$D$2]*1000" office:value-type="float" office:value="123.5287152" calcext:value-type="float">
            <text:p>$123.53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vpxenc (VP9) speed 3</text:p>
          </table:table-cell>
          <table:table-cell table:style-name="ce8" office:value-type="float" office:value="35.08279" calcext:value-type="float">
            <text:p>35.083</text:p>
          </table:table-cell>
          <table:table-cell table:style-name="ce3" office:value-type="percentage" office:value="-0.1780152" calcext:value-type="percentage">
            <text:p>-17.80%</text:p>
          </table:table-cell>
          <table:table-cell table:style-name="ce7" table:formula="of:=[.$E$38]+([.$E$38]*[.D40])" office:value-type="float" office:value="3.2879392" calcext:value-type="float">
            <text:p>3.288</text:p>
          </table:table-cell>
          <table:table-cell table:style-name="ce9" table:formula="of:=([.C40]/10)*[.$B$2]" office:value-type="float" office:value="0.17541395" calcext:value-type="float">
            <text:p>$0.175</text:p>
          </table:table-cell>
          <table:table-cell table:style-name="ce9" table:formula="of:=([.E40]*3600/8/1024)*[.$C$2]" office:value-type="float" office:value="0.03323258859375" calcext:value-type="float">
            <text:p>$0.033</text:p>
          </table:table-cell>
          <table:table-cell table:style-name="ce10" table:formula="of:=([.E40]*3600/8/1000)*[.$D$2]*1000" office:value-type="float" office:value="118.3658112" calcext:value-type="float">
            <text:p>$118.37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7"/>
          <table:table-cell table:number-columns-repeated="2"/>
          <table:table-cell table:style-name="ce9" table:number-columns-repeated="2"/>
          <table:table-cell table:style-name="ce10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reset</text:p>
          </table:table-cell>
          <table:table-cell table:style-name="ce7" office:value-type="string" calcext:value-type="string">
            <text:p>Time to Encode (s)</text:p>
          </table:table-cell>
          <table:table-cell table:style-name="ce1" office:value-type="string" calcext:value-type="string">
            <text:p>XPSNR BD-Rate (%)</text:p>
          </table:table-cell>
          <table:table-cell table:style-name="ce1" office:value-type="string" calcext:value-type="string">
            <text:p>Bitrate (Mbps) (Relative to Baseline)</text:p>
          </table:table-cell>
          <table:table-cell table:style-name="ce9" office:value-type="string" calcext:value-type="string">
            <text:p>Ctranscode​​ (per video-hour)</text:p>
          </table:table-cell>
          <table:table-cell table:style-name="ce9" office:value-type="string" calcext:value-type="string">
            <text:p>Cstorage (per video hour / month)</text:p>
          </table:table-cell>
          <table:table-cell table:style-name="ce10" office:value-type="string" calcext:value-type="string">
            <text:p>Cdelivery​ (per 1000 views)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x264 slow (Baseline)</text:p>
          </table:table-cell>
          <table:table-cell table:style-name="ce8" office:value-type="float" office:value="7.16736" calcext:value-type="float">
            <text:p>7.167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7" office:value-type="float" office:value="4" calcext:value-type="float">
            <text:p>4.000</text:p>
          </table:table-cell>
          <table:table-cell table:style-name="ce9" table:formula="of:=([.C43]/10)*[.$B$2]" office:value-type="float" office:value="0.0358368" calcext:value-type="float">
            <text:p>$0.036</text:p>
          </table:table-cell>
          <table:table-cell table:style-name="ce9" table:formula="of:=([.E43]*3600/8/1024)*[.$C$2]" office:value-type="float" office:value="0.0404296875" calcext:value-type="float">
            <text:p>$0.040</text:p>
          </table:table-cell>
          <table:table-cell table:style-name="ce10" table:formula="of:=([.E43]*3600/8/1000)*[.$D$2]*1000" office:value-type="float" office:value="144" calcext:value-type="float">
            <text:p>$144.00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aomenc (AV1) speed 6</text:p>
          </table:table-cell>
          <table:table-cell table:style-name="ce8" office:value-type="float" office:value="41.45744" calcext:value-type="float">
            <text:p>41.457</text:p>
          </table:table-cell>
          <table:table-cell table:style-name="ce3" office:value-type="percentage" office:value="-0.3912295" calcext:value-type="percentage">
            <text:p>-39.12%</text:p>
          </table:table-cell>
          <table:table-cell table:style-name="ce7" table:formula="of:=[.$E$43]+([.$E$43]*[.D44])" office:value-type="float" office:value="2.435082" calcext:value-type="float">
            <text:p>2.435</text:p>
          </table:table-cell>
          <table:table-cell table:style-name="ce9" table:formula="of:=([.C44]/10)*[.$B$2]" office:value-type="float" office:value="0.2072872" calcext:value-type="float">
            <text:p>$0.207</text:p>
          </table:table-cell>
          <table:table-cell table:style-name="ce9" table:formula="of:=([.E44]*3600/8/1024)*[.$C$2]" office:value-type="float" office:value="0.0246124010742187" calcext:value-type="float">
            <text:p>$0.025</text:p>
          </table:table-cell>
          <table:table-cell table:style-name="ce10" table:formula="of:=([.E44]*3600/8/1000)*[.$D$2]*1000" office:value-type="float" office:value="87.662952" calcext:value-type="float">
            <text:p>$87.66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aomenc (AV1) speed 5</text:p>
          </table:table-cell>
          <table:table-cell table:style-name="ce8" office:value-type="float" office:value="59.34036" calcext:value-type="float">
            <text:p>59.340</text:p>
          </table:table-cell>
          <table:table-cell table:style-name="ce3" office:value-type="percentage" office:value="-0.4104703" calcext:value-type="percentage">
            <text:p>-41.05%</text:p>
          </table:table-cell>
          <table:table-cell table:style-name="ce7" table:formula="of:=[.$E$43]+([.$E$43]*[.D45])" office:value-type="float" office:value="2.3581188" calcext:value-type="float">
            <text:p>2.358</text:p>
          </table:table-cell>
          <table:table-cell table:style-name="ce9" table:formula="of:=([.C45]/10)*[.$B$2]" office:value-type="float" office:value="0.2967018" calcext:value-type="float">
            <text:p>$0.297</text:p>
          </table:table-cell>
          <table:table-cell table:style-name="ce9" table:formula="of:=([.E45]*3600/8/1024)*[.$C$2]" office:value-type="float" office:value="0.0238345015429688" calcext:value-type="float">
            <text:p>$0.024</text:p>
          </table:table-cell>
          <table:table-cell table:style-name="ce10" table:formula="of:=([.E45]*3600/8/1000)*[.$D$2]*1000" office:value-type="float" office:value="84.8922768" calcext:value-type="float">
            <text:p>$84.89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aomenc (AV1) speed 4</text:p>
          </table:table-cell>
          <table:table-cell table:style-name="ce8" office:value-type="float" office:value="216.17344" calcext:value-type="float">
            <text:p>216.173</text:p>
          </table:table-cell>
          <table:table-cell table:style-name="ce3" office:value-type="percentage" office:value="-0.4817914" calcext:value-type="percentage">
            <text:p>-48.18%</text:p>
          </table:table-cell>
          <table:table-cell table:style-name="ce7" table:formula="of:=[.$E$43]+([.$E$43]*[.D46])" office:value-type="float" office:value="2.0728344" calcext:value-type="float">
            <text:p>2.073</text:p>
          </table:table-cell>
          <table:table-cell table:style-name="ce9" table:formula="of:=([.C46]/10)*[.$B$2]" office:value-type="float" office:value="1.0808672" calcext:value-type="float">
            <text:p>$1.081</text:p>
          </table:table-cell>
          <table:table-cell table:style-name="ce9" table:formula="of:=([.E46]*3600/8/1024)*[.$C$2]" office:value-type="float" office:value="0.0209510117578125" calcext:value-type="float">
            <text:p>$0.021</text:p>
          </table:table-cell>
          <table:table-cell table:style-name="ce10" table:formula="of:=([.E46]*3600/8/1000)*[.$D$2]*1000" office:value-type="float" office:value="74.6220384" calcext:value-type="float">
            <text:p>$74.62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aomenc (AV1) speed 3</text:p>
          </table:table-cell>
          <table:table-cell table:style-name="ce8" office:value-type="float" office:value="343.46495" calcext:value-type="float">
            <text:p>343.465</text:p>
          </table:table-cell>
          <table:table-cell table:style-name="ce3" office:value-type="percentage" office:value="-0.5080942" calcext:value-type="percentage">
            <text:p>-50.81%</text:p>
          </table:table-cell>
          <table:table-cell table:style-name="ce7" table:formula="of:=[.$E$43]+([.$E$43]*[.D47])" office:value-type="float" office:value="1.9676232" calcext:value-type="float">
            <text:p>1.968</text:p>
          </table:table-cell>
          <table:table-cell table:style-name="ce9" table:formula="of:=([.C47]/10)*[.$B$2]" office:value-type="float" office:value="1.71732475" calcext:value-type="float">
            <text:p>$1.717</text:p>
          </table:table-cell>
          <table:table-cell table:style-name="ce9" table:formula="of:=([.E47]*3600/8/1024)*[.$C$2]" office:value-type="float" office:value="0.0198875977734375" calcext:value-type="float">
            <text:p>$0.020</text:p>
          </table:table-cell>
          <table:table-cell table:style-name="ce10" table:formula="of:=([.E47]*3600/8/1000)*[.$D$2]*1000" office:value-type="float" office:value="70.8344352" calcext:value-type="float">
            <text:p>$70.83</text:p>
          </table:table-cell>
          <table:table-cell table:number-columns-repeated="1016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_matrix" table:style-name="ta4">
        <table:table-column table:style-name="co1" table:number-columns-repeated="1024" table:default-cell-style-name="Default"/>
        <table:table-row table:style-name="ro2">
          <table:table-cell table:number-columns-repeated="2"/>
          <table:table-cell table:style-name="ce2" office:value-type="string" calcext:value-type="string">
            <text:p>views</text:p>
          </table:table-cell>
          <table:table-cell table:number-columns-repeated="1021"/>
        </table:table-row>
        <table:table-row table:style-name="ro2">
          <table:table-cell/>
          <table:table-cell table:style-name="ce1" table:formula="of:=[$costs.B5]" office:value-type="string" office:string-value="x264 ultrafast" calcext:value-type="string">
            <text:p>x264 ultra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15]" office:value-type="string" office:string-value="x265 ultrafast" calcext:value-type="string">
            <text:p>x265 ultra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6]" office:value-type="string" office:string-value="SVT-AV1 p10" calcext:value-type="string">
            <text:p>SVT-AV1 p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style-name="ce2" office:value-type="string" calcext:value-type="string">
            <text:p>videos</text:p>
          </table:table-cell>
          <table:table-cell table:style-name="ce2" office:value-type="float" office:value="10" calcext:value-type="float">
            <text:p>10</text:p>
          </table:table-cell>
          <table:table-cell table:style-name="ce11" table:formula="of:=([$costs.$F$5]*[.$B3])+([$costs.$G$5]*[.$B3])+(([$costs.$H$5]/1000)*[.C$2])" office:value-type="float" office:value="4.418758021" calcext:value-type="float">
            <text:p>$4.42</text:p>
          </table:table-cell>
          <table:table-cell table:style-name="ce11" table:formula="of:=([$costs.$F$5]*[.$B3])+([$costs.$G$5]*[.$B3])+(([$costs.$H$5]/1000)*[.D$2])" office:value-type="float" office:value="34.28961661" calcext:value-type="float">
            <text:p>$34.29</text:p>
          </table:table-cell>
          <table:table-cell table:style-name="ce11" table:formula="of:=([$costs.$F$5]*[.$B3])+([$costs.$G$5]*[.$B3])+(([$costs.$H$5]/1000)*[.E$2])" office:value-type="float" office:value="332.9982025" calcext:value-type="float">
            <text:p>$333.00</text:p>
          </table:table-cell>
          <table:table-cell table:style-name="ce11" table:formula="of:=([$costs.$F$5]*[.$B3])+([$costs.$G$5]*[.$B3])+(([$costs.$H$5]/1000)*[.F$2])" office:value-type="float" office:value="3320.084062" calcext:value-type="float">
            <text:p>$3,320.08</text:p>
          </table:table-cell>
          <table:table-cell table:style-name="ce11" table:formula="of:=([$costs.$F$5]*[.$B3])+([$costs.$G$5]*[.$B3])+(([$costs.$H$5]/1000)*[.G$2])" office:value-type="float" office:value="33190.94265" calcext:value-type="float">
            <text:p>$33,190.94</text:p>
          </table:table-cell>
          <table:table-cell table:style-name="ce11" table:formula="of:=([$costs.$F$5]*[.$B3])+([$costs.$G$5]*[.$B3])+(([$costs.$H$5]/1000)*[.H$2])" office:value-type="float" office:value="331899.5286" calcext:value-type="float">
            <text:p>$331,899.53</text:p>
          </table:table-cell>
          <table:table-cell table:style-name="ce11" table:formula="of:=([$costs.$F$5]*[.$B3])+([$costs.$G$5]*[.$B3])+(([$costs.$H$5]/1000)*[.I$2])" office:value-type="float" office:value="3318985.388" calcext:value-type="float">
            <text:p>$3,318,985.3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5]*[.$B3])+([$costs.$G$15]*[.$B3])+(([$costs.$H$15]/1000)*[.L$2])" office:value-type="float" office:value="1.992195876" calcext:value-type="float">
            <text:p>$1.99</text:p>
          </table:table-cell>
          <table:table-cell table:style-name="ce11" table:formula="of:=([$costs.$F$15]*[.$B3])+([$costs.$G$15]*[.$B3])+(([$costs.$H$15]/1000)*[.M$2])" office:value-type="float" office:value="14.90193829" calcext:value-type="float">
            <text:p>$14.90</text:p>
          </table:table-cell>
          <table:table-cell table:style-name="ce11" table:formula="of:=([$costs.$F$15]*[.$B3])+([$costs.$G$15]*[.$B3])+(([$costs.$H$15]/1000)*[.N$2])" office:value-type="float" office:value="143.9993625" calcext:value-type="float">
            <text:p>$144.00</text:p>
          </table:table-cell>
          <table:table-cell table:style-name="ce11" table:formula="of:=([$costs.$F$15]*[.$B3])+([$costs.$G$15]*[.$B3])+(([$costs.$H$15]/1000)*[.O$2])" office:value-type="float" office:value="1434.973604" calcext:value-type="float">
            <text:p>$1,434.97</text:p>
          </table:table-cell>
          <table:table-cell table:style-name="ce11" table:formula="of:=([$costs.$F$15]*[.$B3])+([$costs.$G$15]*[.$B3])+(([$costs.$H$15]/1000)*[.P$2])" office:value-type="float" office:value="14344.71602" calcext:value-type="float">
            <text:p>$14,344.72</text:p>
          </table:table-cell>
          <table:table-cell table:style-name="ce11" table:formula="of:=([$costs.$F$15]*[.$B3])+([$costs.$G$15]*[.$B3])+(([$costs.$H$15]/1000)*[.Q$2])" office:value-type="float" office:value="143442.1402" calcext:value-type="float">
            <text:p>$143,442.14</text:p>
          </table:table-cell>
          <table:table-cell table:style-name="ce11" table:formula="of:=([$costs.$F$15]*[.$B3])+([$costs.$G$15]*[.$B3])+(([$costs.$H$15]/1000)*[.R$2])" office:value-type="float" office:value="1434416.382" calcext:value-type="float">
            <text:p>$1,434,416.3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6]*[.$T3])+([$costs.$G$26]*[.$T3])+(([$costs.$H$26]/1000)*[.U$2])" office:value-type="float" office:value="2.121904986" calcext:value-type="float">
            <text:p>$2.12</text:p>
          </table:table-cell>
          <table:table-cell table:style-name="ce11" table:formula="of:=([$costs.$F$26]*[.$T3])+([$costs.$G$26]*[.$T3])+(([$costs.$H$26]/1000)*[.V$2])" office:value-type="float" office:value="16.19553446" calcext:value-type="float">
            <text:p>$16.20</text:p>
          </table:table-cell>
          <table:table-cell table:style-name="ce11" table:formula="of:=([$costs.$F$26]*[.$T3])+([$costs.$G$26]*[.$T3])+(([$costs.$H$26]/1000)*[.W$2])" office:value-type="float" office:value="156.9318292" calcext:value-type="float">
            <text:p>$156.93</text:p>
          </table:table-cell>
          <table:table-cell table:style-name="ce11" table:formula="of:=([$costs.$F$26]*[.$T3])+([$costs.$G$26]*[.$T3])+(([$costs.$H$26]/1000)*[.X$2])" office:value-type="float" office:value="1564.294776" calcext:value-type="float">
            <text:p>$1,564.29</text:p>
          </table:table-cell>
          <table:table-cell table:style-name="ce11" table:formula="of:=([$costs.$F$26]*[.$T3])+([$costs.$G$26]*[.$T3])+(([$costs.$H$26]/1000)*[.Y$2])" office:value-type="float" office:value="15637.92425" calcext:value-type="float">
            <text:p>$15,637.92</text:p>
          </table:table-cell>
          <table:table-cell table:style-name="ce11" table:formula="of:=([$costs.$F$26]*[.$T3])+([$costs.$G$26]*[.$T3])+(([$costs.$H$26]/1000)*[.Z$2])" office:value-type="float" office:value="156374.219" calcext:value-type="float">
            <text:p>$156,374.22</text:p>
          </table:table-cell>
          <table:table-cell table:style-name="ce11" table:formula="of:=([$costs.$F$26]*[.$T3])+([$costs.$G$26]*[.$T3])+(([$costs.$H$26]/1000)*[.AA$2])" office:value-type="float" office:value="1563737.166" calcext:value-type="float">
            <text:p>$1,563,737.1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5]*[.$B4])+([$costs.$G$5]*[.$B4])+(([$costs.$H$5]/1000)*[.C$2])" office:value-type="float" office:value="14.31672162" calcext:value-type="float">
            <text:p>$14.32</text:p>
          </table:table-cell>
          <table:table-cell table:style-name="ce11" table:formula="of:=([$costs.$F$5]*[.$B4])+([$costs.$G$5]*[.$B4])+(([$costs.$H$5]/1000)*[.D$2])" office:value-type="float" office:value="44.18758021" calcext:value-type="float">
            <text:p>$44.19</text:p>
          </table:table-cell>
          <table:table-cell table:style-name="ce11" table:formula="of:=([$costs.$F$5]*[.$B4])+([$costs.$G$5]*[.$B4])+(([$costs.$H$5]/1000)*[.E$2])" office:value-type="float" office:value="342.8961661" calcext:value-type="float">
            <text:p>$342.90</text:p>
          </table:table-cell>
          <table:table-cell table:style-name="ce11" table:formula="of:=([$costs.$F$5]*[.$B4])+([$costs.$G$5]*[.$B4])+(([$costs.$H$5]/1000)*[.F$2])" office:value-type="float" office:value="3329.982025" calcext:value-type="float">
            <text:p>$3,329.98</text:p>
          </table:table-cell>
          <table:table-cell table:style-name="ce11" table:formula="of:=([$costs.$F$5]*[.$B4])+([$costs.$G$5]*[.$B4])+(([$costs.$H$5]/1000)*[.G$2])" office:value-type="float" office:value="33200.84062" calcext:value-type="float">
            <text:p>$33,200.84</text:p>
          </table:table-cell>
          <table:table-cell table:style-name="ce11" table:formula="of:=([$costs.$F$5]*[.$B4])+([$costs.$G$5]*[.$B4])+(([$costs.$H$5]/1000)*[.H$2])" office:value-type="float" office:value="331909.4265" calcext:value-type="float">
            <text:p>$331,909.43</text:p>
          </table:table-cell>
          <table:table-cell table:style-name="ce11" table:formula="of:=([$costs.$F$5]*[.$B4])+([$costs.$G$5]*[.$B4])+(([$costs.$H$5]/1000)*[.I$2])" office:value-type="float" office:value="3318995.286" calcext:value-type="float">
            <text:p>$3,318,995.29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5]*[.$B4])+([$costs.$G$15]*[.$B4])+(([$costs.$H$15]/1000)*[.L$2])" office:value-type="float" office:value="7.012216345" calcext:value-type="float">
            <text:p>$7.01</text:p>
          </table:table-cell>
          <table:table-cell table:style-name="ce11" table:formula="of:=([$costs.$F$15]*[.$B4])+([$costs.$G$15]*[.$B4])+(([$costs.$H$15]/1000)*[.M$2])" office:value-type="float" office:value="19.92195876" calcext:value-type="float">
            <text:p>$19.92</text:p>
          </table:table-cell>
          <table:table-cell table:style-name="ce11" table:formula="of:=([$costs.$F$15]*[.$B4])+([$costs.$G$15]*[.$B4])+(([$costs.$H$15]/1000)*[.N$2])" office:value-type="float" office:value="149.0193829" calcext:value-type="float">
            <text:p>$149.02</text:p>
          </table:table-cell>
          <table:table-cell table:style-name="ce11" table:formula="of:=([$costs.$F$15]*[.$B4])+([$costs.$G$15]*[.$B4])+(([$costs.$H$15]/1000)*[.O$2])" office:value-type="float" office:value="1439.993625" calcext:value-type="float">
            <text:p>$1,439.99</text:p>
          </table:table-cell>
          <table:table-cell table:style-name="ce11" table:formula="of:=([$costs.$F$15]*[.$B4])+([$costs.$G$15]*[.$B4])+(([$costs.$H$15]/1000)*[.P$2])" office:value-type="float" office:value="14349.73604" calcext:value-type="float">
            <text:p>$14,349.74</text:p>
          </table:table-cell>
          <table:table-cell table:style-name="ce11" table:formula="of:=([$costs.$F$15]*[.$B4])+([$costs.$G$15]*[.$B4])+(([$costs.$H$15]/1000)*[.Q$2])" office:value-type="float" office:value="143447.1602" calcext:value-type="float">
            <text:p>$143,447.16</text:p>
          </table:table-cell>
          <table:table-cell table:style-name="ce11" table:formula="of:=([$costs.$F$15]*[.$B4])+([$costs.$G$15]*[.$B4])+(([$costs.$H$15]/1000)*[.R$2])" office:value-type="float" office:value="1434421.402" calcext:value-type="float">
            <text:p>$1,434,421.4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6]*[.$T4])+([$costs.$G$26]*[.$T4])+(([$costs.$H$26]/1000)*[.U$2])" office:value-type="float" office:value="7.145420385" calcext:value-type="float">
            <text:p>$7.15</text:p>
          </table:table-cell>
          <table:table-cell table:style-name="ce11" table:formula="of:=([$costs.$F$26]*[.$T4])+([$costs.$G$26]*[.$T4])+(([$costs.$H$26]/1000)*[.V$2])" office:value-type="float" office:value="21.21904986" calcext:value-type="float">
            <text:p>$21.22</text:p>
          </table:table-cell>
          <table:table-cell table:style-name="ce11" table:formula="of:=([$costs.$F$26]*[.$T4])+([$costs.$G$26]*[.$T4])+(([$costs.$H$26]/1000)*[.W$2])" office:value-type="float" office:value="161.9553446" calcext:value-type="float">
            <text:p>$161.96</text:p>
          </table:table-cell>
          <table:table-cell table:style-name="ce11" table:formula="of:=([$costs.$F$26]*[.$T4])+([$costs.$G$26]*[.$T4])+(([$costs.$H$26]/1000)*[.X$2])" office:value-type="float" office:value="1569.318292" calcext:value-type="float">
            <text:p>$1,569.32</text:p>
          </table:table-cell>
          <table:table-cell table:style-name="ce11" table:formula="of:=([$costs.$F$26]*[.$T4])+([$costs.$G$26]*[.$T4])+(([$costs.$H$26]/1000)*[.Y$2])" office:value-type="float" office:value="15642.94776" calcext:value-type="float">
            <text:p>$15,642.95</text:p>
          </table:table-cell>
          <table:table-cell table:style-name="ce11" table:formula="of:=([$costs.$F$26]*[.$T4])+([$costs.$G$26]*[.$T4])+(([$costs.$H$26]/1000)*[.Z$2])" office:value-type="float" office:value="156379.2425" calcext:value-type="float">
            <text:p>$156,379.24</text:p>
          </table:table-cell>
          <table:table-cell table:style-name="ce11" table:formula="of:=([$costs.$F$26]*[.$T4])+([$costs.$G$26]*[.$T4])+(([$costs.$H$26]/1000)*[.AA$2])" office:value-type="float" office:value="1563742.19" calcext:value-type="float">
            <text:p>$1,563,742.19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5]*[.$B5])+([$costs.$G$5]*[.$B5])+(([$costs.$H$5]/1000)*[.C$2])" office:value-type="float" office:value="113.2963576" calcext:value-type="float">
            <text:p>$113.30</text:p>
          </table:table-cell>
          <table:table-cell table:style-name="ce11" table:formula="of:=([$costs.$F$5]*[.$B5])+([$costs.$G$5]*[.$B5])+(([$costs.$H$5]/1000)*[.D$2])" office:value-type="float" office:value="143.1672162" calcext:value-type="float">
            <text:p>$143.17</text:p>
          </table:table-cell>
          <table:table-cell table:style-name="ce11" table:formula="of:=([$costs.$F$5]*[.$B5])+([$costs.$G$5]*[.$B5])+(([$costs.$H$5]/1000)*[.E$2])" office:value-type="float" office:value="441.8758021" calcext:value-type="float">
            <text:p>$441.88</text:p>
          </table:table-cell>
          <table:table-cell table:style-name="ce11" table:formula="of:=([$costs.$F$5]*[.$B5])+([$costs.$G$5]*[.$B5])+(([$costs.$H$5]/1000)*[.F$2])" office:value-type="float" office:value="3428.961661" calcext:value-type="float">
            <text:p>$3,428.96</text:p>
          </table:table-cell>
          <table:table-cell table:style-name="ce11" table:formula="of:=([$costs.$F$5]*[.$B5])+([$costs.$G$5]*[.$B5])+(([$costs.$H$5]/1000)*[.G$2])" office:value-type="float" office:value="33299.82025" calcext:value-type="float">
            <text:p>$33,299.82</text:p>
          </table:table-cell>
          <table:table-cell table:style-name="ce11" table:formula="of:=([$costs.$F$5]*[.$B5])+([$costs.$G$5]*[.$B5])+(([$costs.$H$5]/1000)*[.H$2])" office:value-type="float" office:value="332008.4062" calcext:value-type="float">
            <text:p>$332,008.41</text:p>
          </table:table-cell>
          <table:table-cell table:style-name="ce11" table:formula="of:=([$costs.$F$5]*[.$B5])+([$costs.$G$5]*[.$B5])+(([$costs.$H$5]/1000)*[.I$2])" office:value-type="float" office:value="3319094.265" calcext:value-type="float">
            <text:p>$3,319,094.27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5]*[.$B5])+([$costs.$G$15]*[.$B5])+(([$costs.$H$15]/1000)*[.L$2])" office:value-type="float" office:value="57.21242104" calcext:value-type="float">
            <text:p>$57.21</text:p>
          </table:table-cell>
          <table:table-cell table:style-name="ce11" table:formula="of:=([$costs.$F$15]*[.$B5])+([$costs.$G$15]*[.$B5])+(([$costs.$H$15]/1000)*[.M$2])" office:value-type="float" office:value="70.12216345" calcext:value-type="float">
            <text:p>$70.12</text:p>
          </table:table-cell>
          <table:table-cell table:style-name="ce11" table:formula="of:=([$costs.$F$15]*[.$B5])+([$costs.$G$15]*[.$B5])+(([$costs.$H$15]/1000)*[.N$2])" office:value-type="float" office:value="199.2195876" calcext:value-type="float">
            <text:p>$199.22</text:p>
          </table:table-cell>
          <table:table-cell table:style-name="ce11" table:formula="of:=([$costs.$F$15]*[.$B5])+([$costs.$G$15]*[.$B5])+(([$costs.$H$15]/1000)*[.O$2])" office:value-type="float" office:value="1490.193829" calcext:value-type="float">
            <text:p>$1,490.19</text:p>
          </table:table-cell>
          <table:table-cell table:style-name="ce11" table:formula="of:=([$costs.$F$15]*[.$B5])+([$costs.$G$15]*[.$B5])+(([$costs.$H$15]/1000)*[.P$2])" office:value-type="float" office:value="14399.93625" calcext:value-type="float">
            <text:p>$14,399.94</text:p>
          </table:table-cell>
          <table:table-cell table:style-name="ce11" table:formula="of:=([$costs.$F$15]*[.$B5])+([$costs.$G$15]*[.$B5])+(([$costs.$H$15]/1000)*[.Q$2])" office:value-type="float" office:value="143497.3604" calcext:value-type="float">
            <text:p>$143,497.36</text:p>
          </table:table-cell>
          <table:table-cell table:style-name="ce11" table:formula="of:=([$costs.$F$15]*[.$B5])+([$costs.$G$15]*[.$B5])+(([$costs.$H$15]/1000)*[.R$2])" office:value-type="float" office:value="1434471.602" calcext:value-type="float">
            <text:p>$1,434,471.60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6]*[.$T5])+([$costs.$G$26]*[.$T5])+(([$costs.$H$26]/1000)*[.U$2])" office:value-type="float" office:value="57.38057438" calcext:value-type="float">
            <text:p>$57.38</text:p>
          </table:table-cell>
          <table:table-cell table:style-name="ce11" table:formula="of:=([$costs.$F$26]*[.$T5])+([$costs.$G$26]*[.$T5])+(([$costs.$H$26]/1000)*[.V$2])" office:value-type="float" office:value="71.45420385" calcext:value-type="float">
            <text:p>$71.45</text:p>
          </table:table-cell>
          <table:table-cell table:style-name="ce11" table:formula="of:=([$costs.$F$26]*[.$T5])+([$costs.$G$26]*[.$T5])+(([$costs.$H$26]/1000)*[.W$2])" office:value-type="float" office:value="212.1904986" calcext:value-type="float">
            <text:p>$212.19</text:p>
          </table:table-cell>
          <table:table-cell table:style-name="ce11" table:formula="of:=([$costs.$F$26]*[.$T5])+([$costs.$G$26]*[.$T5])+(([$costs.$H$26]/1000)*[.X$2])" office:value-type="float" office:value="1619.553446" calcext:value-type="float">
            <text:p>$1,619.55</text:p>
          </table:table-cell>
          <table:table-cell table:style-name="ce11" table:formula="of:=([$costs.$F$26]*[.$T5])+([$costs.$G$26]*[.$T5])+(([$costs.$H$26]/1000)*[.Y$2])" office:value-type="float" office:value="15693.18292" calcext:value-type="float">
            <text:p>$15,693.18</text:p>
          </table:table-cell>
          <table:table-cell table:style-name="ce11" table:formula="of:=([$costs.$F$26]*[.$T5])+([$costs.$G$26]*[.$T5])+(([$costs.$H$26]/1000)*[.Z$2])" office:value-type="float" office:value="156429.4776" calcext:value-type="float">
            <text:p>$156,429.48</text:p>
          </table:table-cell>
          <table:table-cell table:style-name="ce11" table:formula="of:=([$costs.$F$26]*[.$T5])+([$costs.$G$26]*[.$T5])+(([$costs.$H$26]/1000)*[.AA$2])" office:value-type="float" office:value="1563792.425" calcext:value-type="float">
            <text:p>$1,563,792.4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5]*[.$B6])+([$costs.$G$5]*[.$B6])+(([$costs.$H$5]/1000)*[.C$2])" office:value-type="float" office:value="1103.092717" calcext:value-type="float">
            <text:p>$1,103.09</text:p>
          </table:table-cell>
          <table:table-cell table:style-name="ce11" table:formula="of:=([$costs.$F$5]*[.$B6])+([$costs.$G$5]*[.$B6])+(([$costs.$H$5]/1000)*[.D$2])" office:value-type="float" office:value="1132.963576" calcext:value-type="float">
            <text:p>$1,132.96</text:p>
          </table:table-cell>
          <table:table-cell table:style-name="ce11" table:formula="of:=([$costs.$F$5]*[.$B6])+([$costs.$G$5]*[.$B6])+(([$costs.$H$5]/1000)*[.E$2])" office:value-type="float" office:value="1431.672162" calcext:value-type="float">
            <text:p>$1,431.67</text:p>
          </table:table-cell>
          <table:table-cell table:style-name="ce11" table:formula="of:=([$costs.$F$5]*[.$B6])+([$costs.$G$5]*[.$B6])+(([$costs.$H$5]/1000)*[.F$2])" office:value-type="float" office:value="4418.758021" calcext:value-type="float">
            <text:p>$4,418.76</text:p>
          </table:table-cell>
          <table:table-cell table:style-name="ce11" table:formula="of:=([$costs.$F$5]*[.$B6])+([$costs.$G$5]*[.$B6])+(([$costs.$H$5]/1000)*[.G$2])" office:value-type="float" office:value="34289.61661" calcext:value-type="float">
            <text:p>$34,289.62</text:p>
          </table:table-cell>
          <table:table-cell table:style-name="ce11" table:formula="of:=([$costs.$F$5]*[.$B6])+([$costs.$G$5]*[.$B6])+(([$costs.$H$5]/1000)*[.H$2])" office:value-type="float" office:value="332998.2025" calcext:value-type="float">
            <text:p>$332,998.20</text:p>
          </table:table-cell>
          <table:table-cell table:style-name="ce11" table:formula="of:=([$costs.$F$5]*[.$B6])+([$costs.$G$5]*[.$B6])+(([$costs.$H$5]/1000)*[.I$2])" office:value-type="float" office:value="3320084.062" calcext:value-type="float">
            <text:p>$3,320,084.06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5]*[.$B6])+([$costs.$G$15]*[.$B6])+(([$costs.$H$15]/1000)*[.L$2])" office:value-type="float" office:value="559.214468" calcext:value-type="float">
            <text:p>$559.21</text:p>
          </table:table-cell>
          <table:table-cell table:style-name="ce11" table:formula="of:=([$costs.$F$15]*[.$B6])+([$costs.$G$15]*[.$B6])+(([$costs.$H$15]/1000)*[.M$2])" office:value-type="float" office:value="572.1242104" calcext:value-type="float">
            <text:p>$572.12</text:p>
          </table:table-cell>
          <table:table-cell table:style-name="ce11" table:formula="of:=([$costs.$F$15]*[.$B6])+([$costs.$G$15]*[.$B6])+(([$costs.$H$15]/1000)*[.N$2])" office:value-type="float" office:value="701.2216345" calcext:value-type="float">
            <text:p>$701.22</text:p>
          </table:table-cell>
          <table:table-cell table:style-name="ce11" table:formula="of:=([$costs.$F$15]*[.$B6])+([$costs.$G$15]*[.$B6])+(([$costs.$H$15]/1000)*[.O$2])" office:value-type="float" office:value="1992.195876" calcext:value-type="float">
            <text:p>$1,992.20</text:p>
          </table:table-cell>
          <table:table-cell table:style-name="ce11" table:formula="of:=([$costs.$F$15]*[.$B6])+([$costs.$G$15]*[.$B6])+(([$costs.$H$15]/1000)*[.P$2])" office:value-type="float" office:value="14901.93829" calcext:value-type="float">
            <text:p>$14,901.94</text:p>
          </table:table-cell>
          <table:table-cell table:style-name="ce11" table:formula="of:=([$costs.$F$15]*[.$B6])+([$costs.$G$15]*[.$B6])+(([$costs.$H$15]/1000)*[.Q$2])" office:value-type="float" office:value="143999.3625" calcext:value-type="float">
            <text:p>$143,999.36</text:p>
          </table:table-cell>
          <table:table-cell table:style-name="ce11" table:formula="of:=([$costs.$F$15]*[.$B6])+([$costs.$G$15]*[.$B6])+(([$costs.$H$15]/1000)*[.R$2])" office:value-type="float" office:value="1434973.604" calcext:value-type="float">
            <text:p>$1,434,973.6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6]*[.$T6])+([$costs.$G$26]*[.$T6])+(([$costs.$H$26]/1000)*[.U$2])" office:value-type="float" office:value="559.7321143" calcext:value-type="float">
            <text:p>$559.73</text:p>
          </table:table-cell>
          <table:table-cell table:style-name="ce11" table:formula="of:=([$costs.$F$26]*[.$T6])+([$costs.$G$26]*[.$T6])+(([$costs.$H$26]/1000)*[.V$2])" office:value-type="float" office:value="573.8057438" calcext:value-type="float">
            <text:p>$573.81</text:p>
          </table:table-cell>
          <table:table-cell table:style-name="ce11" table:formula="of:=([$costs.$F$26]*[.$T6])+([$costs.$G$26]*[.$T6])+(([$costs.$H$26]/1000)*[.W$2])" office:value-type="float" office:value="714.5420385" calcext:value-type="float">
            <text:p>$714.54</text:p>
          </table:table-cell>
          <table:table-cell table:style-name="ce11" table:formula="of:=([$costs.$F$26]*[.$T6])+([$costs.$G$26]*[.$T6])+(([$costs.$H$26]/1000)*[.X$2])" office:value-type="float" office:value="2121.904986" calcext:value-type="float">
            <text:p>$2,121.90</text:p>
          </table:table-cell>
          <table:table-cell table:style-name="ce11" table:formula="of:=([$costs.$F$26]*[.$T6])+([$costs.$G$26]*[.$T6])+(([$costs.$H$26]/1000)*[.Y$2])" office:value-type="float" office:value="16195.53446" calcext:value-type="float">
            <text:p>$16,195.53</text:p>
          </table:table-cell>
          <table:table-cell table:style-name="ce11" table:formula="of:=([$costs.$F$26]*[.$T6])+([$costs.$G$26]*[.$T6])+(([$costs.$H$26]/1000)*[.Z$2])" office:value-type="float" office:value="156931.8292" calcext:value-type="float">
            <text:p>$156,931.83</text:p>
          </table:table-cell>
          <table:table-cell table:style-name="ce11" table:formula="of:=([$costs.$F$26]*[.$T6])+([$costs.$G$26]*[.$T6])+(([$costs.$H$26]/1000)*[.AA$2])" office:value-type="float" office:value="1564294.776" calcext:value-type="float">
            <text:p>$1,564,294.7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5]*[.$B7])+([$costs.$G$5]*[.$B7])+(([$costs.$H$5]/1000)*[.C$2])" office:value-type="float" office:value="11001.05632" calcext:value-type="float">
            <text:p>$11,001.06</text:p>
          </table:table-cell>
          <table:table-cell table:style-name="ce11" table:formula="of:=([$costs.$F$5]*[.$B7])+([$costs.$G$5]*[.$B7])+(([$costs.$H$5]/1000)*[.D$2])" office:value-type="float" office:value="11030.92717" calcext:value-type="float">
            <text:p>$11,030.93</text:p>
          </table:table-cell>
          <table:table-cell table:style-name="ce11" table:formula="of:=([$costs.$F$5]*[.$B7])+([$costs.$G$5]*[.$B7])+(([$costs.$H$5]/1000)*[.E$2])" office:value-type="float" office:value="11329.63576" calcext:value-type="float">
            <text:p>$11,329.64</text:p>
          </table:table-cell>
          <table:table-cell table:style-name="ce11" table:formula="of:=([$costs.$F$5]*[.$B7])+([$costs.$G$5]*[.$B7])+(([$costs.$H$5]/1000)*[.F$2])" office:value-type="float" office:value="14316.72162" calcext:value-type="float">
            <text:p>$14,316.72</text:p>
          </table:table-cell>
          <table:table-cell table:style-name="ce11" table:formula="of:=([$costs.$F$5]*[.$B7])+([$costs.$G$5]*[.$B7])+(([$costs.$H$5]/1000)*[.G$2])" office:value-type="float" office:value="44187.58021" calcext:value-type="float">
            <text:p>$44,187.58</text:p>
          </table:table-cell>
          <table:table-cell table:style-name="ce11" table:formula="of:=([$costs.$F$5]*[.$B7])+([$costs.$G$5]*[.$B7])+(([$costs.$H$5]/1000)*[.H$2])" office:value-type="float" office:value="342896.1661" calcext:value-type="float">
            <text:p>$342,896.17</text:p>
          </table:table-cell>
          <table:table-cell table:style-name="ce11" table:formula="of:=([$costs.$F$5]*[.$B7])+([$costs.$G$5]*[.$B7])+(([$costs.$H$5]/1000)*[.I$2])" office:value-type="float" office:value="3329982.025" calcext:value-type="float">
            <text:p>$3,329,982.0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5]*[.$B7])+([$costs.$G$15]*[.$B7])+(([$costs.$H$15]/1000)*[.L$2])" office:value-type="float" office:value="5579.234937" calcext:value-type="float">
            <text:p>$5,579.23</text:p>
          </table:table-cell>
          <table:table-cell table:style-name="ce11" table:formula="of:=([$costs.$F$15]*[.$B7])+([$costs.$G$15]*[.$B7])+(([$costs.$H$15]/1000)*[.M$2])" office:value-type="float" office:value="5592.14468" calcext:value-type="float">
            <text:p>$5,592.14</text:p>
          </table:table-cell>
          <table:table-cell table:style-name="ce11" table:formula="of:=([$costs.$F$15]*[.$B7])+([$costs.$G$15]*[.$B7])+(([$costs.$H$15]/1000)*[.N$2])" office:value-type="float" office:value="5721.242104" calcext:value-type="float">
            <text:p>$5,721.24</text:p>
          </table:table-cell>
          <table:table-cell table:style-name="ce11" table:formula="of:=([$costs.$F$15]*[.$B7])+([$costs.$G$15]*[.$B7])+(([$costs.$H$15]/1000)*[.O$2])" office:value-type="float" office:value="7012.216345" calcext:value-type="float">
            <text:p>$7,012.22</text:p>
          </table:table-cell>
          <table:table-cell table:style-name="ce11" table:formula="of:=([$costs.$F$15]*[.$B7])+([$costs.$G$15]*[.$B7])+(([$costs.$H$15]/1000)*[.P$2])" office:value-type="float" office:value="19921.95876" calcext:value-type="float">
            <text:p>$19,921.96</text:p>
          </table:table-cell>
          <table:table-cell table:style-name="ce11" table:formula="of:=([$costs.$F$15]*[.$B7])+([$costs.$G$15]*[.$B7])+(([$costs.$H$15]/1000)*[.Q$2])" office:value-type="float" office:value="149019.3829" calcext:value-type="float">
            <text:p>$149,019.38</text:p>
          </table:table-cell>
          <table:table-cell table:style-name="ce11" table:formula="of:=([$costs.$F$15]*[.$B7])+([$costs.$G$15]*[.$B7])+(([$costs.$H$15]/1000)*[.R$2])" office:value-type="float" office:value="1439993.625" calcext:value-type="float">
            <text:p>$1,439,993.6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6]*[.$T7])+([$costs.$G$26]*[.$T7])+(([$costs.$H$26]/1000)*[.U$2])" office:value-type="float" office:value="5583.247514" calcext:value-type="float">
            <text:p>$5,583.25</text:p>
          </table:table-cell>
          <table:table-cell table:style-name="ce11" table:formula="of:=([$costs.$F$26]*[.$T7])+([$costs.$G$26]*[.$T7])+(([$costs.$H$26]/1000)*[.V$2])" office:value-type="float" office:value="5597.321143" calcext:value-type="float">
            <text:p>$5,597.32</text:p>
          </table:table-cell>
          <table:table-cell table:style-name="ce11" table:formula="of:=([$costs.$F$26]*[.$T7])+([$costs.$G$26]*[.$T7])+(([$costs.$H$26]/1000)*[.W$2])" office:value-type="float" office:value="5738.057438" calcext:value-type="float">
            <text:p>$5,738.06</text:p>
          </table:table-cell>
          <table:table-cell table:style-name="ce11" table:formula="of:=([$costs.$F$26]*[.$T7])+([$costs.$G$26]*[.$T7])+(([$costs.$H$26]/1000)*[.X$2])" office:value-type="float" office:value="7145.420385" calcext:value-type="float">
            <text:p>$7,145.42</text:p>
          </table:table-cell>
          <table:table-cell table:style-name="ce11" table:formula="of:=([$costs.$F$26]*[.$T7])+([$costs.$G$26]*[.$T7])+(([$costs.$H$26]/1000)*[.Y$2])" office:value-type="float" office:value="21219.04986" calcext:value-type="float">
            <text:p>$21,219.05</text:p>
          </table:table-cell>
          <table:table-cell table:style-name="ce11" table:formula="of:=([$costs.$F$26]*[.$T7])+([$costs.$G$26]*[.$T7])+(([$costs.$H$26]/1000)*[.Z$2])" office:value-type="float" office:value="161955.3446" calcext:value-type="float">
            <text:p>$161,955.34</text:p>
          </table:table-cell>
          <table:table-cell table:style-name="ce11" table:formula="of:=([$costs.$F$26]*[.$T7])+([$costs.$G$26]*[.$T7])+(([$costs.$H$26]/1000)*[.AA$2])" office:value-type="float" office:value="1569318.292" calcext:value-type="float">
            <text:p>$1,569,318.29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5]*[.$B8])+([$costs.$G$5]*[.$B8])+(([$costs.$H$5]/1000)*[.C$2])" office:value-type="float" office:value="109980.6923" calcext:value-type="float">
            <text:p>$109,980.69</text:p>
          </table:table-cell>
          <table:table-cell table:style-name="ce11" table:formula="of:=([$costs.$F$5]*[.$B8])+([$costs.$G$5]*[.$B8])+(([$costs.$H$5]/1000)*[.D$2])" office:value-type="float" office:value="110010.5632" calcext:value-type="float">
            <text:p>$110,010.56</text:p>
          </table:table-cell>
          <table:table-cell table:style-name="ce11" table:formula="of:=([$costs.$F$5]*[.$B8])+([$costs.$G$5]*[.$B8])+(([$costs.$H$5]/1000)*[.E$2])" office:value-type="float" office:value="110309.2717" calcext:value-type="float">
            <text:p>$110,309.27</text:p>
          </table:table-cell>
          <table:table-cell table:style-name="ce11" table:formula="of:=([$costs.$F$5]*[.$B8])+([$costs.$G$5]*[.$B8])+(([$costs.$H$5]/1000)*[.F$2])" office:value-type="float" office:value="113296.3576" calcext:value-type="float">
            <text:p>$113,296.36</text:p>
          </table:table-cell>
          <table:table-cell table:style-name="ce11" table:formula="of:=([$costs.$F$5]*[.$B8])+([$costs.$G$5]*[.$B8])+(([$costs.$H$5]/1000)*[.G$2])" office:value-type="float" office:value="143167.2162" calcext:value-type="float">
            <text:p>$143,167.22</text:p>
          </table:table-cell>
          <table:table-cell table:style-name="ce11" table:formula="of:=([$costs.$F$5]*[.$B8])+([$costs.$G$5]*[.$B8])+(([$costs.$H$5]/1000)*[.H$2])" office:value-type="float" office:value="441875.8021" calcext:value-type="float">
            <text:p>$441,875.80</text:p>
          </table:table-cell>
          <table:table-cell table:style-name="ce11" table:formula="of:=([$costs.$F$5]*[.$B8])+([$costs.$G$5]*[.$B8])+(([$costs.$H$5]/1000)*[.I$2])" office:value-type="float" office:value="3428961.661" calcext:value-type="float">
            <text:p>$3,428,961.6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5]*[.$B8])+([$costs.$G$15]*[.$B8])+(([$costs.$H$15]/1000)*[.L$2])" office:value-type="float" office:value="55779.43963" calcext:value-type="float">
            <text:p>$55,779.44</text:p>
          </table:table-cell>
          <table:table-cell table:style-name="ce11" table:formula="of:=([$costs.$F$15]*[.$B8])+([$costs.$G$15]*[.$B8])+(([$costs.$H$15]/1000)*[.M$2])" office:value-type="float" office:value="55792.34937" calcext:value-type="float">
            <text:p>$55,792.35</text:p>
          </table:table-cell>
          <table:table-cell table:style-name="ce11" table:formula="of:=([$costs.$F$15]*[.$B8])+([$costs.$G$15]*[.$B8])+(([$costs.$H$15]/1000)*[.N$2])" office:value-type="float" office:value="55921.4468" calcext:value-type="float">
            <text:p>$55,921.45</text:p>
          </table:table-cell>
          <table:table-cell table:style-name="ce11" table:formula="of:=([$costs.$F$15]*[.$B8])+([$costs.$G$15]*[.$B8])+(([$costs.$H$15]/1000)*[.O$2])" office:value-type="float" office:value="57212.42104" calcext:value-type="float">
            <text:p>$57,212.42</text:p>
          </table:table-cell>
          <table:table-cell table:style-name="ce11" table:formula="of:=([$costs.$F$15]*[.$B8])+([$costs.$G$15]*[.$B8])+(([$costs.$H$15]/1000)*[.P$2])" office:value-type="float" office:value="70122.16345" calcext:value-type="float">
            <text:p>$70,122.16</text:p>
          </table:table-cell>
          <table:table-cell table:style-name="ce11" table:formula="of:=([$costs.$F$15]*[.$B8])+([$costs.$G$15]*[.$B8])+(([$costs.$H$15]/1000)*[.Q$2])" office:value-type="float" office:value="199219.5876" calcext:value-type="float">
            <text:p>$199,219.59</text:p>
          </table:table-cell>
          <table:table-cell table:style-name="ce11" table:formula="of:=([$costs.$F$15]*[.$B8])+([$costs.$G$15]*[.$B8])+(([$costs.$H$15]/1000)*[.R$2])" office:value-type="float" office:value="1490193.829" calcext:value-type="float">
            <text:p>$1,490,193.83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6]*[.$T8])+([$costs.$G$26]*[.$T8])+(([$costs.$H$26]/1000)*[.U$2])" office:value-type="float" office:value="55818.40151" calcext:value-type="float">
            <text:p>$55,818.40</text:p>
          </table:table-cell>
          <table:table-cell table:style-name="ce11" table:formula="of:=([$costs.$F$26]*[.$T8])+([$costs.$G$26]*[.$T8])+(([$costs.$H$26]/1000)*[.V$2])" office:value-type="float" office:value="55832.47514" calcext:value-type="float">
            <text:p>$55,832.48</text:p>
          </table:table-cell>
          <table:table-cell table:style-name="ce11" table:formula="of:=([$costs.$F$26]*[.$T8])+([$costs.$G$26]*[.$T8])+(([$costs.$H$26]/1000)*[.W$2])" office:value-type="float" office:value="55973.21143" calcext:value-type="float">
            <text:p>$55,973.21</text:p>
          </table:table-cell>
          <table:table-cell table:style-name="ce11" table:formula="of:=([$costs.$F$26]*[.$T8])+([$costs.$G$26]*[.$T8])+(([$costs.$H$26]/1000)*[.X$2])" office:value-type="float" office:value="57380.57438" calcext:value-type="float">
            <text:p>$57,380.57</text:p>
          </table:table-cell>
          <table:table-cell table:style-name="ce11" table:formula="of:=([$costs.$F$26]*[.$T8])+([$costs.$G$26]*[.$T8])+(([$costs.$H$26]/1000)*[.Y$2])" office:value-type="float" office:value="71454.20385" calcext:value-type="float">
            <text:p>$71,454.20</text:p>
          </table:table-cell>
          <table:table-cell table:style-name="ce11" table:formula="of:=([$costs.$F$26]*[.$T8])+([$costs.$G$26]*[.$T8])+(([$costs.$H$26]/1000)*[.Z$2])" office:value-type="float" office:value="212190.4986" calcext:value-type="float">
            <text:p>$212,190.50</text:p>
          </table:table-cell>
          <table:table-cell table:style-name="ce11" table:formula="of:=([$costs.$F$26]*[.$T8])+([$costs.$G$26]*[.$T8])+(([$costs.$H$26]/1000)*[.AA$2])" office:value-type="float" office:value="1619553.446" calcext:value-type="float">
            <text:p>$1,619,553.4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5]*[.$B9])+([$costs.$G$5]*[.$B9])+(([$costs.$H$5]/1000)*[.C$2])" office:value-type="float" office:value="1099777.052" calcext:value-type="float">
            <text:p>$1,099,777.05</text:p>
          </table:table-cell>
          <table:table-cell table:style-name="ce11" table:formula="of:=([$costs.$F$5]*[.$B9])+([$costs.$G$5]*[.$B9])+(([$costs.$H$5]/1000)*[.D$2])" office:value-type="float" office:value="1099806.923" calcext:value-type="float">
            <text:p>$1,099,806.92</text:p>
          </table:table-cell>
          <table:table-cell table:style-name="ce11" table:formula="of:=([$costs.$F$5]*[.$B9])+([$costs.$G$5]*[.$B9])+(([$costs.$H$5]/1000)*[.E$2])" office:value-type="float" office:value="1100105.632" calcext:value-type="float">
            <text:p>$1,100,105.63</text:p>
          </table:table-cell>
          <table:table-cell table:style-name="ce11" table:formula="of:=([$costs.$F$5]*[.$B9])+([$costs.$G$5]*[.$B9])+(([$costs.$H$5]/1000)*[.F$2])" office:value-type="float" office:value="1103092.717" calcext:value-type="float">
            <text:p>$1,103,092.72</text:p>
          </table:table-cell>
          <table:table-cell table:style-name="ce11" table:formula="of:=([$costs.$F$5]*[.$B9])+([$costs.$G$5]*[.$B9])+(([$costs.$H$5]/1000)*[.G$2])" office:value-type="float" office:value="1132963.576" calcext:value-type="float">
            <text:p>$1,132,963.58</text:p>
          </table:table-cell>
          <table:table-cell table:style-name="ce11" table:formula="of:=([$costs.$F$5]*[.$B9])+([$costs.$G$5]*[.$B9])+(([$costs.$H$5]/1000)*[.H$2])" office:value-type="float" office:value="1431672.162" calcext:value-type="float">
            <text:p>$1,431,672.16</text:p>
          </table:table-cell>
          <table:table-cell table:style-name="ce11" table:formula="of:=([$costs.$F$5]*[.$B9])+([$costs.$G$5]*[.$B9])+(([$costs.$H$5]/1000)*[.I$2])" office:value-type="float" office:value="4418758.021" calcext:value-type="float">
            <text:p>$4,418,758.02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5]*[.$B9])+([$costs.$G$15]*[.$B9])+(([$costs.$H$15]/1000)*[.L$2])" office:value-type="float" office:value="557781.4866" calcext:value-type="float">
            <text:p>$557,781.49</text:p>
          </table:table-cell>
          <table:table-cell table:style-name="ce11" table:formula="of:=([$costs.$F$15]*[.$B9])+([$costs.$G$15]*[.$B9])+(([$costs.$H$15]/1000)*[.M$2])" office:value-type="float" office:value="557794.3963" calcext:value-type="float">
            <text:p>$557,794.40</text:p>
          </table:table-cell>
          <table:table-cell table:style-name="ce11" table:formula="of:=([$costs.$F$15]*[.$B9])+([$costs.$G$15]*[.$B9])+(([$costs.$H$15]/1000)*[.N$2])" office:value-type="float" office:value="557923.4937" calcext:value-type="float">
            <text:p>$557,923.49</text:p>
          </table:table-cell>
          <table:table-cell table:style-name="ce11" table:formula="of:=([$costs.$F$15]*[.$B9])+([$costs.$G$15]*[.$B9])+(([$costs.$H$15]/1000)*[.O$2])" office:value-type="float" office:value="559214.468" calcext:value-type="float">
            <text:p>$559,214.47</text:p>
          </table:table-cell>
          <table:table-cell table:style-name="ce11" table:formula="of:=([$costs.$F$15]*[.$B9])+([$costs.$G$15]*[.$B9])+(([$costs.$H$15]/1000)*[.P$2])" office:value-type="float" office:value="572124.2104" calcext:value-type="float">
            <text:p>$572,124.21</text:p>
          </table:table-cell>
          <table:table-cell table:style-name="ce11" table:formula="of:=([$costs.$F$15]*[.$B9])+([$costs.$G$15]*[.$B9])+(([$costs.$H$15]/1000)*[.Q$2])" office:value-type="float" office:value="701221.6345" calcext:value-type="float">
            <text:p>$701,221.63</text:p>
          </table:table-cell>
          <table:table-cell table:style-name="ce11" table:formula="of:=([$costs.$F$15]*[.$B9])+([$costs.$G$15]*[.$B9])+(([$costs.$H$15]/1000)*[.R$2])" office:value-type="float" office:value="1992195.876" calcext:value-type="float">
            <text:p>$1,992,195.88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6]*[.$T9])+([$costs.$G$26]*[.$T9])+(([$costs.$H$26]/1000)*[.U$2])" office:value-type="float" office:value="558169.9415" calcext:value-type="float">
            <text:p>$558,169.94</text:p>
          </table:table-cell>
          <table:table-cell table:style-name="ce11" table:formula="of:=([$costs.$F$26]*[.$T9])+([$costs.$G$26]*[.$T9])+(([$costs.$H$26]/1000)*[.V$2])" office:value-type="float" office:value="558184.0151" calcext:value-type="float">
            <text:p>$558,184.02</text:p>
          </table:table-cell>
          <table:table-cell table:style-name="ce11" table:formula="of:=([$costs.$F$26]*[.$T9])+([$costs.$G$26]*[.$T9])+(([$costs.$H$26]/1000)*[.W$2])" office:value-type="float" office:value="558324.7514" calcext:value-type="float">
            <text:p>$558,324.75</text:p>
          </table:table-cell>
          <table:table-cell table:style-name="ce11" table:formula="of:=([$costs.$F$26]*[.$T9])+([$costs.$G$26]*[.$T9])+(([$costs.$H$26]/1000)*[.X$2])" office:value-type="float" office:value="559732.1143" calcext:value-type="float">
            <text:p>$559,732.11</text:p>
          </table:table-cell>
          <table:table-cell table:style-name="ce11" table:formula="of:=([$costs.$F$26]*[.$T9])+([$costs.$G$26]*[.$T9])+(([$costs.$H$26]/1000)*[.Y$2])" office:value-type="float" office:value="573805.7438" calcext:value-type="float">
            <text:p>$573,805.74</text:p>
          </table:table-cell>
          <table:table-cell table:style-name="ce11" table:formula="of:=([$costs.$F$26]*[.$T9])+([$costs.$G$26]*[.$T9])+(([$costs.$H$26]/1000)*[.Z$2])" office:value-type="float" office:value="714542.0385" calcext:value-type="float">
            <text:p>$714,542.04</text:p>
          </table:table-cell>
          <table:table-cell table:style-name="ce11" table:formula="of:=([$costs.$F$26]*[.$T9])+([$costs.$G$26]*[.$T9])+(([$costs.$H$26]/1000)*[.AA$2])" office:value-type="float" office:value="2121904.986" calcext:value-type="float">
            <text:p>$2,121,904.99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6]" office:value-type="string" office:string-value="x264 superfast" calcext:value-type="string">
            <text:p>x264 super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16]" office:value-type="string" office:string-value="x265 superfast" calcext:value-type="string">
            <text:p>x265 super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7]" office:value-type="string" office:string-value="SVT-AV1 p09" calcext:value-type="string">
            <text:p>SVT-AV1 p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6]*[.$B12])+([$costs.$G$6]*[.$B12])+(([$costs.$H$6]/1000)*[.C$2])" office:value-type="float" office:value="3.046091288" calcext:value-type="float">
            <text:p>$3.05</text:p>
          </table:table-cell>
          <table:table-cell table:style-name="ce11" table:formula="of:=([$costs.$F$6]*[.$B12])+([$costs.$G$6]*[.$B12])+(([$costs.$H$6]/1000)*[.D$2])" office:value-type="float" office:value="23.21579242" calcext:value-type="float">
            <text:p>$23.22</text:p>
          </table:table-cell>
          <table:table-cell table:style-name="ce11" table:formula="of:=([$costs.$F$6]*[.$B12])+([$costs.$G$6]*[.$B12])+(([$costs.$H$6]/1000)*[.E$2])" office:value-type="float" office:value="224.9128038" calcext:value-type="float">
            <text:p>$224.91</text:p>
          </table:table-cell>
          <table:table-cell table:style-name="ce11" table:formula="of:=([$costs.$F$6]*[.$B12])+([$costs.$G$6]*[.$B12])+(([$costs.$H$6]/1000)*[.F$2])" office:value-type="float" office:value="2241.882917" calcext:value-type="float">
            <text:p>$2,241.88</text:p>
          </table:table-cell>
          <table:table-cell table:style-name="ce11" table:formula="of:=([$costs.$F$6]*[.$B12])+([$costs.$G$6]*[.$B12])+(([$costs.$H$6]/1000)*[.G$2])" office:value-type="float" office:value="22411.58405" calcext:value-type="float">
            <text:p>$22,411.58</text:p>
          </table:table-cell>
          <table:table-cell table:style-name="ce11" table:formula="of:=([$costs.$F$6]*[.$B12])+([$costs.$G$6]*[.$B12])+(([$costs.$H$6]/1000)*[.H$2])" office:value-type="float" office:value="224108.5954" calcext:value-type="float">
            <text:p>$224,108.60</text:p>
          </table:table-cell>
          <table:table-cell table:style-name="ce11" table:formula="of:=([$costs.$F$6]*[.$B12])+([$costs.$G$6]*[.$B12])+(([$costs.$H$6]/1000)*[.I$2])" office:value-type="float" office:value="2241078.709" calcext:value-type="float">
            <text:p>$2,241,078.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6]*[.$B12])+([$costs.$G$16]*[.$B12])+(([$costs.$H$16]/1000)*[.L$2])" office:value-type="float" office:value="1.751905411" calcext:value-type="float">
            <text:p>$1.75</text:p>
          </table:table-cell>
          <table:table-cell table:style-name="ce11" table:formula="of:=([$costs.$F$16]*[.$B12])+([$costs.$G$16]*[.$B12])+(([$costs.$H$16]/1000)*[.M$2])" office:value-type="float" office:value="12.67960375" calcext:value-type="float">
            <text:p>$12.68</text:p>
          </table:table-cell>
          <table:table-cell table:style-name="ce11" table:formula="of:=([$costs.$F$16]*[.$B12])+([$costs.$G$16]*[.$B12])+(([$costs.$H$16]/1000)*[.N$2])" office:value-type="float" office:value="121.9565871" calcext:value-type="float">
            <text:p>$121.96</text:p>
          </table:table-cell>
          <table:table-cell table:style-name="ce11" table:formula="of:=([$costs.$F$16]*[.$B12])+([$costs.$G$16]*[.$B12])+(([$costs.$H$16]/1000)*[.O$2])" office:value-type="float" office:value="1214.726421" calcext:value-type="float">
            <text:p>$1,214.73</text:p>
          </table:table-cell>
          <table:table-cell table:style-name="ce11" table:formula="of:=([$costs.$F$16]*[.$B12])+([$costs.$G$16]*[.$B12])+(([$costs.$H$16]/1000)*[.P$2])" office:value-type="float" office:value="12142.42476" calcext:value-type="float">
            <text:p>$12,142.42</text:p>
          </table:table-cell>
          <table:table-cell table:style-name="ce11" table:formula="of:=([$costs.$F$16]*[.$B12])+([$costs.$G$16]*[.$B12])+(([$costs.$H$16]/1000)*[.Q$2])" office:value-type="float" office:value="121419.4081" calcext:value-type="float">
            <text:p>$121,419.41</text:p>
          </table:table-cell>
          <table:table-cell table:style-name="ce11" table:formula="of:=([$costs.$F$16]*[.$B12])+([$costs.$G$16]*[.$B12])+(([$costs.$H$16]/1000)*[.R$2])" office:value-type="float" office:value="1214189.242" calcext:value-type="float">
            <text:p>$1,214,189.2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7]*[.$T12])+([$costs.$G$27]*[.$T12])+(([$costs.$H$27]/1000)*[.U$2])" office:value-type="float" office:value="1.918781149" calcext:value-type="float">
            <text:p>$1.92</text:p>
          </table:table-cell>
          <table:table-cell table:style-name="ce11" table:formula="of:=([$costs.$F$27]*[.$T12])+([$costs.$G$27]*[.$T12])+(([$costs.$H$27]/1000)*[.V$2])" office:value-type="float" office:value="14.46676849" calcext:value-type="float">
            <text:p>$14.47</text:p>
          </table:table-cell>
          <table:table-cell table:style-name="ce11" table:formula="of:=([$costs.$F$27]*[.$T12])+([$costs.$G$27]*[.$T12])+(([$costs.$H$27]/1000)*[.W$2])" office:value-type="float" office:value="139.9466419" calcext:value-type="float">
            <text:p>$139.95</text:p>
          </table:table-cell>
          <table:table-cell table:style-name="ce11" table:formula="of:=([$costs.$F$27]*[.$T12])+([$costs.$G$27]*[.$T12])+(([$costs.$H$27]/1000)*[.X$2])" office:value-type="float" office:value="1394.745376" calcext:value-type="float">
            <text:p>$1,394.75</text:p>
          </table:table-cell>
          <table:table-cell table:style-name="ce11" table:formula="of:=([$costs.$F$27]*[.$T12])+([$costs.$G$27]*[.$T12])+(([$costs.$H$27]/1000)*[.Y$2])" office:value-type="float" office:value="13942.73272" calcext:value-type="float">
            <text:p>$13,942.73</text:p>
          </table:table-cell>
          <table:table-cell table:style-name="ce11" table:formula="of:=([$costs.$F$27]*[.$T12])+([$costs.$G$27]*[.$T12])+(([$costs.$H$27]/1000)*[.Z$2])" office:value-type="float" office:value="139422.6062" calcext:value-type="float">
            <text:p>$139,422.61</text:p>
          </table:table-cell>
          <table:table-cell table:style-name="ce11" table:formula="of:=([$costs.$F$27]*[.$T12])+([$costs.$G$27]*[.$T12])+(([$costs.$H$27]/1000)*[.AA$2])" office:value-type="float" office:value="1394221.341" calcext:value-type="float">
            <text:p>$1,394,221.34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6]*[.$B13])+([$costs.$G$6]*[.$B13])+(([$costs.$H$6]/1000)*[.C$2])" office:value-type="float" office:value="10.29121175" calcext:value-type="float">
            <text:p>$10.29</text:p>
          </table:table-cell>
          <table:table-cell table:style-name="ce11" table:formula="of:=([$costs.$F$6]*[.$B13])+([$costs.$G$6]*[.$B13])+(([$costs.$H$6]/1000)*[.D$2])" office:value-type="float" office:value="30.46091288" calcext:value-type="float">
            <text:p>$30.46</text:p>
          </table:table-cell>
          <table:table-cell table:style-name="ce11" table:formula="of:=([$costs.$F$6]*[.$B13])+([$costs.$G$6]*[.$B13])+(([$costs.$H$6]/1000)*[.E$2])" office:value-type="float" office:value="232.1579242" calcext:value-type="float">
            <text:p>$232.16</text:p>
          </table:table-cell>
          <table:table-cell table:style-name="ce11" table:formula="of:=([$costs.$F$6]*[.$B13])+([$costs.$G$6]*[.$B13])+(([$costs.$H$6]/1000)*[.F$2])" office:value-type="float" office:value="2249.128038" calcext:value-type="float">
            <text:p>$2,249.13</text:p>
          </table:table-cell>
          <table:table-cell table:style-name="ce11" table:formula="of:=([$costs.$F$6]*[.$B13])+([$costs.$G$6]*[.$B13])+(([$costs.$H$6]/1000)*[.G$2])" office:value-type="float" office:value="22418.82917" calcext:value-type="float">
            <text:p>$22,418.83</text:p>
          </table:table-cell>
          <table:table-cell table:style-name="ce11" table:formula="of:=([$costs.$F$6]*[.$B13])+([$costs.$G$6]*[.$B13])+(([$costs.$H$6]/1000)*[.H$2])" office:value-type="float" office:value="224115.8405" calcext:value-type="float">
            <text:p>$224,115.84</text:p>
          </table:table-cell>
          <table:table-cell table:style-name="ce11" table:formula="of:=([$costs.$F$6]*[.$B13])+([$costs.$G$6]*[.$B13])+(([$costs.$H$6]/1000)*[.I$2])" office:value-type="float" office:value="2241085.954" calcext:value-type="float">
            <text:p>$2,241,085.9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6]*[.$B13])+([$costs.$G$16]*[.$B13])+(([$costs.$H$16]/1000)*[.L$2])" office:value-type="float" office:value="6.591355778" calcext:value-type="float">
            <text:p>$6.59</text:p>
          </table:table-cell>
          <table:table-cell table:style-name="ce11" table:formula="of:=([$costs.$F$16]*[.$B13])+([$costs.$G$16]*[.$B13])+(([$costs.$H$16]/1000)*[.M$2])" office:value-type="float" office:value="17.51905411" calcext:value-type="float">
            <text:p>$17.52</text:p>
          </table:table-cell>
          <table:table-cell table:style-name="ce11" table:formula="of:=([$costs.$F$16]*[.$B13])+([$costs.$G$16]*[.$B13])+(([$costs.$H$16]/1000)*[.N$2])" office:value-type="float" office:value="126.7960375" calcext:value-type="float">
            <text:p>$126.80</text:p>
          </table:table-cell>
          <table:table-cell table:style-name="ce11" table:formula="of:=([$costs.$F$16]*[.$B13])+([$costs.$G$16]*[.$B13])+(([$costs.$H$16]/1000)*[.O$2])" office:value-type="float" office:value="1219.565871" calcext:value-type="float">
            <text:p>$1,219.57</text:p>
          </table:table-cell>
          <table:table-cell table:style-name="ce11" table:formula="of:=([$costs.$F$16]*[.$B13])+([$costs.$G$16]*[.$B13])+(([$costs.$H$16]/1000)*[.P$2])" office:value-type="float" office:value="12147.26421" calcext:value-type="float">
            <text:p>$12,147.26</text:p>
          </table:table-cell>
          <table:table-cell table:style-name="ce11" table:formula="of:=([$costs.$F$16]*[.$B13])+([$costs.$G$16]*[.$B13])+(([$costs.$H$16]/1000)*[.Q$2])" office:value-type="float" office:value="121424.2476" calcext:value-type="float">
            <text:p>$121,424.25</text:p>
          </table:table-cell>
          <table:table-cell table:style-name="ce11" table:formula="of:=([$costs.$F$16]*[.$B13])+([$costs.$G$16]*[.$B13])+(([$costs.$H$16]/1000)*[.R$2])" office:value-type="float" office:value="1214194.081" calcext:value-type="float">
            <text:p>$1,214,194.0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7]*[.$T13])+([$costs.$G$27]*[.$T13])+(([$costs.$H$27]/1000)*[.U$2])" office:value-type="float" office:value="6.639824142" calcext:value-type="float">
            <text:p>$6.64</text:p>
          </table:table-cell>
          <table:table-cell table:style-name="ce11" table:formula="of:=([$costs.$F$27]*[.$T13])+([$costs.$G$27]*[.$T13])+(([$costs.$H$27]/1000)*[.V$2])" office:value-type="float" office:value="19.18781149" calcext:value-type="float">
            <text:p>$19.19</text:p>
          </table:table-cell>
          <table:table-cell table:style-name="ce11" table:formula="of:=([$costs.$F$27]*[.$T13])+([$costs.$G$27]*[.$T13])+(([$costs.$H$27]/1000)*[.W$2])" office:value-type="float" office:value="144.6676849" calcext:value-type="float">
            <text:p>$144.67</text:p>
          </table:table-cell>
          <table:table-cell table:style-name="ce11" table:formula="of:=([$costs.$F$27]*[.$T13])+([$costs.$G$27]*[.$T13])+(([$costs.$H$27]/1000)*[.X$2])" office:value-type="float" office:value="1399.466419" calcext:value-type="float">
            <text:p>$1,399.47</text:p>
          </table:table-cell>
          <table:table-cell table:style-name="ce11" table:formula="of:=([$costs.$F$27]*[.$T13])+([$costs.$G$27]*[.$T13])+(([$costs.$H$27]/1000)*[.Y$2])" office:value-type="float" office:value="13947.45376" calcext:value-type="float">
            <text:p>$13,947.45</text:p>
          </table:table-cell>
          <table:table-cell table:style-name="ce11" table:formula="of:=([$costs.$F$27]*[.$T13])+([$costs.$G$27]*[.$T13])+(([$costs.$H$27]/1000)*[.Z$2])" office:value-type="float" office:value="139427.3272" calcext:value-type="float">
            <text:p>$139,427.33</text:p>
          </table:table-cell>
          <table:table-cell table:style-name="ce11" table:formula="of:=([$costs.$F$27]*[.$T13])+([$costs.$G$27]*[.$T13])+(([$costs.$H$27]/1000)*[.AA$2])" office:value-type="float" office:value="1394226.062" calcext:value-type="float">
            <text:p>$1,394,226.06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6]*[.$B14])+([$costs.$G$6]*[.$B14])+(([$costs.$H$6]/1000)*[.C$2])" office:value-type="float" office:value="82.74241632" calcext:value-type="float">
            <text:p>$82.74</text:p>
          </table:table-cell>
          <table:table-cell table:style-name="ce11" table:formula="of:=([$costs.$F$6]*[.$B14])+([$costs.$G$6]*[.$B14])+(([$costs.$H$6]/1000)*[.D$2])" office:value-type="float" office:value="102.9121175" calcext:value-type="float">
            <text:p>$102.91</text:p>
          </table:table-cell>
          <table:table-cell table:style-name="ce11" table:formula="of:=([$costs.$F$6]*[.$B14])+([$costs.$G$6]*[.$B14])+(([$costs.$H$6]/1000)*[.E$2])" office:value-type="float" office:value="304.6091288" calcext:value-type="float">
            <text:p>$304.61</text:p>
          </table:table-cell>
          <table:table-cell table:style-name="ce11" table:formula="of:=([$costs.$F$6]*[.$B14])+([$costs.$G$6]*[.$B14])+(([$costs.$H$6]/1000)*[.F$2])" office:value-type="float" office:value="2321.579242" calcext:value-type="float">
            <text:p>$2,321.58</text:p>
          </table:table-cell>
          <table:table-cell table:style-name="ce11" table:formula="of:=([$costs.$F$6]*[.$B14])+([$costs.$G$6]*[.$B14])+(([$costs.$H$6]/1000)*[.G$2])" office:value-type="float" office:value="22491.28038" calcext:value-type="float">
            <text:p>$22,491.28</text:p>
          </table:table-cell>
          <table:table-cell table:style-name="ce11" table:formula="of:=([$costs.$F$6]*[.$B14])+([$costs.$G$6]*[.$B14])+(([$costs.$H$6]/1000)*[.H$2])" office:value-type="float" office:value="224188.2917" calcext:value-type="float">
            <text:p>$224,188.29</text:p>
          </table:table-cell>
          <table:table-cell table:style-name="ce11" table:formula="of:=([$costs.$F$6]*[.$B14])+([$costs.$G$6]*[.$B14])+(([$costs.$H$6]/1000)*[.I$2])" office:value-type="float" office:value="2241158.405" calcext:value-type="float">
            <text:p>$2,241,158.41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6]*[.$B14])+([$costs.$G$16]*[.$B14])+(([$costs.$H$16]/1000)*[.L$2])" office:value-type="float" office:value="54.98585945" calcext:value-type="float">
            <text:p>$54.99</text:p>
          </table:table-cell>
          <table:table-cell table:style-name="ce11" table:formula="of:=([$costs.$F$16]*[.$B14])+([$costs.$G$16]*[.$B14])+(([$costs.$H$16]/1000)*[.M$2])" office:value-type="float" office:value="65.91355778" calcext:value-type="float">
            <text:p>$65.91</text:p>
          </table:table-cell>
          <table:table-cell table:style-name="ce11" table:formula="of:=([$costs.$F$16]*[.$B14])+([$costs.$G$16]*[.$B14])+(([$costs.$H$16]/1000)*[.N$2])" office:value-type="float" office:value="175.1905411" calcext:value-type="float">
            <text:p>$175.19</text:p>
          </table:table-cell>
          <table:table-cell table:style-name="ce11" table:formula="of:=([$costs.$F$16]*[.$B14])+([$costs.$G$16]*[.$B14])+(([$costs.$H$16]/1000)*[.O$2])" office:value-type="float" office:value="1267.960375" calcext:value-type="float">
            <text:p>$1,267.96</text:p>
          </table:table-cell>
          <table:table-cell table:style-name="ce11" table:formula="of:=([$costs.$F$16]*[.$B14])+([$costs.$G$16]*[.$B14])+(([$costs.$H$16]/1000)*[.P$2])" office:value-type="float" office:value="12195.65871" calcext:value-type="float">
            <text:p>$12,195.66</text:p>
          </table:table-cell>
          <table:table-cell table:style-name="ce11" table:formula="of:=([$costs.$F$16]*[.$B14])+([$costs.$G$16]*[.$B14])+(([$costs.$H$16]/1000)*[.Q$2])" office:value-type="float" office:value="121472.6421" calcext:value-type="float">
            <text:p>$121,472.64</text:p>
          </table:table-cell>
          <table:table-cell table:style-name="ce11" table:formula="of:=([$costs.$F$16]*[.$B14])+([$costs.$G$16]*[.$B14])+(([$costs.$H$16]/1000)*[.R$2])" office:value-type="float" office:value="1214242.476" calcext:value-type="float">
            <text:p>$1,214,242.48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7]*[.$T14])+([$costs.$G$27]*[.$T14])+(([$costs.$H$27]/1000)*[.U$2])" office:value-type="float" office:value="53.85025408" calcext:value-type="float">
            <text:p>$53.85</text:p>
          </table:table-cell>
          <table:table-cell table:style-name="ce11" table:formula="of:=([$costs.$F$27]*[.$T14])+([$costs.$G$27]*[.$T14])+(([$costs.$H$27]/1000)*[.V$2])" office:value-type="float" office:value="66.39824142" calcext:value-type="float">
            <text:p>$66.40</text:p>
          </table:table-cell>
          <table:table-cell table:style-name="ce11" table:formula="of:=([$costs.$F$27]*[.$T14])+([$costs.$G$27]*[.$T14])+(([$costs.$H$27]/1000)*[.W$2])" office:value-type="float" office:value="191.8781149" calcext:value-type="float">
            <text:p>$191.88</text:p>
          </table:table-cell>
          <table:table-cell table:style-name="ce11" table:formula="of:=([$costs.$F$27]*[.$T14])+([$costs.$G$27]*[.$T14])+(([$costs.$H$27]/1000)*[.X$2])" office:value-type="float" office:value="1446.676849" calcext:value-type="float">
            <text:p>$1,446.68</text:p>
          </table:table-cell>
          <table:table-cell table:style-name="ce11" table:formula="of:=([$costs.$F$27]*[.$T14])+([$costs.$G$27]*[.$T14])+(([$costs.$H$27]/1000)*[.Y$2])" office:value-type="float" office:value="13994.66419" calcext:value-type="float">
            <text:p>$13,994.66</text:p>
          </table:table-cell>
          <table:table-cell table:style-name="ce11" table:formula="of:=([$costs.$F$27]*[.$T14])+([$costs.$G$27]*[.$T14])+(([$costs.$H$27]/1000)*[.Z$2])" office:value-type="float" office:value="139474.5376" calcext:value-type="float">
            <text:p>$139,474.54</text:p>
          </table:table-cell>
          <table:table-cell table:style-name="ce11" table:formula="of:=([$costs.$F$27]*[.$T14])+([$costs.$G$27]*[.$T14])+(([$costs.$H$27]/1000)*[.AA$2])" office:value-type="float" office:value="1394273.272" calcext:value-type="float">
            <text:p>$1,394,273.2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6]*[.$B15])+([$costs.$G$6]*[.$B15])+(([$costs.$H$6]/1000)*[.C$2])" office:value-type="float" office:value="807.2544621" calcext:value-type="float">
            <text:p>$807.25</text:p>
          </table:table-cell>
          <table:table-cell table:style-name="ce11" table:formula="of:=([$costs.$F$6]*[.$B15])+([$costs.$G$6]*[.$B15])+(([$costs.$H$6]/1000)*[.D$2])" office:value-type="float" office:value="827.4241632" calcext:value-type="float">
            <text:p>$827.42</text:p>
          </table:table-cell>
          <table:table-cell table:style-name="ce11" table:formula="of:=([$costs.$F$6]*[.$B15])+([$costs.$G$6]*[.$B15])+(([$costs.$H$6]/1000)*[.E$2])" office:value-type="float" office:value="1029.121175" calcext:value-type="float">
            <text:p>$1,029.12</text:p>
          </table:table-cell>
          <table:table-cell table:style-name="ce11" table:formula="of:=([$costs.$F$6]*[.$B15])+([$costs.$G$6]*[.$B15])+(([$costs.$H$6]/1000)*[.F$2])" office:value-type="float" office:value="3046.091288" calcext:value-type="float">
            <text:p>$3,046.09</text:p>
          </table:table-cell>
          <table:table-cell table:style-name="ce11" table:formula="of:=([$costs.$F$6]*[.$B15])+([$costs.$G$6]*[.$B15])+(([$costs.$H$6]/1000)*[.G$2])" office:value-type="float" office:value="23215.79242" calcext:value-type="float">
            <text:p>$23,215.79</text:p>
          </table:table-cell>
          <table:table-cell table:style-name="ce11" table:formula="of:=([$costs.$F$6]*[.$B15])+([$costs.$G$6]*[.$B15])+(([$costs.$H$6]/1000)*[.H$2])" office:value-type="float" office:value="224912.8038" calcext:value-type="float">
            <text:p>$224,912.80</text:p>
          </table:table-cell>
          <table:table-cell table:style-name="ce11" table:formula="of:=([$costs.$F$6]*[.$B15])+([$costs.$G$6]*[.$B15])+(([$costs.$H$6]/1000)*[.I$2])" office:value-type="float" office:value="2241882.917" calcext:value-type="float">
            <text:p>$2,241,882.92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6]*[.$B15])+([$costs.$G$16]*[.$B15])+(([$costs.$H$16]/1000)*[.L$2])" office:value-type="float" office:value="538.9308961" calcext:value-type="float">
            <text:p>$538.93</text:p>
          </table:table-cell>
          <table:table-cell table:style-name="ce11" table:formula="of:=([$costs.$F$16]*[.$B15])+([$costs.$G$16]*[.$B15])+(([$costs.$H$16]/1000)*[.M$2])" office:value-type="float" office:value="549.8585945" calcext:value-type="float">
            <text:p>$549.86</text:p>
          </table:table-cell>
          <table:table-cell table:style-name="ce11" table:formula="of:=([$costs.$F$16]*[.$B15])+([$costs.$G$16]*[.$B15])+(([$costs.$H$16]/1000)*[.N$2])" office:value-type="float" office:value="659.1355778" calcext:value-type="float">
            <text:p>$659.14</text:p>
          </table:table-cell>
          <table:table-cell table:style-name="ce11" table:formula="of:=([$costs.$F$16]*[.$B15])+([$costs.$G$16]*[.$B15])+(([$costs.$H$16]/1000)*[.O$2])" office:value-type="float" office:value="1751.905411" calcext:value-type="float">
            <text:p>$1,751.91</text:p>
          </table:table-cell>
          <table:table-cell table:style-name="ce11" table:formula="of:=([$costs.$F$16]*[.$B15])+([$costs.$G$16]*[.$B15])+(([$costs.$H$16]/1000)*[.P$2])" office:value-type="float" office:value="12679.60375" calcext:value-type="float">
            <text:p>$12,679.60</text:p>
          </table:table-cell>
          <table:table-cell table:style-name="ce11" table:formula="of:=([$costs.$F$16]*[.$B15])+([$costs.$G$16]*[.$B15])+(([$costs.$H$16]/1000)*[.Q$2])" office:value-type="float" office:value="121956.5871" calcext:value-type="float">
            <text:p>$121,956.59</text:p>
          </table:table-cell>
          <table:table-cell table:style-name="ce11" table:formula="of:=([$costs.$F$16]*[.$B15])+([$costs.$G$16]*[.$B15])+(([$costs.$H$16]/1000)*[.R$2])" office:value-type="float" office:value="1214726.421" calcext:value-type="float">
            <text:p>$1,214,726.42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7]*[.$T15])+([$costs.$G$27]*[.$T15])+(([$costs.$H$27]/1000)*[.U$2])" office:value-type="float" office:value="525.9545534" calcext:value-type="float">
            <text:p>$525.95</text:p>
          </table:table-cell>
          <table:table-cell table:style-name="ce11" table:formula="of:=([$costs.$F$27]*[.$T15])+([$costs.$G$27]*[.$T15])+(([$costs.$H$27]/1000)*[.V$2])" office:value-type="float" office:value="538.5025408" calcext:value-type="float">
            <text:p>$538.50</text:p>
          </table:table-cell>
          <table:table-cell table:style-name="ce11" table:formula="of:=([$costs.$F$27]*[.$T15])+([$costs.$G$27]*[.$T15])+(([$costs.$H$27]/1000)*[.W$2])" office:value-type="float" office:value="663.9824142" calcext:value-type="float">
            <text:p>$663.98</text:p>
          </table:table-cell>
          <table:table-cell table:style-name="ce11" table:formula="of:=([$costs.$F$27]*[.$T15])+([$costs.$G$27]*[.$T15])+(([$costs.$H$27]/1000)*[.X$2])" office:value-type="float" office:value="1918.781149" calcext:value-type="float">
            <text:p>$1,918.78</text:p>
          </table:table-cell>
          <table:table-cell table:style-name="ce11" table:formula="of:=([$costs.$F$27]*[.$T15])+([$costs.$G$27]*[.$T15])+(([$costs.$H$27]/1000)*[.Y$2])" office:value-type="float" office:value="14466.76849" calcext:value-type="float">
            <text:p>$14,466.77</text:p>
          </table:table-cell>
          <table:table-cell table:style-name="ce11" table:formula="of:=([$costs.$F$27]*[.$T15])+([$costs.$G$27]*[.$T15])+(([$costs.$H$27]/1000)*[.Z$2])" office:value-type="float" office:value="139946.6419" calcext:value-type="float">
            <text:p>$139,946.64</text:p>
          </table:table-cell>
          <table:table-cell table:style-name="ce11" table:formula="of:=([$costs.$F$27]*[.$T15])+([$costs.$G$27]*[.$T15])+(([$costs.$H$27]/1000)*[.AA$2])" office:value-type="float" office:value="1394745.376" calcext:value-type="float">
            <text:p>$1,394,745.3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6]*[.$B16])+([$costs.$G$6]*[.$B16])+(([$costs.$H$6]/1000)*[.C$2])" office:value-type="float" office:value="8052.37492" calcext:value-type="float">
            <text:p>$8,052.37</text:p>
          </table:table-cell>
          <table:table-cell table:style-name="ce11" table:formula="of:=([$costs.$F$6]*[.$B16])+([$costs.$G$6]*[.$B16])+(([$costs.$H$6]/1000)*[.D$2])" office:value-type="float" office:value="8072.544621" calcext:value-type="float">
            <text:p>$8,072.54</text:p>
          </table:table-cell>
          <table:table-cell table:style-name="ce11" table:formula="of:=([$costs.$F$6]*[.$B16])+([$costs.$G$6]*[.$B16])+(([$costs.$H$6]/1000)*[.E$2])" office:value-type="float" office:value="8274.241632" calcext:value-type="float">
            <text:p>$8,274.24</text:p>
          </table:table-cell>
          <table:table-cell table:style-name="ce11" table:formula="of:=([$costs.$F$6]*[.$B16])+([$costs.$G$6]*[.$B16])+(([$costs.$H$6]/1000)*[.F$2])" office:value-type="float" office:value="10291.21175" calcext:value-type="float">
            <text:p>$10,291.21</text:p>
          </table:table-cell>
          <table:table-cell table:style-name="ce11" table:formula="of:=([$costs.$F$6]*[.$B16])+([$costs.$G$6]*[.$B16])+(([$costs.$H$6]/1000)*[.G$2])" office:value-type="float" office:value="30460.91288" calcext:value-type="float">
            <text:p>$30,460.91</text:p>
          </table:table-cell>
          <table:table-cell table:style-name="ce11" table:formula="of:=([$costs.$F$6]*[.$B16])+([$costs.$G$6]*[.$B16])+(([$costs.$H$6]/1000)*[.H$2])" office:value-type="float" office:value="232157.9242" calcext:value-type="float">
            <text:p>$232,157.92</text:p>
          </table:table-cell>
          <table:table-cell table:style-name="ce11" table:formula="of:=([$costs.$F$6]*[.$B16])+([$costs.$G$6]*[.$B16])+(([$costs.$H$6]/1000)*[.I$2])" office:value-type="float" office:value="2249128.038" calcext:value-type="float">
            <text:p>$2,249,128.04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6]*[.$B16])+([$costs.$G$16]*[.$B16])+(([$costs.$H$16]/1000)*[.L$2])" office:value-type="float" office:value="5378.381263" calcext:value-type="float">
            <text:p>$5,378.38</text:p>
          </table:table-cell>
          <table:table-cell table:style-name="ce11" table:formula="of:=([$costs.$F$16]*[.$B16])+([$costs.$G$16]*[.$B16])+(([$costs.$H$16]/1000)*[.M$2])" office:value-type="float" office:value="5389.308961" calcext:value-type="float">
            <text:p>$5,389.31</text:p>
          </table:table-cell>
          <table:table-cell table:style-name="ce11" table:formula="of:=([$costs.$F$16]*[.$B16])+([$costs.$G$16]*[.$B16])+(([$costs.$H$16]/1000)*[.N$2])" office:value-type="float" office:value="5498.585945" calcext:value-type="float">
            <text:p>$5,498.59</text:p>
          </table:table-cell>
          <table:table-cell table:style-name="ce11" table:formula="of:=([$costs.$F$16]*[.$B16])+([$costs.$G$16]*[.$B16])+(([$costs.$H$16]/1000)*[.O$2])" office:value-type="float" office:value="6591.355778" calcext:value-type="float">
            <text:p>$6,591.36</text:p>
          </table:table-cell>
          <table:table-cell table:style-name="ce11" table:formula="of:=([$costs.$F$16]*[.$B16])+([$costs.$G$16]*[.$B16])+(([$costs.$H$16]/1000)*[.P$2])" office:value-type="float" office:value="17519.05411" calcext:value-type="float">
            <text:p>$17,519.05</text:p>
          </table:table-cell>
          <table:table-cell table:style-name="ce11" table:formula="of:=([$costs.$F$16]*[.$B16])+([$costs.$G$16]*[.$B16])+(([$costs.$H$16]/1000)*[.Q$2])" office:value-type="float" office:value="126796.0375" calcext:value-type="float">
            <text:p>$126,796.04</text:p>
          </table:table-cell>
          <table:table-cell table:style-name="ce11" table:formula="of:=([$costs.$F$16]*[.$B16])+([$costs.$G$16]*[.$B16])+(([$costs.$H$16]/1000)*[.R$2])" office:value-type="float" office:value="1219565.871" calcext:value-type="float">
            <text:p>$1,219,565.8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7]*[.$T16])+([$costs.$G$27]*[.$T16])+(([$costs.$H$27]/1000)*[.U$2])" office:value-type="float" office:value="5246.997547" calcext:value-type="float">
            <text:p>$5,247.00</text:p>
          </table:table-cell>
          <table:table-cell table:style-name="ce11" table:formula="of:=([$costs.$F$27]*[.$T16])+([$costs.$G$27]*[.$T16])+(([$costs.$H$27]/1000)*[.V$2])" office:value-type="float" office:value="5259.545534" calcext:value-type="float">
            <text:p>$5,259.55</text:p>
          </table:table-cell>
          <table:table-cell table:style-name="ce11" table:formula="of:=([$costs.$F$27]*[.$T16])+([$costs.$G$27]*[.$T16])+(([$costs.$H$27]/1000)*[.W$2])" office:value-type="float" office:value="5385.025408" calcext:value-type="float">
            <text:p>$5,385.03</text:p>
          </table:table-cell>
          <table:table-cell table:style-name="ce11" table:formula="of:=([$costs.$F$27]*[.$T16])+([$costs.$G$27]*[.$T16])+(([$costs.$H$27]/1000)*[.X$2])" office:value-type="float" office:value="6639.824142" calcext:value-type="float">
            <text:p>$6,639.82</text:p>
          </table:table-cell>
          <table:table-cell table:style-name="ce11" table:formula="of:=([$costs.$F$27]*[.$T16])+([$costs.$G$27]*[.$T16])+(([$costs.$H$27]/1000)*[.Y$2])" office:value-type="float" office:value="19187.81149" calcext:value-type="float">
            <text:p>$19,187.81</text:p>
          </table:table-cell>
          <table:table-cell table:style-name="ce11" table:formula="of:=([$costs.$F$27]*[.$T16])+([$costs.$G$27]*[.$T16])+(([$costs.$H$27]/1000)*[.Z$2])" office:value-type="float" office:value="144667.6849" calcext:value-type="float">
            <text:p>$144,667.68</text:p>
          </table:table-cell>
          <table:table-cell table:style-name="ce11" table:formula="of:=([$costs.$F$27]*[.$T16])+([$costs.$G$27]*[.$T16])+(([$costs.$H$27]/1000)*[.AA$2])" office:value-type="float" office:value="1399466.419" calcext:value-type="float">
            <text:p>$1,399,466.4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6]*[.$B17])+([$costs.$G$6]*[.$B17])+(([$costs.$H$6]/1000)*[.C$2])" office:value-type="float" office:value="80503.5795" calcext:value-type="float">
            <text:p>$80,503.58</text:p>
          </table:table-cell>
          <table:table-cell table:style-name="ce11" table:formula="of:=([$costs.$F$6]*[.$B17])+([$costs.$G$6]*[.$B17])+(([$costs.$H$6]/1000)*[.D$2])" office:value-type="float" office:value="80523.7492" calcext:value-type="float">
            <text:p>$80,523.75</text:p>
          </table:table-cell>
          <table:table-cell table:style-name="ce11" table:formula="of:=([$costs.$F$6]*[.$B17])+([$costs.$G$6]*[.$B17])+(([$costs.$H$6]/1000)*[.E$2])" office:value-type="float" office:value="80725.44621" calcext:value-type="float">
            <text:p>$80,725.45</text:p>
          </table:table-cell>
          <table:table-cell table:style-name="ce11" table:formula="of:=([$costs.$F$6]*[.$B17])+([$costs.$G$6]*[.$B17])+(([$costs.$H$6]/1000)*[.F$2])" office:value-type="float" office:value="82742.41632" calcext:value-type="float">
            <text:p>$82,742.42</text:p>
          </table:table-cell>
          <table:table-cell table:style-name="ce11" table:formula="of:=([$costs.$F$6]*[.$B17])+([$costs.$G$6]*[.$B17])+(([$costs.$H$6]/1000)*[.G$2])" office:value-type="float" office:value="102912.1175" calcext:value-type="float">
            <text:p>$102,912.12</text:p>
          </table:table-cell>
          <table:table-cell table:style-name="ce11" table:formula="of:=([$costs.$F$6]*[.$B17])+([$costs.$G$6]*[.$B17])+(([$costs.$H$6]/1000)*[.H$2])" office:value-type="float" office:value="304609.1288" calcext:value-type="float">
            <text:p>$304,609.13</text:p>
          </table:table-cell>
          <table:table-cell table:style-name="ce11" table:formula="of:=([$costs.$F$6]*[.$B17])+([$costs.$G$6]*[.$B17])+(([$costs.$H$6]/1000)*[.I$2])" office:value-type="float" office:value="2321579.242" calcext:value-type="float">
            <text:p>$2,321,579.24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6]*[.$B17])+([$costs.$G$16]*[.$B17])+(([$costs.$H$16]/1000)*[.L$2])" office:value-type="float" office:value="53772.88493" calcext:value-type="float">
            <text:p>$53,772.88</text:p>
          </table:table-cell>
          <table:table-cell table:style-name="ce11" table:formula="of:=([$costs.$F$16]*[.$B17])+([$costs.$G$16]*[.$B17])+(([$costs.$H$16]/1000)*[.M$2])" office:value-type="float" office:value="53783.81263" calcext:value-type="float">
            <text:p>$53,783.81</text:p>
          </table:table-cell>
          <table:table-cell table:style-name="ce11" table:formula="of:=([$costs.$F$16]*[.$B17])+([$costs.$G$16]*[.$B17])+(([$costs.$H$16]/1000)*[.N$2])" office:value-type="float" office:value="53893.08961" calcext:value-type="float">
            <text:p>$53,893.09</text:p>
          </table:table-cell>
          <table:table-cell table:style-name="ce11" table:formula="of:=([$costs.$F$16]*[.$B17])+([$costs.$G$16]*[.$B17])+(([$costs.$H$16]/1000)*[.O$2])" office:value-type="float" office:value="54985.85945" calcext:value-type="float">
            <text:p>$54,985.86</text:p>
          </table:table-cell>
          <table:table-cell table:style-name="ce11" table:formula="of:=([$costs.$F$16]*[.$B17])+([$costs.$G$16]*[.$B17])+(([$costs.$H$16]/1000)*[.P$2])" office:value-type="float" office:value="65913.55778" calcext:value-type="float">
            <text:p>$65,913.56</text:p>
          </table:table-cell>
          <table:table-cell table:style-name="ce11" table:formula="of:=([$costs.$F$16]*[.$B17])+([$costs.$G$16]*[.$B17])+(([$costs.$H$16]/1000)*[.Q$2])" office:value-type="float" office:value="175190.5411" calcext:value-type="float">
            <text:p>$175,190.54</text:p>
          </table:table-cell>
          <table:table-cell table:style-name="ce11" table:formula="of:=([$costs.$F$16]*[.$B17])+([$costs.$G$16]*[.$B17])+(([$costs.$H$16]/1000)*[.R$2])" office:value-type="float" office:value="1267960.375" calcext:value-type="float">
            <text:p>$1,267,960.38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7]*[.$T17])+([$costs.$G$27]*[.$T17])+(([$costs.$H$27]/1000)*[.U$2])" office:value-type="float" office:value="52457.42748" calcext:value-type="float">
            <text:p>$52,457.43</text:p>
          </table:table-cell>
          <table:table-cell table:style-name="ce11" table:formula="of:=([$costs.$F$27]*[.$T17])+([$costs.$G$27]*[.$T17])+(([$costs.$H$27]/1000)*[.V$2])" office:value-type="float" office:value="52469.97547" calcext:value-type="float">
            <text:p>$52,469.98</text:p>
          </table:table-cell>
          <table:table-cell table:style-name="ce11" table:formula="of:=([$costs.$F$27]*[.$T17])+([$costs.$G$27]*[.$T17])+(([$costs.$H$27]/1000)*[.W$2])" office:value-type="float" office:value="52595.45534" calcext:value-type="float">
            <text:p>$52,595.46</text:p>
          </table:table-cell>
          <table:table-cell table:style-name="ce11" table:formula="of:=([$costs.$F$27]*[.$T17])+([$costs.$G$27]*[.$T17])+(([$costs.$H$27]/1000)*[.X$2])" office:value-type="float" office:value="53850.25408" calcext:value-type="float">
            <text:p>$53,850.25</text:p>
          </table:table-cell>
          <table:table-cell table:style-name="ce11" table:formula="of:=([$costs.$F$27]*[.$T17])+([$costs.$G$27]*[.$T17])+(([$costs.$H$27]/1000)*[.Y$2])" office:value-type="float" office:value="66398.24142" calcext:value-type="float">
            <text:p>$66,398.24</text:p>
          </table:table-cell>
          <table:table-cell table:style-name="ce11" table:formula="of:=([$costs.$F$27]*[.$T17])+([$costs.$G$27]*[.$T17])+(([$costs.$H$27]/1000)*[.Z$2])" office:value-type="float" office:value="191878.1149" calcext:value-type="float">
            <text:p>$191,878.11</text:p>
          </table:table-cell>
          <table:table-cell table:style-name="ce11" table:formula="of:=([$costs.$F$27]*[.$T17])+([$costs.$G$27]*[.$T17])+(([$costs.$H$27]/1000)*[.AA$2])" office:value-type="float" office:value="1446676.849" calcext:value-type="float">
            <text:p>$1,446,676.8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6]*[.$B18])+([$costs.$G$6]*[.$B18])+(([$costs.$H$6]/1000)*[.C$2])" office:value-type="float" office:value="805015.6253" calcext:value-type="float">
            <text:p>$805,015.63</text:p>
          </table:table-cell>
          <table:table-cell table:style-name="ce11" table:formula="of:=([$costs.$F$6]*[.$B18])+([$costs.$G$6]*[.$B18])+(([$costs.$H$6]/1000)*[.D$2])" office:value-type="float" office:value="805035.795" calcext:value-type="float">
            <text:p>$805,035.80</text:p>
          </table:table-cell>
          <table:table-cell table:style-name="ce11" table:formula="of:=([$costs.$F$6]*[.$B18])+([$costs.$G$6]*[.$B18])+(([$costs.$H$6]/1000)*[.E$2])" office:value-type="float" office:value="805237.492" calcext:value-type="float">
            <text:p>$805,237.49</text:p>
          </table:table-cell>
          <table:table-cell table:style-name="ce11" table:formula="of:=([$costs.$F$6]*[.$B18])+([$costs.$G$6]*[.$B18])+(([$costs.$H$6]/1000)*[.F$2])" office:value-type="float" office:value="807254.4621" calcext:value-type="float">
            <text:p>$807,254.46</text:p>
          </table:table-cell>
          <table:table-cell table:style-name="ce11" table:formula="of:=([$costs.$F$6]*[.$B18])+([$costs.$G$6]*[.$B18])+(([$costs.$H$6]/1000)*[.G$2])" office:value-type="float" office:value="827424.1632" calcext:value-type="float">
            <text:p>$827,424.16</text:p>
          </table:table-cell>
          <table:table-cell table:style-name="ce11" table:formula="of:=([$costs.$F$6]*[.$B18])+([$costs.$G$6]*[.$B18])+(([$costs.$H$6]/1000)*[.H$2])" office:value-type="float" office:value="1029121.175" calcext:value-type="float">
            <text:p>$1,029,121.18</text:p>
          </table:table-cell>
          <table:table-cell table:style-name="ce11" table:formula="of:=([$costs.$F$6]*[.$B18])+([$costs.$G$6]*[.$B18])+(([$costs.$H$6]/1000)*[.I$2])" office:value-type="float" office:value="3046091.288" calcext:value-type="float">
            <text:p>$3,046,091.29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6]*[.$B18])+([$costs.$G$16]*[.$B18])+(([$costs.$H$16]/1000)*[.L$2])" office:value-type="float" office:value="537717.9216" calcext:value-type="float">
            <text:p>$537,717.92</text:p>
          </table:table-cell>
          <table:table-cell table:style-name="ce11" table:formula="of:=([$costs.$F$16]*[.$B18])+([$costs.$G$16]*[.$B18])+(([$costs.$H$16]/1000)*[.M$2])" office:value-type="float" office:value="537728.8493" calcext:value-type="float">
            <text:p>$537,728.85</text:p>
          </table:table-cell>
          <table:table-cell table:style-name="ce11" table:formula="of:=([$costs.$F$16]*[.$B18])+([$costs.$G$16]*[.$B18])+(([$costs.$H$16]/1000)*[.N$2])" office:value-type="float" office:value="537838.1263" calcext:value-type="float">
            <text:p>$537,838.13</text:p>
          </table:table-cell>
          <table:table-cell table:style-name="ce11" table:formula="of:=([$costs.$F$16]*[.$B18])+([$costs.$G$16]*[.$B18])+(([$costs.$H$16]/1000)*[.O$2])" office:value-type="float" office:value="538930.8961" calcext:value-type="float">
            <text:p>$538,930.90</text:p>
          </table:table-cell>
          <table:table-cell table:style-name="ce11" table:formula="of:=([$costs.$F$16]*[.$B18])+([$costs.$G$16]*[.$B18])+(([$costs.$H$16]/1000)*[.P$2])" office:value-type="float" office:value="549858.5945" calcext:value-type="float">
            <text:p>$549,858.59</text:p>
          </table:table-cell>
          <table:table-cell table:style-name="ce11" table:formula="of:=([$costs.$F$16]*[.$B18])+([$costs.$G$16]*[.$B18])+(([$costs.$H$16]/1000)*[.Q$2])" office:value-type="float" office:value="659135.5778" calcext:value-type="float">
            <text:p>$659,135.58</text:p>
          </table:table-cell>
          <table:table-cell table:style-name="ce11" table:formula="of:=([$costs.$F$16]*[.$B18])+([$costs.$G$16]*[.$B18])+(([$costs.$H$16]/1000)*[.R$2])" office:value-type="float" office:value="1751905.411" calcext:value-type="float">
            <text:p>$1,751,905.41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7]*[.$T18])+([$costs.$G$27]*[.$T18])+(([$costs.$H$27]/1000)*[.U$2])" office:value-type="float" office:value="524561.7268" calcext:value-type="float">
            <text:p>$524,561.73</text:p>
          </table:table-cell>
          <table:table-cell table:style-name="ce11" table:formula="of:=([$costs.$F$27]*[.$T18])+([$costs.$G$27]*[.$T18])+(([$costs.$H$27]/1000)*[.V$2])" office:value-type="float" office:value="524574.2748" calcext:value-type="float">
            <text:p>$524,574.27</text:p>
          </table:table-cell>
          <table:table-cell table:style-name="ce11" table:formula="of:=([$costs.$F$27]*[.$T18])+([$costs.$G$27]*[.$T18])+(([$costs.$H$27]/1000)*[.W$2])" office:value-type="float" office:value="524699.7547" calcext:value-type="float">
            <text:p>$524,699.75</text:p>
          </table:table-cell>
          <table:table-cell table:style-name="ce11" table:formula="of:=([$costs.$F$27]*[.$T18])+([$costs.$G$27]*[.$T18])+(([$costs.$H$27]/1000)*[.X$2])" office:value-type="float" office:value="525954.5534" calcext:value-type="float">
            <text:p>$525,954.55</text:p>
          </table:table-cell>
          <table:table-cell table:style-name="ce11" table:formula="of:=([$costs.$F$27]*[.$T18])+([$costs.$G$27]*[.$T18])+(([$costs.$H$27]/1000)*[.Y$2])" office:value-type="float" office:value="538502.5408" calcext:value-type="float">
            <text:p>$538,502.54</text:p>
          </table:table-cell>
          <table:table-cell table:style-name="ce11" table:formula="of:=([$costs.$F$27]*[.$T18])+([$costs.$G$27]*[.$T18])+(([$costs.$H$27]/1000)*[.Z$2])" office:value-type="float" office:value="663982.4142" calcext:value-type="float">
            <text:p>$663,982.41</text:p>
          </table:table-cell>
          <table:table-cell table:style-name="ce11" table:formula="of:=([$costs.$F$27]*[.$T18])+([$costs.$G$27]*[.$T18])+(([$costs.$H$27]/1000)*[.AA$2])" office:value-type="float" office:value="1918781.149" calcext:value-type="float">
            <text:p>$1,918,781.1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7]" office:value-type="string" office:string-value="x264 veryfast" calcext:value-type="string">
            <text:p>x264 very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17]" office:value-type="string" office:string-value="x265 veryfast" calcext:value-type="string">
            <text:p>x265 very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8]" office:value-type="string" office:string-value="SVT-AV1 p08" calcext:value-type="string">
            <text:p>SVT-AV1 p0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7]*[.$B21])+([$costs.$G$7]*[.$B21])+(([$costs.$H$7]/1000)*[.C$2])" office:value-type="float" office:value="2.583604168" calcext:value-type="float">
            <text:p>$2.58</text:p>
          </table:table-cell>
          <table:table-cell table:style-name="ce11" table:formula="of:=([$costs.$F$7]*[.$B21])+([$costs.$G$7]*[.$B21])+(([$costs.$H$7]/1000)*[.D$2])" office:value-type="float" office:value="19.46440463" calcext:value-type="float">
            <text:p>$19.46</text:p>
          </table:table-cell>
          <table:table-cell table:style-name="ce11" table:formula="of:=([$costs.$F$7]*[.$B21])+([$costs.$G$7]*[.$B21])+(([$costs.$H$7]/1000)*[.E$2])" office:value-type="float" office:value="188.2724093" calcext:value-type="float">
            <text:p>$188.27</text:p>
          </table:table-cell>
          <table:table-cell table:style-name="ce11" table:formula="of:=([$costs.$F$7]*[.$B21])+([$costs.$G$7]*[.$B21])+(([$costs.$H$7]/1000)*[.F$2])" office:value-type="float" office:value="1876.352456" calcext:value-type="float">
            <text:p>$1,876.35</text:p>
          </table:table-cell>
          <table:table-cell table:style-name="ce11" table:formula="of:=([$costs.$F$7]*[.$B21])+([$costs.$G$7]*[.$B21])+(([$costs.$H$7]/1000)*[.G$2])" office:value-type="float" office:value="18757.15292" calcext:value-type="float">
            <text:p>$18,757.15</text:p>
          </table:table-cell>
          <table:table-cell table:style-name="ce11" table:formula="of:=([$costs.$F$7]*[.$B21])+([$costs.$G$7]*[.$B21])+(([$costs.$H$7]/1000)*[.H$2])" office:value-type="float" office:value="187565.1576" calcext:value-type="float">
            <text:p>$187,565.16</text:p>
          </table:table-cell>
          <table:table-cell table:style-name="ce11" table:formula="of:=([$costs.$F$7]*[.$B21])+([$costs.$G$7]*[.$B21])+(([$costs.$H$7]/1000)*[.I$2])" office:value-type="float" office:value="1875645.204" calcext:value-type="float">
            <text:p>$1,875,645.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7]*[.$B21])+([$costs.$G$17]*[.$B21])+(([$costs.$H$17]/1000)*[.L$2])" office:value-type="float" office:value="1.795040353" calcext:value-type="float">
            <text:p>$1.80</text:p>
          </table:table-cell>
          <table:table-cell table:style-name="ce11" table:formula="of:=([$costs.$F$17]*[.$B21])+([$costs.$G$17]*[.$B21])+(([$costs.$H$17]/1000)*[.M$2])" office:value-type="float" office:value="11.88812635" calcext:value-type="float">
            <text:p>$11.89</text:p>
          </table:table-cell>
          <table:table-cell table:style-name="ce11" table:formula="of:=([$costs.$F$17]*[.$B21])+([$costs.$G$17]*[.$B21])+(([$costs.$H$17]/1000)*[.N$2])" office:value-type="float" office:value="112.8189864" calcext:value-type="float">
            <text:p>$112.82</text:p>
          </table:table-cell>
          <table:table-cell table:style-name="ce11" table:formula="of:=([$costs.$F$17]*[.$B21])+([$costs.$G$17]*[.$B21])+(([$costs.$H$17]/1000)*[.O$2])" office:value-type="float" office:value="1122.127586" calcext:value-type="float">
            <text:p>$1,122.13</text:p>
          </table:table-cell>
          <table:table-cell table:style-name="ce11" table:formula="of:=([$costs.$F$17]*[.$B21])+([$costs.$G$17]*[.$B21])+(([$costs.$H$17]/1000)*[.P$2])" office:value-type="float" office:value="11215.21359" calcext:value-type="float">
            <text:p>$11,215.21</text:p>
          </table:table-cell>
          <table:table-cell table:style-name="ce11" table:formula="of:=([$costs.$F$17]*[.$B21])+([$costs.$G$17]*[.$B21])+(([$costs.$H$17]/1000)*[.Q$2])" office:value-type="float" office:value="112146.0736" calcext:value-type="float">
            <text:p>$112,146.07</text:p>
          </table:table-cell>
          <table:table-cell table:style-name="ce11" table:formula="of:=([$costs.$F$17]*[.$B21])+([$costs.$G$17]*[.$B21])+(([$costs.$H$17]/1000)*[.R$2])" office:value-type="float" office:value="1121454.674" calcext:value-type="float">
            <text:p>$1,121,454.6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8]*[.$T21])+([$costs.$G$28]*[.$T21])+(([$costs.$H$28]/1000)*[.U$2])" office:value-type="float" office:value="1.800931748" calcext:value-type="float">
            <text:p>$1.80</text:p>
          </table:table-cell>
          <table:table-cell table:style-name="ce11" table:formula="of:=([$costs.$F$28]*[.$T21])+([$costs.$G$28]*[.$T21])+(([$costs.$H$28]/1000)*[.V$2])" office:value-type="float" office:value="13.29411117" calcext:value-type="float">
            <text:p>$13.29</text:p>
          </table:table-cell>
          <table:table-cell table:style-name="ce11" table:formula="of:=([$costs.$F$28]*[.$T21])+([$costs.$G$28]*[.$T21])+(([$costs.$H$28]/1000)*[.W$2])" office:value-type="float" office:value="128.2259054" calcext:value-type="float">
            <text:p>$128.23</text:p>
          </table:table-cell>
          <table:table-cell table:style-name="ce11" table:formula="of:=([$costs.$F$28]*[.$T21])+([$costs.$G$28]*[.$T21])+(([$costs.$H$28]/1000)*[.X$2])" office:value-type="float" office:value="1277.543848" calcext:value-type="float">
            <text:p>$1,277.54</text:p>
          </table:table-cell>
          <table:table-cell table:style-name="ce11" table:formula="of:=([$costs.$F$28]*[.$T21])+([$costs.$G$28]*[.$T21])+(([$costs.$H$28]/1000)*[.Y$2])" office:value-type="float" office:value="12770.72327" calcext:value-type="float">
            <text:p>$12,770.72</text:p>
          </table:table-cell>
          <table:table-cell table:style-name="ce11" table:formula="of:=([$costs.$F$28]*[.$T21])+([$costs.$G$28]*[.$T21])+(([$costs.$H$28]/1000)*[.Z$2])" office:value-type="float" office:value="127702.5175" calcext:value-type="float">
            <text:p>$127,702.52</text:p>
          </table:table-cell>
          <table:table-cell table:style-name="ce11" table:formula="of:=([$costs.$F$28]*[.$T21])+([$costs.$G$28]*[.$T21])+(([$costs.$H$28]/1000)*[.AA$2])" office:value-type="float" office:value="1277020.46" calcext:value-type="float">
            <text:p>$1,277,020.46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7]*[.$B22])+([$costs.$G$7]*[.$B22])+(([$costs.$H$7]/1000)*[.C$2])" office:value-type="float" office:value="8.955241221" calcext:value-type="float">
            <text:p>$8.96</text:p>
          </table:table-cell>
          <table:table-cell table:style-name="ce11" table:formula="of:=([$costs.$F$7]*[.$B22])+([$costs.$G$7]*[.$B22])+(([$costs.$H$7]/1000)*[.D$2])" office:value-type="float" office:value="25.83604168" calcext:value-type="float">
            <text:p>$25.84</text:p>
          </table:table-cell>
          <table:table-cell table:style-name="ce11" table:formula="of:=([$costs.$F$7]*[.$B22])+([$costs.$G$7]*[.$B22])+(([$costs.$H$7]/1000)*[.E$2])" office:value-type="float" office:value="194.6440463" calcext:value-type="float">
            <text:p>$194.64</text:p>
          </table:table-cell>
          <table:table-cell table:style-name="ce11" table:formula="of:=([$costs.$F$7]*[.$B22])+([$costs.$G$7]*[.$B22])+(([$costs.$H$7]/1000)*[.F$2])" office:value-type="float" office:value="1882.724093" calcext:value-type="float">
            <text:p>$1,882.72</text:p>
          </table:table-cell>
          <table:table-cell table:style-name="ce11" table:formula="of:=([$costs.$F$7]*[.$B22])+([$costs.$G$7]*[.$B22])+(([$costs.$H$7]/1000)*[.G$2])" office:value-type="float" office:value="18763.52456" calcext:value-type="float">
            <text:p>$18,763.52</text:p>
          </table:table-cell>
          <table:table-cell table:style-name="ce11" table:formula="of:=([$costs.$F$7]*[.$B22])+([$costs.$G$7]*[.$B22])+(([$costs.$H$7]/1000)*[.H$2])" office:value-type="float" office:value="187571.5292" calcext:value-type="float">
            <text:p>$187,571.53</text:p>
          </table:table-cell>
          <table:table-cell table:style-name="ce11" table:formula="of:=([$costs.$F$7]*[.$B22])+([$costs.$G$7]*[.$B22])+(([$costs.$H$7]/1000)*[.I$2])" office:value-type="float" office:value="1875651.576" calcext:value-type="float">
            <text:p>$1,875,651.5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7]*[.$B22])+([$costs.$G$17]*[.$B22])+(([$costs.$H$17]/1000)*[.L$2])" office:value-type="float" office:value="7.857317525" calcext:value-type="float">
            <text:p>$7.86</text:p>
          </table:table-cell>
          <table:table-cell table:style-name="ce11" table:formula="of:=([$costs.$F$17]*[.$B22])+([$costs.$G$17]*[.$B22])+(([$costs.$H$17]/1000)*[.M$2])" office:value-type="float" office:value="17.95040353" calcext:value-type="float">
            <text:p>$17.95</text:p>
          </table:table-cell>
          <table:table-cell table:style-name="ce11" table:formula="of:=([$costs.$F$17]*[.$B22])+([$costs.$G$17]*[.$B22])+(([$costs.$H$17]/1000)*[.N$2])" office:value-type="float" office:value="118.8812635" calcext:value-type="float">
            <text:p>$118.88</text:p>
          </table:table-cell>
          <table:table-cell table:style-name="ce11" table:formula="of:=([$costs.$F$17]*[.$B22])+([$costs.$G$17]*[.$B22])+(([$costs.$H$17]/1000)*[.O$2])" office:value-type="float" office:value="1128.189864" calcext:value-type="float">
            <text:p>$1,128.19</text:p>
          </table:table-cell>
          <table:table-cell table:style-name="ce11" table:formula="of:=([$costs.$F$17]*[.$B22])+([$costs.$G$17]*[.$B22])+(([$costs.$H$17]/1000)*[.P$2])" office:value-type="float" office:value="11221.27586" calcext:value-type="float">
            <text:p>$11,221.28</text:p>
          </table:table-cell>
          <table:table-cell table:style-name="ce11" table:formula="of:=([$costs.$F$17]*[.$B22])+([$costs.$G$17]*[.$B22])+(([$costs.$H$17]/1000)*[.Q$2])" office:value-type="float" office:value="112152.1359" calcext:value-type="float">
            <text:p>$112,152.14</text:p>
          </table:table-cell>
          <table:table-cell table:style-name="ce11" table:formula="of:=([$costs.$F$17]*[.$B22])+([$costs.$G$17]*[.$B22])+(([$costs.$H$17]/1000)*[.R$2])" office:value-type="float" office:value="1121460.736" calcext:value-type="float">
            <text:p>$1,121,460.7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8]*[.$T22])+([$costs.$G$28]*[.$T22])+(([$costs.$H$28]/1000)*[.U$2])" office:value-type="float" office:value="6.516138057" calcext:value-type="float">
            <text:p>$6.52</text:p>
          </table:table-cell>
          <table:table-cell table:style-name="ce11" table:formula="of:=([$costs.$F$28]*[.$T22])+([$costs.$G$28]*[.$T22])+(([$costs.$H$28]/1000)*[.V$2])" office:value-type="float" office:value="18.00931748" calcext:value-type="float">
            <text:p>$18.01</text:p>
          </table:table-cell>
          <table:table-cell table:style-name="ce11" table:formula="of:=([$costs.$F$28]*[.$T22])+([$costs.$G$28]*[.$T22])+(([$costs.$H$28]/1000)*[.W$2])" office:value-type="float" office:value="132.9411117" calcext:value-type="float">
            <text:p>$132.94</text:p>
          </table:table-cell>
          <table:table-cell table:style-name="ce11" table:formula="of:=([$costs.$F$28]*[.$T22])+([$costs.$G$28]*[.$T22])+(([$costs.$H$28]/1000)*[.X$2])" office:value-type="float" office:value="1282.259054" calcext:value-type="float">
            <text:p>$1,282.26</text:p>
          </table:table-cell>
          <table:table-cell table:style-name="ce11" table:formula="of:=([$costs.$F$28]*[.$T22])+([$costs.$G$28]*[.$T22])+(([$costs.$H$28]/1000)*[.Y$2])" office:value-type="float" office:value="12775.43848" calcext:value-type="float">
            <text:p>$12,775.44</text:p>
          </table:table-cell>
          <table:table-cell table:style-name="ce11" table:formula="of:=([$costs.$F$28]*[.$T22])+([$costs.$G$28]*[.$T22])+(([$costs.$H$28]/1000)*[.Z$2])" office:value-type="float" office:value="127707.2327" calcext:value-type="float">
            <text:p>$127,707.23</text:p>
          </table:table-cell>
          <table:table-cell table:style-name="ce11" table:formula="of:=([$costs.$F$28]*[.$T22])+([$costs.$G$28]*[.$T22])+(([$costs.$H$28]/1000)*[.AA$2])" office:value-type="float" office:value="1277025.175" calcext:value-type="float">
            <text:p>$1,277,025.1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7]*[.$B23])+([$costs.$G$7]*[.$B23])+(([$costs.$H$7]/1000)*[.C$2])" office:value-type="float" office:value="72.67161174" calcext:value-type="float">
            <text:p>$72.67</text:p>
          </table:table-cell>
          <table:table-cell table:style-name="ce11" table:formula="of:=([$costs.$F$7]*[.$B23])+([$costs.$G$7]*[.$B23])+(([$costs.$H$7]/1000)*[.D$2])" office:value-type="float" office:value="89.55241221" calcext:value-type="float">
            <text:p>$89.55</text:p>
          </table:table-cell>
          <table:table-cell table:style-name="ce11" table:formula="of:=([$costs.$F$7]*[.$B23])+([$costs.$G$7]*[.$B23])+(([$costs.$H$7]/1000)*[.E$2])" office:value-type="float" office:value="258.3604168" calcext:value-type="float">
            <text:p>$258.36</text:p>
          </table:table-cell>
          <table:table-cell table:style-name="ce11" table:formula="of:=([$costs.$F$7]*[.$B23])+([$costs.$G$7]*[.$B23])+(([$costs.$H$7]/1000)*[.F$2])" office:value-type="float" office:value="1946.440463" calcext:value-type="float">
            <text:p>$1,946.44</text:p>
          </table:table-cell>
          <table:table-cell table:style-name="ce11" table:formula="of:=([$costs.$F$7]*[.$B23])+([$costs.$G$7]*[.$B23])+(([$costs.$H$7]/1000)*[.G$2])" office:value-type="float" office:value="18827.24093" calcext:value-type="float">
            <text:p>$18,827.24</text:p>
          </table:table-cell>
          <table:table-cell table:style-name="ce11" table:formula="of:=([$costs.$F$7]*[.$B23])+([$costs.$G$7]*[.$B23])+(([$costs.$H$7]/1000)*[.H$2])" office:value-type="float" office:value="187635.2456" calcext:value-type="float">
            <text:p>$187,635.25</text:p>
          </table:table-cell>
          <table:table-cell table:style-name="ce11" table:formula="of:=([$costs.$F$7]*[.$B23])+([$costs.$G$7]*[.$B23])+(([$costs.$H$7]/1000)*[.I$2])" office:value-type="float" office:value="1875715.292" calcext:value-type="float">
            <text:p>$1,875,715.29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7]*[.$B23])+([$costs.$G$17]*[.$B23])+(([$costs.$H$17]/1000)*[.L$2])" office:value-type="float" office:value="68.48008925" calcext:value-type="float">
            <text:p>$68.48</text:p>
          </table:table-cell>
          <table:table-cell table:style-name="ce11" table:formula="of:=([$costs.$F$17]*[.$B23])+([$costs.$G$17]*[.$B23])+(([$costs.$H$17]/1000)*[.M$2])" office:value-type="float" office:value="78.57317525" calcext:value-type="float">
            <text:p>$78.57</text:p>
          </table:table-cell>
          <table:table-cell table:style-name="ce11" table:formula="of:=([$costs.$F$17]*[.$B23])+([$costs.$G$17]*[.$B23])+(([$costs.$H$17]/1000)*[.N$2])" office:value-type="float" office:value="179.5040353" calcext:value-type="float">
            <text:p>$179.50</text:p>
          </table:table-cell>
          <table:table-cell table:style-name="ce11" table:formula="of:=([$costs.$F$17]*[.$B23])+([$costs.$G$17]*[.$B23])+(([$costs.$H$17]/1000)*[.O$2])" office:value-type="float" office:value="1188.812635" calcext:value-type="float">
            <text:p>$1,188.81</text:p>
          </table:table-cell>
          <table:table-cell table:style-name="ce11" table:formula="of:=([$costs.$F$17]*[.$B23])+([$costs.$G$17]*[.$B23])+(([$costs.$H$17]/1000)*[.P$2])" office:value-type="float" office:value="11281.89864" calcext:value-type="float">
            <text:p>$11,281.90</text:p>
          </table:table-cell>
          <table:table-cell table:style-name="ce11" table:formula="of:=([$costs.$F$17]*[.$B23])+([$costs.$G$17]*[.$B23])+(([$costs.$H$17]/1000)*[.Q$2])" office:value-type="float" office:value="112212.7586" calcext:value-type="float">
            <text:p>$112,212.76</text:p>
          </table:table-cell>
          <table:table-cell table:style-name="ce11" table:formula="of:=([$costs.$F$17]*[.$B23])+([$costs.$G$17]*[.$B23])+(([$costs.$H$17]/1000)*[.R$2])" office:value-type="float" office:value="1121521.359" calcext:value-type="float">
            <text:p>$1,121,521.36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8]*[.$T23])+([$costs.$G$28]*[.$T23])+(([$costs.$H$28]/1000)*[.U$2])" office:value-type="float" office:value="53.66820115" calcext:value-type="float">
            <text:p>$53.67</text:p>
          </table:table-cell>
          <table:table-cell table:style-name="ce11" table:formula="of:=([$costs.$F$28]*[.$T23])+([$costs.$G$28]*[.$T23])+(([$costs.$H$28]/1000)*[.V$2])" office:value-type="float" office:value="65.16138057" calcext:value-type="float">
            <text:p>$65.16</text:p>
          </table:table-cell>
          <table:table-cell table:style-name="ce11" table:formula="of:=([$costs.$F$28]*[.$T23])+([$costs.$G$28]*[.$T23])+(([$costs.$H$28]/1000)*[.W$2])" office:value-type="float" office:value="180.0931748" calcext:value-type="float">
            <text:p>$180.09</text:p>
          </table:table-cell>
          <table:table-cell table:style-name="ce11" table:formula="of:=([$costs.$F$28]*[.$T23])+([$costs.$G$28]*[.$T23])+(([$costs.$H$28]/1000)*[.X$2])" office:value-type="float" office:value="1329.411117" calcext:value-type="float">
            <text:p>$1,329.41</text:p>
          </table:table-cell>
          <table:table-cell table:style-name="ce11" table:formula="of:=([$costs.$F$28]*[.$T23])+([$costs.$G$28]*[.$T23])+(([$costs.$H$28]/1000)*[.Y$2])" office:value-type="float" office:value="12822.59054" calcext:value-type="float">
            <text:p>$12,822.59</text:p>
          </table:table-cell>
          <table:table-cell table:style-name="ce11" table:formula="of:=([$costs.$F$28]*[.$T23])+([$costs.$G$28]*[.$T23])+(([$costs.$H$28]/1000)*[.Z$2])" office:value-type="float" office:value="127754.3848" calcext:value-type="float">
            <text:p>$127,754.38</text:p>
          </table:table-cell>
          <table:table-cell table:style-name="ce11" table:formula="of:=([$costs.$F$28]*[.$T23])+([$costs.$G$28]*[.$T23])+(([$costs.$H$28]/1000)*[.AA$2])" office:value-type="float" office:value="1277072.327" calcext:value-type="float">
            <text:p>$1,277,072.3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7]*[.$B24])+([$costs.$G$7]*[.$B24])+(([$costs.$H$7]/1000)*[.C$2])" office:value-type="float" office:value="709.835317" calcext:value-type="float">
            <text:p>$709.84</text:p>
          </table:table-cell>
          <table:table-cell table:style-name="ce11" table:formula="of:=([$costs.$F$7]*[.$B24])+([$costs.$G$7]*[.$B24])+(([$costs.$H$7]/1000)*[.D$2])" office:value-type="float" office:value="726.7161174" calcext:value-type="float">
            <text:p>$726.72</text:p>
          </table:table-cell>
          <table:table-cell table:style-name="ce11" table:formula="of:=([$costs.$F$7]*[.$B24])+([$costs.$G$7]*[.$B24])+(([$costs.$H$7]/1000)*[.E$2])" office:value-type="float" office:value="895.5241221" calcext:value-type="float">
            <text:p>$895.52</text:p>
          </table:table-cell>
          <table:table-cell table:style-name="ce11" table:formula="of:=([$costs.$F$7]*[.$B24])+([$costs.$G$7]*[.$B24])+(([$costs.$H$7]/1000)*[.F$2])" office:value-type="float" office:value="2583.604168" calcext:value-type="float">
            <text:p>$2,583.60</text:p>
          </table:table-cell>
          <table:table-cell table:style-name="ce11" table:formula="of:=([$costs.$F$7]*[.$B24])+([$costs.$G$7]*[.$B24])+(([$costs.$H$7]/1000)*[.G$2])" office:value-type="float" office:value="19464.40463" calcext:value-type="float">
            <text:p>$19,464.40</text:p>
          </table:table-cell>
          <table:table-cell table:style-name="ce11" table:formula="of:=([$costs.$F$7]*[.$B24])+([$costs.$G$7]*[.$B24])+(([$costs.$H$7]/1000)*[.H$2])" office:value-type="float" office:value="188272.4093" calcext:value-type="float">
            <text:p>$188,272.41</text:p>
          </table:table-cell>
          <table:table-cell table:style-name="ce11" table:formula="of:=([$costs.$F$7]*[.$B24])+([$costs.$G$7]*[.$B24])+(([$costs.$H$7]/1000)*[.I$2])" office:value-type="float" office:value="1876352.456" calcext:value-type="float">
            <text:p>$1,876,352.46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7]*[.$B24])+([$costs.$G$17]*[.$B24])+(([$costs.$H$17]/1000)*[.L$2])" office:value-type="float" office:value="674.7078065" calcext:value-type="float">
            <text:p>$674.71</text:p>
          </table:table-cell>
          <table:table-cell table:style-name="ce11" table:formula="of:=([$costs.$F$17]*[.$B24])+([$costs.$G$17]*[.$B24])+(([$costs.$H$17]/1000)*[.M$2])" office:value-type="float" office:value="684.8008925" calcext:value-type="float">
            <text:p>$684.80</text:p>
          </table:table-cell>
          <table:table-cell table:style-name="ce11" table:formula="of:=([$costs.$F$17]*[.$B24])+([$costs.$G$17]*[.$B24])+(([$costs.$H$17]/1000)*[.N$2])" office:value-type="float" office:value="785.7317525" calcext:value-type="float">
            <text:p>$785.73</text:p>
          </table:table-cell>
          <table:table-cell table:style-name="ce11" table:formula="of:=([$costs.$F$17]*[.$B24])+([$costs.$G$17]*[.$B24])+(([$costs.$H$17]/1000)*[.O$2])" office:value-type="float" office:value="1795.040353" calcext:value-type="float">
            <text:p>$1,795.04</text:p>
          </table:table-cell>
          <table:table-cell table:style-name="ce11" table:formula="of:=([$costs.$F$17]*[.$B24])+([$costs.$G$17]*[.$B24])+(([$costs.$H$17]/1000)*[.P$2])" office:value-type="float" office:value="11888.12635" calcext:value-type="float">
            <text:p>$11,888.13</text:p>
          </table:table-cell>
          <table:table-cell table:style-name="ce11" table:formula="of:=([$costs.$F$17]*[.$B24])+([$costs.$G$17]*[.$B24])+(([$costs.$H$17]/1000)*[.Q$2])" office:value-type="float" office:value="112818.9864" calcext:value-type="float">
            <text:p>$112,818.99</text:p>
          </table:table-cell>
          <table:table-cell table:style-name="ce11" table:formula="of:=([$costs.$F$17]*[.$B24])+([$costs.$G$17]*[.$B24])+(([$costs.$H$17]/1000)*[.R$2])" office:value-type="float" office:value="1122127.586" calcext:value-type="float">
            <text:p>$1,122,127.59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8]*[.$T24])+([$costs.$G$28]*[.$T24])+(([$costs.$H$28]/1000)*[.U$2])" office:value-type="float" office:value="525.188832" calcext:value-type="float">
            <text:p>$525.19</text:p>
          </table:table-cell>
          <table:table-cell table:style-name="ce11" table:formula="of:=([$costs.$F$28]*[.$T24])+([$costs.$G$28]*[.$T24])+(([$costs.$H$28]/1000)*[.V$2])" office:value-type="float" office:value="536.6820115" calcext:value-type="float">
            <text:p>$536.68</text:p>
          </table:table-cell>
          <table:table-cell table:style-name="ce11" table:formula="of:=([$costs.$F$28]*[.$T24])+([$costs.$G$28]*[.$T24])+(([$costs.$H$28]/1000)*[.W$2])" office:value-type="float" office:value="651.6138057" calcext:value-type="float">
            <text:p>$651.61</text:p>
          </table:table-cell>
          <table:table-cell table:style-name="ce11" table:formula="of:=([$costs.$F$28]*[.$T24])+([$costs.$G$28]*[.$T24])+(([$costs.$H$28]/1000)*[.X$2])" office:value-type="float" office:value="1800.931748" calcext:value-type="float">
            <text:p>$1,800.93</text:p>
          </table:table-cell>
          <table:table-cell table:style-name="ce11" table:formula="of:=([$costs.$F$28]*[.$T24])+([$costs.$G$28]*[.$T24])+(([$costs.$H$28]/1000)*[.Y$2])" office:value-type="float" office:value="13294.11117" calcext:value-type="float">
            <text:p>$13,294.11</text:p>
          </table:table-cell>
          <table:table-cell table:style-name="ce11" table:formula="of:=([$costs.$F$28]*[.$T24])+([$costs.$G$28]*[.$T24])+(([$costs.$H$28]/1000)*[.Z$2])" office:value-type="float" office:value="128225.9054" calcext:value-type="float">
            <text:p>$128,225.91</text:p>
          </table:table-cell>
          <table:table-cell table:style-name="ce11" table:formula="of:=([$costs.$F$28]*[.$T24])+([$costs.$G$28]*[.$T24])+(([$costs.$H$28]/1000)*[.AA$2])" office:value-type="float" office:value="1277543.848" calcext:value-type="float">
            <text:p>$1,277,543.8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7]*[.$B25])+([$costs.$G$7]*[.$B25])+(([$costs.$H$7]/1000)*[.C$2])" office:value-type="float" office:value="7081.472369" calcext:value-type="float">
            <text:p>$7,081.47</text:p>
          </table:table-cell>
          <table:table-cell table:style-name="ce11" table:formula="of:=([$costs.$F$7]*[.$B25])+([$costs.$G$7]*[.$B25])+(([$costs.$H$7]/1000)*[.D$2])" office:value-type="float" office:value="7098.35317" calcext:value-type="float">
            <text:p>$7,098.35</text:p>
          </table:table-cell>
          <table:table-cell table:style-name="ce11" table:formula="of:=([$costs.$F$7]*[.$B25])+([$costs.$G$7]*[.$B25])+(([$costs.$H$7]/1000)*[.E$2])" office:value-type="float" office:value="7267.161174" calcext:value-type="float">
            <text:p>$7,267.16</text:p>
          </table:table-cell>
          <table:table-cell table:style-name="ce11" table:formula="of:=([$costs.$F$7]*[.$B25])+([$costs.$G$7]*[.$B25])+(([$costs.$H$7]/1000)*[.F$2])" office:value-type="float" office:value="8955.241221" calcext:value-type="float">
            <text:p>$8,955.24</text:p>
          </table:table-cell>
          <table:table-cell table:style-name="ce11" table:formula="of:=([$costs.$F$7]*[.$B25])+([$costs.$G$7]*[.$B25])+(([$costs.$H$7]/1000)*[.G$2])" office:value-type="float" office:value="25836.04168" calcext:value-type="float">
            <text:p>$25,836.04</text:p>
          </table:table-cell>
          <table:table-cell table:style-name="ce11" table:formula="of:=([$costs.$F$7]*[.$B25])+([$costs.$G$7]*[.$B25])+(([$costs.$H$7]/1000)*[.H$2])" office:value-type="float" office:value="194644.0463" calcext:value-type="float">
            <text:p>$194,644.05</text:p>
          </table:table-cell>
          <table:table-cell table:style-name="ce11" table:formula="of:=([$costs.$F$7]*[.$B25])+([$costs.$G$7]*[.$B25])+(([$costs.$H$7]/1000)*[.I$2])" office:value-type="float" office:value="1882724.093" calcext:value-type="float">
            <text:p>$1,882,724.09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7]*[.$B25])+([$costs.$G$17]*[.$B25])+(([$costs.$H$17]/1000)*[.L$2])" office:value-type="float" office:value="6736.984979" calcext:value-type="float">
            <text:p>$6,736.98</text:p>
          </table:table-cell>
          <table:table-cell table:style-name="ce11" table:formula="of:=([$costs.$F$17]*[.$B25])+([$costs.$G$17]*[.$B25])+(([$costs.$H$17]/1000)*[.M$2])" office:value-type="float" office:value="6747.078065" calcext:value-type="float">
            <text:p>$6,747.08</text:p>
          </table:table-cell>
          <table:table-cell table:style-name="ce11" table:formula="of:=([$costs.$F$17]*[.$B25])+([$costs.$G$17]*[.$B25])+(([$costs.$H$17]/1000)*[.N$2])" office:value-type="float" office:value="6848.008925" calcext:value-type="float">
            <text:p>$6,848.01</text:p>
          </table:table-cell>
          <table:table-cell table:style-name="ce11" table:formula="of:=([$costs.$F$17]*[.$B25])+([$costs.$G$17]*[.$B25])+(([$costs.$H$17]/1000)*[.O$2])" office:value-type="float" office:value="7857.317525" calcext:value-type="float">
            <text:p>$7,857.32</text:p>
          </table:table-cell>
          <table:table-cell table:style-name="ce11" table:formula="of:=([$costs.$F$17]*[.$B25])+([$costs.$G$17]*[.$B25])+(([$costs.$H$17]/1000)*[.P$2])" office:value-type="float" office:value="17950.40353" calcext:value-type="float">
            <text:p>$17,950.40</text:p>
          </table:table-cell>
          <table:table-cell table:style-name="ce11" table:formula="of:=([$costs.$F$17]*[.$B25])+([$costs.$G$17]*[.$B25])+(([$costs.$H$17]/1000)*[.Q$2])" office:value-type="float" office:value="118881.2635" calcext:value-type="float">
            <text:p>$118,881.26</text:p>
          </table:table-cell>
          <table:table-cell table:style-name="ce11" table:formula="of:=([$costs.$F$17]*[.$B25])+([$costs.$G$17]*[.$B25])+(([$costs.$H$17]/1000)*[.R$2])" office:value-type="float" office:value="1128189.864" calcext:value-type="float">
            <text:p>$1,128,189.86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8]*[.$T25])+([$costs.$G$28]*[.$T25])+(([$costs.$H$28]/1000)*[.U$2])" office:value-type="float" office:value="5240.395141" calcext:value-type="float">
            <text:p>$5,240.40</text:p>
          </table:table-cell>
          <table:table-cell table:style-name="ce11" table:formula="of:=([$costs.$F$28]*[.$T25])+([$costs.$G$28]*[.$T25])+(([$costs.$H$28]/1000)*[.V$2])" office:value-type="float" office:value="5251.88832" calcext:value-type="float">
            <text:p>$5,251.89</text:p>
          </table:table-cell>
          <table:table-cell table:style-name="ce11" table:formula="of:=([$costs.$F$28]*[.$T25])+([$costs.$G$28]*[.$T25])+(([$costs.$H$28]/1000)*[.W$2])" office:value-type="float" office:value="5366.820115" calcext:value-type="float">
            <text:p>$5,366.82</text:p>
          </table:table-cell>
          <table:table-cell table:style-name="ce11" table:formula="of:=([$costs.$F$28]*[.$T25])+([$costs.$G$28]*[.$T25])+(([$costs.$H$28]/1000)*[.X$2])" office:value-type="float" office:value="6516.138057" calcext:value-type="float">
            <text:p>$6,516.14</text:p>
          </table:table-cell>
          <table:table-cell table:style-name="ce11" table:formula="of:=([$costs.$F$28]*[.$T25])+([$costs.$G$28]*[.$T25])+(([$costs.$H$28]/1000)*[.Y$2])" office:value-type="float" office:value="18009.31748" calcext:value-type="float">
            <text:p>$18,009.32</text:p>
          </table:table-cell>
          <table:table-cell table:style-name="ce11" table:formula="of:=([$costs.$F$28]*[.$T25])+([$costs.$G$28]*[.$T25])+(([$costs.$H$28]/1000)*[.Z$2])" office:value-type="float" office:value="132941.1117" calcext:value-type="float">
            <text:p>$132,941.11</text:p>
          </table:table-cell>
          <table:table-cell table:style-name="ce11" table:formula="of:=([$costs.$F$28]*[.$T25])+([$costs.$G$28]*[.$T25])+(([$costs.$H$28]/1000)*[.AA$2])" office:value-type="float" office:value="1282259.054" calcext:value-type="float">
            <text:p>$1,282,259.0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7]*[.$B26])+([$costs.$G$7]*[.$B26])+(([$costs.$H$7]/1000)*[.C$2])" office:value-type="float" office:value="70797.84289" calcext:value-type="float">
            <text:p>$70,797.84</text:p>
          </table:table-cell>
          <table:table-cell table:style-name="ce11" table:formula="of:=([$costs.$F$7]*[.$B26])+([$costs.$G$7]*[.$B26])+(([$costs.$H$7]/1000)*[.D$2])" office:value-type="float" office:value="70814.72369" calcext:value-type="float">
            <text:p>$70,814.72</text:p>
          </table:table-cell>
          <table:table-cell table:style-name="ce11" table:formula="of:=([$costs.$F$7]*[.$B26])+([$costs.$G$7]*[.$B26])+(([$costs.$H$7]/1000)*[.E$2])" office:value-type="float" office:value="70983.5317" calcext:value-type="float">
            <text:p>$70,983.53</text:p>
          </table:table-cell>
          <table:table-cell table:style-name="ce11" table:formula="of:=([$costs.$F$7]*[.$B26])+([$costs.$G$7]*[.$B26])+(([$costs.$H$7]/1000)*[.F$2])" office:value-type="float" office:value="72671.61174" calcext:value-type="float">
            <text:p>$72,671.61</text:p>
          </table:table-cell>
          <table:table-cell table:style-name="ce11" table:formula="of:=([$costs.$F$7]*[.$B26])+([$costs.$G$7]*[.$B26])+(([$costs.$H$7]/1000)*[.G$2])" office:value-type="float" office:value="89552.41221" calcext:value-type="float">
            <text:p>$89,552.41</text:p>
          </table:table-cell>
          <table:table-cell table:style-name="ce11" table:formula="of:=([$costs.$F$7]*[.$B26])+([$costs.$G$7]*[.$B26])+(([$costs.$H$7]/1000)*[.H$2])" office:value-type="float" office:value="258360.4168" calcext:value-type="float">
            <text:p>$258,360.42</text:p>
          </table:table-cell>
          <table:table-cell table:style-name="ce11" table:formula="of:=([$costs.$F$7]*[.$B26])+([$costs.$G$7]*[.$B26])+(([$costs.$H$7]/1000)*[.I$2])" office:value-type="float" office:value="1946440.463" calcext:value-type="float">
            <text:p>$1,946,440.4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7]*[.$B26])+([$costs.$G$17]*[.$B26])+(([$costs.$H$17]/1000)*[.L$2])" office:value-type="float" office:value="67359.75671" calcext:value-type="float">
            <text:p>$67,359.76</text:p>
          </table:table-cell>
          <table:table-cell table:style-name="ce11" table:formula="of:=([$costs.$F$17]*[.$B26])+([$costs.$G$17]*[.$B26])+(([$costs.$H$17]/1000)*[.M$2])" office:value-type="float" office:value="67369.84979" calcext:value-type="float">
            <text:p>$67,369.85</text:p>
          </table:table-cell>
          <table:table-cell table:style-name="ce11" table:formula="of:=([$costs.$F$17]*[.$B26])+([$costs.$G$17]*[.$B26])+(([$costs.$H$17]/1000)*[.N$2])" office:value-type="float" office:value="67470.78065" calcext:value-type="float">
            <text:p>$67,470.78</text:p>
          </table:table-cell>
          <table:table-cell table:style-name="ce11" table:formula="of:=([$costs.$F$17]*[.$B26])+([$costs.$G$17]*[.$B26])+(([$costs.$H$17]/1000)*[.O$2])" office:value-type="float" office:value="68480.08925" calcext:value-type="float">
            <text:p>$68,480.09</text:p>
          </table:table-cell>
          <table:table-cell table:style-name="ce11" table:formula="of:=([$costs.$F$17]*[.$B26])+([$costs.$G$17]*[.$B26])+(([$costs.$H$17]/1000)*[.P$2])" office:value-type="float" office:value="78573.17525" calcext:value-type="float">
            <text:p>$78,573.18</text:p>
          </table:table-cell>
          <table:table-cell table:style-name="ce11" table:formula="of:=([$costs.$F$17]*[.$B26])+([$costs.$G$17]*[.$B26])+(([$costs.$H$17]/1000)*[.Q$2])" office:value-type="float" office:value="179504.0353" calcext:value-type="float">
            <text:p>$179,504.04</text:p>
          </table:table-cell>
          <table:table-cell table:style-name="ce11" table:formula="of:=([$costs.$F$17]*[.$B26])+([$costs.$G$17]*[.$B26])+(([$costs.$H$17]/1000)*[.R$2])" office:value-type="float" office:value="1188812.635" calcext:value-type="float">
            <text:p>$1,188,812.64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8]*[.$T26])+([$costs.$G$28]*[.$T26])+(([$costs.$H$28]/1000)*[.U$2])" office:value-type="float" office:value="52392.45823" calcext:value-type="float">
            <text:p>$52,392.46</text:p>
          </table:table-cell>
          <table:table-cell table:style-name="ce11" table:formula="of:=([$costs.$F$28]*[.$T26])+([$costs.$G$28]*[.$T26])+(([$costs.$H$28]/1000)*[.V$2])" office:value-type="float" office:value="52403.95141" calcext:value-type="float">
            <text:p>$52,403.95</text:p>
          </table:table-cell>
          <table:table-cell table:style-name="ce11" table:formula="of:=([$costs.$F$28]*[.$T26])+([$costs.$G$28]*[.$T26])+(([$costs.$H$28]/1000)*[.W$2])" office:value-type="float" office:value="52518.8832" calcext:value-type="float">
            <text:p>$52,518.88</text:p>
          </table:table-cell>
          <table:table-cell table:style-name="ce11" table:formula="of:=([$costs.$F$28]*[.$T26])+([$costs.$G$28]*[.$T26])+(([$costs.$H$28]/1000)*[.X$2])" office:value-type="float" office:value="53668.20115" calcext:value-type="float">
            <text:p>$53,668.20</text:p>
          </table:table-cell>
          <table:table-cell table:style-name="ce11" table:formula="of:=([$costs.$F$28]*[.$T26])+([$costs.$G$28]*[.$T26])+(([$costs.$H$28]/1000)*[.Y$2])" office:value-type="float" office:value="65161.38057" calcext:value-type="float">
            <text:p>$65,161.38</text:p>
          </table:table-cell>
          <table:table-cell table:style-name="ce11" table:formula="of:=([$costs.$F$28]*[.$T26])+([$costs.$G$28]*[.$T26])+(([$costs.$H$28]/1000)*[.Z$2])" office:value-type="float" office:value="180093.1748" calcext:value-type="float">
            <text:p>$180,093.17</text:p>
          </table:table-cell>
          <table:table-cell table:style-name="ce11" table:formula="of:=([$costs.$F$28]*[.$T26])+([$costs.$G$28]*[.$T26])+(([$costs.$H$28]/1000)*[.AA$2])" office:value-type="float" office:value="1329411.117" calcext:value-type="float">
            <text:p>$1,329,411.1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7]*[.$B27])+([$costs.$G$7]*[.$B27])+(([$costs.$H$7]/1000)*[.C$2])" office:value-type="float" office:value="707961.5481" calcext:value-type="float">
            <text:p>$707,961.55</text:p>
          </table:table-cell>
          <table:table-cell table:style-name="ce11" table:formula="of:=([$costs.$F$7]*[.$B27])+([$costs.$G$7]*[.$B27])+(([$costs.$H$7]/1000)*[.D$2])" office:value-type="float" office:value="707978.4289" calcext:value-type="float">
            <text:p>$707,978.43</text:p>
          </table:table-cell>
          <table:table-cell table:style-name="ce11" table:formula="of:=([$costs.$F$7]*[.$B27])+([$costs.$G$7]*[.$B27])+(([$costs.$H$7]/1000)*[.E$2])" office:value-type="float" office:value="708147.2369" calcext:value-type="float">
            <text:p>$708,147.24</text:p>
          </table:table-cell>
          <table:table-cell table:style-name="ce11" table:formula="of:=([$costs.$F$7]*[.$B27])+([$costs.$G$7]*[.$B27])+(([$costs.$H$7]/1000)*[.F$2])" office:value-type="float" office:value="709835.317" calcext:value-type="float">
            <text:p>$709,835.32</text:p>
          </table:table-cell>
          <table:table-cell table:style-name="ce11" table:formula="of:=([$costs.$F$7]*[.$B27])+([$costs.$G$7]*[.$B27])+(([$costs.$H$7]/1000)*[.G$2])" office:value-type="float" office:value="726716.1174" calcext:value-type="float">
            <text:p>$726,716.12</text:p>
          </table:table-cell>
          <table:table-cell table:style-name="ce11" table:formula="of:=([$costs.$F$7]*[.$B27])+([$costs.$G$7]*[.$B27])+(([$costs.$H$7]/1000)*[.H$2])" office:value-type="float" office:value="895524.1221" calcext:value-type="float">
            <text:p>$895,524.12</text:p>
          </table:table-cell>
          <table:table-cell table:style-name="ce11" table:formula="of:=([$costs.$F$7]*[.$B27])+([$costs.$G$7]*[.$B27])+(([$costs.$H$7]/1000)*[.I$2])" office:value-type="float" office:value="2583604.168" calcext:value-type="float">
            <text:p>$2,583,604.17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7]*[.$B27])+([$costs.$G$17]*[.$B27])+(([$costs.$H$17]/1000)*[.L$2])" office:value-type="float" office:value="673587.474" calcext:value-type="float">
            <text:p>$673,587.47</text:p>
          </table:table-cell>
          <table:table-cell table:style-name="ce11" table:formula="of:=([$costs.$F$17]*[.$B27])+([$costs.$G$17]*[.$B27])+(([$costs.$H$17]/1000)*[.M$2])" office:value-type="float" office:value="673597.5671" calcext:value-type="float">
            <text:p>$673,597.57</text:p>
          </table:table-cell>
          <table:table-cell table:style-name="ce11" table:formula="of:=([$costs.$F$17]*[.$B27])+([$costs.$G$17]*[.$B27])+(([$costs.$H$17]/1000)*[.N$2])" office:value-type="float" office:value="673698.4979" calcext:value-type="float">
            <text:p>$673,698.50</text:p>
          </table:table-cell>
          <table:table-cell table:style-name="ce11" table:formula="of:=([$costs.$F$17]*[.$B27])+([$costs.$G$17]*[.$B27])+(([$costs.$H$17]/1000)*[.O$2])" office:value-type="float" office:value="674707.8065" calcext:value-type="float">
            <text:p>$674,707.81</text:p>
          </table:table-cell>
          <table:table-cell table:style-name="ce11" table:formula="of:=([$costs.$F$17]*[.$B27])+([$costs.$G$17]*[.$B27])+(([$costs.$H$17]/1000)*[.P$2])" office:value-type="float" office:value="684800.8925" calcext:value-type="float">
            <text:p>$684,800.89</text:p>
          </table:table-cell>
          <table:table-cell table:style-name="ce11" table:formula="of:=([$costs.$F$17]*[.$B27])+([$costs.$G$17]*[.$B27])+(([$costs.$H$17]/1000)*[.Q$2])" office:value-type="float" office:value="785731.7525" calcext:value-type="float">
            <text:p>$785,731.75</text:p>
          </table:table-cell>
          <table:table-cell table:style-name="ce11" table:formula="of:=([$costs.$F$17]*[.$B27])+([$costs.$G$17]*[.$B27])+(([$costs.$H$17]/1000)*[.R$2])" office:value-type="float" office:value="1795040.353" calcext:value-type="float">
            <text:p>$1,795,040.35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8]*[.$T27])+([$costs.$G$28]*[.$T27])+(([$costs.$H$28]/1000)*[.U$2])" office:value-type="float" office:value="523913.0891" calcext:value-type="float">
            <text:p>$523,913.09</text:p>
          </table:table-cell>
          <table:table-cell table:style-name="ce11" table:formula="of:=([$costs.$F$28]*[.$T27])+([$costs.$G$28]*[.$T27])+(([$costs.$H$28]/1000)*[.V$2])" office:value-type="float" office:value="523924.5823" calcext:value-type="float">
            <text:p>$523,924.58</text:p>
          </table:table-cell>
          <table:table-cell table:style-name="ce11" table:formula="of:=([$costs.$F$28]*[.$T27])+([$costs.$G$28]*[.$T27])+(([$costs.$H$28]/1000)*[.W$2])" office:value-type="float" office:value="524039.5141" calcext:value-type="float">
            <text:p>$524,039.51</text:p>
          </table:table-cell>
          <table:table-cell table:style-name="ce11" table:formula="of:=([$costs.$F$28]*[.$T27])+([$costs.$G$28]*[.$T27])+(([$costs.$H$28]/1000)*[.X$2])" office:value-type="float" office:value="525188.832" calcext:value-type="float">
            <text:p>$525,188.83</text:p>
          </table:table-cell>
          <table:table-cell table:style-name="ce11" table:formula="of:=([$costs.$F$28]*[.$T27])+([$costs.$G$28]*[.$T27])+(([$costs.$H$28]/1000)*[.Y$2])" office:value-type="float" office:value="536682.0115" calcext:value-type="float">
            <text:p>$536,682.01</text:p>
          </table:table-cell>
          <table:table-cell table:style-name="ce11" table:formula="of:=([$costs.$F$28]*[.$T27])+([$costs.$G$28]*[.$T27])+(([$costs.$H$28]/1000)*[.Z$2])" office:value-type="float" office:value="651613.8057" calcext:value-type="float">
            <text:p>$651,613.81</text:p>
          </table:table-cell>
          <table:table-cell table:style-name="ce11" table:formula="of:=([$costs.$F$28]*[.$T27])+([$costs.$G$28]*[.$T27])+(([$costs.$H$28]/1000)*[.AA$2])" office:value-type="float" office:value="1800931.748" calcext:value-type="float">
            <text:p>$1,800,931.7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8]" office:value-type="string" office:string-value="x264 faster" calcext:value-type="string">
            <text:p>x264 fast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19]" office:value-type="string" office:string-value="x265 faster" calcext:value-type="string">
            <text:p>x265 fast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9]" office:value-type="string" office:string-value="SVT-AV1 p07" calcext:value-type="string">
            <text:p>SVT-AV1 p0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8]*[.$B30])+([$costs.$G$8]*[.$B30])+(([$costs.$H$8]/1000)*[.C$2])" office:value-type="float" office:value="2.334619781" calcext:value-type="float">
            <text:p>$2.33</text:p>
          </table:table-cell>
          <table:table-cell table:style-name="ce11" table:formula="of:=([$costs.$F$8]*[.$B30])+([$costs.$G$8]*[.$B30])+(([$costs.$H$8]/1000)*[.D$2])" office:value-type="float" office:value="17.3882041" calcext:value-type="float">
            <text:p>$17.39</text:p>
          </table:table-cell>
          <table:table-cell table:style-name="ce11" table:formula="of:=([$costs.$F$8]*[.$B30])+([$costs.$G$8]*[.$B30])+(([$costs.$H$8]/1000)*[.E$2])" office:value-type="float" office:value="167.9240473" calcext:value-type="float">
            <text:p>$167.92</text:p>
          </table:table-cell>
          <table:table-cell table:style-name="ce11" table:formula="of:=([$costs.$F$8]*[.$B30])+([$costs.$G$8]*[.$B30])+(([$costs.$H$8]/1000)*[.F$2])" office:value-type="float" office:value="1673.282479" calcext:value-type="float">
            <text:p>$1,673.28</text:p>
          </table:table-cell>
          <table:table-cell table:style-name="ce11" table:formula="of:=([$costs.$F$8]*[.$B30])+([$costs.$G$8]*[.$B30])+(([$costs.$H$8]/1000)*[.G$2])" office:value-type="float" office:value="16726.8668" calcext:value-type="float">
            <text:p>$16,726.87</text:p>
          </table:table-cell>
          <table:table-cell table:style-name="ce11" table:formula="of:=([$costs.$F$8]*[.$B30])+([$costs.$G$8]*[.$B30])+(([$costs.$H$8]/1000)*[.H$2])" office:value-type="float" office:value="167262.71" calcext:value-type="float">
            <text:p>$167,262.71</text:p>
          </table:table-cell>
          <table:table-cell table:style-name="ce11" table:formula="of:=([$costs.$F$8]*[.$B30])+([$costs.$G$8]*[.$B30])+(([$costs.$H$8]/1000)*[.I$2])" office:value-type="float" office:value="1672621.142" calcext:value-type="float">
            <text:p>$1,672,621.1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9]*[.$B30])+([$costs.$G$19]*[.$B30])+(([$costs.$H$19]/1000)*[.L$2])" office:value-type="float" office:value="1.793215227" calcext:value-type="float">
            <text:p>$1.79</text:p>
          </table:table-cell>
          <table:table-cell table:style-name="ce11" table:formula="of:=([$costs.$F$19]*[.$B30])+([$costs.$G$19]*[.$B30])+(([$costs.$H$19]/1000)*[.M$2])" office:value-type="float" office:value="11.86237318" calcext:value-type="float">
            <text:p>$11.86</text:p>
          </table:table-cell>
          <table:table-cell table:style-name="ce11" table:formula="of:=([$costs.$F$19]*[.$B30])+([$costs.$G$19]*[.$B30])+(([$costs.$H$19]/1000)*[.N$2])" office:value-type="float" office:value="112.5539527" calcext:value-type="float">
            <text:p>$112.55</text:p>
          </table:table-cell>
          <table:table-cell table:style-name="ce11" table:formula="of:=([$costs.$F$19]*[.$B30])+([$costs.$G$19]*[.$B30])+(([$costs.$H$19]/1000)*[.O$2])" office:value-type="float" office:value="1119.469748" calcext:value-type="float">
            <text:p>$1,119.47</text:p>
          </table:table-cell>
          <table:table-cell table:style-name="ce11" table:formula="of:=([$costs.$F$19]*[.$B30])+([$costs.$G$19]*[.$B30])+(([$costs.$H$19]/1000)*[.P$2])" office:value-type="float" office:value="11188.6277" calcext:value-type="float">
            <text:p>$11,188.63</text:p>
          </table:table-cell>
          <table:table-cell table:style-name="ce11" table:formula="of:=([$costs.$F$19]*[.$B30])+([$costs.$G$19]*[.$B30])+(([$costs.$H$19]/1000)*[.Q$2])" office:value-type="float" office:value="111880.2072" calcext:value-type="float">
            <text:p>$111,880.21</text:p>
          </table:table-cell>
          <table:table-cell table:style-name="ce11" table:formula="of:=([$costs.$F$19]*[.$B30])+([$costs.$G$19]*[.$B30])+(([$costs.$H$19]/1000)*[.R$2])" office:value-type="float" office:value="1118796.002" calcext:value-type="float">
            <text:p>$1,118,796.0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9]*[.$T30])+([$costs.$G$29]*[.$T30])+(([$costs.$H$29]/1000)*[.U$2])" office:value-type="float" office:value="1.694175845" calcext:value-type="float">
            <text:p>$1.69</text:p>
          </table:table-cell>
          <table:table-cell table:style-name="ce11" table:formula="of:=([$costs.$F$29]*[.$T30])+([$costs.$G$29]*[.$T30])+(([$costs.$H$29]/1000)*[.V$2])" office:value-type="float" office:value="11.94096485" calcext:value-type="float">
            <text:p>$11.94</text:p>
          </table:table-cell>
          <table:table-cell table:style-name="ce11" table:formula="of:=([$costs.$F$29]*[.$T30])+([$costs.$G$29]*[.$T30])+(([$costs.$H$29]/1000)*[.W$2])" office:value-type="float" office:value="114.4088549" calcext:value-type="float">
            <text:p>$114.41</text:p>
          </table:table-cell>
          <table:table-cell table:style-name="ce11" table:formula="of:=([$costs.$F$29]*[.$T30])+([$costs.$G$29]*[.$T30])+(([$costs.$H$29]/1000)*[.X$2])" office:value-type="float" office:value="1139.087756" calcext:value-type="float">
            <text:p>$1,139.09</text:p>
          </table:table-cell>
          <table:table-cell table:style-name="ce11" table:formula="of:=([$costs.$F$29]*[.$T30])+([$costs.$G$29]*[.$T30])+(([$costs.$H$29]/1000)*[.Y$2])" office:value-type="float" office:value="11385.87676" calcext:value-type="float">
            <text:p>$11,385.88</text:p>
          </table:table-cell>
          <table:table-cell table:style-name="ce11" table:formula="of:=([$costs.$F$29]*[.$T30])+([$costs.$G$29]*[.$T30])+(([$costs.$H$29]/1000)*[.Z$2])" office:value-type="float" office:value="113853.7668" calcext:value-type="float">
            <text:p>$113,853.77</text:p>
          </table:table-cell>
          <table:table-cell table:style-name="ce11" table:formula="of:=([$costs.$F$29]*[.$T30])+([$costs.$G$29]*[.$T30])+(([$costs.$H$29]/1000)*[.AA$2])" office:value-type="float" office:value="1138532.668" calcext:value-type="float">
            <text:p>$1,138,532.6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8]*[.$B31])+([$costs.$G$8]*[.$B31])+(([$costs.$H$8]/1000)*[.C$2])" office:value-type="float" office:value="8.292613488" calcext:value-type="float">
            <text:p>$8.29</text:p>
          </table:table-cell>
          <table:table-cell table:style-name="ce11" table:formula="of:=([$costs.$F$8]*[.$B31])+([$costs.$G$8]*[.$B31])+(([$costs.$H$8]/1000)*[.D$2])" office:value-type="float" office:value="23.34619781" calcext:value-type="float">
            <text:p>$23.35</text:p>
          </table:table-cell>
          <table:table-cell table:style-name="ce11" table:formula="of:=([$costs.$F$8]*[.$B31])+([$costs.$G$8]*[.$B31])+(([$costs.$H$8]/1000)*[.E$2])" office:value-type="float" office:value="173.882041" calcext:value-type="float">
            <text:p>$173.88</text:p>
          </table:table-cell>
          <table:table-cell table:style-name="ce11" table:formula="of:=([$costs.$F$8]*[.$B31])+([$costs.$G$8]*[.$B31])+(([$costs.$H$8]/1000)*[.F$2])" office:value-type="float" office:value="1679.240473" calcext:value-type="float">
            <text:p>$1,679.24</text:p>
          </table:table-cell>
          <table:table-cell table:style-name="ce11" table:formula="of:=([$costs.$F$8]*[.$B31])+([$costs.$G$8]*[.$B31])+(([$costs.$H$8]/1000)*[.G$2])" office:value-type="float" office:value="16732.82479" calcext:value-type="float">
            <text:p>$16,732.82</text:p>
          </table:table-cell>
          <table:table-cell table:style-name="ce11" table:formula="of:=([$costs.$F$8]*[.$B31])+([$costs.$G$8]*[.$B31])+(([$costs.$H$8]/1000)*[.H$2])" office:value-type="float" office:value="167268.668" calcext:value-type="float">
            <text:p>$167,268.67</text:p>
          </table:table-cell>
          <table:table-cell table:style-name="ce11" table:formula="of:=([$costs.$F$8]*[.$B31])+([$costs.$G$8]*[.$B31])+(([$costs.$H$8]/1000)*[.I$2])" office:value-type="float" office:value="1672627.1" calcext:value-type="float">
            <text:p>$1,672,627.1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9]*[.$B31])+([$costs.$G$19]*[.$B31])+(([$costs.$H$19]/1000)*[.L$2])" office:value-type="float" office:value="7.86299432" calcext:value-type="float">
            <text:p>$7.86</text:p>
          </table:table-cell>
          <table:table-cell table:style-name="ce11" table:formula="of:=([$costs.$F$19]*[.$B31])+([$costs.$G$19]*[.$B31])+(([$costs.$H$19]/1000)*[.M$2])" office:value-type="float" office:value="17.93215227" calcext:value-type="float">
            <text:p>$17.93</text:p>
          </table:table-cell>
          <table:table-cell table:style-name="ce11" table:formula="of:=([$costs.$F$19]*[.$B31])+([$costs.$G$19]*[.$B31])+(([$costs.$H$19]/1000)*[.N$2])" office:value-type="float" office:value="118.6237318" calcext:value-type="float">
            <text:p>$118.62</text:p>
          </table:table-cell>
          <table:table-cell table:style-name="ce11" table:formula="of:=([$costs.$F$19]*[.$B31])+([$costs.$G$19]*[.$B31])+(([$costs.$H$19]/1000)*[.O$2])" office:value-type="float" office:value="1125.539527" calcext:value-type="float">
            <text:p>$1,125.54</text:p>
          </table:table-cell>
          <table:table-cell table:style-name="ce11" table:formula="of:=([$costs.$F$19]*[.$B31])+([$costs.$G$19]*[.$B31])+(([$costs.$H$19]/1000)*[.P$2])" office:value-type="float" office:value="11194.69748" calcext:value-type="float">
            <text:p>$11,194.70</text:p>
          </table:table-cell>
          <table:table-cell table:style-name="ce11" table:formula="of:=([$costs.$F$19]*[.$B31])+([$costs.$G$19]*[.$B31])+(([$costs.$H$19]/1000)*[.Q$2])" office:value-type="float" office:value="111886.277" calcext:value-type="float">
            <text:p>$111,886.28</text:p>
          </table:table-cell>
          <table:table-cell table:style-name="ce11" table:formula="of:=([$costs.$F$19]*[.$B31])+([$costs.$G$19]*[.$B31])+(([$costs.$H$19]/1000)*[.R$2])" office:value-type="float" office:value="1118802.072" calcext:value-type="float">
            <text:p>$1,118,802.0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9]*[.$T31])+([$costs.$G$29]*[.$T31])+(([$costs.$H$29]/1000)*[.U$2])" office:value-type="float" office:value="6.694969438" calcext:value-type="float">
            <text:p>$6.69</text:p>
          </table:table-cell>
          <table:table-cell table:style-name="ce11" table:formula="of:=([$costs.$F$29]*[.$T31])+([$costs.$G$29]*[.$T31])+(([$costs.$H$29]/1000)*[.V$2])" office:value-type="float" office:value="16.94175845" calcext:value-type="float">
            <text:p>$16.94</text:p>
          </table:table-cell>
          <table:table-cell table:style-name="ce11" table:formula="of:=([$costs.$F$29]*[.$T31])+([$costs.$G$29]*[.$T31])+(([$costs.$H$29]/1000)*[.W$2])" office:value-type="float" office:value="119.4096485" calcext:value-type="float">
            <text:p>$119.41</text:p>
          </table:table-cell>
          <table:table-cell table:style-name="ce11" table:formula="of:=([$costs.$F$29]*[.$T31])+([$costs.$G$29]*[.$T31])+(([$costs.$H$29]/1000)*[.X$2])" office:value-type="float" office:value="1144.088549" calcext:value-type="float">
            <text:p>$1,144.09</text:p>
          </table:table-cell>
          <table:table-cell table:style-name="ce11" table:formula="of:=([$costs.$F$29]*[.$T31])+([$costs.$G$29]*[.$T31])+(([$costs.$H$29]/1000)*[.Y$2])" office:value-type="float" office:value="11390.87756" calcext:value-type="float">
            <text:p>$11,390.88</text:p>
          </table:table-cell>
          <table:table-cell table:style-name="ce11" table:formula="of:=([$costs.$F$29]*[.$T31])+([$costs.$G$29]*[.$T31])+(([$costs.$H$29]/1000)*[.Z$2])" office:value-type="float" office:value="113858.7676" calcext:value-type="float">
            <text:p>$113,858.77</text:p>
          </table:table-cell>
          <table:table-cell table:style-name="ce11" table:formula="of:=([$costs.$F$29]*[.$T31])+([$costs.$G$29]*[.$T31])+(([$costs.$H$29]/1000)*[.AA$2])" office:value-type="float" office:value="1138537.668" calcext:value-type="float">
            <text:p>$1,138,537.6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8]*[.$B32])+([$costs.$G$8]*[.$B32])+(([$costs.$H$8]/1000)*[.C$2])" office:value-type="float" office:value="67.87255056" calcext:value-type="float">
            <text:p>$67.87</text:p>
          </table:table-cell>
          <table:table-cell table:style-name="ce11" table:formula="of:=([$costs.$F$8]*[.$B32])+([$costs.$G$8]*[.$B32])+(([$costs.$H$8]/1000)*[.D$2])" office:value-type="float" office:value="82.92613488" calcext:value-type="float">
            <text:p>$82.93</text:p>
          </table:table-cell>
          <table:table-cell table:style-name="ce11" table:formula="of:=([$costs.$F$8]*[.$B32])+([$costs.$G$8]*[.$B32])+(([$costs.$H$8]/1000)*[.E$2])" office:value-type="float" office:value="233.4619781" calcext:value-type="float">
            <text:p>$233.46</text:p>
          </table:table-cell>
          <table:table-cell table:style-name="ce11" table:formula="of:=([$costs.$F$8]*[.$B32])+([$costs.$G$8]*[.$B32])+(([$costs.$H$8]/1000)*[.F$2])" office:value-type="float" office:value="1738.82041" calcext:value-type="float">
            <text:p>$1,738.82</text:p>
          </table:table-cell>
          <table:table-cell table:style-name="ce11" table:formula="of:=([$costs.$F$8]*[.$B32])+([$costs.$G$8]*[.$B32])+(([$costs.$H$8]/1000)*[.G$2])" office:value-type="float" office:value="16792.40473" calcext:value-type="float">
            <text:p>$16,792.40</text:p>
          </table:table-cell>
          <table:table-cell table:style-name="ce11" table:formula="of:=([$costs.$F$8]*[.$B32])+([$costs.$G$8]*[.$B32])+(([$costs.$H$8]/1000)*[.H$2])" office:value-type="float" office:value="167328.2479" calcext:value-type="float">
            <text:p>$167,328.25</text:p>
          </table:table-cell>
          <table:table-cell table:style-name="ce11" table:formula="of:=([$costs.$F$8]*[.$B32])+([$costs.$G$8]*[.$B32])+(([$costs.$H$8]/1000)*[.I$2])" office:value-type="float" office:value="1672686.68" calcext:value-type="float">
            <text:p>$1,672,686.68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9]*[.$B32])+([$costs.$G$19]*[.$B32])+(([$costs.$H$19]/1000)*[.L$2])" office:value-type="float" office:value="68.56078525" calcext:value-type="float">
            <text:p>$68.56</text:p>
          </table:table-cell>
          <table:table-cell table:style-name="ce11" table:formula="of:=([$costs.$F$19]*[.$B32])+([$costs.$G$19]*[.$B32])+(([$costs.$H$19]/1000)*[.M$2])" office:value-type="float" office:value="78.6299432" calcext:value-type="float">
            <text:p>$78.63</text:p>
          </table:table-cell>
          <table:table-cell table:style-name="ce11" table:formula="of:=([$costs.$F$19]*[.$B32])+([$costs.$G$19]*[.$B32])+(([$costs.$H$19]/1000)*[.N$2])" office:value-type="float" office:value="179.3215227" calcext:value-type="float">
            <text:p>$179.32</text:p>
          </table:table-cell>
          <table:table-cell table:style-name="ce11" table:formula="of:=([$costs.$F$19]*[.$B32])+([$costs.$G$19]*[.$B32])+(([$costs.$H$19]/1000)*[.O$2])" office:value-type="float" office:value="1186.237318" calcext:value-type="float">
            <text:p>$1,186.24</text:p>
          </table:table-cell>
          <table:table-cell table:style-name="ce11" table:formula="of:=([$costs.$F$19]*[.$B32])+([$costs.$G$19]*[.$B32])+(([$costs.$H$19]/1000)*[.P$2])" office:value-type="float" office:value="11255.39527" calcext:value-type="float">
            <text:p>$11,255.40</text:p>
          </table:table-cell>
          <table:table-cell table:style-name="ce11" table:formula="of:=([$costs.$F$19]*[.$B32])+([$costs.$G$19]*[.$B32])+(([$costs.$H$19]/1000)*[.Q$2])" office:value-type="float" office:value="111946.9748" calcext:value-type="float">
            <text:p>$111,946.97</text:p>
          </table:table-cell>
          <table:table-cell table:style-name="ce11" table:formula="of:=([$costs.$F$19]*[.$B32])+([$costs.$G$19]*[.$B32])+(([$costs.$H$19]/1000)*[.R$2])" office:value-type="float" office:value="1118862.77" calcext:value-type="float">
            <text:p>$1,118,862.77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9]*[.$T32])+([$costs.$G$29]*[.$T32])+(([$costs.$H$29]/1000)*[.U$2])" office:value-type="float" office:value="56.70290537" calcext:value-type="float">
            <text:p>$56.70</text:p>
          </table:table-cell>
          <table:table-cell table:style-name="ce11" table:formula="of:=([$costs.$F$29]*[.$T32])+([$costs.$G$29]*[.$T32])+(([$costs.$H$29]/1000)*[.V$2])" office:value-type="float" office:value="66.94969438" calcext:value-type="float">
            <text:p>$66.95</text:p>
          </table:table-cell>
          <table:table-cell table:style-name="ce11" table:formula="of:=([$costs.$F$29]*[.$T32])+([$costs.$G$29]*[.$T32])+(([$costs.$H$29]/1000)*[.W$2])" office:value-type="float" office:value="169.4175845" calcext:value-type="float">
            <text:p>$169.42</text:p>
          </table:table-cell>
          <table:table-cell table:style-name="ce11" table:formula="of:=([$costs.$F$29]*[.$T32])+([$costs.$G$29]*[.$T32])+(([$costs.$H$29]/1000)*[.X$2])" office:value-type="float" office:value="1194.096485" calcext:value-type="float">
            <text:p>$1,194.10</text:p>
          </table:table-cell>
          <table:table-cell table:style-name="ce11" table:formula="of:=([$costs.$F$29]*[.$T32])+([$costs.$G$29]*[.$T32])+(([$costs.$H$29]/1000)*[.Y$2])" office:value-type="float" office:value="11440.88549" calcext:value-type="float">
            <text:p>$11,440.89</text:p>
          </table:table-cell>
          <table:table-cell table:style-name="ce11" table:formula="of:=([$costs.$F$29]*[.$T32])+([$costs.$G$29]*[.$T32])+(([$costs.$H$29]/1000)*[.Z$2])" office:value-type="float" office:value="113908.7756" calcext:value-type="float">
            <text:p>$113,908.78</text:p>
          </table:table-cell>
          <table:table-cell table:style-name="ce11" table:formula="of:=([$costs.$F$29]*[.$T32])+([$costs.$G$29]*[.$T32])+(([$costs.$H$29]/1000)*[.AA$2])" office:value-type="float" office:value="1138587.676" calcext:value-type="float">
            <text:p>$1,138,587.6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8]*[.$B33])+([$costs.$G$8]*[.$B33])+(([$costs.$H$8]/1000)*[.C$2])" office:value-type="float" office:value="663.6719213" calcext:value-type="float">
            <text:p>$663.67</text:p>
          </table:table-cell>
          <table:table-cell table:style-name="ce11" table:formula="of:=([$costs.$F$8]*[.$B33])+([$costs.$G$8]*[.$B33])+(([$costs.$H$8]/1000)*[.D$2])" office:value-type="float" office:value="678.7255056" calcext:value-type="float">
            <text:p>$678.73</text:p>
          </table:table-cell>
          <table:table-cell table:style-name="ce11" table:formula="of:=([$costs.$F$8]*[.$B33])+([$costs.$G$8]*[.$B33])+(([$costs.$H$8]/1000)*[.E$2])" office:value-type="float" office:value="829.2613488" calcext:value-type="float">
            <text:p>$829.26</text:p>
          </table:table-cell>
          <table:table-cell table:style-name="ce11" table:formula="of:=([$costs.$F$8]*[.$B33])+([$costs.$G$8]*[.$B33])+(([$costs.$H$8]/1000)*[.F$2])" office:value-type="float" office:value="2334.619781" calcext:value-type="float">
            <text:p>$2,334.62</text:p>
          </table:table-cell>
          <table:table-cell table:style-name="ce11" table:formula="of:=([$costs.$F$8]*[.$B33])+([$costs.$G$8]*[.$B33])+(([$costs.$H$8]/1000)*[.G$2])" office:value-type="float" office:value="17388.2041" calcext:value-type="float">
            <text:p>$17,388.20</text:p>
          </table:table-cell>
          <table:table-cell table:style-name="ce11" table:formula="of:=([$costs.$F$8]*[.$B33])+([$costs.$G$8]*[.$B33])+(([$costs.$H$8]/1000)*[.H$2])" office:value-type="float" office:value="167924.0473" calcext:value-type="float">
            <text:p>$167,924.05</text:p>
          </table:table-cell>
          <table:table-cell table:style-name="ce11" table:formula="of:=([$costs.$F$8]*[.$B33])+([$costs.$G$8]*[.$B33])+(([$costs.$H$8]/1000)*[.I$2])" office:value-type="float" office:value="1673282.479" calcext:value-type="float">
            <text:p>$1,673,282.48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9]*[.$B33])+([$costs.$G$19]*[.$B33])+(([$costs.$H$19]/1000)*[.L$2])" office:value-type="float" office:value="675.5386945" calcext:value-type="float">
            <text:p>$675.54</text:p>
          </table:table-cell>
          <table:table-cell table:style-name="ce11" table:formula="of:=([$costs.$F$19]*[.$B33])+([$costs.$G$19]*[.$B33])+(([$costs.$H$19]/1000)*[.M$2])" office:value-type="float" office:value="685.6078525" calcext:value-type="float">
            <text:p>$685.61</text:p>
          </table:table-cell>
          <table:table-cell table:style-name="ce11" table:formula="of:=([$costs.$F$19]*[.$B33])+([$costs.$G$19]*[.$B33])+(([$costs.$H$19]/1000)*[.N$2])" office:value-type="float" office:value="786.299432" calcext:value-type="float">
            <text:p>$786.30</text:p>
          </table:table-cell>
          <table:table-cell table:style-name="ce11" table:formula="of:=([$costs.$F$19]*[.$B33])+([$costs.$G$19]*[.$B33])+(([$costs.$H$19]/1000)*[.O$2])" office:value-type="float" office:value="1793.215227" calcext:value-type="float">
            <text:p>$1,793.22</text:p>
          </table:table-cell>
          <table:table-cell table:style-name="ce11" table:formula="of:=([$costs.$F$19]*[.$B33])+([$costs.$G$19]*[.$B33])+(([$costs.$H$19]/1000)*[.P$2])" office:value-type="float" office:value="11862.37318" calcext:value-type="float">
            <text:p>$11,862.37</text:p>
          </table:table-cell>
          <table:table-cell table:style-name="ce11" table:formula="of:=([$costs.$F$19]*[.$B33])+([$costs.$G$19]*[.$B33])+(([$costs.$H$19]/1000)*[.Q$2])" office:value-type="float" office:value="112553.9527" calcext:value-type="float">
            <text:p>$112,553.95</text:p>
          </table:table-cell>
          <table:table-cell table:style-name="ce11" table:formula="of:=([$costs.$F$19]*[.$B33])+([$costs.$G$19]*[.$B33])+(([$costs.$H$19]/1000)*[.R$2])" office:value-type="float" office:value="1119469.748" calcext:value-type="float">
            <text:p>$1,119,469.75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9]*[.$T33])+([$costs.$G$29]*[.$T33])+(([$costs.$H$29]/1000)*[.U$2])" office:value-type="float" office:value="556.7822647" calcext:value-type="float">
            <text:p>$556.78</text:p>
          </table:table-cell>
          <table:table-cell table:style-name="ce11" table:formula="of:=([$costs.$F$29]*[.$T33])+([$costs.$G$29]*[.$T33])+(([$costs.$H$29]/1000)*[.V$2])" office:value-type="float" office:value="567.0290537" calcext:value-type="float">
            <text:p>$567.03</text:p>
          </table:table-cell>
          <table:table-cell table:style-name="ce11" table:formula="of:=([$costs.$F$29]*[.$T33])+([$costs.$G$29]*[.$T33])+(([$costs.$H$29]/1000)*[.W$2])" office:value-type="float" office:value="669.4969438" calcext:value-type="float">
            <text:p>$669.50</text:p>
          </table:table-cell>
          <table:table-cell table:style-name="ce11" table:formula="of:=([$costs.$F$29]*[.$T33])+([$costs.$G$29]*[.$T33])+(([$costs.$H$29]/1000)*[.X$2])" office:value-type="float" office:value="1694.175845" calcext:value-type="float">
            <text:p>$1,694.18</text:p>
          </table:table-cell>
          <table:table-cell table:style-name="ce11" table:formula="of:=([$costs.$F$29]*[.$T33])+([$costs.$G$29]*[.$T33])+(([$costs.$H$29]/1000)*[.Y$2])" office:value-type="float" office:value="11940.96485" calcext:value-type="float">
            <text:p>$11,940.96</text:p>
          </table:table-cell>
          <table:table-cell table:style-name="ce11" table:formula="of:=([$costs.$F$29]*[.$T33])+([$costs.$G$29]*[.$T33])+(([$costs.$H$29]/1000)*[.Z$2])" office:value-type="float" office:value="114408.8549" calcext:value-type="float">
            <text:p>$114,408.85</text:p>
          </table:table-cell>
          <table:table-cell table:style-name="ce11" table:formula="of:=([$costs.$F$29]*[.$T33])+([$costs.$G$29]*[.$T33])+(([$costs.$H$29]/1000)*[.AA$2])" office:value-type="float" office:value="1139087.756" calcext:value-type="float">
            <text:p>$1,139,087.76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8]*[.$B34])+([$costs.$G$8]*[.$B34])+(([$costs.$H$8]/1000)*[.C$2])" office:value-type="float" office:value="6621.665628" calcext:value-type="float">
            <text:p>$6,621.67</text:p>
          </table:table-cell>
          <table:table-cell table:style-name="ce11" table:formula="of:=([$costs.$F$8]*[.$B34])+([$costs.$G$8]*[.$B34])+(([$costs.$H$8]/1000)*[.D$2])" office:value-type="float" office:value="6636.719213" calcext:value-type="float">
            <text:p>$6,636.72</text:p>
          </table:table-cell>
          <table:table-cell table:style-name="ce11" table:formula="of:=([$costs.$F$8]*[.$B34])+([$costs.$G$8]*[.$B34])+(([$costs.$H$8]/1000)*[.E$2])" office:value-type="float" office:value="6787.255056" calcext:value-type="float">
            <text:p>$6,787.26</text:p>
          </table:table-cell>
          <table:table-cell table:style-name="ce11" table:formula="of:=([$costs.$F$8]*[.$B34])+([$costs.$G$8]*[.$B34])+(([$costs.$H$8]/1000)*[.F$2])" office:value-type="float" office:value="8292.613488" calcext:value-type="float">
            <text:p>$8,292.61</text:p>
          </table:table-cell>
          <table:table-cell table:style-name="ce11" table:formula="of:=([$costs.$F$8]*[.$B34])+([$costs.$G$8]*[.$B34])+(([$costs.$H$8]/1000)*[.G$2])" office:value-type="float" office:value="23346.19781" calcext:value-type="float">
            <text:p>$23,346.20</text:p>
          </table:table-cell>
          <table:table-cell table:style-name="ce11" table:formula="of:=([$costs.$F$8]*[.$B34])+([$costs.$G$8]*[.$B34])+(([$costs.$H$8]/1000)*[.H$2])" office:value-type="float" office:value="173882.041" calcext:value-type="float">
            <text:p>$173,882.04</text:p>
          </table:table-cell>
          <table:table-cell table:style-name="ce11" table:formula="of:=([$costs.$F$8]*[.$B34])+([$costs.$G$8]*[.$B34])+(([$costs.$H$8]/1000)*[.I$2])" office:value-type="float" office:value="1679240.473" calcext:value-type="float">
            <text:p>$1,679,240.4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9]*[.$B34])+([$costs.$G$19]*[.$B34])+(([$costs.$H$19]/1000)*[.L$2])" office:value-type="float" office:value="6745.317788" calcext:value-type="float">
            <text:p>$6,745.32</text:p>
          </table:table-cell>
          <table:table-cell table:style-name="ce11" table:formula="of:=([$costs.$F$19]*[.$B34])+([$costs.$G$19]*[.$B34])+(([$costs.$H$19]/1000)*[.M$2])" office:value-type="float" office:value="6755.386945" calcext:value-type="float">
            <text:p>$6,755.39</text:p>
          </table:table-cell>
          <table:table-cell table:style-name="ce11" table:formula="of:=([$costs.$F$19]*[.$B34])+([$costs.$G$19]*[.$B34])+(([$costs.$H$19]/1000)*[.N$2])" office:value-type="float" office:value="6856.078525" calcext:value-type="float">
            <text:p>$6,856.08</text:p>
          </table:table-cell>
          <table:table-cell table:style-name="ce11" table:formula="of:=([$costs.$F$19]*[.$B34])+([$costs.$G$19]*[.$B34])+(([$costs.$H$19]/1000)*[.O$2])" office:value-type="float" office:value="7862.99432" calcext:value-type="float">
            <text:p>$7,862.99</text:p>
          </table:table-cell>
          <table:table-cell table:style-name="ce11" table:formula="of:=([$costs.$F$19]*[.$B34])+([$costs.$G$19]*[.$B34])+(([$costs.$H$19]/1000)*[.P$2])" office:value-type="float" office:value="17932.15227" calcext:value-type="float">
            <text:p>$17,932.15</text:p>
          </table:table-cell>
          <table:table-cell table:style-name="ce11" table:formula="of:=([$costs.$F$19]*[.$B34])+([$costs.$G$19]*[.$B34])+(([$costs.$H$19]/1000)*[.Q$2])" office:value-type="float" office:value="118623.7318" calcext:value-type="float">
            <text:p>$118,623.73</text:p>
          </table:table-cell>
          <table:table-cell table:style-name="ce11" table:formula="of:=([$costs.$F$19]*[.$B34])+([$costs.$G$19]*[.$B34])+(([$costs.$H$19]/1000)*[.R$2])" office:value-type="float" office:value="1125539.527" calcext:value-type="float">
            <text:p>$1,125,539.5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9]*[.$T34])+([$costs.$G$29]*[.$T34])+(([$costs.$H$29]/1000)*[.U$2])" office:value-type="float" office:value="5557.575858" calcext:value-type="float">
            <text:p>$5,557.58</text:p>
          </table:table-cell>
          <table:table-cell table:style-name="ce11" table:formula="of:=([$costs.$F$29]*[.$T34])+([$costs.$G$29]*[.$T34])+(([$costs.$H$29]/1000)*[.V$2])" office:value-type="float" office:value="5567.822647" calcext:value-type="float">
            <text:p>$5,567.82</text:p>
          </table:table-cell>
          <table:table-cell table:style-name="ce11" table:formula="of:=([$costs.$F$29]*[.$T34])+([$costs.$G$29]*[.$T34])+(([$costs.$H$29]/1000)*[.W$2])" office:value-type="float" office:value="5670.290537" calcext:value-type="float">
            <text:p>$5,670.29</text:p>
          </table:table-cell>
          <table:table-cell table:style-name="ce11" table:formula="of:=([$costs.$F$29]*[.$T34])+([$costs.$G$29]*[.$T34])+(([$costs.$H$29]/1000)*[.X$2])" office:value-type="float" office:value="6694.969438" calcext:value-type="float">
            <text:p>$6,694.97</text:p>
          </table:table-cell>
          <table:table-cell table:style-name="ce11" table:formula="of:=([$costs.$F$29]*[.$T34])+([$costs.$G$29]*[.$T34])+(([$costs.$H$29]/1000)*[.Y$2])" office:value-type="float" office:value="16941.75845" calcext:value-type="float">
            <text:p>$16,941.76</text:p>
          </table:table-cell>
          <table:table-cell table:style-name="ce11" table:formula="of:=([$costs.$F$29]*[.$T34])+([$costs.$G$29]*[.$T34])+(([$costs.$H$29]/1000)*[.Z$2])" office:value-type="float" office:value="119409.6485" calcext:value-type="float">
            <text:p>$119,409.65</text:p>
          </table:table-cell>
          <table:table-cell table:style-name="ce11" table:formula="of:=([$costs.$F$29]*[.$T34])+([$costs.$G$29]*[.$T34])+(([$costs.$H$29]/1000)*[.AA$2])" office:value-type="float" office:value="1144088.549" calcext:value-type="float">
            <text:p>$1,144,088.5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8]*[.$B35])+([$costs.$G$8]*[.$B35])+(([$costs.$H$8]/1000)*[.C$2])" office:value-type="float" office:value="66201.6027" calcext:value-type="float">
            <text:p>$66,201.60</text:p>
          </table:table-cell>
          <table:table-cell table:style-name="ce11" table:formula="of:=([$costs.$F$8]*[.$B35])+([$costs.$G$8]*[.$B35])+(([$costs.$H$8]/1000)*[.D$2])" office:value-type="float" office:value="66216.65628" calcext:value-type="float">
            <text:p>$66,216.66</text:p>
          </table:table-cell>
          <table:table-cell table:style-name="ce11" table:formula="of:=([$costs.$F$8]*[.$B35])+([$costs.$G$8]*[.$B35])+(([$costs.$H$8]/1000)*[.E$2])" office:value-type="float" office:value="66367.19213" calcext:value-type="float">
            <text:p>$66,367.19</text:p>
          </table:table-cell>
          <table:table-cell table:style-name="ce11" table:formula="of:=([$costs.$F$8]*[.$B35])+([$costs.$G$8]*[.$B35])+(([$costs.$H$8]/1000)*[.F$2])" office:value-type="float" office:value="67872.55056" calcext:value-type="float">
            <text:p>$67,872.55</text:p>
          </table:table-cell>
          <table:table-cell table:style-name="ce11" table:formula="of:=([$costs.$F$8]*[.$B35])+([$costs.$G$8]*[.$B35])+(([$costs.$H$8]/1000)*[.G$2])" office:value-type="float" office:value="82926.13488" calcext:value-type="float">
            <text:p>$82,926.13</text:p>
          </table:table-cell>
          <table:table-cell table:style-name="ce11" table:formula="of:=([$costs.$F$8]*[.$B35])+([$costs.$G$8]*[.$B35])+(([$costs.$H$8]/1000)*[.H$2])" office:value-type="float" office:value="233461.9781" calcext:value-type="float">
            <text:p>$233,461.98</text:p>
          </table:table-cell>
          <table:table-cell table:style-name="ce11" table:formula="of:=([$costs.$F$8]*[.$B35])+([$costs.$G$8]*[.$B35])+(([$costs.$H$8]/1000)*[.I$2])" office:value-type="float" office:value="1738820.41" calcext:value-type="float">
            <text:p>$1,738,820.41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9]*[.$B35])+([$costs.$G$19]*[.$B35])+(([$costs.$H$19]/1000)*[.L$2])" office:value-type="float" office:value="67443.10872" calcext:value-type="float">
            <text:p>$67,443.11</text:p>
          </table:table-cell>
          <table:table-cell table:style-name="ce11" table:formula="of:=([$costs.$F$19]*[.$B35])+([$costs.$G$19]*[.$B35])+(([$costs.$H$19]/1000)*[.M$2])" office:value-type="float" office:value="67453.17788" calcext:value-type="float">
            <text:p>$67,453.18</text:p>
          </table:table-cell>
          <table:table-cell table:style-name="ce11" table:formula="of:=([$costs.$F$19]*[.$B35])+([$costs.$G$19]*[.$B35])+(([$costs.$H$19]/1000)*[.N$2])" office:value-type="float" office:value="67553.86945" calcext:value-type="float">
            <text:p>$67,553.87</text:p>
          </table:table-cell>
          <table:table-cell table:style-name="ce11" table:formula="of:=([$costs.$F$19]*[.$B35])+([$costs.$G$19]*[.$B35])+(([$costs.$H$19]/1000)*[.O$2])" office:value-type="float" office:value="68560.78525" calcext:value-type="float">
            <text:p>$68,560.79</text:p>
          </table:table-cell>
          <table:table-cell table:style-name="ce11" table:formula="of:=([$costs.$F$19]*[.$B35])+([$costs.$G$19]*[.$B35])+(([$costs.$H$19]/1000)*[.P$2])" office:value-type="float" office:value="78629.9432" calcext:value-type="float">
            <text:p>$78,629.94</text:p>
          </table:table-cell>
          <table:table-cell table:style-name="ce11" table:formula="of:=([$costs.$F$19]*[.$B35])+([$costs.$G$19]*[.$B35])+(([$costs.$H$19]/1000)*[.Q$2])" office:value-type="float" office:value="179321.5227" calcext:value-type="float">
            <text:p>$179,321.52</text:p>
          </table:table-cell>
          <table:table-cell table:style-name="ce11" table:formula="of:=([$costs.$F$19]*[.$B35])+([$costs.$G$19]*[.$B35])+(([$costs.$H$19]/1000)*[.R$2])" office:value-type="float" office:value="1186237.318" calcext:value-type="float">
            <text:p>$1,186,237.32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9]*[.$T35])+([$costs.$G$29]*[.$T35])+(([$costs.$H$29]/1000)*[.U$2])" office:value-type="float" office:value="55565.51179" calcext:value-type="float">
            <text:p>$55,565.51</text:p>
          </table:table-cell>
          <table:table-cell table:style-name="ce11" table:formula="of:=([$costs.$F$29]*[.$T35])+([$costs.$G$29]*[.$T35])+(([$costs.$H$29]/1000)*[.V$2])" office:value-type="float" office:value="55575.75858" calcext:value-type="float">
            <text:p>$55,575.76</text:p>
          </table:table-cell>
          <table:table-cell table:style-name="ce11" table:formula="of:=([$costs.$F$29]*[.$T35])+([$costs.$G$29]*[.$T35])+(([$costs.$H$29]/1000)*[.W$2])" office:value-type="float" office:value="55678.22647" calcext:value-type="float">
            <text:p>$55,678.23</text:p>
          </table:table-cell>
          <table:table-cell table:style-name="ce11" table:formula="of:=([$costs.$F$29]*[.$T35])+([$costs.$G$29]*[.$T35])+(([$costs.$H$29]/1000)*[.X$2])" office:value-type="float" office:value="56702.90537" calcext:value-type="float">
            <text:p>$56,702.91</text:p>
          </table:table-cell>
          <table:table-cell table:style-name="ce11" table:formula="of:=([$costs.$F$29]*[.$T35])+([$costs.$G$29]*[.$T35])+(([$costs.$H$29]/1000)*[.Y$2])" office:value-type="float" office:value="66949.69438" calcext:value-type="float">
            <text:p>$66,949.69</text:p>
          </table:table-cell>
          <table:table-cell table:style-name="ce11" table:formula="of:=([$costs.$F$29]*[.$T35])+([$costs.$G$29]*[.$T35])+(([$costs.$H$29]/1000)*[.Z$2])" office:value-type="float" office:value="169417.5845" calcext:value-type="float">
            <text:p>$169,417.58</text:p>
          </table:table-cell>
          <table:table-cell table:style-name="ce11" table:formula="of:=([$costs.$F$29]*[.$T35])+([$costs.$G$29]*[.$T35])+(([$costs.$H$29]/1000)*[.AA$2])" office:value-type="float" office:value="1194096.485" calcext:value-type="float">
            <text:p>$1,194,096.49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8]*[.$B36])+([$costs.$G$8]*[.$B36])+(([$costs.$H$8]/1000)*[.C$2])" office:value-type="float" office:value="662000.9734" calcext:value-type="float">
            <text:p>$662,000.97</text:p>
          </table:table-cell>
          <table:table-cell table:style-name="ce11" table:formula="of:=([$costs.$F$8]*[.$B36])+([$costs.$G$8]*[.$B36])+(([$costs.$H$8]/1000)*[.D$2])" office:value-type="float" office:value="662016.027" calcext:value-type="float">
            <text:p>$662,016.03</text:p>
          </table:table-cell>
          <table:table-cell table:style-name="ce11" table:formula="of:=([$costs.$F$8]*[.$B36])+([$costs.$G$8]*[.$B36])+(([$costs.$H$8]/1000)*[.E$2])" office:value-type="float" office:value="662166.5628" calcext:value-type="float">
            <text:p>$662,166.56</text:p>
          </table:table-cell>
          <table:table-cell table:style-name="ce11" table:formula="of:=([$costs.$F$8]*[.$B36])+([$costs.$G$8]*[.$B36])+(([$costs.$H$8]/1000)*[.F$2])" office:value-type="float" office:value="663671.9213" calcext:value-type="float">
            <text:p>$663,671.92</text:p>
          </table:table-cell>
          <table:table-cell table:style-name="ce11" table:formula="of:=([$costs.$F$8]*[.$B36])+([$costs.$G$8]*[.$B36])+(([$costs.$H$8]/1000)*[.G$2])" office:value-type="float" office:value="678725.5056" calcext:value-type="float">
            <text:p>$678,725.51</text:p>
          </table:table-cell>
          <table:table-cell table:style-name="ce11" table:formula="of:=([$costs.$F$8]*[.$B36])+([$costs.$G$8]*[.$B36])+(([$costs.$H$8]/1000)*[.H$2])" office:value-type="float" office:value="829261.3488" calcext:value-type="float">
            <text:p>$829,261.35</text:p>
          </table:table-cell>
          <table:table-cell table:style-name="ce11" table:formula="of:=([$costs.$F$8]*[.$B36])+([$costs.$G$8]*[.$B36])+(([$costs.$H$8]/1000)*[.I$2])" office:value-type="float" office:value="2334619.781" calcext:value-type="float">
            <text:p>$2,334,619.78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9]*[.$B36])+([$costs.$G$19]*[.$B36])+(([$costs.$H$19]/1000)*[.L$2])" office:value-type="float" office:value="674421.018" calcext:value-type="float">
            <text:p>$674,421.02</text:p>
          </table:table-cell>
          <table:table-cell table:style-name="ce11" table:formula="of:=([$costs.$F$19]*[.$B36])+([$costs.$G$19]*[.$B36])+(([$costs.$H$19]/1000)*[.M$2])" office:value-type="float" office:value="674431.0872" calcext:value-type="float">
            <text:p>$674,431.09</text:p>
          </table:table-cell>
          <table:table-cell table:style-name="ce11" table:formula="of:=([$costs.$F$19]*[.$B36])+([$costs.$G$19]*[.$B36])+(([$costs.$H$19]/1000)*[.N$2])" office:value-type="float" office:value="674531.7788" calcext:value-type="float">
            <text:p>$674,531.78</text:p>
          </table:table-cell>
          <table:table-cell table:style-name="ce11" table:formula="of:=([$costs.$F$19]*[.$B36])+([$costs.$G$19]*[.$B36])+(([$costs.$H$19]/1000)*[.O$2])" office:value-type="float" office:value="675538.6945" calcext:value-type="float">
            <text:p>$675,538.69</text:p>
          </table:table-cell>
          <table:table-cell table:style-name="ce11" table:formula="of:=([$costs.$F$19]*[.$B36])+([$costs.$G$19]*[.$B36])+(([$costs.$H$19]/1000)*[.P$2])" office:value-type="float" office:value="685607.8525" calcext:value-type="float">
            <text:p>$685,607.85</text:p>
          </table:table-cell>
          <table:table-cell table:style-name="ce11" table:formula="of:=([$costs.$F$19]*[.$B36])+([$costs.$G$19]*[.$B36])+(([$costs.$H$19]/1000)*[.Q$2])" office:value-type="float" office:value="786299.432" calcext:value-type="float">
            <text:p>$786,299.43</text:p>
          </table:table-cell>
          <table:table-cell table:style-name="ce11" table:formula="of:=([$costs.$F$19]*[.$B36])+([$costs.$G$19]*[.$B36])+(([$costs.$H$19]/1000)*[.R$2])" office:value-type="float" office:value="1793215.227" calcext:value-type="float">
            <text:p>$1,793,215.23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9]*[.$T36])+([$costs.$G$29]*[.$T36])+(([$costs.$H$29]/1000)*[.U$2])" office:value-type="float" office:value="555644.8711" calcext:value-type="float">
            <text:p>$555,644.87</text:p>
          </table:table-cell>
          <table:table-cell table:style-name="ce11" table:formula="of:=([$costs.$F$29]*[.$T36])+([$costs.$G$29]*[.$T36])+(([$costs.$H$29]/1000)*[.V$2])" office:value-type="float" office:value="555655.1179" calcext:value-type="float">
            <text:p>$555,655.12</text:p>
          </table:table-cell>
          <table:table-cell table:style-name="ce11" table:formula="of:=([$costs.$F$29]*[.$T36])+([$costs.$G$29]*[.$T36])+(([$costs.$H$29]/1000)*[.W$2])" office:value-type="float" office:value="555757.5858" calcext:value-type="float">
            <text:p>$555,757.59</text:p>
          </table:table-cell>
          <table:table-cell table:style-name="ce11" table:formula="of:=([$costs.$F$29]*[.$T36])+([$costs.$G$29]*[.$T36])+(([$costs.$H$29]/1000)*[.X$2])" office:value-type="float" office:value="556782.2647" calcext:value-type="float">
            <text:p>$556,782.26</text:p>
          </table:table-cell>
          <table:table-cell table:style-name="ce11" table:formula="of:=([$costs.$F$29]*[.$T36])+([$costs.$G$29]*[.$T36])+(([$costs.$H$29]/1000)*[.Y$2])" office:value-type="float" office:value="567029.0537" calcext:value-type="float">
            <text:p>$567,029.05</text:p>
          </table:table-cell>
          <table:table-cell table:style-name="ce11" table:formula="of:=([$costs.$F$29]*[.$T36])+([$costs.$G$29]*[.$T36])+(([$costs.$H$29]/1000)*[.Z$2])" office:value-type="float" office:value="669496.9438" calcext:value-type="float">
            <text:p>$669,496.94</text:p>
          </table:table-cell>
          <table:table-cell table:style-name="ce11" table:formula="of:=([$costs.$F$29]*[.$T36])+([$costs.$G$29]*[.$T36])+(([$costs.$H$29]/1000)*[.AA$2])" office:value-type="float" office:value="1694175.845" calcext:value-type="float">
            <text:p>$1,694,175.8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9]" office:value-type="string" office:string-value="x264 fast" calcext:value-type="string">
            <text:p>x264 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0]" office:value-type="string" office:string-value="x265 fast" calcext:value-type="string">
            <text:p>x265 fas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30]" office:value-type="string" office:string-value="SVT-AV1 p06" calcext:value-type="string">
            <text:p>SVT-AV1 p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9]*[.$B39])+([$costs.$G$9]*[.$B39])+(([$costs.$H$9]/1000)*[.C$2])" office:value-type="float" office:value="2.294834191" calcext:value-type="float">
            <text:p>$2.29</text:p>
          </table:table-cell>
          <table:table-cell table:style-name="ce11" table:formula="of:=([$costs.$F$9]*[.$B39])+([$costs.$G$9]*[.$B39])+(([$costs.$H$9]/1000)*[.D$2])" office:value-type="float" office:value="16.87247806" calcext:value-type="float">
            <text:p>$16.87</text:p>
          </table:table-cell>
          <table:table-cell table:style-name="ce11" table:formula="of:=([$costs.$F$9]*[.$B39])+([$costs.$G$9]*[.$B39])+(([$costs.$H$9]/1000)*[.E$2])" office:value-type="float" office:value="162.6489168" calcext:value-type="float">
            <text:p>$162.65</text:p>
          </table:table-cell>
          <table:table-cell table:style-name="ce11" table:formula="of:=([$costs.$F$9]*[.$B39])+([$costs.$G$9]*[.$B39])+(([$costs.$H$9]/1000)*[.F$2])" office:value-type="float" office:value="1620.413304" calcext:value-type="float">
            <text:p>$1,620.41</text:p>
          </table:table-cell>
          <table:table-cell table:style-name="ce11" table:formula="of:=([$costs.$F$9]*[.$B39])+([$costs.$G$9]*[.$B39])+(([$costs.$H$9]/1000)*[.G$2])" office:value-type="float" office:value="16198.05718" calcext:value-type="float">
            <text:p>$16,198.06</text:p>
          </table:table-cell>
          <table:table-cell table:style-name="ce11" table:formula="of:=([$costs.$F$9]*[.$B39])+([$costs.$G$9]*[.$B39])+(([$costs.$H$9]/1000)*[.H$2])" office:value-type="float" office:value="161974.4959" calcext:value-type="float">
            <text:p>$161,974.50</text:p>
          </table:table-cell>
          <table:table-cell table:style-name="ce11" table:formula="of:=([$costs.$F$9]*[.$B39])+([$costs.$G$9]*[.$B39])+(([$costs.$H$9]/1000)*[.I$2])" office:value-type="float" office:value="1619738.883" calcext:value-type="float">
            <text:p>$1,619,738.8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0]*[.$B39])+([$costs.$G$20]*[.$B39])+(([$costs.$H$20]/1000)*[.L$2])" office:value-type="float" office:value="1.791903217" calcext:value-type="float">
            <text:p>$1.79</text:p>
          </table:table-cell>
          <table:table-cell table:style-name="ce11" table:formula="of:=([$costs.$F$20]*[.$B39])+([$costs.$G$20]*[.$B39])+(([$costs.$H$20]/1000)*[.M$2])" office:value-type="float" office:value="11.55458957" calcext:value-type="float">
            <text:p>$11.55</text:p>
          </table:table-cell>
          <table:table-cell table:style-name="ce11" table:formula="of:=([$costs.$F$20]*[.$B39])+([$costs.$G$20]*[.$B39])+(([$costs.$H$20]/1000)*[.N$2])" office:value-type="float" office:value="109.1814531" calcext:value-type="float">
            <text:p>$109.18</text:p>
          </table:table-cell>
          <table:table-cell table:style-name="ce11" table:formula="of:=([$costs.$F$20]*[.$B39])+([$costs.$G$20]*[.$B39])+(([$costs.$H$20]/1000)*[.O$2])" office:value-type="float" office:value="1085.450088" calcext:value-type="float">
            <text:p>$1,085.45</text:p>
          </table:table-cell>
          <table:table-cell table:style-name="ce11" table:formula="of:=([$costs.$F$20]*[.$B39])+([$costs.$G$20]*[.$B39])+(([$costs.$H$20]/1000)*[.P$2])" office:value-type="float" office:value="10848.13644" calcext:value-type="float">
            <text:p>$10,848.14</text:p>
          </table:table-cell>
          <table:table-cell table:style-name="ce11" table:formula="of:=([$costs.$F$20]*[.$B39])+([$costs.$G$20]*[.$B39])+(([$costs.$H$20]/1000)*[.Q$2])" office:value-type="float" office:value="108475" calcext:value-type="float">
            <text:p>$108,475.00</text:p>
          </table:table-cell>
          <table:table-cell table:style-name="ce11" table:formula="of:=([$costs.$F$20]*[.$B39])+([$costs.$G$20]*[.$B39])+(([$costs.$H$20]/1000)*[.R$2])" office:value-type="float" office:value="1084743.635" calcext:value-type="float">
            <text:p>$1,084,743.6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30]*[.$T39])+([$costs.$G$30]*[.$T39])+(([$costs.$H$30]/1000)*[.U$2])" office:value-type="float" office:value="1.637194666" calcext:value-type="float">
            <text:p>$1.64</text:p>
          </table:table-cell>
          <table:table-cell table:style-name="ce11" table:formula="of:=([$costs.$F$30]*[.$T39])+([$costs.$G$30]*[.$T39])+(([$costs.$H$30]/1000)*[.V$2])" office:value-type="float" office:value="11.25625441" calcext:value-type="float">
            <text:p>$11.26</text:p>
          </table:table-cell>
          <table:table-cell table:style-name="ce11" table:formula="of:=([$costs.$F$30]*[.$T39])+([$costs.$G$30]*[.$T39])+(([$costs.$H$30]/1000)*[.W$2])" office:value-type="float" office:value="107.4468518" calcext:value-type="float">
            <text:p>$107.45</text:p>
          </table:table-cell>
          <table:table-cell table:style-name="ce11" table:formula="of:=([$costs.$F$30]*[.$T39])+([$costs.$G$30]*[.$T39])+(([$costs.$H$30]/1000)*[.X$2])" office:value-type="float" office:value="1069.352826" calcext:value-type="float">
            <text:p>$1,069.35</text:p>
          </table:table-cell>
          <table:table-cell table:style-name="ce11" table:formula="of:=([$costs.$F$30]*[.$T39])+([$costs.$G$30]*[.$T39])+(([$costs.$H$30]/1000)*[.Y$2])" office:value-type="float" office:value="10688.41257" calcext:value-type="float">
            <text:p>$10,688.41</text:p>
          </table:table-cell>
          <table:table-cell table:style-name="ce11" table:formula="of:=([$costs.$F$30]*[.$T39])+([$costs.$G$30]*[.$T39])+(([$costs.$H$30]/1000)*[.Z$2])" office:value-type="float" office:value="106879.01" calcext:value-type="float">
            <text:p>$106,879.01</text:p>
          </table:table-cell>
          <table:table-cell table:style-name="ce11" table:formula="of:=([$costs.$F$30]*[.$T39])+([$costs.$G$30]*[.$T39])+(([$costs.$H$30]/1000)*[.AA$2])" office:value-type="float" office:value="1068784.984" calcext:value-type="float">
            <text:p>$1,068,784.9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9]*[.$B40])+([$costs.$G$9]*[.$B40])+(([$costs.$H$9]/1000)*[.C$2])" office:value-type="float" office:value="8.37069804" calcext:value-type="float">
            <text:p>$8.37</text:p>
          </table:table-cell>
          <table:table-cell table:style-name="ce11" table:formula="of:=([$costs.$F$9]*[.$B40])+([$costs.$G$9]*[.$B40])+(([$costs.$H$9]/1000)*[.D$2])" office:value-type="float" office:value="22.94834191" calcext:value-type="float">
            <text:p>$22.95</text:p>
          </table:table-cell>
          <table:table-cell table:style-name="ce11" table:formula="of:=([$costs.$F$9]*[.$B40])+([$costs.$G$9]*[.$B40])+(([$costs.$H$9]/1000)*[.E$2])" office:value-type="float" office:value="168.7247806" calcext:value-type="float">
            <text:p>$168.72</text:p>
          </table:table-cell>
          <table:table-cell table:style-name="ce11" table:formula="of:=([$costs.$F$9]*[.$B40])+([$costs.$G$9]*[.$B40])+(([$costs.$H$9]/1000)*[.F$2])" office:value-type="float" office:value="1626.489168" calcext:value-type="float">
            <text:p>$1,626.49</text:p>
          </table:table-cell>
          <table:table-cell table:style-name="ce11" table:formula="of:=([$costs.$F$9]*[.$B40])+([$costs.$G$9]*[.$B40])+(([$costs.$H$9]/1000)*[.G$2])" office:value-type="float" office:value="16204.13304" calcext:value-type="float">
            <text:p>$16,204.13</text:p>
          </table:table-cell>
          <table:table-cell table:style-name="ce11" table:formula="of:=([$costs.$F$9]*[.$B40])+([$costs.$G$9]*[.$B40])+(([$costs.$H$9]/1000)*[.H$2])" office:value-type="float" office:value="161980.5718" calcext:value-type="float">
            <text:p>$161,980.57</text:p>
          </table:table-cell>
          <table:table-cell table:style-name="ce11" table:formula="of:=([$costs.$F$9]*[.$B40])+([$costs.$G$9]*[.$B40])+(([$costs.$H$9]/1000)*[.I$2])" office:value-type="float" office:value="1619744.959" calcext:value-type="float">
            <text:p>$1,619,744.96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0]*[.$B40])+([$costs.$G$20]*[.$B40])+(([$costs.$H$20]/1000)*[.L$2])" office:value-type="float" office:value="8.156345817" calcext:value-type="float">
            <text:p>$8.16</text:p>
          </table:table-cell>
          <table:table-cell table:style-name="ce11" table:formula="of:=([$costs.$F$20]*[.$B40])+([$costs.$G$20]*[.$B40])+(([$costs.$H$20]/1000)*[.M$2])" office:value-type="float" office:value="17.91903217" calcext:value-type="float">
            <text:p>$17.92</text:p>
          </table:table-cell>
          <table:table-cell table:style-name="ce11" table:formula="of:=([$costs.$F$20]*[.$B40])+([$costs.$G$20]*[.$B40])+(([$costs.$H$20]/1000)*[.N$2])" office:value-type="float" office:value="115.5458957" calcext:value-type="float">
            <text:p>$115.55</text:p>
          </table:table-cell>
          <table:table-cell table:style-name="ce11" table:formula="of:=([$costs.$F$20]*[.$B40])+([$costs.$G$20]*[.$B40])+(([$costs.$H$20]/1000)*[.O$2])" office:value-type="float" office:value="1091.814531" calcext:value-type="float">
            <text:p>$1,091.81</text:p>
          </table:table-cell>
          <table:table-cell table:style-name="ce11" table:formula="of:=([$costs.$F$20]*[.$B40])+([$costs.$G$20]*[.$B40])+(([$costs.$H$20]/1000)*[.P$2])" office:value-type="float" office:value="10854.50088" calcext:value-type="float">
            <text:p>$10,854.50</text:p>
          </table:table-cell>
          <table:table-cell table:style-name="ce11" table:formula="of:=([$costs.$F$20]*[.$B40])+([$costs.$G$20]*[.$B40])+(([$costs.$H$20]/1000)*[.Q$2])" office:value-type="float" office:value="108481.3644" calcext:value-type="float">
            <text:p>$108,481.36</text:p>
          </table:table-cell>
          <table:table-cell table:style-name="ce11" table:formula="of:=([$costs.$F$20]*[.$B40])+([$costs.$G$20]*[.$B40])+(([$costs.$H$20]/1000)*[.R$2])" office:value-type="float" office:value="1084750" calcext:value-type="float">
            <text:p>$1,084,750.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30]*[.$T40])+([$costs.$G$30]*[.$T40])+(([$costs.$H$30]/1000)*[.U$2])" office:value-type="float" office:value="6.752886912" calcext:value-type="float">
            <text:p>$6.75</text:p>
          </table:table-cell>
          <table:table-cell table:style-name="ce11" table:formula="of:=([$costs.$F$30]*[.$T40])+([$costs.$G$30]*[.$T40])+(([$costs.$H$30]/1000)*[.V$2])" office:value-type="float" office:value="16.37194666" calcext:value-type="float">
            <text:p>$16.37</text:p>
          </table:table-cell>
          <table:table-cell table:style-name="ce11" table:formula="of:=([$costs.$F$30]*[.$T40])+([$costs.$G$30]*[.$T40])+(([$costs.$H$30]/1000)*[.W$2])" office:value-type="float" office:value="112.5625441" calcext:value-type="float">
            <text:p>$112.56</text:p>
          </table:table-cell>
          <table:table-cell table:style-name="ce11" table:formula="of:=([$costs.$F$30]*[.$T40])+([$costs.$G$30]*[.$T40])+(([$costs.$H$30]/1000)*[.X$2])" office:value-type="float" office:value="1074.468518" calcext:value-type="float">
            <text:p>$1,074.47</text:p>
          </table:table-cell>
          <table:table-cell table:style-name="ce11" table:formula="of:=([$costs.$F$30]*[.$T40])+([$costs.$G$30]*[.$T40])+(([$costs.$H$30]/1000)*[.Y$2])" office:value-type="float" office:value="10693.52826" calcext:value-type="float">
            <text:p>$10,693.53</text:p>
          </table:table-cell>
          <table:table-cell table:style-name="ce11" table:formula="of:=([$costs.$F$30]*[.$T40])+([$costs.$G$30]*[.$T40])+(([$costs.$H$30]/1000)*[.Z$2])" office:value-type="float" office:value="106884.1257" calcext:value-type="float">
            <text:p>$106,884.13</text:p>
          </table:table-cell>
          <table:table-cell table:style-name="ce11" table:formula="of:=([$costs.$F$30]*[.$T40])+([$costs.$G$30]*[.$T40])+(([$costs.$H$30]/1000)*[.AA$2])" office:value-type="float" office:value="1068790.1" calcext:value-type="float">
            <text:p>$1,068,790.1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9]*[.$B41])+([$costs.$G$9]*[.$B41])+(([$costs.$H$9]/1000)*[.C$2])" office:value-type="float" office:value="69.12933653" calcext:value-type="float">
            <text:p>$69.13</text:p>
          </table:table-cell>
          <table:table-cell table:style-name="ce11" table:formula="of:=([$costs.$F$9]*[.$B41])+([$costs.$G$9]*[.$B41])+(([$costs.$H$9]/1000)*[.D$2])" office:value-type="float" office:value="83.7069804" calcext:value-type="float">
            <text:p>$83.71</text:p>
          </table:table-cell>
          <table:table-cell table:style-name="ce11" table:formula="of:=([$costs.$F$9]*[.$B41])+([$costs.$G$9]*[.$B41])+(([$costs.$H$9]/1000)*[.E$2])" office:value-type="float" office:value="229.4834191" calcext:value-type="float">
            <text:p>$229.48</text:p>
          </table:table-cell>
          <table:table-cell table:style-name="ce11" table:formula="of:=([$costs.$F$9]*[.$B41])+([$costs.$G$9]*[.$B41])+(([$costs.$H$9]/1000)*[.F$2])" office:value-type="float" office:value="1687.247806" calcext:value-type="float">
            <text:p>$1,687.25</text:p>
          </table:table-cell>
          <table:table-cell table:style-name="ce11" table:formula="of:=([$costs.$F$9]*[.$B41])+([$costs.$G$9]*[.$B41])+(([$costs.$H$9]/1000)*[.G$2])" office:value-type="float" office:value="16264.89168" calcext:value-type="float">
            <text:p>$16,264.89</text:p>
          </table:table-cell>
          <table:table-cell table:style-name="ce11" table:formula="of:=([$costs.$F$9]*[.$B41])+([$costs.$G$9]*[.$B41])+(([$costs.$H$9]/1000)*[.H$2])" office:value-type="float" office:value="162041.3304" calcext:value-type="float">
            <text:p>$162,041.33</text:p>
          </table:table-cell>
          <table:table-cell table:style-name="ce11" table:formula="of:=([$costs.$F$9]*[.$B41])+([$costs.$G$9]*[.$B41])+(([$costs.$H$9]/1000)*[.I$2])" office:value-type="float" office:value="1619805.718" calcext:value-type="float">
            <text:p>$1,619,805.72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0]*[.$B41])+([$costs.$G$20]*[.$B41])+(([$costs.$H$20]/1000)*[.L$2])" office:value-type="float" office:value="71.80077181" calcext:value-type="float">
            <text:p>$71.80</text:p>
          </table:table-cell>
          <table:table-cell table:style-name="ce11" table:formula="of:=([$costs.$F$20]*[.$B41])+([$costs.$G$20]*[.$B41])+(([$costs.$H$20]/1000)*[.M$2])" office:value-type="float" office:value="81.56345817" calcext:value-type="float">
            <text:p>$81.56</text:p>
          </table:table-cell>
          <table:table-cell table:style-name="ce11" table:formula="of:=([$costs.$F$20]*[.$B41])+([$costs.$G$20]*[.$B41])+(([$costs.$H$20]/1000)*[.N$2])" office:value-type="float" office:value="179.1903217" calcext:value-type="float">
            <text:p>$179.19</text:p>
          </table:table-cell>
          <table:table-cell table:style-name="ce11" table:formula="of:=([$costs.$F$20]*[.$B41])+([$costs.$G$20]*[.$B41])+(([$costs.$H$20]/1000)*[.O$2])" office:value-type="float" office:value="1155.458957" calcext:value-type="float">
            <text:p>$1,155.46</text:p>
          </table:table-cell>
          <table:table-cell table:style-name="ce11" table:formula="of:=([$costs.$F$20]*[.$B41])+([$costs.$G$20]*[.$B41])+(([$costs.$H$20]/1000)*[.P$2])" office:value-type="float" office:value="10918.14531" calcext:value-type="float">
            <text:p>$10,918.15</text:p>
          </table:table-cell>
          <table:table-cell table:style-name="ce11" table:formula="of:=([$costs.$F$20]*[.$B41])+([$costs.$G$20]*[.$B41])+(([$costs.$H$20]/1000)*[.Q$2])" office:value-type="float" office:value="108545.0088" calcext:value-type="float">
            <text:p>$108,545.01</text:p>
          </table:table-cell>
          <table:table-cell table:style-name="ce11" table:formula="of:=([$costs.$F$20]*[.$B41])+([$costs.$G$20]*[.$B41])+(([$costs.$H$20]/1000)*[.R$2])" office:value-type="float" office:value="1084813.644" calcext:value-type="float">
            <text:p>$1,084,813.6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30]*[.$T41])+([$costs.$G$30]*[.$T41])+(([$costs.$H$30]/1000)*[.U$2])" office:value-type="float" office:value="57.90980938" calcext:value-type="float">
            <text:p>$57.91</text:p>
          </table:table-cell>
          <table:table-cell table:style-name="ce11" table:formula="of:=([$costs.$F$30]*[.$T41])+([$costs.$G$30]*[.$T41])+(([$costs.$H$30]/1000)*[.V$2])" office:value-type="float" office:value="67.52886912" calcext:value-type="float">
            <text:p>$67.53</text:p>
          </table:table-cell>
          <table:table-cell table:style-name="ce11" table:formula="of:=([$costs.$F$30]*[.$T41])+([$costs.$G$30]*[.$T41])+(([$costs.$H$30]/1000)*[.W$2])" office:value-type="float" office:value="163.7194666" calcext:value-type="float">
            <text:p>$163.72</text:p>
          </table:table-cell>
          <table:table-cell table:style-name="ce11" table:formula="of:=([$costs.$F$30]*[.$T41])+([$costs.$G$30]*[.$T41])+(([$costs.$H$30]/1000)*[.X$2])" office:value-type="float" office:value="1125.625441" calcext:value-type="float">
            <text:p>$1,125.63</text:p>
          </table:table-cell>
          <table:table-cell table:style-name="ce11" table:formula="of:=([$costs.$F$30]*[.$T41])+([$costs.$G$30]*[.$T41])+(([$costs.$H$30]/1000)*[.Y$2])" office:value-type="float" office:value="10744.68518" calcext:value-type="float">
            <text:p>$10,744.69</text:p>
          </table:table-cell>
          <table:table-cell table:style-name="ce11" table:formula="of:=([$costs.$F$30]*[.$T41])+([$costs.$G$30]*[.$T41])+(([$costs.$H$30]/1000)*[.Z$2])" office:value-type="float" office:value="106935.2826" calcext:value-type="float">
            <text:p>$106,935.28</text:p>
          </table:table-cell>
          <table:table-cell table:style-name="ce11" table:formula="of:=([$costs.$F$30]*[.$T41])+([$costs.$G$30]*[.$T41])+(([$costs.$H$30]/1000)*[.AA$2])" office:value-type="float" office:value="1068841.257" calcext:value-type="float">
            <text:p>$1,068,841.26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9]*[.$B42])+([$costs.$G$9]*[.$B42])+(([$costs.$H$9]/1000)*[.C$2])" office:value-type="float" office:value="676.7157214" calcext:value-type="float">
            <text:p>$676.72</text:p>
          </table:table-cell>
          <table:table-cell table:style-name="ce11" table:formula="of:=([$costs.$F$9]*[.$B42])+([$costs.$G$9]*[.$B42])+(([$costs.$H$9]/1000)*[.D$2])" office:value-type="float" office:value="691.2933653" calcext:value-type="float">
            <text:p>$691.29</text:p>
          </table:table-cell>
          <table:table-cell table:style-name="ce11" table:formula="of:=([$costs.$F$9]*[.$B42])+([$costs.$G$9]*[.$B42])+(([$costs.$H$9]/1000)*[.E$2])" office:value-type="float" office:value="837.069804" calcext:value-type="float">
            <text:p>$837.07</text:p>
          </table:table-cell>
          <table:table-cell table:style-name="ce11" table:formula="of:=([$costs.$F$9]*[.$B42])+([$costs.$G$9]*[.$B42])+(([$costs.$H$9]/1000)*[.F$2])" office:value-type="float" office:value="2294.834191" calcext:value-type="float">
            <text:p>$2,294.83</text:p>
          </table:table-cell>
          <table:table-cell table:style-name="ce11" table:formula="of:=([$costs.$F$9]*[.$B42])+([$costs.$G$9]*[.$B42])+(([$costs.$H$9]/1000)*[.G$2])" office:value-type="float" office:value="16872.47806" calcext:value-type="float">
            <text:p>$16,872.48</text:p>
          </table:table-cell>
          <table:table-cell table:style-name="ce11" table:formula="of:=([$costs.$F$9]*[.$B42])+([$costs.$G$9]*[.$B42])+(([$costs.$H$9]/1000)*[.H$2])" office:value-type="float" office:value="162648.9168" calcext:value-type="float">
            <text:p>$162,648.92</text:p>
          </table:table-cell>
          <table:table-cell table:style-name="ce11" table:formula="of:=([$costs.$F$9]*[.$B42])+([$costs.$G$9]*[.$B42])+(([$costs.$H$9]/1000)*[.I$2])" office:value-type="float" office:value="1620413.304" calcext:value-type="float">
            <text:p>$1,620,413.3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0]*[.$B42])+([$costs.$G$20]*[.$B42])+(([$costs.$H$20]/1000)*[.L$2])" office:value-type="float" office:value="708.2450318" calcext:value-type="float">
            <text:p>$708.25</text:p>
          </table:table-cell>
          <table:table-cell table:style-name="ce11" table:formula="of:=([$costs.$F$20]*[.$B42])+([$costs.$G$20]*[.$B42])+(([$costs.$H$20]/1000)*[.M$2])" office:value-type="float" office:value="718.0077181" calcext:value-type="float">
            <text:p>$718.01</text:p>
          </table:table-cell>
          <table:table-cell table:style-name="ce11" table:formula="of:=([$costs.$F$20]*[.$B42])+([$costs.$G$20]*[.$B42])+(([$costs.$H$20]/1000)*[.N$2])" office:value-type="float" office:value="815.6345817" calcext:value-type="float">
            <text:p>$815.63</text:p>
          </table:table-cell>
          <table:table-cell table:style-name="ce11" table:formula="of:=([$costs.$F$20]*[.$B42])+([$costs.$G$20]*[.$B42])+(([$costs.$H$20]/1000)*[.O$2])" office:value-type="float" office:value="1791.903217" calcext:value-type="float">
            <text:p>$1,791.90</text:p>
          </table:table-cell>
          <table:table-cell table:style-name="ce11" table:formula="of:=([$costs.$F$20]*[.$B42])+([$costs.$G$20]*[.$B42])+(([$costs.$H$20]/1000)*[.P$2])" office:value-type="float" office:value="11554.58957" calcext:value-type="float">
            <text:p>$11,554.59</text:p>
          </table:table-cell>
          <table:table-cell table:style-name="ce11" table:formula="of:=([$costs.$F$20]*[.$B42])+([$costs.$G$20]*[.$B42])+(([$costs.$H$20]/1000)*[.Q$2])" office:value-type="float" office:value="109181.4531" calcext:value-type="float">
            <text:p>$109,181.45</text:p>
          </table:table-cell>
          <table:table-cell table:style-name="ce11" table:formula="of:=([$costs.$F$20]*[.$B42])+([$costs.$G$20]*[.$B42])+(([$costs.$H$20]/1000)*[.R$2])" office:value-type="float" office:value="1085450.088" calcext:value-type="float">
            <text:p>$1,085,450.09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30]*[.$T42])+([$costs.$G$30]*[.$T42])+(([$costs.$H$30]/1000)*[.U$2])" office:value-type="float" office:value="569.479034" calcext:value-type="float">
            <text:p>$569.48</text:p>
          </table:table-cell>
          <table:table-cell table:style-name="ce11" table:formula="of:=([$costs.$F$30]*[.$T42])+([$costs.$G$30]*[.$T42])+(([$costs.$H$30]/1000)*[.V$2])" office:value-type="float" office:value="579.0980938" calcext:value-type="float">
            <text:p>$579.10</text:p>
          </table:table-cell>
          <table:table-cell table:style-name="ce11" table:formula="of:=([$costs.$F$30]*[.$T42])+([$costs.$G$30]*[.$T42])+(([$costs.$H$30]/1000)*[.W$2])" office:value-type="float" office:value="675.2886912" calcext:value-type="float">
            <text:p>$675.29</text:p>
          </table:table-cell>
          <table:table-cell table:style-name="ce11" table:formula="of:=([$costs.$F$30]*[.$T42])+([$costs.$G$30]*[.$T42])+(([$costs.$H$30]/1000)*[.X$2])" office:value-type="float" office:value="1637.194666" calcext:value-type="float">
            <text:p>$1,637.19</text:p>
          </table:table-cell>
          <table:table-cell table:style-name="ce11" table:formula="of:=([$costs.$F$30]*[.$T42])+([$costs.$G$30]*[.$T42])+(([$costs.$H$30]/1000)*[.Y$2])" office:value-type="float" office:value="11256.25441" calcext:value-type="float">
            <text:p>$11,256.25</text:p>
          </table:table-cell>
          <table:table-cell table:style-name="ce11" table:formula="of:=([$costs.$F$30]*[.$T42])+([$costs.$G$30]*[.$T42])+(([$costs.$H$30]/1000)*[.Z$2])" office:value-type="float" office:value="107446.8518" calcext:value-type="float">
            <text:p>$107,446.85</text:p>
          </table:table-cell>
          <table:table-cell table:style-name="ce11" table:formula="of:=([$costs.$F$30]*[.$T42])+([$costs.$G$30]*[.$T42])+(([$costs.$H$30]/1000)*[.AA$2])" office:value-type="float" office:value="1069352.826" calcext:value-type="float">
            <text:p>$1,069,352.8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9]*[.$B43])+([$costs.$G$9]*[.$B43])+(([$costs.$H$9]/1000)*[.C$2])" office:value-type="float" office:value="6752.57957" calcext:value-type="float">
            <text:p>$6,752.58</text:p>
          </table:table-cell>
          <table:table-cell table:style-name="ce11" table:formula="of:=([$costs.$F$9]*[.$B43])+([$costs.$G$9]*[.$B43])+(([$costs.$H$9]/1000)*[.D$2])" office:value-type="float" office:value="6767.157214" calcext:value-type="float">
            <text:p>$6,767.16</text:p>
          </table:table-cell>
          <table:table-cell table:style-name="ce11" table:formula="of:=([$costs.$F$9]*[.$B43])+([$costs.$G$9]*[.$B43])+(([$costs.$H$9]/1000)*[.E$2])" office:value-type="float" office:value="6912.933653" calcext:value-type="float">
            <text:p>$6,912.93</text:p>
          </table:table-cell>
          <table:table-cell table:style-name="ce11" table:formula="of:=([$costs.$F$9]*[.$B43])+([$costs.$G$9]*[.$B43])+(([$costs.$H$9]/1000)*[.F$2])" office:value-type="float" office:value="8370.69804" calcext:value-type="float">
            <text:p>$8,370.70</text:p>
          </table:table-cell>
          <table:table-cell table:style-name="ce11" table:formula="of:=([$costs.$F$9]*[.$B43])+([$costs.$G$9]*[.$B43])+(([$costs.$H$9]/1000)*[.G$2])" office:value-type="float" office:value="22948.34191" calcext:value-type="float">
            <text:p>$22,948.34</text:p>
          </table:table-cell>
          <table:table-cell table:style-name="ce11" table:formula="of:=([$costs.$F$9]*[.$B43])+([$costs.$G$9]*[.$B43])+(([$costs.$H$9]/1000)*[.H$2])" office:value-type="float" office:value="168724.7806" calcext:value-type="float">
            <text:p>$168,724.78</text:p>
          </table:table-cell>
          <table:table-cell table:style-name="ce11" table:formula="of:=([$costs.$F$9]*[.$B43])+([$costs.$G$9]*[.$B43])+(([$costs.$H$9]/1000)*[.I$2])" office:value-type="float" office:value="1626489.168" calcext:value-type="float">
            <text:p>$1,626,489.1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0]*[.$B43])+([$costs.$G$20]*[.$B43])+(([$costs.$H$20]/1000)*[.L$2])" office:value-type="float" office:value="7072.687632" calcext:value-type="float">
            <text:p>$7,072.69</text:p>
          </table:table-cell>
          <table:table-cell table:style-name="ce11" table:formula="of:=([$costs.$F$20]*[.$B43])+([$costs.$G$20]*[.$B43])+(([$costs.$H$20]/1000)*[.M$2])" office:value-type="float" office:value="7082.450318" calcext:value-type="float">
            <text:p>$7,082.45</text:p>
          </table:table-cell>
          <table:table-cell table:style-name="ce11" table:formula="of:=([$costs.$F$20]*[.$B43])+([$costs.$G$20]*[.$B43])+(([$costs.$H$20]/1000)*[.N$2])" office:value-type="float" office:value="7180.077181" calcext:value-type="float">
            <text:p>$7,180.08</text:p>
          </table:table-cell>
          <table:table-cell table:style-name="ce11" table:formula="of:=([$costs.$F$20]*[.$B43])+([$costs.$G$20]*[.$B43])+(([$costs.$H$20]/1000)*[.O$2])" office:value-type="float" office:value="8156.345817" calcext:value-type="float">
            <text:p>$8,156.35</text:p>
          </table:table-cell>
          <table:table-cell table:style-name="ce11" table:formula="of:=([$costs.$F$20]*[.$B43])+([$costs.$G$20]*[.$B43])+(([$costs.$H$20]/1000)*[.P$2])" office:value-type="float" office:value="17919.03217" calcext:value-type="float">
            <text:p>$17,919.03</text:p>
          </table:table-cell>
          <table:table-cell table:style-name="ce11" table:formula="of:=([$costs.$F$20]*[.$B43])+([$costs.$G$20]*[.$B43])+(([$costs.$H$20]/1000)*[.Q$2])" office:value-type="float" office:value="115545.8957" calcext:value-type="float">
            <text:p>$115,545.90</text:p>
          </table:table-cell>
          <table:table-cell table:style-name="ce11" table:formula="of:=([$costs.$F$20]*[.$B43])+([$costs.$G$20]*[.$B43])+(([$costs.$H$20]/1000)*[.R$2])" office:value-type="float" office:value="1091814.531" calcext:value-type="float">
            <text:p>$1,091,814.5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0]*[.$T43])+([$costs.$G$30]*[.$T43])+(([$costs.$H$30]/1000)*[.U$2])" office:value-type="float" office:value="5685.171281" calcext:value-type="float">
            <text:p>$5,685.17</text:p>
          </table:table-cell>
          <table:table-cell table:style-name="ce11" table:formula="of:=([$costs.$F$30]*[.$T43])+([$costs.$G$30]*[.$T43])+(([$costs.$H$30]/1000)*[.V$2])" office:value-type="float" office:value="5694.79034" calcext:value-type="float">
            <text:p>$5,694.79</text:p>
          </table:table-cell>
          <table:table-cell table:style-name="ce11" table:formula="of:=([$costs.$F$30]*[.$T43])+([$costs.$G$30]*[.$T43])+(([$costs.$H$30]/1000)*[.W$2])" office:value-type="float" office:value="5790.980938" calcext:value-type="float">
            <text:p>$5,790.98</text:p>
          </table:table-cell>
          <table:table-cell table:style-name="ce11" table:formula="of:=([$costs.$F$30]*[.$T43])+([$costs.$G$30]*[.$T43])+(([$costs.$H$30]/1000)*[.X$2])" office:value-type="float" office:value="6752.886912" calcext:value-type="float">
            <text:p>$6,752.89</text:p>
          </table:table-cell>
          <table:table-cell table:style-name="ce11" table:formula="of:=([$costs.$F$30]*[.$T43])+([$costs.$G$30]*[.$T43])+(([$costs.$H$30]/1000)*[.Y$2])" office:value-type="float" office:value="16371.94666" calcext:value-type="float">
            <text:p>$16,371.95</text:p>
          </table:table-cell>
          <table:table-cell table:style-name="ce11" table:formula="of:=([$costs.$F$30]*[.$T43])+([$costs.$G$30]*[.$T43])+(([$costs.$H$30]/1000)*[.Z$2])" office:value-type="float" office:value="112562.5441" calcext:value-type="float">
            <text:p>$112,562.54</text:p>
          </table:table-cell>
          <table:table-cell table:style-name="ce11" table:formula="of:=([$costs.$F$30]*[.$T43])+([$costs.$G$30]*[.$T43])+(([$costs.$H$30]/1000)*[.AA$2])" office:value-type="float" office:value="1074468.518" calcext:value-type="float">
            <text:p>$1,074,468.5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9]*[.$B44])+([$costs.$G$9]*[.$B44])+(([$costs.$H$9]/1000)*[.C$2])" office:value-type="float" office:value="67511.21806" calcext:value-type="float">
            <text:p>$67,511.22</text:p>
          </table:table-cell>
          <table:table-cell table:style-name="ce11" table:formula="of:=([$costs.$F$9]*[.$B44])+([$costs.$G$9]*[.$B44])+(([$costs.$H$9]/1000)*[.D$2])" office:value-type="float" office:value="67525.7957" calcext:value-type="float">
            <text:p>$67,525.80</text:p>
          </table:table-cell>
          <table:table-cell table:style-name="ce11" table:formula="of:=([$costs.$F$9]*[.$B44])+([$costs.$G$9]*[.$B44])+(([$costs.$H$9]/1000)*[.E$2])" office:value-type="float" office:value="67671.57214" calcext:value-type="float">
            <text:p>$67,671.57</text:p>
          </table:table-cell>
          <table:table-cell table:style-name="ce11" table:formula="of:=([$costs.$F$9]*[.$B44])+([$costs.$G$9]*[.$B44])+(([$costs.$H$9]/1000)*[.F$2])" office:value-type="float" office:value="69129.33653" calcext:value-type="float">
            <text:p>$69,129.34</text:p>
          </table:table-cell>
          <table:table-cell table:style-name="ce11" table:formula="of:=([$costs.$F$9]*[.$B44])+([$costs.$G$9]*[.$B44])+(([$costs.$H$9]/1000)*[.G$2])" office:value-type="float" office:value="83706.9804" calcext:value-type="float">
            <text:p>$83,706.98</text:p>
          </table:table-cell>
          <table:table-cell table:style-name="ce11" table:formula="of:=([$costs.$F$9]*[.$B44])+([$costs.$G$9]*[.$B44])+(([$costs.$H$9]/1000)*[.H$2])" office:value-type="float" office:value="229483.4191" calcext:value-type="float">
            <text:p>$229,483.42</text:p>
          </table:table-cell>
          <table:table-cell table:style-name="ce11" table:formula="of:=([$costs.$F$9]*[.$B44])+([$costs.$G$9]*[.$B44])+(([$costs.$H$9]/1000)*[.I$2])" office:value-type="float" office:value="1687247.806" calcext:value-type="float">
            <text:p>$1,687,247.81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0]*[.$B44])+([$costs.$G$20]*[.$B44])+(([$costs.$H$20]/1000)*[.L$2])" office:value-type="float" office:value="70717.11363" calcext:value-type="float">
            <text:p>$70,717.11</text:p>
          </table:table-cell>
          <table:table-cell table:style-name="ce11" table:formula="of:=([$costs.$F$20]*[.$B44])+([$costs.$G$20]*[.$B44])+(([$costs.$H$20]/1000)*[.M$2])" office:value-type="float" office:value="70726.87632" calcext:value-type="float">
            <text:p>$70,726.88</text:p>
          </table:table-cell>
          <table:table-cell table:style-name="ce11" table:formula="of:=([$costs.$F$20]*[.$B44])+([$costs.$G$20]*[.$B44])+(([$costs.$H$20]/1000)*[.N$2])" office:value-type="float" office:value="70824.50318" calcext:value-type="float">
            <text:p>$70,824.50</text:p>
          </table:table-cell>
          <table:table-cell table:style-name="ce11" table:formula="of:=([$costs.$F$20]*[.$B44])+([$costs.$G$20]*[.$B44])+(([$costs.$H$20]/1000)*[.O$2])" office:value-type="float" office:value="71800.77181" calcext:value-type="float">
            <text:p>$71,800.77</text:p>
          </table:table-cell>
          <table:table-cell table:style-name="ce11" table:formula="of:=([$costs.$F$20]*[.$B44])+([$costs.$G$20]*[.$B44])+(([$costs.$H$20]/1000)*[.P$2])" office:value-type="float" office:value="81563.45817" calcext:value-type="float">
            <text:p>$81,563.46</text:p>
          </table:table-cell>
          <table:table-cell table:style-name="ce11" table:formula="of:=([$costs.$F$20]*[.$B44])+([$costs.$G$20]*[.$B44])+(([$costs.$H$20]/1000)*[.Q$2])" office:value-type="float" office:value="179190.3217" calcext:value-type="float">
            <text:p>$179,190.32</text:p>
          </table:table-cell>
          <table:table-cell table:style-name="ce11" table:formula="of:=([$costs.$F$20]*[.$B44])+([$costs.$G$20]*[.$B44])+(([$costs.$H$20]/1000)*[.R$2])" office:value-type="float" office:value="1155458.957" calcext:value-type="float">
            <text:p>$1,155,458.9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0]*[.$T44])+([$costs.$G$30]*[.$T44])+(([$costs.$H$30]/1000)*[.U$2])" office:value-type="float" office:value="56842.09375" calcext:value-type="float">
            <text:p>$56,842.09</text:p>
          </table:table-cell>
          <table:table-cell table:style-name="ce11" table:formula="of:=([$costs.$F$30]*[.$T44])+([$costs.$G$30]*[.$T44])+(([$costs.$H$30]/1000)*[.V$2])" office:value-type="float" office:value="56851.71281" calcext:value-type="float">
            <text:p>$56,851.71</text:p>
          </table:table-cell>
          <table:table-cell table:style-name="ce11" table:formula="of:=([$costs.$F$30]*[.$T44])+([$costs.$G$30]*[.$T44])+(([$costs.$H$30]/1000)*[.W$2])" office:value-type="float" office:value="56947.9034" calcext:value-type="float">
            <text:p>$56,947.90</text:p>
          </table:table-cell>
          <table:table-cell table:style-name="ce11" table:formula="of:=([$costs.$F$30]*[.$T44])+([$costs.$G$30]*[.$T44])+(([$costs.$H$30]/1000)*[.X$2])" office:value-type="float" office:value="57909.80938" calcext:value-type="float">
            <text:p>$57,909.81</text:p>
          </table:table-cell>
          <table:table-cell table:style-name="ce11" table:formula="of:=([$costs.$F$30]*[.$T44])+([$costs.$G$30]*[.$T44])+(([$costs.$H$30]/1000)*[.Y$2])" office:value-type="float" office:value="67528.86912" calcext:value-type="float">
            <text:p>$67,528.87</text:p>
          </table:table-cell>
          <table:table-cell table:style-name="ce11" table:formula="of:=([$costs.$F$30]*[.$T44])+([$costs.$G$30]*[.$T44])+(([$costs.$H$30]/1000)*[.Z$2])" office:value-type="float" office:value="163719.4666" calcext:value-type="float">
            <text:p>$163,719.47</text:p>
          </table:table-cell>
          <table:table-cell table:style-name="ce11" table:formula="of:=([$costs.$F$30]*[.$T44])+([$costs.$G$30]*[.$T44])+(([$costs.$H$30]/1000)*[.AA$2])" office:value-type="float" office:value="1125625.441" calcext:value-type="float">
            <text:p>$1,125,625.44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9]*[.$B45])+([$costs.$G$9]*[.$B45])+(([$costs.$H$9]/1000)*[.C$2])" office:value-type="float" office:value="675097.6029" calcext:value-type="float">
            <text:p>$675,097.60</text:p>
          </table:table-cell>
          <table:table-cell table:style-name="ce11" table:formula="of:=([$costs.$F$9]*[.$B45])+([$costs.$G$9]*[.$B45])+(([$costs.$H$9]/1000)*[.D$2])" office:value-type="float" office:value="675112.1806" calcext:value-type="float">
            <text:p>$675,112.18</text:p>
          </table:table-cell>
          <table:table-cell table:style-name="ce11" table:formula="of:=([$costs.$F$9]*[.$B45])+([$costs.$G$9]*[.$B45])+(([$costs.$H$9]/1000)*[.E$2])" office:value-type="float" office:value="675257.957" calcext:value-type="float">
            <text:p>$675,257.96</text:p>
          </table:table-cell>
          <table:table-cell table:style-name="ce11" table:formula="of:=([$costs.$F$9]*[.$B45])+([$costs.$G$9]*[.$B45])+(([$costs.$H$9]/1000)*[.F$2])" office:value-type="float" office:value="676715.7214" calcext:value-type="float">
            <text:p>$676,715.72</text:p>
          </table:table-cell>
          <table:table-cell table:style-name="ce11" table:formula="of:=([$costs.$F$9]*[.$B45])+([$costs.$G$9]*[.$B45])+(([$costs.$H$9]/1000)*[.G$2])" office:value-type="float" office:value="691293.3653" calcext:value-type="float">
            <text:p>$691,293.37</text:p>
          </table:table-cell>
          <table:table-cell table:style-name="ce11" table:formula="of:=([$costs.$F$9]*[.$B45])+([$costs.$G$9]*[.$B45])+(([$costs.$H$9]/1000)*[.H$2])" office:value-type="float" office:value="837069.804" calcext:value-type="float">
            <text:p>$837,069.80</text:p>
          </table:table-cell>
          <table:table-cell table:style-name="ce11" table:formula="of:=([$costs.$F$9]*[.$B45])+([$costs.$G$9]*[.$B45])+(([$costs.$H$9]/1000)*[.I$2])" office:value-type="float" office:value="2294834.191" calcext:value-type="float">
            <text:p>$2,294,834.19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0]*[.$B45])+([$costs.$G$20]*[.$B45])+(([$costs.$H$20]/1000)*[.L$2])" office:value-type="float" office:value="707161.3736" calcext:value-type="float">
            <text:p>$707,161.37</text:p>
          </table:table-cell>
          <table:table-cell table:style-name="ce11" table:formula="of:=([$costs.$F$20]*[.$B45])+([$costs.$G$20]*[.$B45])+(([$costs.$H$20]/1000)*[.M$2])" office:value-type="float" office:value="707171.1363" calcext:value-type="float">
            <text:p>$707,171.14</text:p>
          </table:table-cell>
          <table:table-cell table:style-name="ce11" table:formula="of:=([$costs.$F$20]*[.$B45])+([$costs.$G$20]*[.$B45])+(([$costs.$H$20]/1000)*[.N$2])" office:value-type="float" office:value="707268.7632" calcext:value-type="float">
            <text:p>$707,268.76</text:p>
          </table:table-cell>
          <table:table-cell table:style-name="ce11" table:formula="of:=([$costs.$F$20]*[.$B45])+([$costs.$G$20]*[.$B45])+(([$costs.$H$20]/1000)*[.O$2])" office:value-type="float" office:value="708245.0318" calcext:value-type="float">
            <text:p>$708,245.03</text:p>
          </table:table-cell>
          <table:table-cell table:style-name="ce11" table:formula="of:=([$costs.$F$20]*[.$B45])+([$costs.$G$20]*[.$B45])+(([$costs.$H$20]/1000)*[.P$2])" office:value-type="float" office:value="718007.7181" calcext:value-type="float">
            <text:p>$718,007.72</text:p>
          </table:table-cell>
          <table:table-cell table:style-name="ce11" table:formula="of:=([$costs.$F$20]*[.$B45])+([$costs.$G$20]*[.$B45])+(([$costs.$H$20]/1000)*[.Q$2])" office:value-type="float" office:value="815634.5817" calcext:value-type="float">
            <text:p>$815,634.58</text:p>
          </table:table-cell>
          <table:table-cell table:style-name="ce11" table:formula="of:=([$costs.$F$20]*[.$B45])+([$costs.$G$20]*[.$B45])+(([$costs.$H$20]/1000)*[.R$2])" office:value-type="float" office:value="1791903.217" calcext:value-type="float">
            <text:p>$1,791,903.22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0]*[.$T45])+([$costs.$G$30]*[.$T45])+(([$costs.$H$30]/1000)*[.U$2])" office:value-type="float" office:value="568411.3184" calcext:value-type="float">
            <text:p>$568,411.32</text:p>
          </table:table-cell>
          <table:table-cell table:style-name="ce11" table:formula="of:=([$costs.$F$30]*[.$T45])+([$costs.$G$30]*[.$T45])+(([$costs.$H$30]/1000)*[.V$2])" office:value-type="float" office:value="568420.9375" calcext:value-type="float">
            <text:p>$568,420.94</text:p>
          </table:table-cell>
          <table:table-cell table:style-name="ce11" table:formula="of:=([$costs.$F$30]*[.$T45])+([$costs.$G$30]*[.$T45])+(([$costs.$H$30]/1000)*[.W$2])" office:value-type="float" office:value="568517.1281" calcext:value-type="float">
            <text:p>$568,517.13</text:p>
          </table:table-cell>
          <table:table-cell table:style-name="ce11" table:formula="of:=([$costs.$F$30]*[.$T45])+([$costs.$G$30]*[.$T45])+(([$costs.$H$30]/1000)*[.X$2])" office:value-type="float" office:value="569479.034" calcext:value-type="float">
            <text:p>$569,479.03</text:p>
          </table:table-cell>
          <table:table-cell table:style-name="ce11" table:formula="of:=([$costs.$F$30]*[.$T45])+([$costs.$G$30]*[.$T45])+(([$costs.$H$30]/1000)*[.Y$2])" office:value-type="float" office:value="579098.0938" calcext:value-type="float">
            <text:p>$579,098.09</text:p>
          </table:table-cell>
          <table:table-cell table:style-name="ce11" table:formula="of:=([$costs.$F$30]*[.$T45])+([$costs.$G$30]*[.$T45])+(([$costs.$H$30]/1000)*[.Z$2])" office:value-type="float" office:value="675288.6912" calcext:value-type="float">
            <text:p>$675,288.69</text:p>
          </table:table-cell>
          <table:table-cell table:style-name="ce11" table:formula="of:=([$costs.$F$30]*[.$T45])+([$costs.$G$30]*[.$T45])+(([$costs.$H$30]/1000)*[.AA$2])" office:value-type="float" office:value="1637194.666" calcext:value-type="float">
            <text:p>$1,637,194.67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10]" office:value-type="string" office:string-value="x264 medium" calcext:value-type="string">
            <text:p>x264 mediu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1]" office:value-type="string" office:string-value="x265 medium" calcext:value-type="string">
            <text:p>x265 mediu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31]" office:value-type="string" office:string-value="SVT-AV1 p05" calcext:value-type="string">
            <text:p>SVT-AV1 p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0]*[.$B48])+([$costs.$G$10]*[.$B48])+(([$costs.$H$10]/1000)*[.C$2])" office:value-type="float" office:value="2.177978781" calcext:value-type="float">
            <text:p>$2.18</text:p>
          </table:table-cell>
          <table:table-cell table:style-name="ce11" table:formula="of:=([$costs.$F$10]*[.$B48])+([$costs.$G$10]*[.$B48])+(([$costs.$H$10]/1000)*[.D$2])" office:value-type="float" office:value="15.78183677" calcext:value-type="float">
            <text:p>$15.78</text:p>
          </table:table-cell>
          <table:table-cell table:style-name="ce11" table:formula="of:=([$costs.$F$10]*[.$B48])+([$costs.$G$10]*[.$B48])+(([$costs.$H$10]/1000)*[.E$2])" office:value-type="float" office:value="151.8204166" calcext:value-type="float">
            <text:p>$151.82</text:p>
          </table:table-cell>
          <table:table-cell table:style-name="ce11" table:formula="of:=([$costs.$F$10]*[.$B48])+([$costs.$G$10]*[.$B48])+(([$costs.$H$10]/1000)*[.F$2])" office:value-type="float" office:value="1512.206215" calcext:value-type="float">
            <text:p>$1,512.21</text:p>
          </table:table-cell>
          <table:table-cell table:style-name="ce11" table:formula="of:=([$costs.$F$10]*[.$B48])+([$costs.$G$10]*[.$B48])+(([$costs.$H$10]/1000)*[.G$2])" office:value-type="float" office:value="15116.0642" calcext:value-type="float">
            <text:p>$15,116.06</text:p>
          </table:table-cell>
          <table:table-cell table:style-name="ce11" table:formula="of:=([$costs.$F$10]*[.$B48])+([$costs.$G$10]*[.$B48])+(([$costs.$H$10]/1000)*[.H$2])" office:value-type="float" office:value="151154.644" calcext:value-type="float">
            <text:p>$151,154.64</text:p>
          </table:table-cell>
          <table:table-cell table:style-name="ce11" table:formula="of:=([$costs.$F$10]*[.$B48])+([$costs.$G$10]*[.$B48])+(([$costs.$H$10]/1000)*[.I$2])" office:value-type="float" office:value="1511540.442" calcext:value-type="float">
            <text:p>$1,511,540.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1]*[.$B57])+([$costs.$G$21]*[.$B57])+(([$costs.$H$21]/1000)*[.L$2])" office:value-type="float" office:value="1.864561176" calcext:value-type="float">
            <text:p>$1.86</text:p>
          </table:table-cell>
          <table:table-cell table:style-name="ce11" table:formula="of:=([$costs.$F$21]*[.$B57])+([$costs.$G$21]*[.$B57])+(([$costs.$H$21]/1000)*[.M$2])" office:value-type="float" office:value="11.20964263" calcext:value-type="float">
            <text:p>$11.21</text:p>
          </table:table-cell>
          <table:table-cell table:style-name="ce11" table:formula="of:=([$costs.$F$21]*[.$B57])+([$costs.$G$21]*[.$B57])+(([$costs.$H$21]/1000)*[.N$2])" office:value-type="float" office:value="104.6604572" calcext:value-type="float">
            <text:p>$104.66</text:p>
          </table:table-cell>
          <table:table-cell table:style-name="ce11" table:formula="of:=([$costs.$F$21]*[.$B57])+([$costs.$G$21]*[.$B57])+(([$costs.$H$21]/1000)*[.O$2])" office:value-type="float" office:value="1039.168603" calcext:value-type="float">
            <text:p>$1,039.17</text:p>
          </table:table-cell>
          <table:table-cell table:style-name="ce11" table:formula="of:=([$costs.$F$21]*[.$B57])+([$costs.$G$21]*[.$B57])+(([$costs.$H$21]/1000)*[.P$2])" office:value-type="float" office:value="10384.25006" calcext:value-type="float">
            <text:p>$10,384.25</text:p>
          </table:table-cell>
          <table:table-cell table:style-name="ce11" table:formula="of:=([$costs.$F$21]*[.$B57])+([$costs.$G$21]*[.$B57])+(([$costs.$H$21]/1000)*[.Q$2])" office:value-type="float" office:value="103835.0646" calcext:value-type="float">
            <text:p>$103,835.06</text:p>
          </table:table-cell>
          <table:table-cell table:style-name="ce11" table:formula="of:=([$costs.$F$21]*[.$B57])+([$costs.$G$21]*[.$B57])+(([$costs.$H$21]/1000)*[.R$2])" office:value-type="float" office:value="1038343.21" calcext:value-type="float">
            <text:p>$1,038,343.2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31]*[.$T48])+([$costs.$G$31]*[.$T48])+(([$costs.$H$31]/1000)*[.U$2])" office:value-type="float" office:value="1.568765313" calcext:value-type="float">
            <text:p>$1.57</text:p>
          </table:table-cell>
          <table:table-cell table:style-name="ce11" table:formula="of:=([$costs.$F$31]*[.$T48])+([$costs.$G$31]*[.$T48])+(([$costs.$H$31]/1000)*[.V$2])" office:value-type="float" office:value="10.2030141" calcext:value-type="float">
            <text:p>$10.20</text:p>
          </table:table-cell>
          <table:table-cell table:style-name="ce11" table:formula="of:=([$costs.$F$31]*[.$T48])+([$costs.$G$31]*[.$T48])+(([$costs.$H$31]/1000)*[.W$2])" office:value-type="float" office:value="96.54550194" calcext:value-type="float">
            <text:p>$96.55</text:p>
          </table:table-cell>
          <table:table-cell table:style-name="ce11" table:formula="of:=([$costs.$F$31]*[.$T48])+([$costs.$G$31]*[.$T48])+(([$costs.$H$31]/1000)*[.X$2])" office:value-type="float" office:value="959.9703803" calcext:value-type="float">
            <text:p>$959.97</text:p>
          </table:table-cell>
          <table:table-cell table:style-name="ce11" table:formula="of:=([$costs.$F$31]*[.$T48])+([$costs.$G$31]*[.$T48])+(([$costs.$H$31]/1000)*[.Y$2])" office:value-type="float" office:value="9594.219164" calcext:value-type="float">
            <text:p>$9,594.22</text:p>
          </table:table-cell>
          <table:table-cell table:style-name="ce11" table:formula="of:=([$costs.$F$31]*[.$T48])+([$costs.$G$31]*[.$T48])+(([$costs.$H$31]/1000)*[.Z$2])" office:value-type="float" office:value="95936.707" calcext:value-type="float">
            <text:p>$95,936.71</text:p>
          </table:table-cell>
          <table:table-cell table:style-name="ce11" table:formula="of:=([$costs.$F$31]*[.$T48])+([$costs.$G$31]*[.$T48])+(([$costs.$H$31]/1000)*[.AA$2])" office:value-type="float" office:value="959361.5854" calcext:value-type="float">
            <text:p>$959,361.59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0]*[.$B49])+([$costs.$G$10]*[.$B49])+(([$costs.$H$10]/1000)*[.C$2])" office:value-type="float" office:value="8.175929831" calcext:value-type="float">
            <text:p>$8.18</text:p>
          </table:table-cell>
          <table:table-cell table:style-name="ce11" table:formula="of:=([$costs.$F$10]*[.$B49])+([$costs.$G$10]*[.$B49])+(([$costs.$H$10]/1000)*[.D$2])" office:value-type="float" office:value="21.77978781" calcext:value-type="float">
            <text:p>$21.78</text:p>
          </table:table-cell>
          <table:table-cell table:style-name="ce11" table:formula="of:=([$costs.$F$10]*[.$B49])+([$costs.$G$10]*[.$B49])+(([$costs.$H$10]/1000)*[.E$2])" office:value-type="float" office:value="157.8183677" calcext:value-type="float">
            <text:p>$157.82</text:p>
          </table:table-cell>
          <table:table-cell table:style-name="ce11" table:formula="of:=([$costs.$F$10]*[.$B49])+([$costs.$G$10]*[.$B49])+(([$costs.$H$10]/1000)*[.F$2])" office:value-type="float" office:value="1518.204166" calcext:value-type="float">
            <text:p>$1,518.20</text:p>
          </table:table-cell>
          <table:table-cell table:style-name="ce11" table:formula="of:=([$costs.$F$10]*[.$B49])+([$costs.$G$10]*[.$B49])+(([$costs.$H$10]/1000)*[.G$2])" office:value-type="float" office:value="15122.06215" calcext:value-type="float">
            <text:p>$15,122.06</text:p>
          </table:table-cell>
          <table:table-cell table:style-name="ce11" table:formula="of:=([$costs.$F$10]*[.$B49])+([$costs.$G$10]*[.$B49])+(([$costs.$H$10]/1000)*[.H$2])" office:value-type="float" office:value="151160.642" calcext:value-type="float">
            <text:p>$151,160.64</text:p>
          </table:table-cell>
          <table:table-cell table:style-name="ce11" table:formula="of:=([$costs.$F$10]*[.$B49])+([$costs.$G$10]*[.$B49])+(([$costs.$H$10]/1000)*[.I$2])" office:value-type="float" office:value="1511546.44" calcext:value-type="float">
            <text:p>$1,511,546.4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1]*[.$B58])+([$costs.$G$21]*[.$B58])+(([$costs.$H$21]/1000)*[.L$2])" office:value-type="float" office:value="9.300530308" calcext:value-type="float">
            <text:p>$9.30</text:p>
          </table:table-cell>
          <table:table-cell table:style-name="ce11" table:formula="of:=([$costs.$F$21]*[.$B58])+([$costs.$G$21]*[.$B58])+(([$costs.$H$21]/1000)*[.M$2])" office:value-type="float" office:value="18.64561176" calcext:value-type="float">
            <text:p>$18.65</text:p>
          </table:table-cell>
          <table:table-cell table:style-name="ce11" table:formula="of:=([$costs.$F$21]*[.$B58])+([$costs.$G$21]*[.$B58])+(([$costs.$H$21]/1000)*[.N$2])" office:value-type="float" office:value="112.0964263" calcext:value-type="float">
            <text:p>$112.10</text:p>
          </table:table-cell>
          <table:table-cell table:style-name="ce11" table:formula="of:=([$costs.$F$21]*[.$B58])+([$costs.$G$21]*[.$B58])+(([$costs.$H$21]/1000)*[.O$2])" office:value-type="float" office:value="1046.604572" calcext:value-type="float">
            <text:p>$1,046.60</text:p>
          </table:table-cell>
          <table:table-cell table:style-name="ce11" table:formula="of:=([$costs.$F$21]*[.$B58])+([$costs.$G$21]*[.$B58])+(([$costs.$H$21]/1000)*[.P$2])" office:value-type="float" office:value="10391.68603" calcext:value-type="float">
            <text:p>$10,391.69</text:p>
          </table:table-cell>
          <table:table-cell table:style-name="ce11" table:formula="of:=([$costs.$F$21]*[.$B58])+([$costs.$G$21]*[.$B58])+(([$costs.$H$21]/1000)*[.Q$2])" office:value-type="float" office:value="103842.5006" calcext:value-type="float">
            <text:p>$103,842.50</text:p>
          </table:table-cell>
          <table:table-cell table:style-name="ce11" table:formula="of:=([$costs.$F$21]*[.$B58])+([$costs.$G$21]*[.$B58])+(([$costs.$H$21]/1000)*[.R$2])" office:value-type="float" office:value="1038350.646" calcext:value-type="float">
            <text:p>$1,038,350.6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31]*[.$T49])+([$costs.$G$31]*[.$T49])+(([$costs.$H$31]/1000)*[.U$2])" office:value-type="float" office:value="7.053404341" calcext:value-type="float">
            <text:p>$7.05</text:p>
          </table:table-cell>
          <table:table-cell table:style-name="ce11" table:formula="of:=([$costs.$F$31]*[.$T49])+([$costs.$G$31]*[.$T49])+(([$costs.$H$31]/1000)*[.V$2])" office:value-type="float" office:value="15.68765313" calcext:value-type="float">
            <text:p>$15.69</text:p>
          </table:table-cell>
          <table:table-cell table:style-name="ce11" table:formula="of:=([$costs.$F$31]*[.$T49])+([$costs.$G$31]*[.$T49])+(([$costs.$H$31]/1000)*[.W$2])" office:value-type="float" office:value="102.030141" calcext:value-type="float">
            <text:p>$102.03</text:p>
          </table:table-cell>
          <table:table-cell table:style-name="ce11" table:formula="of:=([$costs.$F$31]*[.$T49])+([$costs.$G$31]*[.$T49])+(([$costs.$H$31]/1000)*[.X$2])" office:value-type="float" office:value="965.4550194" calcext:value-type="float">
            <text:p>$965.46</text:p>
          </table:table-cell>
          <table:table-cell table:style-name="ce11" table:formula="of:=([$costs.$F$31]*[.$T49])+([$costs.$G$31]*[.$T49])+(([$costs.$H$31]/1000)*[.Y$2])" office:value-type="float" office:value="9599.703803" calcext:value-type="float">
            <text:p>$9,599.70</text:p>
          </table:table-cell>
          <table:table-cell table:style-name="ce11" table:formula="of:=([$costs.$F$31]*[.$T49])+([$costs.$G$31]*[.$T49])+(([$costs.$H$31]/1000)*[.Z$2])" office:value-type="float" office:value="95942.19164" calcext:value-type="float">
            <text:p>$95,942.19</text:p>
          </table:table-cell>
          <table:table-cell table:style-name="ce11" table:formula="of:=([$costs.$F$31]*[.$T49])+([$costs.$G$31]*[.$T49])+(([$costs.$H$31]/1000)*[.AA$2])" office:value-type="float" office:value="959367.07" calcext:value-type="float">
            <text:p>$959,367.0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0]*[.$B50])+([$costs.$G$10]*[.$B50])+(([$costs.$H$10]/1000)*[.C$2])" office:value-type="float" office:value="68.15544032" calcext:value-type="float">
            <text:p>$68.16</text:p>
          </table:table-cell>
          <table:table-cell table:style-name="ce11" table:formula="of:=([$costs.$F$10]*[.$B50])+([$costs.$G$10]*[.$B50])+(([$costs.$H$10]/1000)*[.D$2])" office:value-type="float" office:value="81.75929831" calcext:value-type="float">
            <text:p>$81.76</text:p>
          </table:table-cell>
          <table:table-cell table:style-name="ce11" table:formula="of:=([$costs.$F$10]*[.$B50])+([$costs.$G$10]*[.$B50])+(([$costs.$H$10]/1000)*[.E$2])" office:value-type="float" office:value="217.7978781" calcext:value-type="float">
            <text:p>$217.80</text:p>
          </table:table-cell>
          <table:table-cell table:style-name="ce11" table:formula="of:=([$costs.$F$10]*[.$B50])+([$costs.$G$10]*[.$B50])+(([$costs.$H$10]/1000)*[.F$2])" office:value-type="float" office:value="1578.183677" calcext:value-type="float">
            <text:p>$1,578.18</text:p>
          </table:table-cell>
          <table:table-cell table:style-name="ce11" table:formula="of:=([$costs.$F$10]*[.$B50])+([$costs.$G$10]*[.$B50])+(([$costs.$H$10]/1000)*[.G$2])" office:value-type="float" office:value="15182.04166" calcext:value-type="float">
            <text:p>$15,182.04</text:p>
          </table:table-cell>
          <table:table-cell table:style-name="ce11" table:formula="of:=([$costs.$F$10]*[.$B50])+([$costs.$G$10]*[.$B50])+(([$costs.$H$10]/1000)*[.H$2])" office:value-type="float" office:value="151220.6215" calcext:value-type="float">
            <text:p>$151,220.62</text:p>
          </table:table-cell>
          <table:table-cell table:style-name="ce11" table:formula="of:=([$costs.$F$10]*[.$B50])+([$costs.$G$10]*[.$B50])+(([$costs.$H$10]/1000)*[.I$2])" office:value-type="float" office:value="1511606.42" calcext:value-type="float">
            <text:p>$1,511,606.42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1]*[.$B59])+([$costs.$G$21]*[.$B59])+(([$costs.$H$21]/1000)*[.L$2])" office:value-type="float" office:value="83.66022162" calcext:value-type="float">
            <text:p>$83.66</text:p>
          </table:table-cell>
          <table:table-cell table:style-name="ce11" table:formula="of:=([$costs.$F$21]*[.$B59])+([$costs.$G$21]*[.$B59])+(([$costs.$H$21]/1000)*[.M$2])" office:value-type="float" office:value="93.00530308" calcext:value-type="float">
            <text:p>$93.01</text:p>
          </table:table-cell>
          <table:table-cell table:style-name="ce11" table:formula="of:=([$costs.$F$21]*[.$B59])+([$costs.$G$21]*[.$B59])+(([$costs.$H$21]/1000)*[.N$2])" office:value-type="float" office:value="186.4561176" calcext:value-type="float">
            <text:p>$186.46</text:p>
          </table:table-cell>
          <table:table-cell table:style-name="ce11" table:formula="of:=([$costs.$F$21]*[.$B59])+([$costs.$G$21]*[.$B59])+(([$costs.$H$21]/1000)*[.O$2])" office:value-type="float" office:value="1120.964263" calcext:value-type="float">
            <text:p>$1,120.96</text:p>
          </table:table-cell>
          <table:table-cell table:style-name="ce11" table:formula="of:=([$costs.$F$21]*[.$B59])+([$costs.$G$21]*[.$B59])+(([$costs.$H$21]/1000)*[.P$2])" office:value-type="float" office:value="10466.04572" calcext:value-type="float">
            <text:p>$10,466.05</text:p>
          </table:table-cell>
          <table:table-cell table:style-name="ce11" table:formula="of:=([$costs.$F$21]*[.$B59])+([$costs.$G$21]*[.$B59])+(([$costs.$H$21]/1000)*[.Q$2])" office:value-type="float" office:value="103916.8603" calcext:value-type="float">
            <text:p>$103,916.86</text:p>
          </table:table-cell>
          <table:table-cell table:style-name="ce11" table:formula="of:=([$costs.$F$21]*[.$B59])+([$costs.$G$21]*[.$B59])+(([$costs.$H$21]/1000)*[.R$2])" office:value-type="float" office:value="1038425.006" calcext:value-type="float">
            <text:p>$1,038,425.01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31]*[.$T50])+([$costs.$G$31]*[.$T50])+(([$costs.$H$31]/1000)*[.U$2])" office:value-type="float" office:value="61.89979463" calcext:value-type="float">
            <text:p>$61.90</text:p>
          </table:table-cell>
          <table:table-cell table:style-name="ce11" table:formula="of:=([$costs.$F$31]*[.$T50])+([$costs.$G$31]*[.$T50])+(([$costs.$H$31]/1000)*[.V$2])" office:value-type="float" office:value="70.53404341" calcext:value-type="float">
            <text:p>$70.53</text:p>
          </table:table-cell>
          <table:table-cell table:style-name="ce11" table:formula="of:=([$costs.$F$31]*[.$T50])+([$costs.$G$31]*[.$T50])+(([$costs.$H$31]/1000)*[.W$2])" office:value-type="float" office:value="156.8765313" calcext:value-type="float">
            <text:p>$156.88</text:p>
          </table:table-cell>
          <table:table-cell table:style-name="ce11" table:formula="of:=([$costs.$F$31]*[.$T50])+([$costs.$G$31]*[.$T50])+(([$costs.$H$31]/1000)*[.X$2])" office:value-type="float" office:value="1020.30141" calcext:value-type="float">
            <text:p>$1,020.30</text:p>
          </table:table-cell>
          <table:table-cell table:style-name="ce11" table:formula="of:=([$costs.$F$31]*[.$T50])+([$costs.$G$31]*[.$T50])+(([$costs.$H$31]/1000)*[.Y$2])" office:value-type="float" office:value="9654.550194" calcext:value-type="float">
            <text:p>$9,654.55</text:p>
          </table:table-cell>
          <table:table-cell table:style-name="ce11" table:formula="of:=([$costs.$F$31]*[.$T50])+([$costs.$G$31]*[.$T50])+(([$costs.$H$31]/1000)*[.Z$2])" office:value-type="float" office:value="95997.03803" calcext:value-type="float">
            <text:p>$95,997.04</text:p>
          </table:table-cell>
          <table:table-cell table:style-name="ce11" table:formula="of:=([$costs.$F$31]*[.$T50])+([$costs.$G$31]*[.$T50])+(([$costs.$H$31]/1000)*[.AA$2])" office:value-type="float" office:value="959421.9164" calcext:value-type="float">
            <text:p>$959,421.9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0]*[.$B51])+([$costs.$G$10]*[.$B51])+(([$costs.$H$10]/1000)*[.C$2])" office:value-type="float" office:value="667.9505452" calcext:value-type="float">
            <text:p>$667.95</text:p>
          </table:table-cell>
          <table:table-cell table:style-name="ce11" table:formula="of:=([$costs.$F$10]*[.$B51])+([$costs.$G$10]*[.$B51])+(([$costs.$H$10]/1000)*[.D$2])" office:value-type="float" office:value="681.5544032" calcext:value-type="float">
            <text:p>$681.55</text:p>
          </table:table-cell>
          <table:table-cell table:style-name="ce11" table:formula="of:=([$costs.$F$10]*[.$B51])+([$costs.$G$10]*[.$B51])+(([$costs.$H$10]/1000)*[.E$2])" office:value-type="float" office:value="817.5929831" calcext:value-type="float">
            <text:p>$817.59</text:p>
          </table:table-cell>
          <table:table-cell table:style-name="ce11" table:formula="of:=([$costs.$F$10]*[.$B51])+([$costs.$G$10]*[.$B51])+(([$costs.$H$10]/1000)*[.F$2])" office:value-type="float" office:value="2177.978781" calcext:value-type="float">
            <text:p>$2,177.98</text:p>
          </table:table-cell>
          <table:table-cell table:style-name="ce11" table:formula="of:=([$costs.$F$10]*[.$B51])+([$costs.$G$10]*[.$B51])+(([$costs.$H$10]/1000)*[.G$2])" office:value-type="float" office:value="15781.83677" calcext:value-type="float">
            <text:p>$15,781.84</text:p>
          </table:table-cell>
          <table:table-cell table:style-name="ce11" table:formula="of:=([$costs.$F$10]*[.$B51])+([$costs.$G$10]*[.$B51])+(([$costs.$H$10]/1000)*[.H$2])" office:value-type="float" office:value="151820.4166" calcext:value-type="float">
            <text:p>$151,820.42</text:p>
          </table:table-cell>
          <table:table-cell table:style-name="ce11" table:formula="of:=([$costs.$F$10]*[.$B51])+([$costs.$G$10]*[.$B51])+(([$costs.$H$10]/1000)*[.I$2])" office:value-type="float" office:value="1512206.215" calcext:value-type="float">
            <text:p>$1,512,206.22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1]*[.$B60])+([$costs.$G$21]*[.$B60])+(([$costs.$H$21]/1000)*[.L$2])" office:value-type="float" office:value="827.2571348" calcext:value-type="float">
            <text:p>$827.26</text:p>
          </table:table-cell>
          <table:table-cell table:style-name="ce11" table:formula="of:=([$costs.$F$21]*[.$B60])+([$costs.$G$21]*[.$B60])+(([$costs.$H$21]/1000)*[.M$2])" office:value-type="float" office:value="836.6022162" calcext:value-type="float">
            <text:p>$836.60</text:p>
          </table:table-cell>
          <table:table-cell table:style-name="ce11" table:formula="of:=([$costs.$F$21]*[.$B60])+([$costs.$G$21]*[.$B60])+(([$costs.$H$21]/1000)*[.N$2])" office:value-type="float" office:value="930.0530308" calcext:value-type="float">
            <text:p>$930.05</text:p>
          </table:table-cell>
          <table:table-cell table:style-name="ce11" table:formula="of:=([$costs.$F$21]*[.$B60])+([$costs.$G$21]*[.$B60])+(([$costs.$H$21]/1000)*[.O$2])" office:value-type="float" office:value="1864.561176" calcext:value-type="float">
            <text:p>$1,864.56</text:p>
          </table:table-cell>
          <table:table-cell table:style-name="ce11" table:formula="of:=([$costs.$F$21]*[.$B60])+([$costs.$G$21]*[.$B60])+(([$costs.$H$21]/1000)*[.P$2])" office:value-type="float" office:value="11209.64263" calcext:value-type="float">
            <text:p>$11,209.64</text:p>
          </table:table-cell>
          <table:table-cell table:style-name="ce11" table:formula="of:=([$costs.$F$21]*[.$B60])+([$costs.$G$21]*[.$B60])+(([$costs.$H$21]/1000)*[.Q$2])" office:value-type="float" office:value="104660.4572" calcext:value-type="float">
            <text:p>$104,660.46</text:p>
          </table:table-cell>
          <table:table-cell table:style-name="ce11" table:formula="of:=([$costs.$F$21]*[.$B60])+([$costs.$G$21]*[.$B60])+(([$costs.$H$21]/1000)*[.R$2])" office:value-type="float" office:value="1039168.603" calcext:value-type="float">
            <text:p>$1,039,168.6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31]*[.$T51])+([$costs.$G$31]*[.$T51])+(([$costs.$H$31]/1000)*[.U$2])" office:value-type="float" office:value="610.3636975" calcext:value-type="float">
            <text:p>$610.36</text:p>
          </table:table-cell>
          <table:table-cell table:style-name="ce11" table:formula="of:=([$costs.$F$31]*[.$T51])+([$costs.$G$31]*[.$T51])+(([$costs.$H$31]/1000)*[.V$2])" office:value-type="float" office:value="618.9979463" calcext:value-type="float">
            <text:p>$619.00</text:p>
          </table:table-cell>
          <table:table-cell table:style-name="ce11" table:formula="of:=([$costs.$F$31]*[.$T51])+([$costs.$G$31]*[.$T51])+(([$costs.$H$31]/1000)*[.W$2])" office:value-type="float" office:value="705.3404341" calcext:value-type="float">
            <text:p>$705.34</text:p>
          </table:table-cell>
          <table:table-cell table:style-name="ce11" table:formula="of:=([$costs.$F$31]*[.$T51])+([$costs.$G$31]*[.$T51])+(([$costs.$H$31]/1000)*[.X$2])" office:value-type="float" office:value="1568.765313" calcext:value-type="float">
            <text:p>$1,568.77</text:p>
          </table:table-cell>
          <table:table-cell table:style-name="ce11" table:formula="of:=([$costs.$F$31]*[.$T51])+([$costs.$G$31]*[.$T51])+(([$costs.$H$31]/1000)*[.Y$2])" office:value-type="float" office:value="10203.0141" calcext:value-type="float">
            <text:p>$10,203.01</text:p>
          </table:table-cell>
          <table:table-cell table:style-name="ce11" table:formula="of:=([$costs.$F$31]*[.$T51])+([$costs.$G$31]*[.$T51])+(([$costs.$H$31]/1000)*[.Z$2])" office:value-type="float" office:value="96545.50194" calcext:value-type="float">
            <text:p>$96,545.50</text:p>
          </table:table-cell>
          <table:table-cell table:style-name="ce11" table:formula="of:=([$costs.$F$31]*[.$T51])+([$costs.$G$31]*[.$T51])+(([$costs.$H$31]/1000)*[.AA$2])" office:value-type="float" office:value="959970.3803" calcext:value-type="float">
            <text:p>$959,970.38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0]*[.$B52])+([$costs.$G$10]*[.$B52])+(([$costs.$H$10]/1000)*[.C$2])" office:value-type="float" office:value="6665.901594" calcext:value-type="float">
            <text:p>$6,665.90</text:p>
          </table:table-cell>
          <table:table-cell table:style-name="ce11" table:formula="of:=([$costs.$F$10]*[.$B52])+([$costs.$G$10]*[.$B52])+(([$costs.$H$10]/1000)*[.D$2])" office:value-type="float" office:value="6679.505452" calcext:value-type="float">
            <text:p>$6,679.51</text:p>
          </table:table-cell>
          <table:table-cell table:style-name="ce11" table:formula="of:=([$costs.$F$10]*[.$B52])+([$costs.$G$10]*[.$B52])+(([$costs.$H$10]/1000)*[.E$2])" office:value-type="float" office:value="6815.544032" calcext:value-type="float">
            <text:p>$6,815.54</text:p>
          </table:table-cell>
          <table:table-cell table:style-name="ce11" table:formula="of:=([$costs.$F$10]*[.$B52])+([$costs.$G$10]*[.$B52])+(([$costs.$H$10]/1000)*[.F$2])" office:value-type="float" office:value="8175.929831" calcext:value-type="float">
            <text:p>$8,175.93</text:p>
          </table:table-cell>
          <table:table-cell table:style-name="ce11" table:formula="of:=([$costs.$F$10]*[.$B52])+([$costs.$G$10]*[.$B52])+(([$costs.$H$10]/1000)*[.G$2])" office:value-type="float" office:value="21779.78781" calcext:value-type="float">
            <text:p>$21,779.79</text:p>
          </table:table-cell>
          <table:table-cell table:style-name="ce11" table:formula="of:=([$costs.$F$10]*[.$B52])+([$costs.$G$10]*[.$B52])+(([$costs.$H$10]/1000)*[.H$2])" office:value-type="float" office:value="157818.3677" calcext:value-type="float">
            <text:p>$157,818.37</text:p>
          </table:table-cell>
          <table:table-cell table:style-name="ce11" table:formula="of:=([$costs.$F$10]*[.$B52])+([$costs.$G$10]*[.$B52])+(([$costs.$H$10]/1000)*[.I$2])" office:value-type="float" office:value="1518204.166" calcext:value-type="float">
            <text:p>$1,518,204.1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1]*[.$B61])+([$costs.$G$21]*[.$B61])+(([$costs.$H$21]/1000)*[.L$2])" office:value-type="float" office:value="8263.226266" calcext:value-type="float">
            <text:p>$8,263.23</text:p>
          </table:table-cell>
          <table:table-cell table:style-name="ce11" table:formula="of:=([$costs.$F$21]*[.$B61])+([$costs.$G$21]*[.$B61])+(([$costs.$H$21]/1000)*[.M$2])" office:value-type="float" office:value="8272.571348" calcext:value-type="float">
            <text:p>$8,272.57</text:p>
          </table:table-cell>
          <table:table-cell table:style-name="ce11" table:formula="of:=([$costs.$F$21]*[.$B61])+([$costs.$G$21]*[.$B61])+(([$costs.$H$21]/1000)*[.N$2])" office:value-type="float" office:value="8366.022162" calcext:value-type="float">
            <text:p>$8,366.02</text:p>
          </table:table-cell>
          <table:table-cell table:style-name="ce11" table:formula="of:=([$costs.$F$21]*[.$B61])+([$costs.$G$21]*[.$B61])+(([$costs.$H$21]/1000)*[.O$2])" office:value-type="float" office:value="9300.530308" calcext:value-type="float">
            <text:p>$9,300.53</text:p>
          </table:table-cell>
          <table:table-cell table:style-name="ce11" table:formula="of:=([$costs.$F$21]*[.$B61])+([$costs.$G$21]*[.$B61])+(([$costs.$H$21]/1000)*[.P$2])" office:value-type="float" office:value="18645.61176" calcext:value-type="float">
            <text:p>$18,645.61</text:p>
          </table:table-cell>
          <table:table-cell table:style-name="ce11" table:formula="of:=([$costs.$F$21]*[.$B61])+([$costs.$G$21]*[.$B61])+(([$costs.$H$21]/1000)*[.Q$2])" office:value-type="float" office:value="112096.4263" calcext:value-type="float">
            <text:p>$112,096.43</text:p>
          </table:table-cell>
          <table:table-cell table:style-name="ce11" table:formula="of:=([$costs.$F$21]*[.$B61])+([$costs.$G$21]*[.$B61])+(([$costs.$H$21]/1000)*[.R$2])" office:value-type="float" office:value="1046604.572" calcext:value-type="float">
            <text:p>$1,046,604.5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1]*[.$T52])+([$costs.$G$31]*[.$T52])+(([$costs.$H$31]/1000)*[.U$2])" office:value-type="float" office:value="6095.002726" calcext:value-type="float">
            <text:p>$6,095.00</text:p>
          </table:table-cell>
          <table:table-cell table:style-name="ce11" table:formula="of:=([$costs.$F$31]*[.$T52])+([$costs.$G$31]*[.$T52])+(([$costs.$H$31]/1000)*[.V$2])" office:value-type="float" office:value="6103.636975" calcext:value-type="float">
            <text:p>$6,103.64</text:p>
          </table:table-cell>
          <table:table-cell table:style-name="ce11" table:formula="of:=([$costs.$F$31]*[.$T52])+([$costs.$G$31]*[.$T52])+(([$costs.$H$31]/1000)*[.W$2])" office:value-type="float" office:value="6189.979463" calcext:value-type="float">
            <text:p>$6,189.98</text:p>
          </table:table-cell>
          <table:table-cell table:style-name="ce11" table:formula="of:=([$costs.$F$31]*[.$T52])+([$costs.$G$31]*[.$T52])+(([$costs.$H$31]/1000)*[.X$2])" office:value-type="float" office:value="7053.404341" calcext:value-type="float">
            <text:p>$7,053.40</text:p>
          </table:table-cell>
          <table:table-cell table:style-name="ce11" table:formula="of:=([$costs.$F$31]*[.$T52])+([$costs.$G$31]*[.$T52])+(([$costs.$H$31]/1000)*[.Y$2])" office:value-type="float" office:value="15687.65313" calcext:value-type="float">
            <text:p>$15,687.65</text:p>
          </table:table-cell>
          <table:table-cell table:style-name="ce11" table:formula="of:=([$costs.$F$31]*[.$T52])+([$costs.$G$31]*[.$T52])+(([$costs.$H$31]/1000)*[.Z$2])" office:value-type="float" office:value="102030.141" calcext:value-type="float">
            <text:p>$102,030.14</text:p>
          </table:table-cell>
          <table:table-cell table:style-name="ce11" table:formula="of:=([$costs.$F$31]*[.$T52])+([$costs.$G$31]*[.$T52])+(([$costs.$H$31]/1000)*[.AA$2])" office:value-type="float" office:value="965455.0194" calcext:value-type="float">
            <text:p>$965,455.0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0]*[.$B53])+([$costs.$G$10]*[.$B53])+(([$costs.$H$10]/1000)*[.C$2])" office:value-type="float" office:value="66645.41209" calcext:value-type="float">
            <text:p>$66,645.41</text:p>
          </table:table-cell>
          <table:table-cell table:style-name="ce11" table:formula="of:=([$costs.$F$10]*[.$B53])+([$costs.$G$10]*[.$B53])+(([$costs.$H$10]/1000)*[.D$2])" office:value-type="float" office:value="66659.01594" calcext:value-type="float">
            <text:p>$66,659.02</text:p>
          </table:table-cell>
          <table:table-cell table:style-name="ce11" table:formula="of:=([$costs.$F$10]*[.$B53])+([$costs.$G$10]*[.$B53])+(([$costs.$H$10]/1000)*[.E$2])" office:value-type="float" office:value="66795.05452" calcext:value-type="float">
            <text:p>$66,795.05</text:p>
          </table:table-cell>
          <table:table-cell table:style-name="ce11" table:formula="of:=([$costs.$F$10]*[.$B53])+([$costs.$G$10]*[.$B53])+(([$costs.$H$10]/1000)*[.F$2])" office:value-type="float" office:value="68155.44032" calcext:value-type="float">
            <text:p>$68,155.44</text:p>
          </table:table-cell>
          <table:table-cell table:style-name="ce11" table:formula="of:=([$costs.$F$10]*[.$B53])+([$costs.$G$10]*[.$B53])+(([$costs.$H$10]/1000)*[.G$2])" office:value-type="float" office:value="81759.29831" calcext:value-type="float">
            <text:p>$81,759.30</text:p>
          </table:table-cell>
          <table:table-cell table:style-name="ce11" table:formula="of:=([$costs.$F$10]*[.$B53])+([$costs.$G$10]*[.$B53])+(([$costs.$H$10]/1000)*[.H$2])" office:value-type="float" office:value="217797.8781" calcext:value-type="float">
            <text:p>$217,797.88</text:p>
          </table:table-cell>
          <table:table-cell table:style-name="ce11" table:formula="of:=([$costs.$F$10]*[.$B53])+([$costs.$G$10]*[.$B53])+(([$costs.$H$10]/1000)*[.I$2])" office:value-type="float" office:value="1578183.677" calcext:value-type="float">
            <text:p>$1,578,183.68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1]*[.$B62])+([$costs.$G$21]*[.$B62])+(([$costs.$H$21]/1000)*[.L$2])" office:value-type="float" office:value="82622.91758" calcext:value-type="float">
            <text:p>$82,622.92</text:p>
          </table:table-cell>
          <table:table-cell table:style-name="ce11" table:formula="of:=([$costs.$F$21]*[.$B62])+([$costs.$G$21]*[.$B62])+(([$costs.$H$21]/1000)*[.M$2])" office:value-type="float" office:value="82632.26266" calcext:value-type="float">
            <text:p>$82,632.26</text:p>
          </table:table-cell>
          <table:table-cell table:style-name="ce11" table:formula="of:=([$costs.$F$21]*[.$B62])+([$costs.$G$21]*[.$B62])+(([$costs.$H$21]/1000)*[.N$2])" office:value-type="float" office:value="82725.71348" calcext:value-type="float">
            <text:p>$82,725.71</text:p>
          </table:table-cell>
          <table:table-cell table:style-name="ce11" table:formula="of:=([$costs.$F$21]*[.$B62])+([$costs.$G$21]*[.$B62])+(([$costs.$H$21]/1000)*[.O$2])" office:value-type="float" office:value="83660.22162" calcext:value-type="float">
            <text:p>$83,660.22</text:p>
          </table:table-cell>
          <table:table-cell table:style-name="ce11" table:formula="of:=([$costs.$F$21]*[.$B62])+([$costs.$G$21]*[.$B62])+(([$costs.$H$21]/1000)*[.P$2])" office:value-type="float" office:value="93005.30308" calcext:value-type="float">
            <text:p>$93,005.30</text:p>
          </table:table-cell>
          <table:table-cell table:style-name="ce11" table:formula="of:=([$costs.$F$21]*[.$B62])+([$costs.$G$21]*[.$B62])+(([$costs.$H$21]/1000)*[.Q$2])" office:value-type="float" office:value="186456.1176" calcext:value-type="float">
            <text:p>$186,456.12</text:p>
          </table:table-cell>
          <table:table-cell table:style-name="ce11" table:formula="of:=([$costs.$F$21]*[.$B62])+([$costs.$G$21]*[.$B62])+(([$costs.$H$21]/1000)*[.R$2])" office:value-type="float" office:value="1120964.263" calcext:value-type="float">
            <text:p>$1,120,964.2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1]*[.$T53])+([$costs.$G$31]*[.$T53])+(([$costs.$H$31]/1000)*[.U$2])" office:value-type="float" office:value="60941.39301" calcext:value-type="float">
            <text:p>$60,941.39</text:p>
          </table:table-cell>
          <table:table-cell table:style-name="ce11" table:formula="of:=([$costs.$F$31]*[.$T53])+([$costs.$G$31]*[.$T53])+(([$costs.$H$31]/1000)*[.V$2])" office:value-type="float" office:value="60950.02726" calcext:value-type="float">
            <text:p>$60,950.03</text:p>
          </table:table-cell>
          <table:table-cell table:style-name="ce11" table:formula="of:=([$costs.$F$31]*[.$T53])+([$costs.$G$31]*[.$T53])+(([$costs.$H$31]/1000)*[.W$2])" office:value-type="float" office:value="61036.36975" calcext:value-type="float">
            <text:p>$61,036.37</text:p>
          </table:table-cell>
          <table:table-cell table:style-name="ce11" table:formula="of:=([$costs.$F$31]*[.$T53])+([$costs.$G$31]*[.$T53])+(([$costs.$H$31]/1000)*[.X$2])" office:value-type="float" office:value="61899.79463" calcext:value-type="float">
            <text:p>$61,899.79</text:p>
          </table:table-cell>
          <table:table-cell table:style-name="ce11" table:formula="of:=([$costs.$F$31]*[.$T53])+([$costs.$G$31]*[.$T53])+(([$costs.$H$31]/1000)*[.Y$2])" office:value-type="float" office:value="70534.04341" calcext:value-type="float">
            <text:p>$70,534.04</text:p>
          </table:table-cell>
          <table:table-cell table:style-name="ce11" table:formula="of:=([$costs.$F$31]*[.$T53])+([$costs.$G$31]*[.$T53])+(([$costs.$H$31]/1000)*[.Z$2])" office:value-type="float" office:value="156876.5313" calcext:value-type="float">
            <text:p>$156,876.53</text:p>
          </table:table-cell>
          <table:table-cell table:style-name="ce11" table:formula="of:=([$costs.$F$31]*[.$T53])+([$costs.$G$31]*[.$T53])+(([$costs.$H$31]/1000)*[.AA$2])" office:value-type="float" office:value="1020301.41" calcext:value-type="float">
            <text:p>$1,020,301.41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0]*[.$B54])+([$costs.$G$10]*[.$B54])+(([$costs.$H$10]/1000)*[.C$2])" office:value-type="float" office:value="666440.517" calcext:value-type="float">
            <text:p>$666,440.52</text:p>
          </table:table-cell>
          <table:table-cell table:style-name="ce11" table:formula="of:=([$costs.$F$10]*[.$B54])+([$costs.$G$10]*[.$B54])+(([$costs.$H$10]/1000)*[.D$2])" office:value-type="float" office:value="666454.1209" calcext:value-type="float">
            <text:p>$666,454.12</text:p>
          </table:table-cell>
          <table:table-cell table:style-name="ce11" table:formula="of:=([$costs.$F$10]*[.$B54])+([$costs.$G$10]*[.$B54])+(([$costs.$H$10]/1000)*[.E$2])" office:value-type="float" office:value="666590.1594" calcext:value-type="float">
            <text:p>$666,590.16</text:p>
          </table:table-cell>
          <table:table-cell table:style-name="ce11" table:formula="of:=([$costs.$F$10]*[.$B54])+([$costs.$G$10]*[.$B54])+(([$costs.$H$10]/1000)*[.F$2])" office:value-type="float" office:value="667950.5452" calcext:value-type="float">
            <text:p>$667,950.55</text:p>
          </table:table-cell>
          <table:table-cell table:style-name="ce11" table:formula="of:=([$costs.$F$10]*[.$B54])+([$costs.$G$10]*[.$B54])+(([$costs.$H$10]/1000)*[.G$2])" office:value-type="float" office:value="681554.4032" calcext:value-type="float">
            <text:p>$681,554.40</text:p>
          </table:table-cell>
          <table:table-cell table:style-name="ce11" table:formula="of:=([$costs.$F$10]*[.$B54])+([$costs.$G$10]*[.$B54])+(([$costs.$H$10]/1000)*[.H$2])" office:value-type="float" office:value="817592.9831" calcext:value-type="float">
            <text:p>$817,592.98</text:p>
          </table:table-cell>
          <table:table-cell table:style-name="ce11" table:formula="of:=([$costs.$F$10]*[.$B54])+([$costs.$G$10]*[.$B54])+(([$costs.$H$10]/1000)*[.I$2])" office:value-type="float" office:value="2177978.781" calcext:value-type="float">
            <text:p>$2,177,978.78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1]*[.$B63])+([$costs.$G$21]*[.$B63])+(([$costs.$H$21]/1000)*[.L$2])" office:value-type="float" office:value="826219.8307" calcext:value-type="float">
            <text:p>$826,219.83</text:p>
          </table:table-cell>
          <table:table-cell table:style-name="ce11" table:formula="of:=([$costs.$F$21]*[.$B63])+([$costs.$G$21]*[.$B63])+(([$costs.$H$21]/1000)*[.M$2])" office:value-type="float" office:value="826229.1758" calcext:value-type="float">
            <text:p>$826,229.18</text:p>
          </table:table-cell>
          <table:table-cell table:style-name="ce11" table:formula="of:=([$costs.$F$21]*[.$B63])+([$costs.$G$21]*[.$B63])+(([$costs.$H$21]/1000)*[.N$2])" office:value-type="float" office:value="826322.6266" calcext:value-type="float">
            <text:p>$826,322.63</text:p>
          </table:table-cell>
          <table:table-cell table:style-name="ce11" table:formula="of:=([$costs.$F$21]*[.$B63])+([$costs.$G$21]*[.$B63])+(([$costs.$H$21]/1000)*[.O$2])" office:value-type="float" office:value="827257.1348" calcext:value-type="float">
            <text:p>$827,257.13</text:p>
          </table:table-cell>
          <table:table-cell table:style-name="ce11" table:formula="of:=([$costs.$F$21]*[.$B63])+([$costs.$G$21]*[.$B63])+(([$costs.$H$21]/1000)*[.P$2])" office:value-type="float" office:value="836602.2162" calcext:value-type="float">
            <text:p>$836,602.22</text:p>
          </table:table-cell>
          <table:table-cell table:style-name="ce11" table:formula="of:=([$costs.$F$21]*[.$B63])+([$costs.$G$21]*[.$B63])+(([$costs.$H$21]/1000)*[.Q$2])" office:value-type="float" office:value="930053.0308" calcext:value-type="float">
            <text:p>$930,053.03</text:p>
          </table:table-cell>
          <table:table-cell table:style-name="ce11" table:formula="of:=([$costs.$F$21]*[.$B63])+([$costs.$G$21]*[.$B63])+(([$costs.$H$21]/1000)*[.R$2])" office:value-type="float" office:value="1864561.176" calcext:value-type="float">
            <text:p>$1,864,561.18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1]*[.$T54])+([$costs.$G$31]*[.$T54])+(([$costs.$H$31]/1000)*[.U$2])" office:value-type="float" office:value="609405.2959" calcext:value-type="float">
            <text:p>$609,405.30</text:p>
          </table:table-cell>
          <table:table-cell table:style-name="ce11" table:formula="of:=([$costs.$F$31]*[.$T54])+([$costs.$G$31]*[.$T54])+(([$costs.$H$31]/1000)*[.V$2])" office:value-type="float" office:value="609413.9301" calcext:value-type="float">
            <text:p>$609,413.93</text:p>
          </table:table-cell>
          <table:table-cell table:style-name="ce11" table:formula="of:=([$costs.$F$31]*[.$T54])+([$costs.$G$31]*[.$T54])+(([$costs.$H$31]/1000)*[.W$2])" office:value-type="float" office:value="609500.2726" calcext:value-type="float">
            <text:p>$609,500.27</text:p>
          </table:table-cell>
          <table:table-cell table:style-name="ce11" table:formula="of:=([$costs.$F$31]*[.$T54])+([$costs.$G$31]*[.$T54])+(([$costs.$H$31]/1000)*[.X$2])" office:value-type="float" office:value="610363.6975" calcext:value-type="float">
            <text:p>$610,363.70</text:p>
          </table:table-cell>
          <table:table-cell table:style-name="ce11" table:formula="of:=([$costs.$F$31]*[.$T54])+([$costs.$G$31]*[.$T54])+(([$costs.$H$31]/1000)*[.Y$2])" office:value-type="float" office:value="618997.9463" calcext:value-type="float">
            <text:p>$618,997.95</text:p>
          </table:table-cell>
          <table:table-cell table:style-name="ce11" table:formula="of:=([$costs.$F$31]*[.$T54])+([$costs.$G$31]*[.$T54])+(([$costs.$H$31]/1000)*[.Z$2])" office:value-type="float" office:value="705340.4341" calcext:value-type="float">
            <text:p>$705,340.43</text:p>
          </table:table-cell>
          <table:table-cell table:style-name="ce11" table:formula="of:=([$costs.$F$31]*[.$T54])+([$costs.$G$31]*[.$T54])+(([$costs.$H$31]/1000)*[.AA$2])" office:value-type="float" office:value="1568765.313" calcext:value-type="float">
            <text:p>$1,568,765.3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11]" office:value-type="string" office:string-value="x264 slow (Baseline)" calcext:value-type="string">
            <text:p>x264 slow (Baseline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2]" office:value-type="string" office:string-value="x265 slow" calcext:value-type="string">
            <text:p>x265 slow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33]" office:value-type="string" office:string-value="SVT-AV1 p04" calcext:value-type="string">
            <text:p>SVT-AV1 p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1]*[.$B57])+([$costs.$G$11]*[.$B57])+(([$costs.$H$11]/1000)*[.C$2])" office:value-type="float" office:value="2.202664875" calcext:value-type="float">
            <text:p>$2.20</text:p>
          </table:table-cell>
          <table:table-cell table:style-name="ce11" table:formula="of:=([$costs.$F$11]*[.$B57])+([$costs.$G$11]*[.$B57])+(([$costs.$H$11]/1000)*[.D$2])" office:value-type="float" office:value="15.16266488" calcext:value-type="float">
            <text:p>$15.16</text:p>
          </table:table-cell>
          <table:table-cell table:style-name="ce11" table:formula="of:=([$costs.$F$11]*[.$B57])+([$costs.$G$11]*[.$B57])+(([$costs.$H$11]/1000)*[.E$2])" office:value-type="float" office:value="144.7626649" calcext:value-type="float">
            <text:p>$144.76</text:p>
          </table:table-cell>
          <table:table-cell table:style-name="ce11" table:formula="of:=([$costs.$F$11]*[.$B57])+([$costs.$G$11]*[.$B57])+(([$costs.$H$11]/1000)*[.F$2])" office:value-type="float" office:value="1440.762665" calcext:value-type="float">
            <text:p>$1,440.76</text:p>
          </table:table-cell>
          <table:table-cell table:style-name="ce11" table:formula="of:=([$costs.$F$11]*[.$B57])+([$costs.$G$11]*[.$B57])+(([$costs.$H$11]/1000)*[.G$2])" office:value-type="float" office:value="14400.76266" calcext:value-type="float">
            <text:p>$14,400.76</text:p>
          </table:table-cell>
          <table:table-cell table:style-name="ce11" table:formula="of:=([$costs.$F$11]*[.$B57])+([$costs.$G$11]*[.$B57])+(([$costs.$H$11]/1000)*[.H$2])" office:value-type="float" office:value="144000.7627" calcext:value-type="float">
            <text:p>$144,000.76</text:p>
          </table:table-cell>
          <table:table-cell table:style-name="ce11" table:formula="of:=([$costs.$F$11]*[.$B57])+([$costs.$G$11]*[.$B57])+(([$costs.$H$11]/1000)*[.I$2])" office:value-type="float" office:value="1440000.763" calcext:value-type="float">
            <text:p>$1,440,000.7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2]*[.$B66])+([$costs.$G$22]*[.$B66])+(([$costs.$H$22]/1000)*[.L$2])" office:value-type="float" office:value="2.630422613" calcext:value-type="float">
            <text:p>$2.63</text:p>
          </table:table-cell>
          <table:table-cell table:style-name="ce11" table:formula="of:=([$costs.$F$22]*[.$B66])+([$costs.$G$22]*[.$B66])+(([$costs.$H$22]/1000)*[.M$2])" office:value-type="float" office:value="11.04391464" calcext:value-type="float">
            <text:p>$11.04</text:p>
          </table:table-cell>
          <table:table-cell table:style-name="ce11" table:formula="of:=([$costs.$F$22]*[.$B66])+([$costs.$G$22]*[.$B66])+(([$costs.$H$22]/1000)*[.N$2])" office:value-type="float" office:value="95.17883496" calcext:value-type="float">
            <text:p>$95.18</text:p>
          </table:table-cell>
          <table:table-cell table:style-name="ce11" table:formula="of:=([$costs.$F$22]*[.$B66])+([$costs.$G$22]*[.$B66])+(([$costs.$H$22]/1000)*[.O$2])" office:value-type="float" office:value="936.5280382" calcext:value-type="float">
            <text:p>$936.53</text:p>
          </table:table-cell>
          <table:table-cell table:style-name="ce11" table:formula="of:=([$costs.$F$22]*[.$B66])+([$costs.$G$22]*[.$B66])+(([$costs.$H$22]/1000)*[.P$2])" office:value-type="float" office:value="9350.02007" calcext:value-type="float">
            <text:p>$9,350.02</text:p>
          </table:table-cell>
          <table:table-cell table:style-name="ce11" table:formula="of:=([$costs.$F$22]*[.$B66])+([$costs.$G$22]*[.$B66])+(([$costs.$H$22]/1000)*[.Q$2])" office:value-type="float" office:value="93484.94039" calcext:value-type="float">
            <text:p>$93,484.94</text:p>
          </table:table-cell>
          <table:table-cell table:style-name="ce11" table:formula="of:=([$costs.$F$22]*[.$B66])+([$costs.$G$22]*[.$B66])+(([$costs.$H$22]/1000)*[.R$2])" office:value-type="float" office:value="934834.1436" calcext:value-type="float">
            <text:p>$934,834.1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33]*[.$T57])+([$costs.$G$33]*[.$T57])+(([$costs.$H$33]/1000)*[.U$2])" office:value-type="float" office:value="1.611151468" calcext:value-type="float">
            <text:p>$1.61</text:p>
          </table:table-cell>
          <table:table-cell table:style-name="ce11" table:formula="of:=([$costs.$F$33]*[.$T57])+([$costs.$G$33]*[.$T57])+(([$costs.$H$33]/1000)*[.V$2])" office:value-type="float" office:value="9.543397228" calcext:value-type="float">
            <text:p>$9.54</text:p>
          </table:table-cell>
          <table:table-cell table:style-name="ce11" table:formula="of:=([$costs.$F$33]*[.$T57])+([$costs.$G$33]*[.$T57])+(([$costs.$H$33]/1000)*[.W$2])" office:value-type="float" office:value="88.86585483" calcext:value-type="float">
            <text:p>$88.87</text:p>
          </table:table-cell>
          <table:table-cell table:style-name="ce11" table:formula="of:=([$costs.$F$33]*[.$T57])+([$costs.$G$33]*[.$T57])+(([$costs.$H$33]/1000)*[.X$2])" office:value-type="float" office:value="882.0904308" calcext:value-type="float">
            <text:p>$882.09</text:p>
          </table:table-cell>
          <table:table-cell table:style-name="ce11" table:formula="of:=([$costs.$F$33]*[.$T57])+([$costs.$G$33]*[.$T57])+(([$costs.$H$33]/1000)*[.Y$2])" office:value-type="float" office:value="8814.336191" calcext:value-type="float">
            <text:p>$8,814.34</text:p>
          </table:table-cell>
          <table:table-cell table:style-name="ce11" table:formula="of:=([$costs.$F$33]*[.$T57])+([$costs.$G$33]*[.$T57])+(([$costs.$H$33]/1000)*[.Z$2])" office:value-type="float" office:value="88136.79379" calcext:value-type="float">
            <text:p>$88,136.79</text:p>
          </table:table-cell>
          <table:table-cell table:style-name="ce11" table:formula="of:=([$costs.$F$33]*[.$T57])+([$costs.$G$33]*[.$T57])+(([$costs.$H$33]/1000)*[.AA$2])" office:value-type="float" office:value="881361.3698" calcext:value-type="float">
            <text:p>$881,361.3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1]*[.$B58])+([$costs.$G$11]*[.$B58])+(([$costs.$H$11]/1000)*[.C$2])" office:value-type="float" office:value="9.06664875" calcext:value-type="float">
            <text:p>$9.07</text:p>
          </table:table-cell>
          <table:table-cell table:style-name="ce11" table:formula="of:=([$costs.$F$11]*[.$B58])+([$costs.$G$11]*[.$B58])+(([$costs.$H$11]/1000)*[.D$2])" office:value-type="float" office:value="22.02664875" calcext:value-type="float">
            <text:p>$22.03</text:p>
          </table:table-cell>
          <table:table-cell table:style-name="ce11" table:formula="of:=([$costs.$F$11]*[.$B58])+([$costs.$G$11]*[.$B58])+(([$costs.$H$11]/1000)*[.E$2])" office:value-type="float" office:value="151.6266488" calcext:value-type="float">
            <text:p>$151.63</text:p>
          </table:table-cell>
          <table:table-cell table:style-name="ce11" table:formula="of:=([$costs.$F$11]*[.$B58])+([$costs.$G$11]*[.$B58])+(([$costs.$H$11]/1000)*[.F$2])" office:value-type="float" office:value="1447.626649" calcext:value-type="float">
            <text:p>$1,447.63</text:p>
          </table:table-cell>
          <table:table-cell table:style-name="ce11" table:formula="of:=([$costs.$F$11]*[.$B58])+([$costs.$G$11]*[.$B58])+(([$costs.$H$11]/1000)*[.G$2])" office:value-type="float" office:value="14407.62665" calcext:value-type="float">
            <text:p>$14,407.63</text:p>
          </table:table-cell>
          <table:table-cell table:style-name="ce11" table:formula="of:=([$costs.$F$11]*[.$B58])+([$costs.$G$11]*[.$B58])+(([$costs.$H$11]/1000)*[.H$2])" office:value-type="float" office:value="144007.6266" calcext:value-type="float">
            <text:p>$144,007.63</text:p>
          </table:table-cell>
          <table:table-cell table:style-name="ce11" table:formula="of:=([$costs.$F$11]*[.$B58])+([$costs.$G$11]*[.$B58])+(([$costs.$H$11]/1000)*[.I$2])" office:value-type="float" office:value="1440007.627" calcext:value-type="float">
            <text:p>$1,440,007.63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2]*[.$B67])+([$costs.$G$22]*[.$B67])+(([$costs.$H$22]/1000)*[.L$2])" office:value-type="float" office:value="17.8907341" calcext:value-type="float">
            <text:p>$17.89</text:p>
          </table:table-cell>
          <table:table-cell table:style-name="ce11" table:formula="of:=([$costs.$F$22]*[.$B67])+([$costs.$G$22]*[.$B67])+(([$costs.$H$22]/1000)*[.M$2])" office:value-type="float" office:value="26.30422613" calcext:value-type="float">
            <text:p>$26.30</text:p>
          </table:table-cell>
          <table:table-cell table:style-name="ce11" table:formula="of:=([$costs.$F$22]*[.$B67])+([$costs.$G$22]*[.$B67])+(([$costs.$H$22]/1000)*[.N$2])" office:value-type="float" office:value="110.4391464" calcext:value-type="float">
            <text:p>$110.44</text:p>
          </table:table-cell>
          <table:table-cell table:style-name="ce11" table:formula="of:=([$costs.$F$22]*[.$B67])+([$costs.$G$22]*[.$B67])+(([$costs.$H$22]/1000)*[.O$2])" office:value-type="float" office:value="951.7883496" calcext:value-type="float">
            <text:p>$951.79</text:p>
          </table:table-cell>
          <table:table-cell table:style-name="ce11" table:formula="of:=([$costs.$F$22]*[.$B67])+([$costs.$G$22]*[.$B67])+(([$costs.$H$22]/1000)*[.P$2])" office:value-type="float" office:value="9365.280382" calcext:value-type="float">
            <text:p>$9,365.28</text:p>
          </table:table-cell>
          <table:table-cell table:style-name="ce11" table:formula="of:=([$costs.$F$22]*[.$B67])+([$costs.$G$22]*[.$B67])+(([$costs.$H$22]/1000)*[.Q$2])" office:value-type="float" office:value="93500.2007" calcext:value-type="float">
            <text:p>$93,500.20</text:p>
          </table:table-cell>
          <table:table-cell table:style-name="ce11" table:formula="of:=([$costs.$F$22]*[.$B67])+([$costs.$G$22]*[.$B67])+(([$costs.$H$22]/1000)*[.R$2])" office:value-type="float" office:value="934849.4039" calcext:value-type="float">
            <text:p>$934,849.4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33]*[.$T58])+([$costs.$G$33]*[.$T58])+(([$costs.$H$33]/1000)*[.U$2])" office:value-type="float" office:value="8.179268921" calcext:value-type="float">
            <text:p>$8.18</text:p>
          </table:table-cell>
          <table:table-cell table:style-name="ce11" table:formula="of:=([$costs.$F$33]*[.$T58])+([$costs.$G$33]*[.$T58])+(([$costs.$H$33]/1000)*[.V$2])" office:value-type="float" office:value="16.11151468" calcext:value-type="float">
            <text:p>$16.11</text:p>
          </table:table-cell>
          <table:table-cell table:style-name="ce11" table:formula="of:=([$costs.$F$33]*[.$T58])+([$costs.$G$33]*[.$T58])+(([$costs.$H$33]/1000)*[.W$2])" office:value-type="float" office:value="95.43397228" calcext:value-type="float">
            <text:p>$95.43</text:p>
          </table:table-cell>
          <table:table-cell table:style-name="ce11" table:formula="of:=([$costs.$F$33]*[.$T58])+([$costs.$G$33]*[.$T58])+(([$costs.$H$33]/1000)*[.X$2])" office:value-type="float" office:value="888.6585483" calcext:value-type="float">
            <text:p>$888.66</text:p>
          </table:table-cell>
          <table:table-cell table:style-name="ce11" table:formula="of:=([$costs.$F$33]*[.$T58])+([$costs.$G$33]*[.$T58])+(([$costs.$H$33]/1000)*[.Y$2])" office:value-type="float" office:value="8820.904308" calcext:value-type="float">
            <text:p>$8,820.90</text:p>
          </table:table-cell>
          <table:table-cell table:style-name="ce11" table:formula="of:=([$costs.$F$33]*[.$T58])+([$costs.$G$33]*[.$T58])+(([$costs.$H$33]/1000)*[.Z$2])" office:value-type="float" office:value="88143.36191" calcext:value-type="float">
            <text:p>$88,143.36</text:p>
          </table:table-cell>
          <table:table-cell table:style-name="ce11" table:formula="of:=([$costs.$F$33]*[.$T58])+([$costs.$G$33]*[.$T58])+(([$costs.$H$33]/1000)*[.AA$2])" office:value-type="float" office:value="881367.9379" calcext:value-type="float">
            <text:p>$881,367.94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1]*[.$B59])+([$costs.$G$11]*[.$B59])+(([$costs.$H$11]/1000)*[.C$2])" office:value-type="float" office:value="77.7064875" calcext:value-type="float">
            <text:p>$77.71</text:p>
          </table:table-cell>
          <table:table-cell table:style-name="ce11" table:formula="of:=([$costs.$F$11]*[.$B59])+([$costs.$G$11]*[.$B59])+(([$costs.$H$11]/1000)*[.D$2])" office:value-type="float" office:value="90.6664875" calcext:value-type="float">
            <text:p>$90.67</text:p>
          </table:table-cell>
          <table:table-cell table:style-name="ce11" table:formula="of:=([$costs.$F$11]*[.$B59])+([$costs.$G$11]*[.$B59])+(([$costs.$H$11]/1000)*[.E$2])" office:value-type="float" office:value="220.2664875" calcext:value-type="float">
            <text:p>$220.27</text:p>
          </table:table-cell>
          <table:table-cell table:style-name="ce11" table:formula="of:=([$costs.$F$11]*[.$B59])+([$costs.$G$11]*[.$B59])+(([$costs.$H$11]/1000)*[.F$2])" office:value-type="float" office:value="1516.266488" calcext:value-type="float">
            <text:p>$1,516.27</text:p>
          </table:table-cell>
          <table:table-cell table:style-name="ce11" table:formula="of:=([$costs.$F$11]*[.$B59])+([$costs.$G$11]*[.$B59])+(([$costs.$H$11]/1000)*[.G$2])" office:value-type="float" office:value="14476.26649" calcext:value-type="float">
            <text:p>$14,476.27</text:p>
          </table:table-cell>
          <table:table-cell table:style-name="ce11" table:formula="of:=([$costs.$F$11]*[.$B59])+([$costs.$G$11]*[.$B59])+(([$costs.$H$11]/1000)*[.H$2])" office:value-type="float" office:value="144076.2665" calcext:value-type="float">
            <text:p>$144,076.27</text:p>
          </table:table-cell>
          <table:table-cell table:style-name="ce11" table:formula="of:=([$costs.$F$11]*[.$B59])+([$costs.$G$11]*[.$B59])+(([$costs.$H$11]/1000)*[.I$2])" office:value-type="float" office:value="1440076.266" calcext:value-type="float">
            <text:p>$1,440,076.27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2]*[.$B68])+([$costs.$G$22]*[.$B68])+(([$costs.$H$22]/1000)*[.L$2])" office:value-type="float" office:value="170.4938489" calcext:value-type="float">
            <text:p>$170.49</text:p>
          </table:table-cell>
          <table:table-cell table:style-name="ce11" table:formula="of:=([$costs.$F$22]*[.$B68])+([$costs.$G$22]*[.$B68])+(([$costs.$H$22]/1000)*[.M$2])" office:value-type="float" office:value="178.907341" calcext:value-type="float">
            <text:p>$178.91</text:p>
          </table:table-cell>
          <table:table-cell table:style-name="ce11" table:formula="of:=([$costs.$F$22]*[.$B68])+([$costs.$G$22]*[.$B68])+(([$costs.$H$22]/1000)*[.N$2])" office:value-type="float" office:value="263.0422613" calcext:value-type="float">
            <text:p>$263.04</text:p>
          </table:table-cell>
          <table:table-cell table:style-name="ce11" table:formula="of:=([$costs.$F$22]*[.$B68])+([$costs.$G$22]*[.$B68])+(([$costs.$H$22]/1000)*[.O$2])" office:value-type="float" office:value="1104.391464" calcext:value-type="float">
            <text:p>$1,104.39</text:p>
          </table:table-cell>
          <table:table-cell table:style-name="ce11" table:formula="of:=([$costs.$F$22]*[.$B68])+([$costs.$G$22]*[.$B68])+(([$costs.$H$22]/1000)*[.P$2])" office:value-type="float" office:value="9517.883496" calcext:value-type="float">
            <text:p>$9,517.88</text:p>
          </table:table-cell>
          <table:table-cell table:style-name="ce11" table:formula="of:=([$costs.$F$22]*[.$B68])+([$costs.$G$22]*[.$B68])+(([$costs.$H$22]/1000)*[.Q$2])" office:value-type="float" office:value="93652.80382" calcext:value-type="float">
            <text:p>$93,652.80</text:p>
          </table:table-cell>
          <table:table-cell table:style-name="ce11" table:formula="of:=([$costs.$F$22]*[.$B68])+([$costs.$G$22]*[.$B68])+(([$costs.$H$22]/1000)*[.R$2])" office:value-type="float" office:value="935002.007" calcext:value-type="float">
            <text:p>$935,002.01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33]*[.$T59])+([$costs.$G$33]*[.$T59])+(([$costs.$H$33]/1000)*[.U$2])" office:value-type="float" office:value="73.86044345" calcext:value-type="float">
            <text:p>$73.86</text:p>
          </table:table-cell>
          <table:table-cell table:style-name="ce11" table:formula="of:=([$costs.$F$33]*[.$T59])+([$costs.$G$33]*[.$T59])+(([$costs.$H$33]/1000)*[.V$2])" office:value-type="float" office:value="81.79268921" calcext:value-type="float">
            <text:p>$81.79</text:p>
          </table:table-cell>
          <table:table-cell table:style-name="ce11" table:formula="of:=([$costs.$F$33]*[.$T59])+([$costs.$G$33]*[.$T59])+(([$costs.$H$33]/1000)*[.W$2])" office:value-type="float" office:value="161.1151468" calcext:value-type="float">
            <text:p>$161.12</text:p>
          </table:table-cell>
          <table:table-cell table:style-name="ce11" table:formula="of:=([$costs.$F$33]*[.$T59])+([$costs.$G$33]*[.$T59])+(([$costs.$H$33]/1000)*[.X$2])" office:value-type="float" office:value="954.3397228" calcext:value-type="float">
            <text:p>$954.34</text:p>
          </table:table-cell>
          <table:table-cell table:style-name="ce11" table:formula="of:=([$costs.$F$33]*[.$T59])+([$costs.$G$33]*[.$T59])+(([$costs.$H$33]/1000)*[.Y$2])" office:value-type="float" office:value="8886.585483" calcext:value-type="float">
            <text:p>$8,886.59</text:p>
          </table:table-cell>
          <table:table-cell table:style-name="ce11" table:formula="of:=([$costs.$F$33]*[.$T59])+([$costs.$G$33]*[.$T59])+(([$costs.$H$33]/1000)*[.Z$2])" office:value-type="float" office:value="88209.04308" calcext:value-type="float">
            <text:p>$88,209.04</text:p>
          </table:table-cell>
          <table:table-cell table:style-name="ce11" table:formula="of:=([$costs.$F$33]*[.$T59])+([$costs.$G$33]*[.$T59])+(([$costs.$H$33]/1000)*[.AA$2])" office:value-type="float" office:value="881433.6191" calcext:value-type="float">
            <text:p>$881,433.6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1]*[.$B60])+([$costs.$G$11]*[.$B60])+(([$costs.$H$11]/1000)*[.C$2])" office:value-type="float" office:value="764.104875" calcext:value-type="float">
            <text:p>$764.10</text:p>
          </table:table-cell>
          <table:table-cell table:style-name="ce11" table:formula="of:=([$costs.$F$11]*[.$B60])+([$costs.$G$11]*[.$B60])+(([$costs.$H$11]/1000)*[.D$2])" office:value-type="float" office:value="777.064875" calcext:value-type="float">
            <text:p>$777.06</text:p>
          </table:table-cell>
          <table:table-cell table:style-name="ce11" table:formula="of:=([$costs.$F$11]*[.$B60])+([$costs.$G$11]*[.$B60])+(([$costs.$H$11]/1000)*[.E$2])" office:value-type="float" office:value="906.664875" calcext:value-type="float">
            <text:p>$906.66</text:p>
          </table:table-cell>
          <table:table-cell table:style-name="ce11" table:formula="of:=([$costs.$F$11]*[.$B60])+([$costs.$G$11]*[.$B60])+(([$costs.$H$11]/1000)*[.F$2])" office:value-type="float" office:value="2202.664875" calcext:value-type="float">
            <text:p>$2,202.66</text:p>
          </table:table-cell>
          <table:table-cell table:style-name="ce11" table:formula="of:=([$costs.$F$11]*[.$B60])+([$costs.$G$11]*[.$B60])+(([$costs.$H$11]/1000)*[.G$2])" office:value-type="float" office:value="15162.66488" calcext:value-type="float">
            <text:p>$15,162.66</text:p>
          </table:table-cell>
          <table:table-cell table:style-name="ce11" table:formula="of:=([$costs.$F$11]*[.$B60])+([$costs.$G$11]*[.$B60])+(([$costs.$H$11]/1000)*[.H$2])" office:value-type="float" office:value="144762.6649" calcext:value-type="float">
            <text:p>$144,762.66</text:p>
          </table:table-cell>
          <table:table-cell table:style-name="ce11" table:formula="of:=([$costs.$F$11]*[.$B60])+([$costs.$G$11]*[.$B60])+(([$costs.$H$11]/1000)*[.I$2])" office:value-type="float" office:value="1440762.665" calcext:value-type="float">
            <text:p>$1,440,762.67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2]*[.$B69])+([$costs.$G$22]*[.$B69])+(([$costs.$H$22]/1000)*[.L$2])" office:value-type="float" office:value="1696.524997" calcext:value-type="float">
            <text:p>$1,696.52</text:p>
          </table:table-cell>
          <table:table-cell table:style-name="ce11" table:formula="of:=([$costs.$F$22]*[.$B69])+([$costs.$G$22]*[.$B69])+(([$costs.$H$22]/1000)*[.M$2])" office:value-type="float" office:value="1704.938489" calcext:value-type="float">
            <text:p>$1,704.94</text:p>
          </table:table-cell>
          <table:table-cell table:style-name="ce11" table:formula="of:=([$costs.$F$22]*[.$B69])+([$costs.$G$22]*[.$B69])+(([$costs.$H$22]/1000)*[.N$2])" office:value-type="float" office:value="1789.07341" calcext:value-type="float">
            <text:p>$1,789.07</text:p>
          </table:table-cell>
          <table:table-cell table:style-name="ce11" table:formula="of:=([$costs.$F$22]*[.$B69])+([$costs.$G$22]*[.$B69])+(([$costs.$H$22]/1000)*[.O$2])" office:value-type="float" office:value="2630.422613" calcext:value-type="float">
            <text:p>$2,630.42</text:p>
          </table:table-cell>
          <table:table-cell table:style-name="ce11" table:formula="of:=([$costs.$F$22]*[.$B69])+([$costs.$G$22]*[.$B69])+(([$costs.$H$22]/1000)*[.P$2])" office:value-type="float" office:value="11043.91464" calcext:value-type="float">
            <text:p>$11,043.91</text:p>
          </table:table-cell>
          <table:table-cell table:style-name="ce11" table:formula="of:=([$costs.$F$22]*[.$B69])+([$costs.$G$22]*[.$B69])+(([$costs.$H$22]/1000)*[.Q$2])" office:value-type="float" office:value="95178.83496" calcext:value-type="float">
            <text:p>$95,178.83</text:p>
          </table:table-cell>
          <table:table-cell table:style-name="ce11" table:formula="of:=([$costs.$F$22]*[.$B69])+([$costs.$G$22]*[.$B69])+(([$costs.$H$22]/1000)*[.R$2])" office:value-type="float" office:value="936528.0382" calcext:value-type="float">
            <text:p>$936,528.04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33]*[.$T60])+([$costs.$G$33]*[.$T60])+(([$costs.$H$33]/1000)*[.U$2])" office:value-type="float" office:value="730.6721888" calcext:value-type="float">
            <text:p>$730.67</text:p>
          </table:table-cell>
          <table:table-cell table:style-name="ce11" table:formula="of:=([$costs.$F$33]*[.$T60])+([$costs.$G$33]*[.$T60])+(([$costs.$H$33]/1000)*[.V$2])" office:value-type="float" office:value="738.6044345" calcext:value-type="float">
            <text:p>$738.60</text:p>
          </table:table-cell>
          <table:table-cell table:style-name="ce11" table:formula="of:=([$costs.$F$33]*[.$T60])+([$costs.$G$33]*[.$T60])+(([$costs.$H$33]/1000)*[.W$2])" office:value-type="float" office:value="817.9268921" calcext:value-type="float">
            <text:p>$817.93</text:p>
          </table:table-cell>
          <table:table-cell table:style-name="ce11" table:formula="of:=([$costs.$F$33]*[.$T60])+([$costs.$G$33]*[.$T60])+(([$costs.$H$33]/1000)*[.X$2])" office:value-type="float" office:value="1611.151468" calcext:value-type="float">
            <text:p>$1,611.15</text:p>
          </table:table-cell>
          <table:table-cell table:style-name="ce11" table:formula="of:=([$costs.$F$33]*[.$T60])+([$costs.$G$33]*[.$T60])+(([$costs.$H$33]/1000)*[.Y$2])" office:value-type="float" office:value="9543.397228" calcext:value-type="float">
            <text:p>$9,543.40</text:p>
          </table:table-cell>
          <table:table-cell table:style-name="ce11" table:formula="of:=([$costs.$F$33]*[.$T60])+([$costs.$G$33]*[.$T60])+(([$costs.$H$33]/1000)*[.Z$2])" office:value-type="float" office:value="88865.85483" calcext:value-type="float">
            <text:p>$88,865.85</text:p>
          </table:table-cell>
          <table:table-cell table:style-name="ce11" table:formula="of:=([$costs.$F$33]*[.$T60])+([$costs.$G$33]*[.$T60])+(([$costs.$H$33]/1000)*[.AA$2])" office:value-type="float" office:value="882090.4308" calcext:value-type="float">
            <text:p>$882,090.4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1]*[.$B61])+([$costs.$G$11]*[.$B61])+(([$costs.$H$11]/1000)*[.C$2])" office:value-type="float" office:value="7628.08875" calcext:value-type="float">
            <text:p>$7,628.09</text:p>
          </table:table-cell>
          <table:table-cell table:style-name="ce11" table:formula="of:=([$costs.$F$11]*[.$B61])+([$costs.$G$11]*[.$B61])+(([$costs.$H$11]/1000)*[.D$2])" office:value-type="float" office:value="7641.04875" calcext:value-type="float">
            <text:p>$7,641.05</text:p>
          </table:table-cell>
          <table:table-cell table:style-name="ce11" table:formula="of:=([$costs.$F$11]*[.$B61])+([$costs.$G$11]*[.$B61])+(([$costs.$H$11]/1000)*[.E$2])" office:value-type="float" office:value="7770.64875" calcext:value-type="float">
            <text:p>$7,770.65</text:p>
          </table:table-cell>
          <table:table-cell table:style-name="ce11" table:formula="of:=([$costs.$F$11]*[.$B61])+([$costs.$G$11]*[.$B61])+(([$costs.$H$11]/1000)*[.F$2])" office:value-type="float" office:value="9066.64875" calcext:value-type="float">
            <text:p>$9,066.65</text:p>
          </table:table-cell>
          <table:table-cell table:style-name="ce11" table:formula="of:=([$costs.$F$11]*[.$B61])+([$costs.$G$11]*[.$B61])+(([$costs.$H$11]/1000)*[.G$2])" office:value-type="float" office:value="22026.64875" calcext:value-type="float">
            <text:p>$22,026.65</text:p>
          </table:table-cell>
          <table:table-cell table:style-name="ce11" table:formula="of:=([$costs.$F$11]*[.$B61])+([$costs.$G$11]*[.$B61])+(([$costs.$H$11]/1000)*[.H$2])" office:value-type="float" office:value="151626.6488" calcext:value-type="float">
            <text:p>$151,626.65</text:p>
          </table:table-cell>
          <table:table-cell table:style-name="ce11" table:formula="of:=([$costs.$F$11]*[.$B61])+([$costs.$G$11]*[.$B61])+(([$costs.$H$11]/1000)*[.I$2])" office:value-type="float" office:value="1447626.649" calcext:value-type="float">
            <text:p>$1,447,626.65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2]*[.$B70])+([$costs.$G$22]*[.$B70])+(([$costs.$H$22]/1000)*[.L$2])" office:value-type="float" office:value="16956.83648" calcext:value-type="float">
            <text:p>$16,956.84</text:p>
          </table:table-cell>
          <table:table-cell table:style-name="ce11" table:formula="of:=([$costs.$F$22]*[.$B70])+([$costs.$G$22]*[.$B70])+(([$costs.$H$22]/1000)*[.M$2])" office:value-type="float" office:value="16965.24997" calcext:value-type="float">
            <text:p>$16,965.25</text:p>
          </table:table-cell>
          <table:table-cell table:style-name="ce11" table:formula="of:=([$costs.$F$22]*[.$B70])+([$costs.$G$22]*[.$B70])+(([$costs.$H$22]/1000)*[.N$2])" office:value-type="float" office:value="17049.38489" calcext:value-type="float">
            <text:p>$17,049.38</text:p>
          </table:table-cell>
          <table:table-cell table:style-name="ce11" table:formula="of:=([$costs.$F$22]*[.$B70])+([$costs.$G$22]*[.$B70])+(([$costs.$H$22]/1000)*[.O$2])" office:value-type="float" office:value="17890.7341" calcext:value-type="float">
            <text:p>$17,890.73</text:p>
          </table:table-cell>
          <table:table-cell table:style-name="ce11" table:formula="of:=([$costs.$F$22]*[.$B70])+([$costs.$G$22]*[.$B70])+(([$costs.$H$22]/1000)*[.P$2])" office:value-type="float" office:value="26304.22613" calcext:value-type="float">
            <text:p>$26,304.23</text:p>
          </table:table-cell>
          <table:table-cell table:style-name="ce11" table:formula="of:=([$costs.$F$22]*[.$B70])+([$costs.$G$22]*[.$B70])+(([$costs.$H$22]/1000)*[.Q$2])" office:value-type="float" office:value="110439.1464" calcext:value-type="float">
            <text:p>$110,439.15</text:p>
          </table:table-cell>
          <table:table-cell table:style-name="ce11" table:formula="of:=([$costs.$F$22]*[.$B70])+([$costs.$G$22]*[.$B70])+(([$costs.$H$22]/1000)*[.R$2])" office:value-type="float" office:value="951788.3496" calcext:value-type="float">
            <text:p>$951,788.35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3]*[.$T61])+([$costs.$G$33]*[.$T61])+(([$costs.$H$33]/1000)*[.U$2])" office:value-type="float" office:value="7298.789642" calcext:value-type="float">
            <text:p>$7,298.79</text:p>
          </table:table-cell>
          <table:table-cell table:style-name="ce11" table:formula="of:=([$costs.$F$33]*[.$T61])+([$costs.$G$33]*[.$T61])+(([$costs.$H$33]/1000)*[.V$2])" office:value-type="float" office:value="7306.721888" calcext:value-type="float">
            <text:p>$7,306.72</text:p>
          </table:table-cell>
          <table:table-cell table:style-name="ce11" table:formula="of:=([$costs.$F$33]*[.$T61])+([$costs.$G$33]*[.$T61])+(([$costs.$H$33]/1000)*[.W$2])" office:value-type="float" office:value="7386.044345" calcext:value-type="float">
            <text:p>$7,386.04</text:p>
          </table:table-cell>
          <table:table-cell table:style-name="ce11" table:formula="of:=([$costs.$F$33]*[.$T61])+([$costs.$G$33]*[.$T61])+(([$costs.$H$33]/1000)*[.X$2])" office:value-type="float" office:value="8179.268921" calcext:value-type="float">
            <text:p>$8,179.27</text:p>
          </table:table-cell>
          <table:table-cell table:style-name="ce11" table:formula="of:=([$costs.$F$33]*[.$T61])+([$costs.$G$33]*[.$T61])+(([$costs.$H$33]/1000)*[.Y$2])" office:value-type="float" office:value="16111.51468" calcext:value-type="float">
            <text:p>$16,111.51</text:p>
          </table:table-cell>
          <table:table-cell table:style-name="ce11" table:formula="of:=([$costs.$F$33]*[.$T61])+([$costs.$G$33]*[.$T61])+(([$costs.$H$33]/1000)*[.Z$2])" office:value-type="float" office:value="95433.97228" calcext:value-type="float">
            <text:p>$95,433.97</text:p>
          </table:table-cell>
          <table:table-cell table:style-name="ce11" table:formula="of:=([$costs.$F$33]*[.$T61])+([$costs.$G$33]*[.$T61])+(([$costs.$H$33]/1000)*[.AA$2])" office:value-type="float" office:value="888658.5483" calcext:value-type="float">
            <text:p>$888,658.5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1]*[.$B62])+([$costs.$G$11]*[.$B62])+(([$costs.$H$11]/1000)*[.C$2])" office:value-type="float" office:value="76267.9275" calcext:value-type="float">
            <text:p>$76,267.93</text:p>
          </table:table-cell>
          <table:table-cell table:style-name="ce11" table:formula="of:=([$costs.$F$11]*[.$B62])+([$costs.$G$11]*[.$B62])+(([$costs.$H$11]/1000)*[.D$2])" office:value-type="float" office:value="76280.8875" calcext:value-type="float">
            <text:p>$76,280.89</text:p>
          </table:table-cell>
          <table:table-cell table:style-name="ce11" table:formula="of:=([$costs.$F$11]*[.$B62])+([$costs.$G$11]*[.$B62])+(([$costs.$H$11]/1000)*[.E$2])" office:value-type="float" office:value="76410.4875" calcext:value-type="float">
            <text:p>$76,410.49</text:p>
          </table:table-cell>
          <table:table-cell table:style-name="ce11" table:formula="of:=([$costs.$F$11]*[.$B62])+([$costs.$G$11]*[.$B62])+(([$costs.$H$11]/1000)*[.F$2])" office:value-type="float" office:value="77706.4875" calcext:value-type="float">
            <text:p>$77,706.49</text:p>
          </table:table-cell>
          <table:table-cell table:style-name="ce11" table:formula="of:=([$costs.$F$11]*[.$B62])+([$costs.$G$11]*[.$B62])+(([$costs.$H$11]/1000)*[.G$2])" office:value-type="float" office:value="90666.4875" calcext:value-type="float">
            <text:p>$90,666.49</text:p>
          </table:table-cell>
          <table:table-cell table:style-name="ce11" table:formula="of:=([$costs.$F$11]*[.$B62])+([$costs.$G$11]*[.$B62])+(([$costs.$H$11]/1000)*[.H$2])" office:value-type="float" office:value="220266.4875" calcext:value-type="float">
            <text:p>$220,266.49</text:p>
          </table:table-cell>
          <table:table-cell table:style-name="ce11" table:formula="of:=([$costs.$F$11]*[.$B62])+([$costs.$G$11]*[.$B62])+(([$costs.$H$11]/1000)*[.I$2])" office:value-type="float" office:value="1516266.488" calcext:value-type="float">
            <text:p>$1,516,266.49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2]*[.$B71])+([$costs.$G$22]*[.$B71])+(([$costs.$H$22]/1000)*[.L$2])" office:value-type="float" office:value="169559.9513" calcext:value-type="float">
            <text:p>$169,559.95</text:p>
          </table:table-cell>
          <table:table-cell table:style-name="ce11" table:formula="of:=([$costs.$F$22]*[.$B71])+([$costs.$G$22]*[.$B71])+(([$costs.$H$22]/1000)*[.M$2])" office:value-type="float" office:value="169568.3648" calcext:value-type="float">
            <text:p>$169,568.36</text:p>
          </table:table-cell>
          <table:table-cell table:style-name="ce11" table:formula="of:=([$costs.$F$22]*[.$B71])+([$costs.$G$22]*[.$B71])+(([$costs.$H$22]/1000)*[.N$2])" office:value-type="float" office:value="169652.4997" calcext:value-type="float">
            <text:p>$169,652.50</text:p>
          </table:table-cell>
          <table:table-cell table:style-name="ce11" table:formula="of:=([$costs.$F$22]*[.$B71])+([$costs.$G$22]*[.$B71])+(([$costs.$H$22]/1000)*[.O$2])" office:value-type="float" office:value="170493.8489" calcext:value-type="float">
            <text:p>$170,493.85</text:p>
          </table:table-cell>
          <table:table-cell table:style-name="ce11" table:formula="of:=([$costs.$F$22]*[.$B71])+([$costs.$G$22]*[.$B71])+(([$costs.$H$22]/1000)*[.P$2])" office:value-type="float" office:value="178907.341" calcext:value-type="float">
            <text:p>$178,907.34</text:p>
          </table:table-cell>
          <table:table-cell table:style-name="ce11" table:formula="of:=([$costs.$F$22]*[.$B71])+([$costs.$G$22]*[.$B71])+(([$costs.$H$22]/1000)*[.Q$2])" office:value-type="float" office:value="263042.2613" calcext:value-type="float">
            <text:p>$263,042.26</text:p>
          </table:table-cell>
          <table:table-cell table:style-name="ce11" table:formula="of:=([$costs.$F$22]*[.$B71])+([$costs.$G$22]*[.$B71])+(([$costs.$H$22]/1000)*[.R$2])" office:value-type="float" office:value="1104391.464" calcext:value-type="float">
            <text:p>$1,104,391.4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3]*[.$T62])+([$costs.$G$33]*[.$T62])+(([$costs.$H$33]/1000)*[.U$2])" office:value-type="float" office:value="72979.96417" calcext:value-type="float">
            <text:p>$72,979.96</text:p>
          </table:table-cell>
          <table:table-cell table:style-name="ce11" table:formula="of:=([$costs.$F$33]*[.$T62])+([$costs.$G$33]*[.$T62])+(([$costs.$H$33]/1000)*[.V$2])" office:value-type="float" office:value="72987.89642" calcext:value-type="float">
            <text:p>$72,987.90</text:p>
          </table:table-cell>
          <table:table-cell table:style-name="ce11" table:formula="of:=([$costs.$F$33]*[.$T62])+([$costs.$G$33]*[.$T62])+(([$costs.$H$33]/1000)*[.W$2])" office:value-type="float" office:value="73067.21888" calcext:value-type="float">
            <text:p>$73,067.22</text:p>
          </table:table-cell>
          <table:table-cell table:style-name="ce11" table:formula="of:=([$costs.$F$33]*[.$T62])+([$costs.$G$33]*[.$T62])+(([$costs.$H$33]/1000)*[.X$2])" office:value-type="float" office:value="73860.44345" calcext:value-type="float">
            <text:p>$73,860.44</text:p>
          </table:table-cell>
          <table:table-cell table:style-name="ce11" table:formula="of:=([$costs.$F$33]*[.$T62])+([$costs.$G$33]*[.$T62])+(([$costs.$H$33]/1000)*[.Y$2])" office:value-type="float" office:value="81792.68921" calcext:value-type="float">
            <text:p>$81,792.69</text:p>
          </table:table-cell>
          <table:table-cell table:style-name="ce11" table:formula="of:=([$costs.$F$33]*[.$T62])+([$costs.$G$33]*[.$T62])+(([$costs.$H$33]/1000)*[.Z$2])" office:value-type="float" office:value="161115.1468" calcext:value-type="float">
            <text:p>$161,115.15</text:p>
          </table:table-cell>
          <table:table-cell table:style-name="ce11" table:formula="of:=([$costs.$F$33]*[.$T62])+([$costs.$G$33]*[.$T62])+(([$costs.$H$33]/1000)*[.AA$2])" office:value-type="float" office:value="954339.7228" calcext:value-type="float">
            <text:p>$954,339.7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1]*[.$B63])+([$costs.$G$11]*[.$B63])+(([$costs.$H$11]/1000)*[.C$2])" office:value-type="float" office:value="762666.315" calcext:value-type="float">
            <text:p>$762,666.32</text:p>
          </table:table-cell>
          <table:table-cell table:style-name="ce11" table:formula="of:=([$costs.$F$11]*[.$B63])+([$costs.$G$11]*[.$B63])+(([$costs.$H$11]/1000)*[.D$2])" office:value-type="float" office:value="762679.275" calcext:value-type="float">
            <text:p>$762,679.28</text:p>
          </table:table-cell>
          <table:table-cell table:style-name="ce11" table:formula="of:=([$costs.$F$11]*[.$B63])+([$costs.$G$11]*[.$B63])+(([$costs.$H$11]/1000)*[.E$2])" office:value-type="float" office:value="762808.875" calcext:value-type="float">
            <text:p>$762,808.88</text:p>
          </table:table-cell>
          <table:table-cell table:style-name="ce11" table:formula="of:=([$costs.$F$11]*[.$B63])+([$costs.$G$11]*[.$B63])+(([$costs.$H$11]/1000)*[.F$2])" office:value-type="float" office:value="764104.875" calcext:value-type="float">
            <text:p>$764,104.88</text:p>
          </table:table-cell>
          <table:table-cell table:style-name="ce11" table:formula="of:=([$costs.$F$11]*[.$B63])+([$costs.$G$11]*[.$B63])+(([$costs.$H$11]/1000)*[.G$2])" office:value-type="float" office:value="777064.875" calcext:value-type="float">
            <text:p>$777,064.88</text:p>
          </table:table-cell>
          <table:table-cell table:style-name="ce11" table:formula="of:=([$costs.$F$11]*[.$B63])+([$costs.$G$11]*[.$B63])+(([$costs.$H$11]/1000)*[.H$2])" office:value-type="float" office:value="906664.875" calcext:value-type="float">
            <text:p>$906,664.88</text:p>
          </table:table-cell>
          <table:table-cell table:style-name="ce11" table:formula="of:=([$costs.$F$11]*[.$B63])+([$costs.$G$11]*[.$B63])+(([$costs.$H$11]/1000)*[.I$2])" office:value-type="float" office:value="2202664.875" calcext:value-type="float">
            <text:p>$2,202,664.88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2]*[.$B72])+([$costs.$G$22]*[.$B72])+(([$costs.$H$22]/1000)*[.L$2])" office:value-type="float" office:value="1695591.1" calcext:value-type="float">
            <text:p>$1,695,591.10</text:p>
          </table:table-cell>
          <table:table-cell table:style-name="ce11" table:formula="of:=([$costs.$F$22]*[.$B72])+([$costs.$G$22]*[.$B72])+(([$costs.$H$22]/1000)*[.M$2])" office:value-type="float" office:value="1695599.513" calcext:value-type="float">
            <text:p>$1,695,599.51</text:p>
          </table:table-cell>
          <table:table-cell table:style-name="ce11" table:formula="of:=([$costs.$F$22]*[.$B72])+([$costs.$G$22]*[.$B72])+(([$costs.$H$22]/1000)*[.N$2])" office:value-type="float" office:value="1695683.648" calcext:value-type="float">
            <text:p>$1,695,683.65</text:p>
          </table:table-cell>
          <table:table-cell table:style-name="ce11" table:formula="of:=([$costs.$F$22]*[.$B72])+([$costs.$G$22]*[.$B72])+(([$costs.$H$22]/1000)*[.O$2])" office:value-type="float" office:value="1696524.997" calcext:value-type="float">
            <text:p>$1,696,525.00</text:p>
          </table:table-cell>
          <table:table-cell table:style-name="ce11" table:formula="of:=([$costs.$F$22]*[.$B72])+([$costs.$G$22]*[.$B72])+(([$costs.$H$22]/1000)*[.P$2])" office:value-type="float" office:value="1704938.489" calcext:value-type="float">
            <text:p>$1,704,938.49</text:p>
          </table:table-cell>
          <table:table-cell table:style-name="ce11" table:formula="of:=([$costs.$F$22]*[.$B72])+([$costs.$G$22]*[.$B72])+(([$costs.$H$22]/1000)*[.Q$2])" office:value-type="float" office:value="1789073.41" calcext:value-type="float">
            <text:p>$1,789,073.41</text:p>
          </table:table-cell>
          <table:table-cell table:style-name="ce11" table:formula="of:=([$costs.$F$22]*[.$B72])+([$costs.$G$22]*[.$B72])+(([$costs.$H$22]/1000)*[.R$2])" office:value-type="float" office:value="2630422.613" calcext:value-type="float">
            <text:p>$2,630,422.61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3]*[.$T63])+([$costs.$G$33]*[.$T63])+(([$costs.$H$33]/1000)*[.U$2])" office:value-type="float" office:value="729791.7095" calcext:value-type="float">
            <text:p>$729,791.71</text:p>
          </table:table-cell>
          <table:table-cell table:style-name="ce11" table:formula="of:=([$costs.$F$33]*[.$T63])+([$costs.$G$33]*[.$T63])+(([$costs.$H$33]/1000)*[.V$2])" office:value-type="float" office:value="729799.6417" calcext:value-type="float">
            <text:p>$729,799.64</text:p>
          </table:table-cell>
          <table:table-cell table:style-name="ce11" table:formula="of:=([$costs.$F$33]*[.$T63])+([$costs.$G$33]*[.$T63])+(([$costs.$H$33]/1000)*[.W$2])" office:value-type="float" office:value="729878.9642" calcext:value-type="float">
            <text:p>$729,878.96</text:p>
          </table:table-cell>
          <table:table-cell table:style-name="ce11" table:formula="of:=([$costs.$F$33]*[.$T63])+([$costs.$G$33]*[.$T63])+(([$costs.$H$33]/1000)*[.X$2])" office:value-type="float" office:value="730672.1888" calcext:value-type="float">
            <text:p>$730,672.19</text:p>
          </table:table-cell>
          <table:table-cell table:style-name="ce11" table:formula="of:=([$costs.$F$33]*[.$T63])+([$costs.$G$33]*[.$T63])+(([$costs.$H$33]/1000)*[.Y$2])" office:value-type="float" office:value="738604.4345" calcext:value-type="float">
            <text:p>$738,604.43</text:p>
          </table:table-cell>
          <table:table-cell table:style-name="ce11" table:formula="of:=([$costs.$F$33]*[.$T63])+([$costs.$G$33]*[.$T63])+(([$costs.$H$33]/1000)*[.Z$2])" office:value-type="float" office:value="817926.8921" calcext:value-type="float">
            <text:p>$817,926.89</text:p>
          </table:table-cell>
          <table:table-cell table:style-name="ce11" table:formula="of:=([$costs.$F$33]*[.$T63])+([$costs.$G$33]*[.$T63])+(([$costs.$H$33]/1000)*[.AA$2])" office:value-type="float" office:value="1611151.468" calcext:value-type="float">
            <text:p>$1,611,151.47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$costs.B12]" office:value-type="string" office:string-value="x264 slower" calcext:value-type="string">
            <text:p>x264 slow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23]" office:value-type="string" office:string-value="x265 slower" calcext:value-type="string">
            <text:p>x265 slowe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/>
          <table:table-cell table:style-name="ce1" table:formula="of:=[$costs.B34]" office:value-type="string" office:string-value="SVT-AV1 p03" calcext:value-type="string">
            <text:p>SVT-AV1 p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12]*[.$B66])+([$costs.$G$12]*[.$B66])+(([$costs.$H$12]/1000)*[.C$2])" office:value-type="float" office:value="2.328625996" calcext:value-type="float">
            <text:p>$2.33</text:p>
          </table:table-cell>
          <table:table-cell table:style-name="ce11" table:formula="of:=([$costs.$F$12]*[.$B66])+([$costs.$G$12]*[.$B66])+(([$costs.$H$12]/1000)*[.D$2])" office:value-type="float" office:value="14.79167609" calcext:value-type="float">
            <text:p>$14.79</text:p>
          </table:table-cell>
          <table:table-cell table:style-name="ce11" table:formula="of:=([$costs.$F$12]*[.$B66])+([$costs.$G$12]*[.$B66])+(([$costs.$H$12]/1000)*[.E$2])" office:value-type="float" office:value="139.4221771" calcext:value-type="float">
            <text:p>$139.42</text:p>
          </table:table-cell>
          <table:table-cell table:style-name="ce11" table:formula="of:=([$costs.$F$12]*[.$B66])+([$costs.$G$12]*[.$B66])+(([$costs.$H$12]/1000)*[.F$2])" office:value-type="float" office:value="1385.727187" calcext:value-type="float">
            <text:p>$1,385.73</text:p>
          </table:table-cell>
          <table:table-cell table:style-name="ce11" table:formula="of:=([$costs.$F$12]*[.$B66])+([$costs.$G$12]*[.$B66])+(([$costs.$H$12]/1000)*[.G$2])" office:value-type="float" office:value="13848.77728" calcext:value-type="float">
            <text:p>$13,848.78</text:p>
          </table:table-cell>
          <table:table-cell table:style-name="ce11" table:formula="of:=([$costs.$F$12]*[.$B66])+([$costs.$G$12]*[.$B66])+(([$costs.$H$12]/1000)*[.H$2])" office:value-type="float" office:value="138479.2782" calcext:value-type="float">
            <text:p>$138,479.28</text:p>
          </table:table-cell>
          <table:table-cell table:style-name="ce11" table:formula="of:=([$costs.$F$12]*[.$B66])+([$costs.$G$12]*[.$B66])+(([$costs.$H$12]/1000)*[.I$2])" office:value-type="float" office:value="1384784.288" calcext:value-type="float">
            <text:p>$1,384,784.2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23]*[.$K66])+([$costs.$G$23]*[.$K66])+(([$costs.$H$23]/1000)*[.L$65])" office:value-type="float" office:value="6.754307691" calcext:value-type="float">
            <text:p>$6.75</text:p>
          </table:table-cell>
          <table:table-cell table:style-name="ce11" table:formula="of:=([$costs.$F$23]*[.$K66])+([$costs.$G$23]*[.$K66])+(([$costs.$H$23]/1000)*[.M$65])" office:value-type="float" office:value="14.76692359" calcext:value-type="float">
            <text:p>$14.77</text:p>
          </table:table-cell>
          <table:table-cell table:style-name="ce11" table:formula="of:=([$costs.$F$23]*[.$K66])+([$costs.$G$23]*[.$K66])+(([$costs.$H$23]/1000)*[.N$65])" office:value-type="float" office:value="94.89308263" calcext:value-type="float">
            <text:p>$94.89</text:p>
          </table:table-cell>
          <table:table-cell table:style-name="ce11" table:formula="of:=([$costs.$F$23]*[.$K66])+([$costs.$G$23]*[.$K66])+(([$costs.$H$23]/1000)*[.O$65])" office:value-type="float" office:value="896.154673" calcext:value-type="float">
            <text:p>$896.15</text:p>
          </table:table-cell>
          <table:table-cell table:style-name="ce11" table:formula="of:=([$costs.$F$23]*[.$K66])+([$costs.$G$23]*[.$K66])+(([$costs.$H$23]/1000)*[.P$65])" office:value-type="float" office:value="8908.770577" calcext:value-type="float">
            <text:p>$8,908.77</text:p>
          </table:table-cell>
          <table:table-cell table:style-name="ce11" table:formula="of:=([$costs.$F$23]*[.$K66])+([$costs.$G$23]*[.$K66])+(([$costs.$H$23]/1000)*[.Q$65])" office:value-type="float" office:value="89034.92962" calcext:value-type="float">
            <text:p>$89,034.93</text:p>
          </table:table-cell>
          <table:table-cell table:style-name="ce11" table:formula="of:=([$costs.$F$23]*[.$K66])+([$costs.$G$23]*[.$K66])+(([$costs.$H$23]/1000)*[.R$65])" office:value-type="float" office:value="890296.52" calcext:value-type="float">
            <text:p>$890,296.5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1" table:formula="of:=([$costs.$F$34]*[.$T66])+([$costs.$G$34]*[.$T66])+(([$costs.$H$34]/1000)*[.U$2])" office:value-type="float" office:value="1.95658632" calcext:value-type="float">
            <text:p>$1.96</text:p>
          </table:table-cell>
          <table:table-cell table:style-name="ce11" table:formula="of:=([$costs.$F$34]*[.$T66])+([$costs.$G$34]*[.$T66])+(([$costs.$H$34]/1000)*[.V$2])" office:value-type="float" office:value="9.37395072" calcext:value-type="float">
            <text:p>$9.37</text:p>
          </table:table-cell>
          <table:table-cell table:style-name="ce11" table:formula="of:=([$costs.$F$34]*[.$T66])+([$costs.$G$34]*[.$T66])+(([$costs.$H$34]/1000)*[.W$2])" office:value-type="float" office:value="83.54759472" calcext:value-type="float">
            <text:p>$83.55</text:p>
          </table:table-cell>
          <table:table-cell table:style-name="ce11" table:formula="of:=([$costs.$F$34]*[.$T66])+([$costs.$G$34]*[.$T66])+(([$costs.$H$34]/1000)*[.X$2])" office:value-type="float" office:value="825.2840347" calcext:value-type="float">
            <text:p>$825.28</text:p>
          </table:table-cell>
          <table:table-cell table:style-name="ce11" table:formula="of:=([$costs.$F$34]*[.$T66])+([$costs.$G$34]*[.$T66])+(([$costs.$H$34]/1000)*[.Y$2])" office:value-type="float" office:value="8242.648435" calcext:value-type="float">
            <text:p>$8,242.65</text:p>
          </table:table-cell>
          <table:table-cell table:style-name="ce11" table:formula="of:=([$costs.$F$34]*[.$T66])+([$costs.$G$34]*[.$T66])+(([$costs.$H$34]/1000)*[.Z$2])" office:value-type="float" office:value="82416.29243" calcext:value-type="float">
            <text:p>$82,416.29</text:p>
          </table:table-cell>
          <table:table-cell table:style-name="ce11" table:formula="of:=([$costs.$F$34]*[.$T66])+([$costs.$G$34]*[.$T66])+(([$costs.$H$34]/1000)*[.AA$2])" office:value-type="float" office:value="824152.7324" calcext:value-type="float">
            <text:p>$824,152.7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12]*[.$B67])+([$costs.$G$12]*[.$B67])+(([$costs.$H$12]/1000)*[.C$2])" office:value-type="float" office:value="10.82320986" calcext:value-type="float">
            <text:p>$10.82</text:p>
          </table:table-cell>
          <table:table-cell table:style-name="ce11" table:formula="of:=([$costs.$F$12]*[.$B67])+([$costs.$G$12]*[.$B67])+(([$costs.$H$12]/1000)*[.D$2])" office:value-type="float" office:value="23.28625996" calcext:value-type="float">
            <text:p>$23.29</text:p>
          </table:table-cell>
          <table:table-cell table:style-name="ce11" table:formula="of:=([$costs.$F$12]*[.$B67])+([$costs.$G$12]*[.$B67])+(([$costs.$H$12]/1000)*[.E$2])" office:value-type="float" office:value="147.9167609" calcext:value-type="float">
            <text:p>$147.92</text:p>
          </table:table-cell>
          <table:table-cell table:style-name="ce11" table:formula="of:=([$costs.$F$12]*[.$B67])+([$costs.$G$12]*[.$B67])+(([$costs.$H$12]/1000)*[.F$2])" office:value-type="float" office:value="1394.221771" calcext:value-type="float">
            <text:p>$1,394.22</text:p>
          </table:table-cell>
          <table:table-cell table:style-name="ce11" table:formula="of:=([$costs.$F$12]*[.$B67])+([$costs.$G$12]*[.$B67])+(([$costs.$H$12]/1000)*[.G$2])" office:value-type="float" office:value="13857.27187" calcext:value-type="float">
            <text:p>$13,857.27</text:p>
          </table:table-cell>
          <table:table-cell table:style-name="ce11" table:formula="of:=([$costs.$F$12]*[.$B67])+([$costs.$G$12]*[.$B67])+(([$costs.$H$12]/1000)*[.H$2])" office:value-type="float" office:value="138487.7728" calcext:value-type="float">
            <text:p>$138,487.77</text:p>
          </table:table-cell>
          <table:table-cell table:style-name="ce11" table:formula="of:=([$costs.$F$12]*[.$B67])+([$costs.$G$12]*[.$B67])+(([$costs.$H$12]/1000)*[.I$2])" office:value-type="float" office:value="1384792.782" calcext:value-type="float">
            <text:p>$1,384,792.7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23]*[.$K67])+([$costs.$G$23]*[.$K67])+(([$costs.$H$23]/1000)*[.L$65])" office:value-type="float" office:value="59.530461" calcext:value-type="float">
            <text:p>$59.53</text:p>
          </table:table-cell>
          <table:table-cell table:style-name="ce11" table:formula="of:=([$costs.$F$23]*[.$K67])+([$costs.$G$23]*[.$K67])+(([$costs.$H$23]/1000)*[.M$65])" office:value-type="float" office:value="67.54307691" calcext:value-type="float">
            <text:p>$67.54</text:p>
          </table:table-cell>
          <table:table-cell table:style-name="ce11" table:formula="of:=([$costs.$F$23]*[.$K67])+([$costs.$G$23]*[.$K67])+(([$costs.$H$23]/1000)*[.N$65])" office:value-type="float" office:value="147.6692359" calcext:value-type="float">
            <text:p>$147.67</text:p>
          </table:table-cell>
          <table:table-cell table:style-name="ce11" table:formula="of:=([$costs.$F$23]*[.$K67])+([$costs.$G$23]*[.$K67])+(([$costs.$H$23]/1000)*[.O$65])" office:value-type="float" office:value="948.9308263" calcext:value-type="float">
            <text:p>$948.93</text:p>
          </table:table-cell>
          <table:table-cell table:style-name="ce11" table:formula="of:=([$costs.$F$23]*[.$K67])+([$costs.$G$23]*[.$K67])+(([$costs.$H$23]/1000)*[.P$65])" office:value-type="float" office:value="8961.54673" calcext:value-type="float">
            <text:p>$8,961.55</text:p>
          </table:table-cell>
          <table:table-cell table:style-name="ce11" table:formula="of:=([$costs.$F$23]*[.$K67])+([$costs.$G$23]*[.$K67])+(([$costs.$H$23]/1000)*[.Q$65])" office:value-type="float" office:value="89087.70577" calcext:value-type="float">
            <text:p>$89,087.71</text:p>
          </table:table-cell>
          <table:table-cell table:style-name="ce11" table:formula="of:=([$costs.$F$23]*[.$K67])+([$costs.$G$23]*[.$K67])+(([$costs.$H$23]/1000)*[.R$65])" office:value-type="float" office:value="890349.2962" calcext:value-type="float">
            <text:p>$890,349.3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11" table:formula="of:=([$costs.$F$34]*[.$T67])+([$costs.$G$34]*[.$T67])+(([$costs.$H$34]/1000)*[.U$2])" office:value-type="float" office:value="12.1484988" calcext:value-type="float">
            <text:p>$12.15</text:p>
          </table:table-cell>
          <table:table-cell table:style-name="ce11" table:formula="of:=([$costs.$F$34]*[.$T67])+([$costs.$G$34]*[.$T67])+(([$costs.$H$34]/1000)*[.V$2])" office:value-type="float" office:value="19.5658632" calcext:value-type="float">
            <text:p>$19.57</text:p>
          </table:table-cell>
          <table:table-cell table:style-name="ce11" table:formula="of:=([$costs.$F$34]*[.$T67])+([$costs.$G$34]*[.$T67])+(([$costs.$H$34]/1000)*[.W$2])" office:value-type="float" office:value="93.7395072" calcext:value-type="float">
            <text:p>$93.74</text:p>
          </table:table-cell>
          <table:table-cell table:style-name="ce11" table:formula="of:=([$costs.$F$34]*[.$T67])+([$costs.$G$34]*[.$T67])+(([$costs.$H$34]/1000)*[.X$2])" office:value-type="float" office:value="835.4759472" calcext:value-type="float">
            <text:p>$835.48</text:p>
          </table:table-cell>
          <table:table-cell table:style-name="ce11" table:formula="of:=([$costs.$F$34]*[.$T67])+([$costs.$G$34]*[.$T67])+(([$costs.$H$34]/1000)*[.Y$2])" office:value-type="float" office:value="8252.840347" calcext:value-type="float">
            <text:p>$8,252.84</text:p>
          </table:table-cell>
          <table:table-cell table:style-name="ce11" table:formula="of:=([$costs.$F$34]*[.$T67])+([$costs.$G$34]*[.$T67])+(([$costs.$H$34]/1000)*[.Z$2])" office:value-type="float" office:value="82426.48435" calcext:value-type="float">
            <text:p>$82,426.48</text:p>
          </table:table-cell>
          <table:table-cell table:style-name="ce11" table:formula="of:=([$costs.$F$34]*[.$T67])+([$costs.$G$34]*[.$T67])+(([$costs.$H$34]/1000)*[.AA$2])" office:value-type="float" office:value="824162.9243" calcext:value-type="float">
            <text:p>$824,162.92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12]*[.$B68])+([$costs.$G$12]*[.$B68])+(([$costs.$H$12]/1000)*[.C$2])" office:value-type="float" office:value="95.76904852" calcext:value-type="float">
            <text:p>$95.77</text:p>
          </table:table-cell>
          <table:table-cell table:style-name="ce11" table:formula="of:=([$costs.$F$12]*[.$B68])+([$costs.$G$12]*[.$B68])+(([$costs.$H$12]/1000)*[.D$2])" office:value-type="float" office:value="108.2320986" calcext:value-type="float">
            <text:p>$108.23</text:p>
          </table:table-cell>
          <table:table-cell table:style-name="ce11" table:formula="of:=([$costs.$F$12]*[.$B68])+([$costs.$G$12]*[.$B68])+(([$costs.$H$12]/1000)*[.E$2])" office:value-type="float" office:value="232.8625996" calcext:value-type="float">
            <text:p>$232.86</text:p>
          </table:table-cell>
          <table:table-cell table:style-name="ce11" table:formula="of:=([$costs.$F$12]*[.$B68])+([$costs.$G$12]*[.$B68])+(([$costs.$H$12]/1000)*[.F$2])" office:value-type="float" office:value="1479.167609" calcext:value-type="float">
            <text:p>$1,479.17</text:p>
          </table:table-cell>
          <table:table-cell table:style-name="ce11" table:formula="of:=([$costs.$F$12]*[.$B68])+([$costs.$G$12]*[.$B68])+(([$costs.$H$12]/1000)*[.G$2])" office:value-type="float" office:value="13942.21771" calcext:value-type="float">
            <text:p>$13,942.22</text:p>
          </table:table-cell>
          <table:table-cell table:style-name="ce11" table:formula="of:=([$costs.$F$12]*[.$B68])+([$costs.$G$12]*[.$B68])+(([$costs.$H$12]/1000)*[.H$2])" office:value-type="float" office:value="138572.7187" calcext:value-type="float">
            <text:p>$138,572.72</text:p>
          </table:table-cell>
          <table:table-cell table:style-name="ce11" table:formula="of:=([$costs.$F$12]*[.$B68])+([$costs.$G$12]*[.$B68])+(([$costs.$H$12]/1000)*[.I$2])" office:value-type="float" office:value="1384877.728" calcext:value-type="float">
            <text:p>$1,384,877.73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23]*[.$K68])+([$costs.$G$23]*[.$K68])+(([$costs.$H$23]/1000)*[.L$65])" office:value-type="float" office:value="587.2919941" calcext:value-type="float">
            <text:p>$587.29</text:p>
          </table:table-cell>
          <table:table-cell table:style-name="ce11" table:formula="of:=([$costs.$F$23]*[.$K68])+([$costs.$G$23]*[.$K68])+(([$costs.$H$23]/1000)*[.M$65])" office:value-type="float" office:value="595.30461" calcext:value-type="float">
            <text:p>$595.30</text:p>
          </table:table-cell>
          <table:table-cell table:style-name="ce11" table:formula="of:=([$costs.$F$23]*[.$K68])+([$costs.$G$23]*[.$K68])+(([$costs.$H$23]/1000)*[.N$65])" office:value-type="float" office:value="675.4307691" calcext:value-type="float">
            <text:p>$675.43</text:p>
          </table:table-cell>
          <table:table-cell table:style-name="ce11" table:formula="of:=([$costs.$F$23]*[.$K68])+([$costs.$G$23]*[.$K68])+(([$costs.$H$23]/1000)*[.O$65])" office:value-type="float" office:value="1476.692359" calcext:value-type="float">
            <text:p>$1,476.69</text:p>
          </table:table-cell>
          <table:table-cell table:style-name="ce11" table:formula="of:=([$costs.$F$23]*[.$K68])+([$costs.$G$23]*[.$K68])+(([$costs.$H$23]/1000)*[.P$65])" office:value-type="float" office:value="9489.308263" calcext:value-type="float">
            <text:p>$9,489.31</text:p>
          </table:table-cell>
          <table:table-cell table:style-name="ce11" table:formula="of:=([$costs.$F$23]*[.$K68])+([$costs.$G$23]*[.$K68])+(([$costs.$H$23]/1000)*[.Q$65])" office:value-type="float" office:value="89615.4673" calcext:value-type="float">
            <text:p>$89,615.47</text:p>
          </table:table-cell>
          <table:table-cell table:style-name="ce11" table:formula="of:=([$costs.$F$23]*[.$K68])+([$costs.$G$23]*[.$K68])+(([$costs.$H$23]/1000)*[.R$65])" office:value-type="float" office:value="890877.0577" calcext:value-type="float">
            <text:p>$890,877.06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11" table:formula="of:=([$costs.$F$34]*[.$T68])+([$costs.$G$34]*[.$T68])+(([$costs.$H$34]/1000)*[.U$2])" office:value-type="float" office:value="114.0676236" calcext:value-type="float">
            <text:p>$114.07</text:p>
          </table:table-cell>
          <table:table-cell table:style-name="ce11" table:formula="of:=([$costs.$F$34]*[.$T68])+([$costs.$G$34]*[.$T68])+(([$costs.$H$34]/1000)*[.V$2])" office:value-type="float" office:value="121.484988" calcext:value-type="float">
            <text:p>$121.48</text:p>
          </table:table-cell>
          <table:table-cell table:style-name="ce11" table:formula="of:=([$costs.$F$34]*[.$T68])+([$costs.$G$34]*[.$T68])+(([$costs.$H$34]/1000)*[.W$2])" office:value-type="float" office:value="195.658632" calcext:value-type="float">
            <text:p>$195.66</text:p>
          </table:table-cell>
          <table:table-cell table:style-name="ce11" table:formula="of:=([$costs.$F$34]*[.$T68])+([$costs.$G$34]*[.$T68])+(([$costs.$H$34]/1000)*[.X$2])" office:value-type="float" office:value="937.395072" calcext:value-type="float">
            <text:p>$937.40</text:p>
          </table:table-cell>
          <table:table-cell table:style-name="ce11" table:formula="of:=([$costs.$F$34]*[.$T68])+([$costs.$G$34]*[.$T68])+(([$costs.$H$34]/1000)*[.Y$2])" office:value-type="float" office:value="8354.759472" calcext:value-type="float">
            <text:p>$8,354.76</text:p>
          </table:table-cell>
          <table:table-cell table:style-name="ce11" table:formula="of:=([$costs.$F$34]*[.$T68])+([$costs.$G$34]*[.$T68])+(([$costs.$H$34]/1000)*[.Z$2])" office:value-type="float" office:value="82528.40347" calcext:value-type="float">
            <text:p>$82,528.40</text:p>
          </table:table-cell>
          <table:table-cell table:style-name="ce11" table:formula="of:=([$costs.$F$34]*[.$T68])+([$costs.$G$34]*[.$T68])+(([$costs.$H$34]/1000)*[.AA$2])" office:value-type="float" office:value="824264.8435" calcext:value-type="float">
            <text:p>$824,264.84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12]*[.$B69])+([$costs.$G$12]*[.$B69])+(([$costs.$H$12]/1000)*[.C$2])" office:value-type="float" office:value="945.2274351" calcext:value-type="float">
            <text:p>$945.23</text:p>
          </table:table-cell>
          <table:table-cell table:style-name="ce11" table:formula="of:=([$costs.$F$12]*[.$B69])+([$costs.$G$12]*[.$B69])+(([$costs.$H$12]/1000)*[.D$2])" office:value-type="float" office:value="957.6904852" calcext:value-type="float">
            <text:p>$957.69</text:p>
          </table:table-cell>
          <table:table-cell table:style-name="ce11" table:formula="of:=([$costs.$F$12]*[.$B69])+([$costs.$G$12]*[.$B69])+(([$costs.$H$12]/1000)*[.E$2])" office:value-type="float" office:value="1082.320986" calcext:value-type="float">
            <text:p>$1,082.32</text:p>
          </table:table-cell>
          <table:table-cell table:style-name="ce11" table:formula="of:=([$costs.$F$12]*[.$B69])+([$costs.$G$12]*[.$B69])+(([$costs.$H$12]/1000)*[.F$2])" office:value-type="float" office:value="2328.625996" calcext:value-type="float">
            <text:p>$2,328.63</text:p>
          </table:table-cell>
          <table:table-cell table:style-name="ce11" table:formula="of:=([$costs.$F$12]*[.$B69])+([$costs.$G$12]*[.$B69])+(([$costs.$H$12]/1000)*[.G$2])" office:value-type="float" office:value="14791.67609" calcext:value-type="float">
            <text:p>$14,791.68</text:p>
          </table:table-cell>
          <table:table-cell table:style-name="ce11" table:formula="of:=([$costs.$F$12]*[.$B69])+([$costs.$G$12]*[.$B69])+(([$costs.$H$12]/1000)*[.H$2])" office:value-type="float" office:value="139422.1771" calcext:value-type="float">
            <text:p>$139,422.18</text:p>
          </table:table-cell>
          <table:table-cell table:style-name="ce11" table:formula="of:=([$costs.$F$12]*[.$B69])+([$costs.$G$12]*[.$B69])+(([$costs.$H$12]/1000)*[.I$2])" office:value-type="float" office:value="1385727.187" calcext:value-type="float">
            <text:p>$1,385,727.19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23]*[.$K69])+([$costs.$G$23]*[.$K69])+(([$costs.$H$23]/1000)*[.L$65])" office:value-type="float" office:value="5864.907325" calcext:value-type="float">
            <text:p>$5,864.91</text:p>
          </table:table-cell>
          <table:table-cell table:style-name="ce11" table:formula="of:=([$costs.$F$23]*[.$K69])+([$costs.$G$23]*[.$K69])+(([$costs.$H$23]/1000)*[.M$65])" office:value-type="float" office:value="5872.919941" calcext:value-type="float">
            <text:p>$5,872.92</text:p>
          </table:table-cell>
          <table:table-cell table:style-name="ce11" table:formula="of:=([$costs.$F$23]*[.$K69])+([$costs.$G$23]*[.$K69])+(([$costs.$H$23]/1000)*[.N$65])" office:value-type="float" office:value="5953.0461" calcext:value-type="float">
            <text:p>$5,953.05</text:p>
          </table:table-cell>
          <table:table-cell table:style-name="ce11" table:formula="of:=([$costs.$F$23]*[.$K69])+([$costs.$G$23]*[.$K69])+(([$costs.$H$23]/1000)*[.O$65])" office:value-type="float" office:value="6754.307691" calcext:value-type="float">
            <text:p>$6,754.31</text:p>
          </table:table-cell>
          <table:table-cell table:style-name="ce11" table:formula="of:=([$costs.$F$23]*[.$K69])+([$costs.$G$23]*[.$K69])+(([$costs.$H$23]/1000)*[.P$65])" office:value-type="float" office:value="14766.92359" calcext:value-type="float">
            <text:p>$14,766.92</text:p>
          </table:table-cell>
          <table:table-cell table:style-name="ce11" table:formula="of:=([$costs.$F$23]*[.$K69])+([$costs.$G$23]*[.$K69])+(([$costs.$H$23]/1000)*[.Q$65])" office:value-type="float" office:value="94893.08263" calcext:value-type="float">
            <text:p>$94,893.08</text:p>
          </table:table-cell>
          <table:table-cell table:style-name="ce11" table:formula="of:=([$costs.$F$23]*[.$K69])+([$costs.$G$23]*[.$K69])+(([$costs.$H$23]/1000)*[.R$65])" office:value-type="float" office:value="896154.673" calcext:value-type="float">
            <text:p>$896,154.67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11" table:formula="of:=([$costs.$F$34]*[.$T69])+([$costs.$G$34]*[.$T69])+(([$costs.$H$34]/1000)*[.U$2])" office:value-type="float" office:value="1133.258871" calcext:value-type="float">
            <text:p>$1,133.26</text:p>
          </table:table-cell>
          <table:table-cell table:style-name="ce11" table:formula="of:=([$costs.$F$34]*[.$T69])+([$costs.$G$34]*[.$T69])+(([$costs.$H$34]/1000)*[.V$2])" office:value-type="float" office:value="1140.676236" calcext:value-type="float">
            <text:p>$1,140.68</text:p>
          </table:table-cell>
          <table:table-cell table:style-name="ce11" table:formula="of:=([$costs.$F$34]*[.$T69])+([$costs.$G$34]*[.$T69])+(([$costs.$H$34]/1000)*[.W$2])" office:value-type="float" office:value="1214.84988" calcext:value-type="float">
            <text:p>$1,214.85</text:p>
          </table:table-cell>
          <table:table-cell table:style-name="ce11" table:formula="of:=([$costs.$F$34]*[.$T69])+([$costs.$G$34]*[.$T69])+(([$costs.$H$34]/1000)*[.X$2])" office:value-type="float" office:value="1956.58632" calcext:value-type="float">
            <text:p>$1,956.59</text:p>
          </table:table-cell>
          <table:table-cell table:style-name="ce11" table:formula="of:=([$costs.$F$34]*[.$T69])+([$costs.$G$34]*[.$T69])+(([$costs.$H$34]/1000)*[.Y$2])" office:value-type="float" office:value="9373.95072" calcext:value-type="float">
            <text:p>$9,373.95</text:p>
          </table:table-cell>
          <table:table-cell table:style-name="ce11" table:formula="of:=([$costs.$F$34]*[.$T69])+([$costs.$G$34]*[.$T69])+(([$costs.$H$34]/1000)*[.Z$2])" office:value-type="float" office:value="83547.59472" calcext:value-type="float">
            <text:p>$83,547.59</text:p>
          </table:table-cell>
          <table:table-cell table:style-name="ce11" table:formula="of:=([$costs.$F$34]*[.$T69])+([$costs.$G$34]*[.$T69])+(([$costs.$H$34]/1000)*[.AA$2])" office:value-type="float" office:value="825284.0347" calcext:value-type="float">
            <text:p>$825,284.03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12]*[.$B70])+([$costs.$G$12]*[.$B70])+(([$costs.$H$12]/1000)*[.C$2])" office:value-type="float" office:value="9439.811301" calcext:value-type="float">
            <text:p>$9,439.81</text:p>
          </table:table-cell>
          <table:table-cell table:style-name="ce11" table:formula="of:=([$costs.$F$12]*[.$B70])+([$costs.$G$12]*[.$B70])+(([$costs.$H$12]/1000)*[.D$2])" office:value-type="float" office:value="9452.274351" calcext:value-type="float">
            <text:p>$9,452.27</text:p>
          </table:table-cell>
          <table:table-cell table:style-name="ce11" table:formula="of:=([$costs.$F$12]*[.$B70])+([$costs.$G$12]*[.$B70])+(([$costs.$H$12]/1000)*[.E$2])" office:value-type="float" office:value="9576.904852" calcext:value-type="float">
            <text:p>$9,576.90</text:p>
          </table:table-cell>
          <table:table-cell table:style-name="ce11" table:formula="of:=([$costs.$F$12]*[.$B70])+([$costs.$G$12]*[.$B70])+(([$costs.$H$12]/1000)*[.F$2])" office:value-type="float" office:value="10823.20986" calcext:value-type="float">
            <text:p>$10,823.21</text:p>
          </table:table-cell>
          <table:table-cell table:style-name="ce11" table:formula="of:=([$costs.$F$12]*[.$B70])+([$costs.$G$12]*[.$B70])+(([$costs.$H$12]/1000)*[.G$2])" office:value-type="float" office:value="23286.25996" calcext:value-type="float">
            <text:p>$23,286.26</text:p>
          </table:table-cell>
          <table:table-cell table:style-name="ce11" table:formula="of:=([$costs.$F$12]*[.$B70])+([$costs.$G$12]*[.$B70])+(([$costs.$H$12]/1000)*[.H$2])" office:value-type="float" office:value="147916.7609" calcext:value-type="float">
            <text:p>$147,916.76</text:p>
          </table:table-cell>
          <table:table-cell table:style-name="ce11" table:formula="of:=([$costs.$F$12]*[.$B70])+([$costs.$G$12]*[.$B70])+(([$costs.$H$12]/1000)*[.I$2])" office:value-type="float" office:value="1394221.771" calcext:value-type="float">
            <text:p>$1,394,221.77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23]*[.$K70])+([$costs.$G$23]*[.$K70])+(([$costs.$H$23]/1000)*[.L$65])" office:value-type="float" office:value="58641.06064" calcext:value-type="float">
            <text:p>$58,641.06</text:p>
          </table:table-cell>
          <table:table-cell table:style-name="ce11" table:formula="of:=([$costs.$F$23]*[.$K70])+([$costs.$G$23]*[.$K70])+(([$costs.$H$23]/1000)*[.M$65])" office:value-type="float" office:value="58649.07325" calcext:value-type="float">
            <text:p>$58,649.07</text:p>
          </table:table-cell>
          <table:table-cell table:style-name="ce11" table:formula="of:=([$costs.$F$23]*[.$K70])+([$costs.$G$23]*[.$K70])+(([$costs.$H$23]/1000)*[.N$65])" office:value-type="float" office:value="58729.19941" calcext:value-type="float">
            <text:p>$58,729.20</text:p>
          </table:table-cell>
          <table:table-cell table:style-name="ce11" table:formula="of:=([$costs.$F$23]*[.$K70])+([$costs.$G$23]*[.$K70])+(([$costs.$H$23]/1000)*[.O$65])" office:value-type="float" office:value="59530.461" calcext:value-type="float">
            <text:p>$59,530.46</text:p>
          </table:table-cell>
          <table:table-cell table:style-name="ce11" table:formula="of:=([$costs.$F$23]*[.$K70])+([$costs.$G$23]*[.$K70])+(([$costs.$H$23]/1000)*[.P$65])" office:value-type="float" office:value="67543.07691" calcext:value-type="float">
            <text:p>$67,543.08</text:p>
          </table:table-cell>
          <table:table-cell table:style-name="ce11" table:formula="of:=([$costs.$F$23]*[.$K70])+([$costs.$G$23]*[.$K70])+(([$costs.$H$23]/1000)*[.Q$65])" office:value-type="float" office:value="147669.2359" calcext:value-type="float">
            <text:p>$147,669.24</text:p>
          </table:table-cell>
          <table:table-cell table:style-name="ce11" table:formula="of:=([$costs.$F$23]*[.$K70])+([$costs.$G$23]*[.$K70])+(([$costs.$H$23]/1000)*[.R$65])" office:value-type="float" office:value="948930.8263" calcext:value-type="float">
            <text:p>$948,930.8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4]*[.$T70])+([$costs.$G$34]*[.$T70])+(([$costs.$H$34]/1000)*[.U$2])" office:value-type="float" office:value="11325.17135" calcext:value-type="float">
            <text:p>$11,325.17</text:p>
          </table:table-cell>
          <table:table-cell table:style-name="ce11" table:formula="of:=([$costs.$F$34]*[.$T70])+([$costs.$G$34]*[.$T70])+(([$costs.$H$34]/1000)*[.V$2])" office:value-type="float" office:value="11332.58871" calcext:value-type="float">
            <text:p>$11,332.59</text:p>
          </table:table-cell>
          <table:table-cell table:style-name="ce11" table:formula="of:=([$costs.$F$34]*[.$T70])+([$costs.$G$34]*[.$T70])+(([$costs.$H$34]/1000)*[.W$2])" office:value-type="float" office:value="11406.76236" calcext:value-type="float">
            <text:p>$11,406.76</text:p>
          </table:table-cell>
          <table:table-cell table:style-name="ce11" table:formula="of:=([$costs.$F$34]*[.$T70])+([$costs.$G$34]*[.$T70])+(([$costs.$H$34]/1000)*[.X$2])" office:value-type="float" office:value="12148.4988" calcext:value-type="float">
            <text:p>$12,148.50</text:p>
          </table:table-cell>
          <table:table-cell table:style-name="ce11" table:formula="of:=([$costs.$F$34]*[.$T70])+([$costs.$G$34]*[.$T70])+(([$costs.$H$34]/1000)*[.Y$2])" office:value-type="float" office:value="19565.8632" calcext:value-type="float">
            <text:p>$19,565.86</text:p>
          </table:table-cell>
          <table:table-cell table:style-name="ce11" table:formula="of:=([$costs.$F$34]*[.$T70])+([$costs.$G$34]*[.$T70])+(([$costs.$H$34]/1000)*[.Z$2])" office:value-type="float" office:value="93739.5072" calcext:value-type="float">
            <text:p>$93,739.51</text:p>
          </table:table-cell>
          <table:table-cell table:style-name="ce11" table:formula="of:=([$costs.$F$34]*[.$T70])+([$costs.$G$34]*[.$T70])+(([$costs.$H$34]/1000)*[.AA$2])" office:value-type="float" office:value="835475.9472" calcext:value-type="float">
            <text:p>$835,475.95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12]*[.$B71])+([$costs.$G$12]*[.$B71])+(([$costs.$H$12]/1000)*[.C$2])" office:value-type="float" office:value="94385.64996" calcext:value-type="float">
            <text:p>$94,385.65</text:p>
          </table:table-cell>
          <table:table-cell table:style-name="ce11" table:formula="of:=([$costs.$F$12]*[.$B71])+([$costs.$G$12]*[.$B71])+(([$costs.$H$12]/1000)*[.D$2])" office:value-type="float" office:value="94398.11301" calcext:value-type="float">
            <text:p>$94,398.11</text:p>
          </table:table-cell>
          <table:table-cell table:style-name="ce11" table:formula="of:=([$costs.$F$12]*[.$B71])+([$costs.$G$12]*[.$B71])+(([$costs.$H$12]/1000)*[.E$2])" office:value-type="float" office:value="94522.74351" calcext:value-type="float">
            <text:p>$94,522.74</text:p>
          </table:table-cell>
          <table:table-cell table:style-name="ce11" table:formula="of:=([$costs.$F$12]*[.$B71])+([$costs.$G$12]*[.$B71])+(([$costs.$H$12]/1000)*[.F$2])" office:value-type="float" office:value="95769.04852" calcext:value-type="float">
            <text:p>$95,769.05</text:p>
          </table:table-cell>
          <table:table-cell table:style-name="ce11" table:formula="of:=([$costs.$F$12]*[.$B71])+([$costs.$G$12]*[.$B71])+(([$costs.$H$12]/1000)*[.G$2])" office:value-type="float" office:value="108232.0986" calcext:value-type="float">
            <text:p>$108,232.10</text:p>
          </table:table-cell>
          <table:table-cell table:style-name="ce11" table:formula="of:=([$costs.$F$12]*[.$B71])+([$costs.$G$12]*[.$B71])+(([$costs.$H$12]/1000)*[.H$2])" office:value-type="float" office:value="232862.5996" calcext:value-type="float">
            <text:p>$232,862.60</text:p>
          </table:table-cell>
          <table:table-cell table:style-name="ce11" table:formula="of:=([$costs.$F$12]*[.$B71])+([$costs.$G$12]*[.$B71])+(([$costs.$H$12]/1000)*[.I$2])" office:value-type="float" office:value="1479167.609" calcext:value-type="float">
            <text:p>$1,479,167.61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23]*[.$K71])+([$costs.$G$23]*[.$K71])+(([$costs.$H$23]/1000)*[.L$65])" office:value-type="float" office:value="586402.5938" calcext:value-type="float">
            <text:p>$586,402.59</text:p>
          </table:table-cell>
          <table:table-cell table:style-name="ce11" table:formula="of:=([$costs.$F$23]*[.$K71])+([$costs.$G$23]*[.$K71])+(([$costs.$H$23]/1000)*[.M$65])" office:value-type="float" office:value="586410.6064" calcext:value-type="float">
            <text:p>$586,410.61</text:p>
          </table:table-cell>
          <table:table-cell table:style-name="ce11" table:formula="of:=([$costs.$F$23]*[.$K71])+([$costs.$G$23]*[.$K71])+(([$costs.$H$23]/1000)*[.N$65])" office:value-type="float" office:value="586490.7325" calcext:value-type="float">
            <text:p>$586,490.73</text:p>
          </table:table-cell>
          <table:table-cell table:style-name="ce11" table:formula="of:=([$costs.$F$23]*[.$K71])+([$costs.$G$23]*[.$K71])+(([$costs.$H$23]/1000)*[.O$65])" office:value-type="float" office:value="587291.9941" calcext:value-type="float">
            <text:p>$587,291.99</text:p>
          </table:table-cell>
          <table:table-cell table:style-name="ce11" table:formula="of:=([$costs.$F$23]*[.$K71])+([$costs.$G$23]*[.$K71])+(([$costs.$H$23]/1000)*[.P$65])" office:value-type="float" office:value="595304.61" calcext:value-type="float">
            <text:p>$595,304.61</text:p>
          </table:table-cell>
          <table:table-cell table:style-name="ce11" table:formula="of:=([$costs.$F$23]*[.$K71])+([$costs.$G$23]*[.$K71])+(([$costs.$H$23]/1000)*[.Q$65])" office:value-type="float" office:value="675430.7691" calcext:value-type="float">
            <text:p>$675,430.77</text:p>
          </table:table-cell>
          <table:table-cell table:style-name="ce11" table:formula="of:=([$costs.$F$23]*[.$K71])+([$costs.$G$23]*[.$K71])+(([$costs.$H$23]/1000)*[.R$65])" office:value-type="float" office:value="1476692.359" calcext:value-type="float">
            <text:p>$1,476,692.36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4]*[.$T71])+([$costs.$G$34]*[.$T71])+(([$costs.$H$34]/1000)*[.U$2])" office:value-type="float" office:value="113244.2961" calcext:value-type="float">
            <text:p>$113,244.30</text:p>
          </table:table-cell>
          <table:table-cell table:style-name="ce11" table:formula="of:=([$costs.$F$34]*[.$T71])+([$costs.$G$34]*[.$T71])+(([$costs.$H$34]/1000)*[.V$2])" office:value-type="float" office:value="113251.7135" calcext:value-type="float">
            <text:p>$113,251.71</text:p>
          </table:table-cell>
          <table:table-cell table:style-name="ce11" table:formula="of:=([$costs.$F$34]*[.$T71])+([$costs.$G$34]*[.$T71])+(([$costs.$H$34]/1000)*[.W$2])" office:value-type="float" office:value="113325.8871" calcext:value-type="float">
            <text:p>$113,325.89</text:p>
          </table:table-cell>
          <table:table-cell table:style-name="ce11" table:formula="of:=([$costs.$F$34]*[.$T71])+([$costs.$G$34]*[.$T71])+(([$costs.$H$34]/1000)*[.X$2])" office:value-type="float" office:value="114067.6236" calcext:value-type="float">
            <text:p>$114,067.62</text:p>
          </table:table-cell>
          <table:table-cell table:style-name="ce11" table:formula="of:=([$costs.$F$34]*[.$T71])+([$costs.$G$34]*[.$T71])+(([$costs.$H$34]/1000)*[.Y$2])" office:value-type="float" office:value="121484.988" calcext:value-type="float">
            <text:p>$121,484.99</text:p>
          </table:table-cell>
          <table:table-cell table:style-name="ce11" table:formula="of:=([$costs.$F$34]*[.$T71])+([$costs.$G$34]*[.$T71])+(([$costs.$H$34]/1000)*[.Z$2])" office:value-type="float" office:value="195658.632" calcext:value-type="float">
            <text:p>$195,658.63</text:p>
          </table:table-cell>
          <table:table-cell table:style-name="ce11" table:formula="of:=([$costs.$F$34]*[.$T71])+([$costs.$G$34]*[.$T71])+(([$costs.$H$34]/1000)*[.AA$2])" office:value-type="float" office:value="937395.072" calcext:value-type="float">
            <text:p>$937,395.07</text:p>
          </table:table-cell>
          <table:table-cell table:number-columns-repeated="997"/>
        </table:table-row>
        <table:table-row table:style-name="ro2"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12]*[.$B72])+([$costs.$G$12]*[.$B72])+(([$costs.$H$12]/1000)*[.C$2])" office:value-type="float" office:value="943844.0365" calcext:value-type="float">
            <text:p>$943,844.04</text:p>
          </table:table-cell>
          <table:table-cell table:style-name="ce11" table:formula="of:=([$costs.$F$12]*[.$B72])+([$costs.$G$12]*[.$B72])+(([$costs.$H$12]/1000)*[.D$2])" office:value-type="float" office:value="943856.4996" calcext:value-type="float">
            <text:p>$943,856.50</text:p>
          </table:table-cell>
          <table:table-cell table:style-name="ce11" table:formula="of:=([$costs.$F$12]*[.$B72])+([$costs.$G$12]*[.$B72])+(([$costs.$H$12]/1000)*[.E$2])" office:value-type="float" office:value="943981.1301" calcext:value-type="float">
            <text:p>$943,981.13</text:p>
          </table:table-cell>
          <table:table-cell table:style-name="ce11" table:formula="of:=([$costs.$F$12]*[.$B72])+([$costs.$G$12]*[.$B72])+(([$costs.$H$12]/1000)*[.F$2])" office:value-type="float" office:value="945227.4351" calcext:value-type="float">
            <text:p>$945,227.44</text:p>
          </table:table-cell>
          <table:table-cell table:style-name="ce11" table:formula="of:=([$costs.$F$12]*[.$B72])+([$costs.$G$12]*[.$B72])+(([$costs.$H$12]/1000)*[.G$2])" office:value-type="float" office:value="957690.4852" calcext:value-type="float">
            <text:p>$957,690.49</text:p>
          </table:table-cell>
          <table:table-cell table:style-name="ce11" table:formula="of:=([$costs.$F$12]*[.$B72])+([$costs.$G$12]*[.$B72])+(([$costs.$H$12]/1000)*[.H$2])" office:value-type="float" office:value="1082320.986" calcext:value-type="float">
            <text:p>$1,082,320.99</text:p>
          </table:table-cell>
          <table:table-cell table:style-name="ce11" table:formula="of:=([$costs.$F$12]*[.$B72])+([$costs.$G$12]*[.$B72])+(([$costs.$H$12]/1000)*[.I$2])" office:value-type="float" office:value="2328625.996" calcext:value-type="float">
            <text:p>$2,328,626.00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23]*[.$K72])+([$costs.$G$23]*[.$K72])+(([$costs.$H$23]/1000)*[.L$65])" office:value-type="float" office:value="5864017.925" calcext:value-type="float">
            <text:p>$5,864,017.93</text:p>
          </table:table-cell>
          <table:table-cell table:style-name="ce11" table:formula="of:=([$costs.$F$23]*[.$K72])+([$costs.$G$23]*[.$K72])+(([$costs.$H$23]/1000)*[.M$65])" office:value-type="float" office:value="5864025.938" calcext:value-type="float">
            <text:p>$5,864,025.94</text:p>
          </table:table-cell>
          <table:table-cell table:style-name="ce11" table:formula="of:=([$costs.$F$23]*[.$K72])+([$costs.$G$23]*[.$K72])+(([$costs.$H$23]/1000)*[.N$65])" office:value-type="float" office:value="5864106.064" calcext:value-type="float">
            <text:p>$5,864,106.06</text:p>
          </table:table-cell>
          <table:table-cell table:style-name="ce11" table:formula="of:=([$costs.$F$23]*[.$K72])+([$costs.$G$23]*[.$K72])+(([$costs.$H$23]/1000)*[.O$65])" office:value-type="float" office:value="5864907.325" calcext:value-type="float">
            <text:p>$5,864,907.33</text:p>
          </table:table-cell>
          <table:table-cell table:style-name="ce11" table:formula="of:=([$costs.$F$23]*[.$K72])+([$costs.$G$23]*[.$K72])+(([$costs.$H$23]/1000)*[.P$65])" office:value-type="float" office:value="5872919.941" calcext:value-type="float">
            <text:p>$5,872,919.94</text:p>
          </table:table-cell>
          <table:table-cell table:style-name="ce11" table:formula="of:=([$costs.$F$23]*[.$K72])+([$costs.$G$23]*[.$K72])+(([$costs.$H$23]/1000)*[.Q$65])" office:value-type="float" office:value="5953046.1" calcext:value-type="float">
            <text:p>$5,953,046.10</text:p>
          </table:table-cell>
          <table:table-cell table:style-name="ce11" table:formula="of:=([$costs.$F$23]*[.$K72])+([$costs.$G$23]*[.$K72])+(([$costs.$H$23]/1000)*[.R$65])" office:value-type="float" office:value="6754307.691" calcext:value-type="float">
            <text:p>$6,754,307.69</text:p>
          </table:table-cell>
          <table:table-cell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4]*[.$T72])+([$costs.$G$34]*[.$T72])+(([$costs.$H$34]/1000)*[.U$2])" office:value-type="float" office:value="1132435.544" calcext:value-type="float">
            <text:p>$1,132,435.54</text:p>
          </table:table-cell>
          <table:table-cell table:style-name="ce11" table:formula="of:=([$costs.$F$34]*[.$T72])+([$costs.$G$34]*[.$T72])+(([$costs.$H$34]/1000)*[.V$2])" office:value-type="float" office:value="1132442.961" calcext:value-type="float">
            <text:p>$1,132,442.96</text:p>
          </table:table-cell>
          <table:table-cell table:style-name="ce11" table:formula="of:=([$costs.$F$34]*[.$T72])+([$costs.$G$34]*[.$T72])+(([$costs.$H$34]/1000)*[.W$2])" office:value-type="float" office:value="1132517.135" calcext:value-type="float">
            <text:p>$1,132,517.14</text:p>
          </table:table-cell>
          <table:table-cell table:style-name="ce11" table:formula="of:=([$costs.$F$34]*[.$T72])+([$costs.$G$34]*[.$T72])+(([$costs.$H$34]/1000)*[.X$2])" office:value-type="float" office:value="1133258.871" calcext:value-type="float">
            <text:p>$1,133,258.87</text:p>
          </table:table-cell>
          <table:table-cell table:style-name="ce11" table:formula="of:=([$costs.$F$34]*[.$T72])+([$costs.$G$34]*[.$T72])+(([$costs.$H$34]/1000)*[.Y$2])" office:value-type="float" office:value="1140676.236" calcext:value-type="float">
            <text:p>$1,140,676.24</text:p>
          </table:table-cell>
          <table:table-cell table:style-name="ce11" table:formula="of:=([$costs.$F$34]*[.$T72])+([$costs.$G$34]*[.$T72])+(([$costs.$H$34]/1000)*[.Z$2])" office:value-type="float" office:value="1214849.88" calcext:value-type="float">
            <text:p>$1,214,849.88</text:p>
          </table:table-cell>
          <table:table-cell table:style-name="ce11" table:formula="of:=([$costs.$F$34]*[.$T72])+([$costs.$G$34]*[.$T72])+(([$costs.$H$34]/1000)*[.AA$2])" office:value-type="float" office:value="1956586.32" calcext:value-type="float">
            <text:p>$1,956,586.3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35]" office:value-type="string" office:string-value="SVT-AV1 p02" calcext:value-type="string">
            <text:p>SVT-AV1 p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35]*[.$T75])+([$costs.$G$35]*[.$T75])+(([$costs.$H$35]/1000)*[.U$2])" office:value-type="float" office:value="3.203241706" calcext:value-type="float">
            <text:p>$3.20</text:p>
          </table:table-cell>
          <table:table-cell table:style-name="ce11" table:formula="of:=([$costs.$F$35]*[.$T75])+([$costs.$G$35]*[.$T75])+(([$costs.$H$35]/1000)*[.V$2])" office:value-type="float" office:value="9.699300442" calcext:value-type="float">
            <text:p>$9.70</text:p>
          </table:table-cell>
          <table:table-cell table:style-name="ce11" table:formula="of:=([$costs.$F$35]*[.$T75])+([$costs.$G$35]*[.$T75])+(([$costs.$H$35]/1000)*[.W$2])" office:value-type="float" office:value="74.6598878" calcext:value-type="float">
            <text:p>$74.66</text:p>
          </table:table-cell>
          <table:table-cell table:style-name="ce11" table:formula="of:=([$costs.$F$35]*[.$T75])+([$costs.$G$35]*[.$T75])+(([$costs.$H$35]/1000)*[.X$2])" office:value-type="float" office:value="724.2657614" calcext:value-type="float">
            <text:p>$724.27</text:p>
          </table:table-cell>
          <table:table-cell table:style-name="ce11" table:formula="of:=([$costs.$F$35]*[.$T75])+([$costs.$G$35]*[.$T75])+(([$costs.$H$35]/1000)*[.Y$2])" office:value-type="float" office:value="7220.324497" calcext:value-type="float">
            <text:p>$7,220.32</text:p>
          </table:table-cell>
          <table:table-cell table:style-name="ce11" table:formula="of:=([$costs.$F$35]*[.$T75])+([$costs.$G$35]*[.$T75])+(([$costs.$H$35]/1000)*[.Z$2])" office:value-type="float" office:value="72180.91186" calcext:value-type="float">
            <text:p>$72,180.91</text:p>
          </table:table-cell>
          <table:table-cell table:style-name="ce11" table:formula="of:=([$costs.$F$35]*[.$T75])+([$costs.$G$35]*[.$T75])+(([$costs.$H$35]/1000)*[.AA$2])" office:value-type="float" office:value="721786.7855" calcext:value-type="float">
            <text:p>$721,786.79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35]*[.$T76])+([$costs.$G$35]*[.$T76])+(([$costs.$H$35]/1000)*[.U$2])" office:value-type="float" office:value="25.53635832" calcext:value-type="float">
            <text:p>$25.54</text:p>
          </table:table-cell>
          <table:table-cell table:style-name="ce11" table:formula="of:=([$costs.$F$35]*[.$T76])+([$costs.$G$35]*[.$T76])+(([$costs.$H$35]/1000)*[.V$2])" office:value-type="float" office:value="32.03241706" calcext:value-type="float">
            <text:p>$32.03</text:p>
          </table:table-cell>
          <table:table-cell table:style-name="ce11" table:formula="of:=([$costs.$F$35]*[.$T76])+([$costs.$G$35]*[.$T76])+(([$costs.$H$35]/1000)*[.W$2])" office:value-type="float" office:value="96.99300442" calcext:value-type="float">
            <text:p>$96.99</text:p>
          </table:table-cell>
          <table:table-cell table:style-name="ce11" table:formula="of:=([$costs.$F$35]*[.$T76])+([$costs.$G$35]*[.$T76])+(([$costs.$H$35]/1000)*[.X$2])" office:value-type="float" office:value="746.598878" calcext:value-type="float">
            <text:p>$746.60</text:p>
          </table:table-cell>
          <table:table-cell table:style-name="ce11" table:formula="of:=([$costs.$F$35]*[.$T76])+([$costs.$G$35]*[.$T76])+(([$costs.$H$35]/1000)*[.Y$2])" office:value-type="float" office:value="7242.657614" calcext:value-type="float">
            <text:p>$7,242.66</text:p>
          </table:table-cell>
          <table:table-cell table:style-name="ce11" table:formula="of:=([$costs.$F$35]*[.$T76])+([$costs.$G$35]*[.$T76])+(([$costs.$H$35]/1000)*[.Z$2])" office:value-type="float" office:value="72203.24497" calcext:value-type="float">
            <text:p>$72,203.24</text:p>
          </table:table-cell>
          <table:table-cell table:style-name="ce11" table:formula="of:=([$costs.$F$35]*[.$T76])+([$costs.$G$35]*[.$T76])+(([$costs.$H$35]/1000)*[.AA$2])" office:value-type="float" office:value="721809.1186" calcext:value-type="float">
            <text:p>$721,809.1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35]*[.$T77])+([$costs.$G$35]*[.$T77])+(([$costs.$H$35]/1000)*[.U$2])" office:value-type="float" office:value="248.8675245" calcext:value-type="float">
            <text:p>$248.87</text:p>
          </table:table-cell>
          <table:table-cell table:style-name="ce11" table:formula="of:=([$costs.$F$35]*[.$T77])+([$costs.$G$35]*[.$T77])+(([$costs.$H$35]/1000)*[.V$2])" office:value-type="float" office:value="255.3635832" calcext:value-type="float">
            <text:p>$255.36</text:p>
          </table:table-cell>
          <table:table-cell table:style-name="ce11" table:formula="of:=([$costs.$F$35]*[.$T77])+([$costs.$G$35]*[.$T77])+(([$costs.$H$35]/1000)*[.W$2])" office:value-type="float" office:value="320.3241706" calcext:value-type="float">
            <text:p>$320.32</text:p>
          </table:table-cell>
          <table:table-cell table:style-name="ce11" table:formula="of:=([$costs.$F$35]*[.$T77])+([$costs.$G$35]*[.$T77])+(([$costs.$H$35]/1000)*[.X$2])" office:value-type="float" office:value="969.9300442" calcext:value-type="float">
            <text:p>$969.93</text:p>
          </table:table-cell>
          <table:table-cell table:style-name="ce11" table:formula="of:=([$costs.$F$35]*[.$T77])+([$costs.$G$35]*[.$T77])+(([$costs.$H$35]/1000)*[.Y$2])" office:value-type="float" office:value="7465.98878" calcext:value-type="float">
            <text:p>$7,465.99</text:p>
          </table:table-cell>
          <table:table-cell table:style-name="ce11" table:formula="of:=([$costs.$F$35]*[.$T77])+([$costs.$G$35]*[.$T77])+(([$costs.$H$35]/1000)*[.Z$2])" office:value-type="float" office:value="72426.57614" calcext:value-type="float">
            <text:p>$72,426.58</text:p>
          </table:table-cell>
          <table:table-cell table:style-name="ce11" table:formula="of:=([$costs.$F$35]*[.$T77])+([$costs.$G$35]*[.$T77])+(([$costs.$H$35]/1000)*[.AA$2])" office:value-type="float" office:value="722032.4497" calcext:value-type="float">
            <text:p>$722,032.45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35]*[.$T78])+([$costs.$G$35]*[.$T78])+(([$costs.$H$35]/1000)*[.U$2])" office:value-type="float" office:value="2482.179186" calcext:value-type="float">
            <text:p>$2,482.18</text:p>
          </table:table-cell>
          <table:table-cell table:style-name="ce11" table:formula="of:=([$costs.$F$35]*[.$T78])+([$costs.$G$35]*[.$T78])+(([$costs.$H$35]/1000)*[.V$2])" office:value-type="float" office:value="2488.675245" calcext:value-type="float">
            <text:p>$2,488.68</text:p>
          </table:table-cell>
          <table:table-cell table:style-name="ce11" table:formula="of:=([$costs.$F$35]*[.$T78])+([$costs.$G$35]*[.$T78])+(([$costs.$H$35]/1000)*[.W$2])" office:value-type="float" office:value="2553.635832" calcext:value-type="float">
            <text:p>$2,553.64</text:p>
          </table:table-cell>
          <table:table-cell table:style-name="ce11" table:formula="of:=([$costs.$F$35]*[.$T78])+([$costs.$G$35]*[.$T78])+(([$costs.$H$35]/1000)*[.X$2])" office:value-type="float" office:value="3203.241706" calcext:value-type="float">
            <text:p>$3,203.24</text:p>
          </table:table-cell>
          <table:table-cell table:style-name="ce11" table:formula="of:=([$costs.$F$35]*[.$T78])+([$costs.$G$35]*[.$T78])+(([$costs.$H$35]/1000)*[.Y$2])" office:value-type="float" office:value="9699.300442" calcext:value-type="float">
            <text:p>$9,699.30</text:p>
          </table:table-cell>
          <table:table-cell table:style-name="ce11" table:formula="of:=([$costs.$F$35]*[.$T78])+([$costs.$G$35]*[.$T78])+(([$costs.$H$35]/1000)*[.Z$2])" office:value-type="float" office:value="74659.8878" calcext:value-type="float">
            <text:p>$74,659.89</text:p>
          </table:table-cell>
          <table:table-cell table:style-name="ce11" table:formula="of:=([$costs.$F$35]*[.$T78])+([$costs.$G$35]*[.$T78])+(([$costs.$H$35]/1000)*[.AA$2])" office:value-type="float" office:value="724265.7614" calcext:value-type="float">
            <text:p>$724,265.76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5]*[.$T79])+([$costs.$G$35]*[.$T79])+(([$costs.$H$35]/1000)*[.U$2])" office:value-type="float" office:value="24815.2958" calcext:value-type="float">
            <text:p>$24,815.30</text:p>
          </table:table-cell>
          <table:table-cell table:style-name="ce11" table:formula="of:=([$costs.$F$35]*[.$T79])+([$costs.$G$35]*[.$T79])+(([$costs.$H$35]/1000)*[.V$2])" office:value-type="float" office:value="24821.79186" calcext:value-type="float">
            <text:p>$24,821.79</text:p>
          </table:table-cell>
          <table:table-cell table:style-name="ce11" table:formula="of:=([$costs.$F$35]*[.$T79])+([$costs.$G$35]*[.$T79])+(([$costs.$H$35]/1000)*[.W$2])" office:value-type="float" office:value="24886.75245" calcext:value-type="float">
            <text:p>$24,886.75</text:p>
          </table:table-cell>
          <table:table-cell table:style-name="ce11" table:formula="of:=([$costs.$F$35]*[.$T79])+([$costs.$G$35]*[.$T79])+(([$costs.$H$35]/1000)*[.X$2])" office:value-type="float" office:value="25536.35832" calcext:value-type="float">
            <text:p>$25,536.36</text:p>
          </table:table-cell>
          <table:table-cell table:style-name="ce11" table:formula="of:=([$costs.$F$35]*[.$T79])+([$costs.$G$35]*[.$T79])+(([$costs.$H$35]/1000)*[.Y$2])" office:value-type="float" office:value="32032.41706" calcext:value-type="float">
            <text:p>$32,032.42</text:p>
          </table:table-cell>
          <table:table-cell table:style-name="ce11" table:formula="of:=([$costs.$F$35]*[.$T79])+([$costs.$G$35]*[.$T79])+(([$costs.$H$35]/1000)*[.Z$2])" office:value-type="float" office:value="96993.00442" calcext:value-type="float">
            <text:p>$96,993.00</text:p>
          </table:table-cell>
          <table:table-cell table:style-name="ce11" table:formula="of:=([$costs.$F$35]*[.$T79])+([$costs.$G$35]*[.$T79])+(([$costs.$H$35]/1000)*[.AA$2])" office:value-type="float" office:value="746598.878" calcext:value-type="float">
            <text:p>$746,598.8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5]*[.$T80])+([$costs.$G$35]*[.$T80])+(([$costs.$H$35]/1000)*[.U$2])" office:value-type="float" office:value="248146.462" calcext:value-type="float">
            <text:p>$248,146.46</text:p>
          </table:table-cell>
          <table:table-cell table:style-name="ce11" table:formula="of:=([$costs.$F$35]*[.$T80])+([$costs.$G$35]*[.$T80])+(([$costs.$H$35]/1000)*[.V$2])" office:value-type="float" office:value="248152.958" calcext:value-type="float">
            <text:p>$248,152.96</text:p>
          </table:table-cell>
          <table:table-cell table:style-name="ce11" table:formula="of:=([$costs.$F$35]*[.$T80])+([$costs.$G$35]*[.$T80])+(([$costs.$H$35]/1000)*[.W$2])" office:value-type="float" office:value="248217.9186" calcext:value-type="float">
            <text:p>$248,217.92</text:p>
          </table:table-cell>
          <table:table-cell table:style-name="ce11" table:formula="of:=([$costs.$F$35]*[.$T80])+([$costs.$G$35]*[.$T80])+(([$costs.$H$35]/1000)*[.X$2])" office:value-type="float" office:value="248867.5245" calcext:value-type="float">
            <text:p>$248,867.52</text:p>
          </table:table-cell>
          <table:table-cell table:style-name="ce11" table:formula="of:=([$costs.$F$35]*[.$T80])+([$costs.$G$35]*[.$T80])+(([$costs.$H$35]/1000)*[.Y$2])" office:value-type="float" office:value="255363.5832" calcext:value-type="float">
            <text:p>$255,363.58</text:p>
          </table:table-cell>
          <table:table-cell table:style-name="ce11" table:formula="of:=([$costs.$F$35]*[.$T80])+([$costs.$G$35]*[.$T80])+(([$costs.$H$35]/1000)*[.Z$2])" office:value-type="float" office:value="320324.1706" calcext:value-type="float">
            <text:p>$320,324.17</text:p>
          </table:table-cell>
          <table:table-cell table:style-name="ce11" table:formula="of:=([$costs.$F$35]*[.$T80])+([$costs.$G$35]*[.$T80])+(([$costs.$H$35]/1000)*[.AA$2])" office:value-type="float" office:value="969930.0442" calcext:value-type="float">
            <text:p>$969,930.04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5]*[.$T81])+([$costs.$G$35]*[.$T81])+(([$costs.$H$35]/1000)*[.U$2])" office:value-type="float" office:value="2481458.124" calcext:value-type="float">
            <text:p>$2,481,458.12</text:p>
          </table:table-cell>
          <table:table-cell table:style-name="ce11" table:formula="of:=([$costs.$F$35]*[.$T81])+([$costs.$G$35]*[.$T81])+(([$costs.$H$35]/1000)*[.V$2])" office:value-type="float" office:value="2481464.62" calcext:value-type="float">
            <text:p>$2,481,464.62</text:p>
          </table:table-cell>
          <table:table-cell table:style-name="ce11" table:formula="of:=([$costs.$F$35]*[.$T81])+([$costs.$G$35]*[.$T81])+(([$costs.$H$35]/1000)*[.W$2])" office:value-type="float" office:value="2481529.58" calcext:value-type="float">
            <text:p>$2,481,529.58</text:p>
          </table:table-cell>
          <table:table-cell table:style-name="ce11" table:formula="of:=([$costs.$F$35]*[.$T81])+([$costs.$G$35]*[.$T81])+(([$costs.$H$35]/1000)*[.X$2])" office:value-type="float" office:value="2482179.186" calcext:value-type="float">
            <text:p>$2,482,179.19</text:p>
          </table:table-cell>
          <table:table-cell table:style-name="ce11" table:formula="of:=([$costs.$F$35]*[.$T81])+([$costs.$G$35]*[.$T81])+(([$costs.$H$35]/1000)*[.Y$2])" office:value-type="float" office:value="2488675.245" calcext:value-type="float">
            <text:p>$2,488,675.25</text:p>
          </table:table-cell>
          <table:table-cell table:style-name="ce11" table:formula="of:=([$costs.$F$35]*[.$T81])+([$costs.$G$35]*[.$T81])+(([$costs.$H$35]/1000)*[.Z$2])" office:value-type="float" office:value="2553635.832" calcext:value-type="float">
            <text:p>$2,553,635.83</text:p>
          </table:table-cell>
          <table:table-cell table:style-name="ce11" table:formula="of:=([$costs.$F$35]*[.$T81])+([$costs.$G$35]*[.$T81])+(([$costs.$H$35]/1000)*[.AA$2])" office:value-type="float" office:value="3203241.706" calcext:value-type="float">
            <text:p>$3,203,241.7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39]" office:value-type="string" office:string-value="vpxenc (VP9) speed 4" calcext:value-type="string">
            <text:p>vpxenc (VP9) speed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39]*[.$T84])+([$costs.$G$39]*[.$T84])+(([$costs.$H$39]/1000)*[.U$2])" office:value-type="float" office:value="3.173789496" calcext:value-type="float">
            <text:p>$3.17</text:p>
          </table:table-cell>
          <table:table-cell table:style-name="ce11" table:formula="of:=([$costs.$F$39]*[.$T84])+([$costs.$G$39]*[.$T84])+(([$costs.$H$39]/1000)*[.V$2])" office:value-type="float" office:value="14.29137386" calcext:value-type="float">
            <text:p>$14.29</text:p>
          </table:table-cell>
          <table:table-cell table:style-name="ce11" table:formula="of:=([$costs.$F$39]*[.$T84])+([$costs.$G$39]*[.$T84])+(([$costs.$H$39]/1000)*[.W$2])" office:value-type="float" office:value="125.4672175" calcext:value-type="float">
            <text:p>$125.47</text:p>
          </table:table-cell>
          <table:table-cell table:style-name="ce11" table:formula="of:=([$costs.$F$39]*[.$T84])+([$costs.$G$39]*[.$T84])+(([$costs.$H$39]/1000)*[.X$2])" office:value-type="float" office:value="1237.225654" calcext:value-type="float">
            <text:p>$1,237.23</text:p>
          </table:table-cell>
          <table:table-cell table:style-name="ce11" table:formula="of:=([$costs.$F$39]*[.$T84])+([$costs.$G$39]*[.$T84])+(([$costs.$H$39]/1000)*[.Y$2])" office:value-type="float" office:value="12354.81002" calcext:value-type="float">
            <text:p>$12,354.81</text:p>
          </table:table-cell>
          <table:table-cell table:style-name="ce11" table:formula="of:=([$costs.$F$39]*[.$T84])+([$costs.$G$39]*[.$T84])+(([$costs.$H$39]/1000)*[.Z$2])" office:value-type="float" office:value="123530.6537" calcext:value-type="float">
            <text:p>$123,530.65</text:p>
          </table:table-cell>
          <table:table-cell table:style-name="ce11" table:formula="of:=([$costs.$F$39]*[.$T84])+([$costs.$G$39]*[.$T84])+(([$costs.$H$39]/1000)*[.AA$2])" office:value-type="float" office:value="1235289.091" calcext:value-type="float">
            <text:p>$1,235,289.09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39]*[.$T85])+([$costs.$G$39]*[.$T85])+(([$costs.$H$39]/1000)*[.U$2])" office:value-type="float" office:value="20.62031059" calcext:value-type="float">
            <text:p>$20.62</text:p>
          </table:table-cell>
          <table:table-cell table:style-name="ce11" table:formula="of:=([$costs.$F$39]*[.$T85])+([$costs.$G$39]*[.$T85])+(([$costs.$H$39]/1000)*[.V$2])" office:value-type="float" office:value="31.73789496" calcext:value-type="float">
            <text:p>$31.74</text:p>
          </table:table-cell>
          <table:table-cell table:style-name="ce11" table:formula="of:=([$costs.$F$39]*[.$T85])+([$costs.$G$39]*[.$T85])+(([$costs.$H$39]/1000)*[.W$2])" office:value-type="float" office:value="142.9137386" calcext:value-type="float">
            <text:p>$142.91</text:p>
          </table:table-cell>
          <table:table-cell table:style-name="ce11" table:formula="of:=([$costs.$F$39]*[.$T85])+([$costs.$G$39]*[.$T85])+(([$costs.$H$39]/1000)*[.X$2])" office:value-type="float" office:value="1254.672175" calcext:value-type="float">
            <text:p>$1,254.67</text:p>
          </table:table-cell>
          <table:table-cell table:style-name="ce11" table:formula="of:=([$costs.$F$39]*[.$T85])+([$costs.$G$39]*[.$T85])+(([$costs.$H$39]/1000)*[.Y$2])" office:value-type="float" office:value="12372.25654" calcext:value-type="float">
            <text:p>$12,372.26</text:p>
          </table:table-cell>
          <table:table-cell table:style-name="ce11" table:formula="of:=([$costs.$F$39]*[.$T85])+([$costs.$G$39]*[.$T85])+(([$costs.$H$39]/1000)*[.Z$2])" office:value-type="float" office:value="123548.1002" calcext:value-type="float">
            <text:p>$123,548.10</text:p>
          </table:table-cell>
          <table:table-cell table:style-name="ce11" table:formula="of:=([$costs.$F$39]*[.$T85])+([$costs.$G$39]*[.$T85])+(([$costs.$H$39]/1000)*[.AA$2])" office:value-type="float" office:value="1235306.537" calcext:value-type="float">
            <text:p>$1,235,306.54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39]*[.$T86])+([$costs.$G$39]*[.$T86])+(([$costs.$H$39]/1000)*[.U$2])" office:value-type="float" office:value="195.0855215" calcext:value-type="float">
            <text:p>$195.09</text:p>
          </table:table-cell>
          <table:table-cell table:style-name="ce11" table:formula="of:=([$costs.$F$39]*[.$T86])+([$costs.$G$39]*[.$T86])+(([$costs.$H$39]/1000)*[.V$2])" office:value-type="float" office:value="206.2031059" calcext:value-type="float">
            <text:p>$206.20</text:p>
          </table:table-cell>
          <table:table-cell table:style-name="ce11" table:formula="of:=([$costs.$F$39]*[.$T86])+([$costs.$G$39]*[.$T86])+(([$costs.$H$39]/1000)*[.W$2])" office:value-type="float" office:value="317.3789496" calcext:value-type="float">
            <text:p>$317.38</text:p>
          </table:table-cell>
          <table:table-cell table:style-name="ce11" table:formula="of:=([$costs.$F$39]*[.$T86])+([$costs.$G$39]*[.$T86])+(([$costs.$H$39]/1000)*[.X$2])" office:value-type="float" office:value="1429.137386" calcext:value-type="float">
            <text:p>$1,429.14</text:p>
          </table:table-cell>
          <table:table-cell table:style-name="ce11" table:formula="of:=([$costs.$F$39]*[.$T86])+([$costs.$G$39]*[.$T86])+(([$costs.$H$39]/1000)*[.Y$2])" office:value-type="float" office:value="12546.72175" calcext:value-type="float">
            <text:p>$12,546.72</text:p>
          </table:table-cell>
          <table:table-cell table:style-name="ce11" table:formula="of:=([$costs.$F$39]*[.$T86])+([$costs.$G$39]*[.$T86])+(([$costs.$H$39]/1000)*[.Z$2])" office:value-type="float" office:value="123722.5654" calcext:value-type="float">
            <text:p>$123,722.57</text:p>
          </table:table-cell>
          <table:table-cell table:style-name="ce11" table:formula="of:=([$costs.$F$39]*[.$T86])+([$costs.$G$39]*[.$T86])+(([$costs.$H$39]/1000)*[.AA$2])" office:value-type="float" office:value="1235481.002" calcext:value-type="float">
            <text:p>$1,235,481.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39]*[.$T87])+([$costs.$G$39]*[.$T87])+(([$costs.$H$39]/1000)*[.U$2])" office:value-type="float" office:value="1939.737631" calcext:value-type="float">
            <text:p>$1,939.74</text:p>
          </table:table-cell>
          <table:table-cell table:style-name="ce11" table:formula="of:=([$costs.$F$39]*[.$T87])+([$costs.$G$39]*[.$T87])+(([$costs.$H$39]/1000)*[.V$2])" office:value-type="float" office:value="1950.855215" calcext:value-type="float">
            <text:p>$1,950.86</text:p>
          </table:table-cell>
          <table:table-cell table:style-name="ce11" table:formula="of:=([$costs.$F$39]*[.$T87])+([$costs.$G$39]*[.$T87])+(([$costs.$H$39]/1000)*[.W$2])" office:value-type="float" office:value="2062.031059" calcext:value-type="float">
            <text:p>$2,062.03</text:p>
          </table:table-cell>
          <table:table-cell table:style-name="ce11" table:formula="of:=([$costs.$F$39]*[.$T87])+([$costs.$G$39]*[.$T87])+(([$costs.$H$39]/1000)*[.X$2])" office:value-type="float" office:value="3173.789496" calcext:value-type="float">
            <text:p>$3,173.79</text:p>
          </table:table-cell>
          <table:table-cell table:style-name="ce11" table:formula="of:=([$costs.$F$39]*[.$T87])+([$costs.$G$39]*[.$T87])+(([$costs.$H$39]/1000)*[.Y$2])" office:value-type="float" office:value="14291.37386" calcext:value-type="float">
            <text:p>$14,291.37</text:p>
          </table:table-cell>
          <table:table-cell table:style-name="ce11" table:formula="of:=([$costs.$F$39]*[.$T87])+([$costs.$G$39]*[.$T87])+(([$costs.$H$39]/1000)*[.Z$2])" office:value-type="float" office:value="125467.2175" calcext:value-type="float">
            <text:p>$125,467.22</text:p>
          </table:table-cell>
          <table:table-cell table:style-name="ce11" table:formula="of:=([$costs.$F$39]*[.$T87])+([$costs.$G$39]*[.$T87])+(([$costs.$H$39]/1000)*[.AA$2])" office:value-type="float" office:value="1237225.654" calcext:value-type="float">
            <text:p>$1,237,225.65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39]*[.$T88])+([$costs.$G$39]*[.$T88])+(([$costs.$H$39]/1000)*[.U$2])" office:value-type="float" office:value="19386.25873" calcext:value-type="float">
            <text:p>$19,386.26</text:p>
          </table:table-cell>
          <table:table-cell table:style-name="ce11" table:formula="of:=([$costs.$F$39]*[.$T88])+([$costs.$G$39]*[.$T88])+(([$costs.$H$39]/1000)*[.V$2])" office:value-type="float" office:value="19397.37631" calcext:value-type="float">
            <text:p>$19,397.38</text:p>
          </table:table-cell>
          <table:table-cell table:style-name="ce11" table:formula="of:=([$costs.$F$39]*[.$T88])+([$costs.$G$39]*[.$T88])+(([$costs.$H$39]/1000)*[.W$2])" office:value-type="float" office:value="19508.55215" calcext:value-type="float">
            <text:p>$19,508.55</text:p>
          </table:table-cell>
          <table:table-cell table:style-name="ce11" table:formula="of:=([$costs.$F$39]*[.$T88])+([$costs.$G$39]*[.$T88])+(([$costs.$H$39]/1000)*[.X$2])" office:value-type="float" office:value="20620.31059" calcext:value-type="float">
            <text:p>$20,620.31</text:p>
          </table:table-cell>
          <table:table-cell table:style-name="ce11" table:formula="of:=([$costs.$F$39]*[.$T88])+([$costs.$G$39]*[.$T88])+(([$costs.$H$39]/1000)*[.Y$2])" office:value-type="float" office:value="31737.89496" calcext:value-type="float">
            <text:p>$31,737.89</text:p>
          </table:table-cell>
          <table:table-cell table:style-name="ce11" table:formula="of:=([$costs.$F$39]*[.$T88])+([$costs.$G$39]*[.$T88])+(([$costs.$H$39]/1000)*[.Z$2])" office:value-type="float" office:value="142913.7386" calcext:value-type="float">
            <text:p>$142,913.74</text:p>
          </table:table-cell>
          <table:table-cell table:style-name="ce11" table:formula="of:=([$costs.$F$39]*[.$T88])+([$costs.$G$39]*[.$T88])+(([$costs.$H$39]/1000)*[.AA$2])" office:value-type="float" office:value="1254672.175" calcext:value-type="float">
            <text:p>$1,254,672.1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39]*[.$T89])+([$costs.$G$39]*[.$T89])+(([$costs.$H$39]/1000)*[.U$2])" office:value-type="float" office:value="193851.4697" calcext:value-type="float">
            <text:p>$193,851.47</text:p>
          </table:table-cell>
          <table:table-cell table:style-name="ce11" table:formula="of:=([$costs.$F$39]*[.$T89])+([$costs.$G$39]*[.$T89])+(([$costs.$H$39]/1000)*[.V$2])" office:value-type="float" office:value="193862.5873" calcext:value-type="float">
            <text:p>$193,862.59</text:p>
          </table:table-cell>
          <table:table-cell table:style-name="ce11" table:formula="of:=([$costs.$F$39]*[.$T89])+([$costs.$G$39]*[.$T89])+(([$costs.$H$39]/1000)*[.W$2])" office:value-type="float" office:value="193973.7631" calcext:value-type="float">
            <text:p>$193,973.76</text:p>
          </table:table-cell>
          <table:table-cell table:style-name="ce11" table:formula="of:=([$costs.$F$39]*[.$T89])+([$costs.$G$39]*[.$T89])+(([$costs.$H$39]/1000)*[.X$2])" office:value-type="float" office:value="195085.5215" calcext:value-type="float">
            <text:p>$195,085.52</text:p>
          </table:table-cell>
          <table:table-cell table:style-name="ce11" table:formula="of:=([$costs.$F$39]*[.$T89])+([$costs.$G$39]*[.$T89])+(([$costs.$H$39]/1000)*[.Y$2])" office:value-type="float" office:value="206203.1059" calcext:value-type="float">
            <text:p>$206,203.11</text:p>
          </table:table-cell>
          <table:table-cell table:style-name="ce11" table:formula="of:=([$costs.$F$39]*[.$T89])+([$costs.$G$39]*[.$T89])+(([$costs.$H$39]/1000)*[.Z$2])" office:value-type="float" office:value="317378.9496" calcext:value-type="float">
            <text:p>$317,378.95</text:p>
          </table:table-cell>
          <table:table-cell table:style-name="ce11" table:formula="of:=([$costs.$F$39]*[.$T89])+([$costs.$G$39]*[.$T89])+(([$costs.$H$39]/1000)*[.AA$2])" office:value-type="float" office:value="1429137.386" calcext:value-type="float">
            <text:p>$1,429,137.39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39]*[.$T90])+([$costs.$G$39]*[.$T90])+(([$costs.$H$39]/1000)*[.U$2])" office:value-type="float" office:value="1938503.579" calcext:value-type="float">
            <text:p>$1,938,503.58</text:p>
          </table:table-cell>
          <table:table-cell table:style-name="ce11" table:formula="of:=([$costs.$F$39]*[.$T90])+([$costs.$G$39]*[.$T90])+(([$costs.$H$39]/1000)*[.V$2])" office:value-type="float" office:value="1938514.697" calcext:value-type="float">
            <text:p>$1,938,514.70</text:p>
          </table:table-cell>
          <table:table-cell table:style-name="ce11" table:formula="of:=([$costs.$F$39]*[.$T90])+([$costs.$G$39]*[.$T90])+(([$costs.$H$39]/1000)*[.W$2])" office:value-type="float" office:value="1938625.873" calcext:value-type="float">
            <text:p>$1,938,625.87</text:p>
          </table:table-cell>
          <table:table-cell table:style-name="ce11" table:formula="of:=([$costs.$F$39]*[.$T90])+([$costs.$G$39]*[.$T90])+(([$costs.$H$39]/1000)*[.X$2])" office:value-type="float" office:value="1939737.631" calcext:value-type="float">
            <text:p>$1,939,737.63</text:p>
          </table:table-cell>
          <table:table-cell table:style-name="ce11" table:formula="of:=([$costs.$F$39]*[.$T90])+([$costs.$G$39]*[.$T90])+(([$costs.$H$39]/1000)*[.Y$2])" office:value-type="float" office:value="1950855.215" calcext:value-type="float">
            <text:p>$1,950,855.22</text:p>
          </table:table-cell>
          <table:table-cell table:style-name="ce11" table:formula="of:=([$costs.$F$39]*[.$T90])+([$costs.$G$39]*[.$T90])+(([$costs.$H$39]/1000)*[.Z$2])" office:value-type="float" office:value="2062031.059" calcext:value-type="float">
            <text:p>$2,062,031.06</text:p>
          </table:table-cell>
          <table:table-cell table:style-name="ce11" table:formula="of:=([$costs.$F$39]*[.$T90])+([$costs.$G$39]*[.$T90])+(([$costs.$H$39]/1000)*[.AA$2])" office:value-type="float" office:value="3173789.496" calcext:value-type="float">
            <text:p>$3,173,789.5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40]" office:value-type="string" office:string-value="vpxenc (VP9) speed 3" calcext:value-type="string">
            <text:p>vpxenc (VP9) speed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40]*[.$T93])+([$costs.$G$40]*[.$T93])+(([$costs.$H$40]/1000)*[.U$2])" office:value-type="float" office:value="3.270123498" calcext:value-type="float">
            <text:p>$3.27</text:p>
          </table:table-cell>
          <table:table-cell table:style-name="ce11" table:formula="of:=([$costs.$F$40]*[.$T93])+([$costs.$G$40]*[.$T93])+(([$costs.$H$40]/1000)*[.V$2])" office:value-type="float" office:value="13.92304651" calcext:value-type="float">
            <text:p>$13.92</text:p>
          </table:table-cell>
          <table:table-cell table:style-name="ce11" table:formula="of:=([$costs.$F$40]*[.$T93])+([$costs.$G$40]*[.$T93])+(([$costs.$H$40]/1000)*[.W$2])" office:value-type="float" office:value="120.4522766" calcext:value-type="float">
            <text:p>$120.45</text:p>
          </table:table-cell>
          <table:table-cell table:style-name="ce11" table:formula="of:=([$costs.$F$40]*[.$T93])+([$costs.$G$40]*[.$T93])+(([$costs.$H$40]/1000)*[.X$2])" office:value-type="float" office:value="1185.744577" calcext:value-type="float">
            <text:p>$1,185.74</text:p>
          </table:table-cell>
          <table:table-cell table:style-name="ce11" table:formula="of:=([$costs.$F$40]*[.$T93])+([$costs.$G$40]*[.$T93])+(([$costs.$H$40]/1000)*[.Y$2])" office:value-type="float" office:value="11838.66759" calcext:value-type="float">
            <text:p>$11,838.67</text:p>
          </table:table-cell>
          <table:table-cell table:style-name="ce11" table:formula="of:=([$costs.$F$40]*[.$T93])+([$costs.$G$40]*[.$T93])+(([$costs.$H$40]/1000)*[.Z$2])" office:value-type="float" office:value="118367.8977" calcext:value-type="float">
            <text:p>$118,367.90</text:p>
          </table:table-cell>
          <table:table-cell table:style-name="ce11" table:formula="of:=([$costs.$F$40]*[.$T93])+([$costs.$G$40]*[.$T93])+(([$costs.$H$40]/1000)*[.AA$2])" office:value-type="float" office:value="1183660.198" calcext:value-type="float">
            <text:p>$1,183,660.2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40]*[.$T94])+([$costs.$G$40]*[.$T94])+(([$costs.$H$40]/1000)*[.U$2])" office:value-type="float" office:value="22.04831197" calcext:value-type="float">
            <text:p>$22.05</text:p>
          </table:table-cell>
          <table:table-cell table:style-name="ce11" table:formula="of:=([$costs.$F$40]*[.$T94])+([$costs.$G$40]*[.$T94])+(([$costs.$H$40]/1000)*[.V$2])" office:value-type="float" office:value="32.70123498" calcext:value-type="float">
            <text:p>$32.70</text:p>
          </table:table-cell>
          <table:table-cell table:style-name="ce11" table:formula="of:=([$costs.$F$40]*[.$T94])+([$costs.$G$40]*[.$T94])+(([$costs.$H$40]/1000)*[.W$2])" office:value-type="float" office:value="139.2304651" calcext:value-type="float">
            <text:p>$139.23</text:p>
          </table:table-cell>
          <table:table-cell table:style-name="ce11" table:formula="of:=([$costs.$F$40]*[.$T94])+([$costs.$G$40]*[.$T94])+(([$costs.$H$40]/1000)*[.X$2])" office:value-type="float" office:value="1204.522766" calcext:value-type="float">
            <text:p>$1,204.52</text:p>
          </table:table-cell>
          <table:table-cell table:style-name="ce11" table:formula="of:=([$costs.$F$40]*[.$T94])+([$costs.$G$40]*[.$T94])+(([$costs.$H$40]/1000)*[.Y$2])" office:value-type="float" office:value="11857.44577" calcext:value-type="float">
            <text:p>$11,857.45</text:p>
          </table:table-cell>
          <table:table-cell table:style-name="ce11" table:formula="of:=([$costs.$F$40]*[.$T94])+([$costs.$G$40]*[.$T94])+(([$costs.$H$40]/1000)*[.Z$2])" office:value-type="float" office:value="118386.6759" calcext:value-type="float">
            <text:p>$118,386.68</text:p>
          </table:table-cell>
          <table:table-cell table:style-name="ce11" table:formula="of:=([$costs.$F$40]*[.$T94])+([$costs.$G$40]*[.$T94])+(([$costs.$H$40]/1000)*[.AA$2])" office:value-type="float" office:value="1183678.977" calcext:value-type="float">
            <text:p>$1,183,678.9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40]*[.$T95])+([$costs.$G$40]*[.$T95])+(([$costs.$H$40]/1000)*[.U$2])" office:value-type="float" office:value="209.8301967" calcext:value-type="float">
            <text:p>$209.83</text:p>
          </table:table-cell>
          <table:table-cell table:style-name="ce11" table:formula="of:=([$costs.$F$40]*[.$T95])+([$costs.$G$40]*[.$T95])+(([$costs.$H$40]/1000)*[.V$2])" office:value-type="float" office:value="220.4831197" calcext:value-type="float">
            <text:p>$220.48</text:p>
          </table:table-cell>
          <table:table-cell table:style-name="ce11" table:formula="of:=([$costs.$F$40]*[.$T95])+([$costs.$G$40]*[.$T95])+(([$costs.$H$40]/1000)*[.W$2])" office:value-type="float" office:value="327.0123498" calcext:value-type="float">
            <text:p>$327.01</text:p>
          </table:table-cell>
          <table:table-cell table:style-name="ce11" table:formula="of:=([$costs.$F$40]*[.$T95])+([$costs.$G$40]*[.$T95])+(([$costs.$H$40]/1000)*[.X$2])" office:value-type="float" office:value="1392.304651" calcext:value-type="float">
            <text:p>$1,392.30</text:p>
          </table:table-cell>
          <table:table-cell table:style-name="ce11" table:formula="of:=([$costs.$F$40]*[.$T95])+([$costs.$G$40]*[.$T95])+(([$costs.$H$40]/1000)*[.Y$2])" office:value-type="float" office:value="12045.22766" calcext:value-type="float">
            <text:p>$12,045.23</text:p>
          </table:table-cell>
          <table:table-cell table:style-name="ce11" table:formula="of:=([$costs.$F$40]*[.$T95])+([$costs.$G$40]*[.$T95])+(([$costs.$H$40]/1000)*[.Z$2])" office:value-type="float" office:value="118574.4577" calcext:value-type="float">
            <text:p>$118,574.46</text:p>
          </table:table-cell>
          <table:table-cell table:style-name="ce11" table:formula="of:=([$costs.$F$40]*[.$T95])+([$costs.$G$40]*[.$T95])+(([$costs.$H$40]/1000)*[.AA$2])" office:value-type="float" office:value="1183866.759" calcext:value-type="float">
            <text:p>$1,183,866.76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40]*[.$T96])+([$costs.$G$40]*[.$T96])+(([$costs.$H$40]/1000)*[.U$2])" office:value-type="float" office:value="2087.649044" calcext:value-type="float">
            <text:p>$2,087.65</text:p>
          </table:table-cell>
          <table:table-cell table:style-name="ce11" table:formula="of:=([$costs.$F$40]*[.$T96])+([$costs.$G$40]*[.$T96])+(([$costs.$H$40]/1000)*[.V$2])" office:value-type="float" office:value="2098.301967" calcext:value-type="float">
            <text:p>$2,098.30</text:p>
          </table:table-cell>
          <table:table-cell table:style-name="ce11" table:formula="of:=([$costs.$F$40]*[.$T96])+([$costs.$G$40]*[.$T96])+(([$costs.$H$40]/1000)*[.W$2])" office:value-type="float" office:value="2204.831197" calcext:value-type="float">
            <text:p>$2,204.83</text:p>
          </table:table-cell>
          <table:table-cell table:style-name="ce11" table:formula="of:=([$costs.$F$40]*[.$T96])+([$costs.$G$40]*[.$T96])+(([$costs.$H$40]/1000)*[.X$2])" office:value-type="float" office:value="3270.123498" calcext:value-type="float">
            <text:p>$3,270.12</text:p>
          </table:table-cell>
          <table:table-cell table:style-name="ce11" table:formula="of:=([$costs.$F$40]*[.$T96])+([$costs.$G$40]*[.$T96])+(([$costs.$H$40]/1000)*[.Y$2])" office:value-type="float" office:value="13923.04651" calcext:value-type="float">
            <text:p>$13,923.05</text:p>
          </table:table-cell>
          <table:table-cell table:style-name="ce11" table:formula="of:=([$costs.$F$40]*[.$T96])+([$costs.$G$40]*[.$T96])+(([$costs.$H$40]/1000)*[.Z$2])" office:value-type="float" office:value="120452.2766" calcext:value-type="float">
            <text:p>$120,452.28</text:p>
          </table:table-cell>
          <table:table-cell table:style-name="ce11" table:formula="of:=([$costs.$F$40]*[.$T96])+([$costs.$G$40]*[.$T96])+(([$costs.$H$40]/1000)*[.AA$2])" office:value-type="float" office:value="1185744.577" calcext:value-type="float">
            <text:p>$1,185,744.5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40]*[.$T97])+([$costs.$G$40]*[.$T97])+(([$costs.$H$40]/1000)*[.U$2])" office:value-type="float" office:value="20865.83752" calcext:value-type="float">
            <text:p>$20,865.84</text:p>
          </table:table-cell>
          <table:table-cell table:style-name="ce11" table:formula="of:=([$costs.$F$40]*[.$T97])+([$costs.$G$40]*[.$T97])+(([$costs.$H$40]/1000)*[.V$2])" office:value-type="float" office:value="20876.49044" calcext:value-type="float">
            <text:p>$20,876.49</text:p>
          </table:table-cell>
          <table:table-cell table:style-name="ce11" table:formula="of:=([$costs.$F$40]*[.$T97])+([$costs.$G$40]*[.$T97])+(([$costs.$H$40]/1000)*[.W$2])" office:value-type="float" office:value="20983.01967" calcext:value-type="float">
            <text:p>$20,983.02</text:p>
          </table:table-cell>
          <table:table-cell table:style-name="ce11" table:formula="of:=([$costs.$F$40]*[.$T97])+([$costs.$G$40]*[.$T97])+(([$costs.$H$40]/1000)*[.X$2])" office:value-type="float" office:value="22048.31197" calcext:value-type="float">
            <text:p>$22,048.31</text:p>
          </table:table-cell>
          <table:table-cell table:style-name="ce11" table:formula="of:=([$costs.$F$40]*[.$T97])+([$costs.$G$40]*[.$T97])+(([$costs.$H$40]/1000)*[.Y$2])" office:value-type="float" office:value="32701.23498" calcext:value-type="float">
            <text:p>$32,701.23</text:p>
          </table:table-cell>
          <table:table-cell table:style-name="ce11" table:formula="of:=([$costs.$F$40]*[.$T97])+([$costs.$G$40]*[.$T97])+(([$costs.$H$40]/1000)*[.Z$2])" office:value-type="float" office:value="139230.4651" calcext:value-type="float">
            <text:p>$139,230.47</text:p>
          </table:table-cell>
          <table:table-cell table:style-name="ce11" table:formula="of:=([$costs.$F$40]*[.$T97])+([$costs.$G$40]*[.$T97])+(([$costs.$H$40]/1000)*[.AA$2])" office:value-type="float" office:value="1204522.766" calcext:value-type="float">
            <text:p>$1,204,522.7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40]*[.$T98])+([$costs.$G$40]*[.$T98])+(([$costs.$H$40]/1000)*[.U$2])" office:value-type="float" office:value="208647.7223" calcext:value-type="float">
            <text:p>$208,647.72</text:p>
          </table:table-cell>
          <table:table-cell table:style-name="ce11" table:formula="of:=([$costs.$F$40]*[.$T98])+([$costs.$G$40]*[.$T98])+(([$costs.$H$40]/1000)*[.V$2])" office:value-type="float" office:value="208658.3752" calcext:value-type="float">
            <text:p>$208,658.38</text:p>
          </table:table-cell>
          <table:table-cell table:style-name="ce11" table:formula="of:=([$costs.$F$40]*[.$T98])+([$costs.$G$40]*[.$T98])+(([$costs.$H$40]/1000)*[.W$2])" office:value-type="float" office:value="208764.9044" calcext:value-type="float">
            <text:p>$208,764.90</text:p>
          </table:table-cell>
          <table:table-cell table:style-name="ce11" table:formula="of:=([$costs.$F$40]*[.$T98])+([$costs.$G$40]*[.$T98])+(([$costs.$H$40]/1000)*[.X$2])" office:value-type="float" office:value="209830.1967" calcext:value-type="float">
            <text:p>$209,830.20</text:p>
          </table:table-cell>
          <table:table-cell table:style-name="ce11" table:formula="of:=([$costs.$F$40]*[.$T98])+([$costs.$G$40]*[.$T98])+(([$costs.$H$40]/1000)*[.Y$2])" office:value-type="float" office:value="220483.1197" calcext:value-type="float">
            <text:p>$220,483.12</text:p>
          </table:table-cell>
          <table:table-cell table:style-name="ce11" table:formula="of:=([$costs.$F$40]*[.$T98])+([$costs.$G$40]*[.$T98])+(([$costs.$H$40]/1000)*[.Z$2])" office:value-type="float" office:value="327012.3498" calcext:value-type="float">
            <text:p>$327,012.35</text:p>
          </table:table-cell>
          <table:table-cell table:style-name="ce11" table:formula="of:=([$costs.$F$40]*[.$T98])+([$costs.$G$40]*[.$T98])+(([$costs.$H$40]/1000)*[.AA$2])" office:value-type="float" office:value="1392304.651" calcext:value-type="float">
            <text:p>$1,392,304.65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40]*[.$T99])+([$costs.$G$40]*[.$T99])+(([$costs.$H$40]/1000)*[.U$2])" office:value-type="float" office:value="2086466.57" calcext:value-type="float">
            <text:p>$2,086,466.57</text:p>
          </table:table-cell>
          <table:table-cell table:style-name="ce11" table:formula="of:=([$costs.$F$40]*[.$T99])+([$costs.$G$40]*[.$T99])+(([$costs.$H$40]/1000)*[.V$2])" office:value-type="float" office:value="2086477.223" calcext:value-type="float">
            <text:p>$2,086,477.22</text:p>
          </table:table-cell>
          <table:table-cell table:style-name="ce11" table:formula="of:=([$costs.$F$40]*[.$T99])+([$costs.$G$40]*[.$T99])+(([$costs.$H$40]/1000)*[.W$2])" office:value-type="float" office:value="2086583.752" calcext:value-type="float">
            <text:p>$2,086,583.75</text:p>
          </table:table-cell>
          <table:table-cell table:style-name="ce11" table:formula="of:=([$costs.$F$40]*[.$T99])+([$costs.$G$40]*[.$T99])+(([$costs.$H$40]/1000)*[.X$2])" office:value-type="float" office:value="2087649.044" calcext:value-type="float">
            <text:p>$2,087,649.04</text:p>
          </table:table-cell>
          <table:table-cell table:style-name="ce11" table:formula="of:=([$costs.$F$40]*[.$T99])+([$costs.$G$40]*[.$T99])+(([$costs.$H$40]/1000)*[.Y$2])" office:value-type="float" office:value="2098301.967" calcext:value-type="float">
            <text:p>$2,098,301.97</text:p>
          </table:table-cell>
          <table:table-cell table:style-name="ce11" table:formula="of:=([$costs.$F$40]*[.$T99])+([$costs.$G$40]*[.$T99])+(([$costs.$H$40]/1000)*[.Z$2])" office:value-type="float" office:value="2204831.197" calcext:value-type="float">
            <text:p>$2,204,831.20</text:p>
          </table:table-cell>
          <table:table-cell table:style-name="ce11" table:formula="of:=([$costs.$F$40]*[.$T99])+([$costs.$G$40]*[.$T99])+(([$costs.$H$40]/1000)*[.AA$2])" office:value-type="float" office:value="3270123.498" calcext:value-type="float">
            <text:p>$3,270,123.5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44]" office:value-type="string" office:string-value="aomenc (AV1) speed 6" calcext:value-type="string">
            <text:p>aomenc (AV1) speed 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44]*[.$T102])+([$costs.$G$44]*[.$T102])+(([$costs.$H$44]/1000)*[.U$2])" office:value-type="float" office:value="3.195625531" calcext:value-type="float">
            <text:p>$3.20</text:p>
          </table:table-cell>
          <table:table-cell table:style-name="ce11" table:formula="of:=([$costs.$F$44]*[.$T102])+([$costs.$G$44]*[.$T102])+(([$costs.$H$44]/1000)*[.V$2])" office:value-type="float" office:value="11.08529121" calcext:value-type="float">
            <text:p>$11.09</text:p>
          </table:table-cell>
          <table:table-cell table:style-name="ce11" table:formula="of:=([$costs.$F$44]*[.$T102])+([$costs.$G$44]*[.$T102])+(([$costs.$H$44]/1000)*[.W$2])" office:value-type="float" office:value="89.98194801" calcext:value-type="float">
            <text:p>$89.98</text:p>
          </table:table-cell>
          <table:table-cell table:style-name="ce11" table:formula="of:=([$costs.$F$44]*[.$T102])+([$costs.$G$44]*[.$T102])+(([$costs.$H$44]/1000)*[.X$2])" office:value-type="float" office:value="878.948516" calcext:value-type="float">
            <text:p>$878.95</text:p>
          </table:table-cell>
          <table:table-cell table:style-name="ce11" table:formula="of:=([$costs.$F$44]*[.$T102])+([$costs.$G$44]*[.$T102])+(([$costs.$H$44]/1000)*[.Y$2])" office:value-type="float" office:value="8768.614196" calcext:value-type="float">
            <text:p>$8,768.61</text:p>
          </table:table-cell>
          <table:table-cell table:style-name="ce11" table:formula="of:=([$costs.$F$44]*[.$T102])+([$costs.$G$44]*[.$T102])+(([$costs.$H$44]/1000)*[.Z$2])" office:value-type="float" office:value="87665.271" calcext:value-type="float">
            <text:p>$87,665.27</text:p>
          </table:table-cell>
          <table:table-cell table:style-name="ce11" table:formula="of:=([$costs.$F$44]*[.$T102])+([$costs.$G$44]*[.$T102])+(([$costs.$H$44]/1000)*[.AA$2])" office:value-type="float" office:value="876631.839" calcext:value-type="float">
            <text:p>$876,631.84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44]*[.$T103])+([$costs.$G$44]*[.$T103])+(([$costs.$H$44]/1000)*[.U$2])" office:value-type="float" office:value="24.06658963" calcext:value-type="float">
            <text:p>$24.07</text:p>
          </table:table-cell>
          <table:table-cell table:style-name="ce11" table:formula="of:=([$costs.$F$44]*[.$T103])+([$costs.$G$44]*[.$T103])+(([$costs.$H$44]/1000)*[.V$2])" office:value-type="float" office:value="31.95625531" calcext:value-type="float">
            <text:p>$31.96</text:p>
          </table:table-cell>
          <table:table-cell table:style-name="ce11" table:formula="of:=([$costs.$F$44]*[.$T103])+([$costs.$G$44]*[.$T103])+(([$costs.$H$44]/1000)*[.W$2])" office:value-type="float" office:value="110.8529121" calcext:value-type="float">
            <text:p>$110.85</text:p>
          </table:table-cell>
          <table:table-cell table:style-name="ce11" table:formula="of:=([$costs.$F$44]*[.$T103])+([$costs.$G$44]*[.$T103])+(([$costs.$H$44]/1000)*[.X$2])" office:value-type="float" office:value="899.8194801" calcext:value-type="float">
            <text:p>$899.82</text:p>
          </table:table-cell>
          <table:table-cell table:style-name="ce11" table:formula="of:=([$costs.$F$44]*[.$T103])+([$costs.$G$44]*[.$T103])+(([$costs.$H$44]/1000)*[.Y$2])" office:value-type="float" office:value="8789.48516" calcext:value-type="float">
            <text:p>$8,789.49</text:p>
          </table:table-cell>
          <table:table-cell table:style-name="ce11" table:formula="of:=([$costs.$F$44]*[.$T103])+([$costs.$G$44]*[.$T103])+(([$costs.$H$44]/1000)*[.Z$2])" office:value-type="float" office:value="87686.14196" calcext:value-type="float">
            <text:p>$87,686.14</text:p>
          </table:table-cell>
          <table:table-cell table:style-name="ce11" table:formula="of:=([$costs.$F$44]*[.$T103])+([$costs.$G$44]*[.$T103])+(([$costs.$H$44]/1000)*[.AA$2])" office:value-type="float" office:value="876652.71" calcext:value-type="float">
            <text:p>$876,652.71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44]*[.$T104])+([$costs.$G$44]*[.$T104])+(([$costs.$H$44]/1000)*[.U$2])" office:value-type="float" office:value="232.7762306" calcext:value-type="float">
            <text:p>$232.78</text:p>
          </table:table-cell>
          <table:table-cell table:style-name="ce11" table:formula="of:=([$costs.$F$44]*[.$T104])+([$costs.$G$44]*[.$T104])+(([$costs.$H$44]/1000)*[.V$2])" office:value-type="float" office:value="240.6658963" calcext:value-type="float">
            <text:p>$240.67</text:p>
          </table:table-cell>
          <table:table-cell table:style-name="ce11" table:formula="of:=([$costs.$F$44]*[.$T104])+([$costs.$G$44]*[.$T104])+(([$costs.$H$44]/1000)*[.W$2])" office:value-type="float" office:value="319.5625531" calcext:value-type="float">
            <text:p>$319.56</text:p>
          </table:table-cell>
          <table:table-cell table:style-name="ce11" table:formula="of:=([$costs.$F$44]*[.$T104])+([$costs.$G$44]*[.$T104])+(([$costs.$H$44]/1000)*[.X$2])" office:value-type="float" office:value="1108.529121" calcext:value-type="float">
            <text:p>$1,108.53</text:p>
          </table:table-cell>
          <table:table-cell table:style-name="ce11" table:formula="of:=([$costs.$F$44]*[.$T104])+([$costs.$G$44]*[.$T104])+(([$costs.$H$44]/1000)*[.Y$2])" office:value-type="float" office:value="8998.194801" calcext:value-type="float">
            <text:p>$8,998.19</text:p>
          </table:table-cell>
          <table:table-cell table:style-name="ce11" table:formula="of:=([$costs.$F$44]*[.$T104])+([$costs.$G$44]*[.$T104])+(([$costs.$H$44]/1000)*[.Z$2])" office:value-type="float" office:value="87894.8516" calcext:value-type="float">
            <text:p>$87,894.85</text:p>
          </table:table-cell>
          <table:table-cell table:style-name="ce11" table:formula="of:=([$costs.$F$44]*[.$T104])+([$costs.$G$44]*[.$T104])+(([$costs.$H$44]/1000)*[.AA$2])" office:value-type="float" office:value="876861.4196" calcext:value-type="float">
            <text:p>$876,861.4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44]*[.$T105])+([$costs.$G$44]*[.$T105])+(([$costs.$H$44]/1000)*[.U$2])" office:value-type="float" office:value="2319.87264" calcext:value-type="float">
            <text:p>$2,319.87</text:p>
          </table:table-cell>
          <table:table-cell table:style-name="ce11" table:formula="of:=([$costs.$F$44]*[.$T105])+([$costs.$G$44]*[.$T105])+(([$costs.$H$44]/1000)*[.V$2])" office:value-type="float" office:value="2327.762306" calcext:value-type="float">
            <text:p>$2,327.76</text:p>
          </table:table-cell>
          <table:table-cell table:style-name="ce11" table:formula="of:=([$costs.$F$44]*[.$T105])+([$costs.$G$44]*[.$T105])+(([$costs.$H$44]/1000)*[.W$2])" office:value-type="float" office:value="2406.658963" calcext:value-type="float">
            <text:p>$2,406.66</text:p>
          </table:table-cell>
          <table:table-cell table:style-name="ce11" table:formula="of:=([$costs.$F$44]*[.$T105])+([$costs.$G$44]*[.$T105])+(([$costs.$H$44]/1000)*[.X$2])" office:value-type="float" office:value="3195.625531" calcext:value-type="float">
            <text:p>$3,195.63</text:p>
          </table:table-cell>
          <table:table-cell table:style-name="ce11" table:formula="of:=([$costs.$F$44]*[.$T105])+([$costs.$G$44]*[.$T105])+(([$costs.$H$44]/1000)*[.Y$2])" office:value-type="float" office:value="11085.29121" calcext:value-type="float">
            <text:p>$11,085.29</text:p>
          </table:table-cell>
          <table:table-cell table:style-name="ce11" table:formula="of:=([$costs.$F$44]*[.$T105])+([$costs.$G$44]*[.$T105])+(([$costs.$H$44]/1000)*[.Z$2])" office:value-type="float" office:value="89981.94801" calcext:value-type="float">
            <text:p>$89,981.95</text:p>
          </table:table-cell>
          <table:table-cell table:style-name="ce11" table:formula="of:=([$costs.$F$44]*[.$T105])+([$costs.$G$44]*[.$T105])+(([$costs.$H$44]/1000)*[.AA$2])" office:value-type="float" office:value="878948.516" calcext:value-type="float">
            <text:p>$878,948.5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44]*[.$T106])+([$costs.$G$44]*[.$T106])+(([$costs.$H$44]/1000)*[.U$2])" office:value-type="float" office:value="23190.83674" calcext:value-type="float">
            <text:p>$23,190.84</text:p>
          </table:table-cell>
          <table:table-cell table:style-name="ce11" table:formula="of:=([$costs.$F$44]*[.$T106])+([$costs.$G$44]*[.$T106])+(([$costs.$H$44]/1000)*[.V$2])" office:value-type="float" office:value="23198.7264" calcext:value-type="float">
            <text:p>$23,198.73</text:p>
          </table:table-cell>
          <table:table-cell table:style-name="ce11" table:formula="of:=([$costs.$F$44]*[.$T106])+([$costs.$G$44]*[.$T106])+(([$costs.$H$44]/1000)*[.W$2])" office:value-type="float" office:value="23277.62306" calcext:value-type="float">
            <text:p>$23,277.62</text:p>
          </table:table-cell>
          <table:table-cell table:style-name="ce11" table:formula="of:=([$costs.$F$44]*[.$T106])+([$costs.$G$44]*[.$T106])+(([$costs.$H$44]/1000)*[.X$2])" office:value-type="float" office:value="24066.58963" calcext:value-type="float">
            <text:p>$24,066.59</text:p>
          </table:table-cell>
          <table:table-cell table:style-name="ce11" table:formula="of:=([$costs.$F$44]*[.$T106])+([$costs.$G$44]*[.$T106])+(([$costs.$H$44]/1000)*[.Y$2])" office:value-type="float" office:value="31956.25531" calcext:value-type="float">
            <text:p>$31,956.26</text:p>
          </table:table-cell>
          <table:table-cell table:style-name="ce11" table:formula="of:=([$costs.$F$44]*[.$T106])+([$costs.$G$44]*[.$T106])+(([$costs.$H$44]/1000)*[.Z$2])" office:value-type="float" office:value="110852.9121" calcext:value-type="float">
            <text:p>$110,852.91</text:p>
          </table:table-cell>
          <table:table-cell table:style-name="ce11" table:formula="of:=([$costs.$F$44]*[.$T106])+([$costs.$G$44]*[.$T106])+(([$costs.$H$44]/1000)*[.AA$2])" office:value-type="float" office:value="899819.4801" calcext:value-type="float">
            <text:p>$899,819.4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44]*[.$T107])+([$costs.$G$44]*[.$T107])+(([$costs.$H$44]/1000)*[.U$2])" office:value-type="float" office:value="231900.4777" calcext:value-type="float">
            <text:p>$231,900.48</text:p>
          </table:table-cell>
          <table:table-cell table:style-name="ce11" table:formula="of:=([$costs.$F$44]*[.$T107])+([$costs.$G$44]*[.$T107])+(([$costs.$H$44]/1000)*[.V$2])" office:value-type="float" office:value="231908.3674" calcext:value-type="float">
            <text:p>$231,908.37</text:p>
          </table:table-cell>
          <table:table-cell table:style-name="ce11" table:formula="of:=([$costs.$F$44]*[.$T107])+([$costs.$G$44]*[.$T107])+(([$costs.$H$44]/1000)*[.W$2])" office:value-type="float" office:value="231987.264" calcext:value-type="float">
            <text:p>$231,987.26</text:p>
          </table:table-cell>
          <table:table-cell table:style-name="ce11" table:formula="of:=([$costs.$F$44]*[.$T107])+([$costs.$G$44]*[.$T107])+(([$costs.$H$44]/1000)*[.X$2])" office:value-type="float" office:value="232776.2306" calcext:value-type="float">
            <text:p>$232,776.23</text:p>
          </table:table-cell>
          <table:table-cell table:style-name="ce11" table:formula="of:=([$costs.$F$44]*[.$T107])+([$costs.$G$44]*[.$T107])+(([$costs.$H$44]/1000)*[.Y$2])" office:value-type="float" office:value="240665.8963" calcext:value-type="float">
            <text:p>$240,665.90</text:p>
          </table:table-cell>
          <table:table-cell table:style-name="ce11" table:formula="of:=([$costs.$F$44]*[.$T107])+([$costs.$G$44]*[.$T107])+(([$costs.$H$44]/1000)*[.Z$2])" office:value-type="float" office:value="319562.5531" calcext:value-type="float">
            <text:p>$319,562.55</text:p>
          </table:table-cell>
          <table:table-cell table:style-name="ce11" table:formula="of:=([$costs.$F$44]*[.$T107])+([$costs.$G$44]*[.$T107])+(([$costs.$H$44]/1000)*[.AA$2])" office:value-type="float" office:value="1108529.121" calcext:value-type="float">
            <text:p>$1,108,529.1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44]*[.$T108])+([$costs.$G$44]*[.$T108])+(([$costs.$H$44]/1000)*[.U$2])" office:value-type="float" office:value="2318996.887" calcext:value-type="float">
            <text:p>$2,318,996.89</text:p>
          </table:table-cell>
          <table:table-cell table:style-name="ce11" table:formula="of:=([$costs.$F$44]*[.$T108])+([$costs.$G$44]*[.$T108])+(([$costs.$H$44]/1000)*[.V$2])" office:value-type="float" office:value="2319004.777" calcext:value-type="float">
            <text:p>$2,319,004.78</text:p>
          </table:table-cell>
          <table:table-cell table:style-name="ce11" table:formula="of:=([$costs.$F$44]*[.$T108])+([$costs.$G$44]*[.$T108])+(([$costs.$H$44]/1000)*[.W$2])" office:value-type="float" office:value="2319083.674" calcext:value-type="float">
            <text:p>$2,319,083.67</text:p>
          </table:table-cell>
          <table:table-cell table:style-name="ce11" table:formula="of:=([$costs.$F$44]*[.$T108])+([$costs.$G$44]*[.$T108])+(([$costs.$H$44]/1000)*[.X$2])" office:value-type="float" office:value="2319872.64" calcext:value-type="float">
            <text:p>$2,319,872.64</text:p>
          </table:table-cell>
          <table:table-cell table:style-name="ce11" table:formula="of:=([$costs.$F$44]*[.$T108])+([$costs.$G$44]*[.$T108])+(([$costs.$H$44]/1000)*[.Y$2])" office:value-type="float" office:value="2327762.306" calcext:value-type="float">
            <text:p>$2,327,762.31</text:p>
          </table:table-cell>
          <table:table-cell table:style-name="ce11" table:formula="of:=([$costs.$F$44]*[.$T108])+([$costs.$G$44]*[.$T108])+(([$costs.$H$44]/1000)*[.Z$2])" office:value-type="float" office:value="2406658.963" calcext:value-type="float">
            <text:p>$2,406,658.96</text:p>
          </table:table-cell>
          <table:table-cell table:style-name="ce11" table:formula="of:=([$costs.$F$44]*[.$T108])+([$costs.$G$44]*[.$T108])+(([$costs.$H$44]/1000)*[.AA$2])" office:value-type="float" office:value="3195625.531" calcext:value-type="float">
            <text:p>$3,195,625.5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45]" office:value-type="string" office:string-value="aomenc (AV1) speed 5" calcext:value-type="string">
            <text:p>aomenc (AV1) speed 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45]*[.$T111])+([$costs.$G$45]*[.$T111])+(([$costs.$H$45]/1000)*[.U$2])" office:value-type="float" office:value="4.054285783" calcext:value-type="float">
            <text:p>$4.05</text:p>
          </table:table-cell>
          <table:table-cell table:style-name="ce11" table:formula="of:=([$costs.$F$45]*[.$T111])+([$costs.$G$45]*[.$T111])+(([$costs.$H$45]/1000)*[.V$2])" office:value-type="float" office:value="11.6945907" calcext:value-type="float">
            <text:p>$11.69</text:p>
          </table:table-cell>
          <table:table-cell table:style-name="ce11" table:formula="of:=([$costs.$F$45]*[.$T111])+([$costs.$G$45]*[.$T111])+(([$costs.$H$45]/1000)*[.W$2])" office:value-type="float" office:value="88.09763982" calcext:value-type="float">
            <text:p>$88.10</text:p>
          </table:table-cell>
          <table:table-cell table:style-name="ce11" table:formula="of:=([$costs.$F$45]*[.$T111])+([$costs.$G$45]*[.$T111])+(([$costs.$H$45]/1000)*[.X$2])" office:value-type="float" office:value="852.128131" calcext:value-type="float">
            <text:p>$852.13</text:p>
          </table:table-cell>
          <table:table-cell table:style-name="ce11" table:formula="of:=([$costs.$F$45]*[.$T111])+([$costs.$G$45]*[.$T111])+(([$costs.$H$45]/1000)*[.Y$2])" office:value-type="float" office:value="8492.433043" calcext:value-type="float">
            <text:p>$8,492.43</text:p>
          </table:table-cell>
          <table:table-cell table:style-name="ce11" table:formula="of:=([$costs.$F$45]*[.$T111])+([$costs.$G$45]*[.$T111])+(([$costs.$H$45]/1000)*[.Z$2])" office:value-type="float" office:value="84895.48216" calcext:value-type="float">
            <text:p>$84,895.48</text:p>
          </table:table-cell>
          <table:table-cell table:style-name="ce11" table:formula="of:=([$costs.$F$45]*[.$T111])+([$costs.$G$45]*[.$T111])+(([$costs.$H$45]/1000)*[.AA$2])" office:value-type="float" office:value="848925.9734" calcext:value-type="float">
            <text:p>$848,925.9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45]*[.$T112])+([$costs.$G$45]*[.$T112])+(([$costs.$H$45]/1000)*[.U$2])" office:value-type="float" office:value="32.90255292" calcext:value-type="float">
            <text:p>$32.90</text:p>
          </table:table-cell>
          <table:table-cell table:style-name="ce11" table:formula="of:=([$costs.$F$45]*[.$T112])+([$costs.$G$45]*[.$T112])+(([$costs.$H$45]/1000)*[.V$2])" office:value-type="float" office:value="40.54285783" calcext:value-type="float">
            <text:p>$40.54</text:p>
          </table:table-cell>
          <table:table-cell table:style-name="ce11" table:formula="of:=([$costs.$F$45]*[.$T112])+([$costs.$G$45]*[.$T112])+(([$costs.$H$45]/1000)*[.W$2])" office:value-type="float" office:value="116.945907" calcext:value-type="float">
            <text:p>$116.95</text:p>
          </table:table-cell>
          <table:table-cell table:style-name="ce11" table:formula="of:=([$costs.$F$45]*[.$T112])+([$costs.$G$45]*[.$T112])+(([$costs.$H$45]/1000)*[.X$2])" office:value-type="float" office:value="880.9763982" calcext:value-type="float">
            <text:p>$880.98</text:p>
          </table:table-cell>
          <table:table-cell table:style-name="ce11" table:formula="of:=([$costs.$F$45]*[.$T112])+([$costs.$G$45]*[.$T112])+(([$costs.$H$45]/1000)*[.Y$2])" office:value-type="float" office:value="8521.28131" calcext:value-type="float">
            <text:p>$8,521.28</text:p>
          </table:table-cell>
          <table:table-cell table:style-name="ce11" table:formula="of:=([$costs.$F$45]*[.$T112])+([$costs.$G$45]*[.$T112])+(([$costs.$H$45]/1000)*[.Z$2])" office:value-type="float" office:value="84924.33043" calcext:value-type="float">
            <text:p>$84,924.33</text:p>
          </table:table-cell>
          <table:table-cell table:style-name="ce11" table:formula="of:=([$costs.$F$45]*[.$T112])+([$costs.$G$45]*[.$T112])+(([$costs.$H$45]/1000)*[.AA$2])" office:value-type="float" office:value="848954.8216" calcext:value-type="float">
            <text:p>$848,954.8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45]*[.$T113])+([$costs.$G$45]*[.$T113])+(([$costs.$H$45]/1000)*[.U$2])" office:value-type="float" office:value="321.3852243" calcext:value-type="float">
            <text:p>$321.39</text:p>
          </table:table-cell>
          <table:table-cell table:style-name="ce11" table:formula="of:=([$costs.$F$45]*[.$T113])+([$costs.$G$45]*[.$T113])+(([$costs.$H$45]/1000)*[.V$2])" office:value-type="float" office:value="329.0255292" calcext:value-type="float">
            <text:p>$329.03</text:p>
          </table:table-cell>
          <table:table-cell table:style-name="ce11" table:formula="of:=([$costs.$F$45]*[.$T113])+([$costs.$G$45]*[.$T113])+(([$costs.$H$45]/1000)*[.W$2])" office:value-type="float" office:value="405.4285783" calcext:value-type="float">
            <text:p>$405.43</text:p>
          </table:table-cell>
          <table:table-cell table:style-name="ce11" table:formula="of:=([$costs.$F$45]*[.$T113])+([$costs.$G$45]*[.$T113])+(([$costs.$H$45]/1000)*[.X$2])" office:value-type="float" office:value="1169.45907" calcext:value-type="float">
            <text:p>$1,169.46</text:p>
          </table:table-cell>
          <table:table-cell table:style-name="ce11" table:formula="of:=([$costs.$F$45]*[.$T113])+([$costs.$G$45]*[.$T113])+(([$costs.$H$45]/1000)*[.Y$2])" office:value-type="float" office:value="8809.763982" calcext:value-type="float">
            <text:p>$8,809.76</text:p>
          </table:table-cell>
          <table:table-cell table:style-name="ce11" table:formula="of:=([$costs.$F$45]*[.$T113])+([$costs.$G$45]*[.$T113])+(([$costs.$H$45]/1000)*[.Z$2])" office:value-type="float" office:value="85212.8131" calcext:value-type="float">
            <text:p>$85,212.81</text:p>
          </table:table-cell>
          <table:table-cell table:style-name="ce11" table:formula="of:=([$costs.$F$45]*[.$T113])+([$costs.$G$45]*[.$T113])+(([$costs.$H$45]/1000)*[.AA$2])" office:value-type="float" office:value="849243.3043" calcext:value-type="float">
            <text:p>$849,243.3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45]*[.$T114])+([$costs.$G$45]*[.$T114])+(([$costs.$H$45]/1000)*[.U$2])" office:value-type="float" office:value="3206.211938" calcext:value-type="float">
            <text:p>$3,206.21</text:p>
          </table:table-cell>
          <table:table-cell table:style-name="ce11" table:formula="of:=([$costs.$F$45]*[.$T114])+([$costs.$G$45]*[.$T114])+(([$costs.$H$45]/1000)*[.V$2])" office:value-type="float" office:value="3213.852243" calcext:value-type="float">
            <text:p>$3,213.85</text:p>
          </table:table-cell>
          <table:table-cell table:style-name="ce11" table:formula="of:=([$costs.$F$45]*[.$T114])+([$costs.$G$45]*[.$T114])+(([$costs.$H$45]/1000)*[.W$2])" office:value-type="float" office:value="3290.255292" calcext:value-type="float">
            <text:p>$3,290.26</text:p>
          </table:table-cell>
          <table:table-cell table:style-name="ce11" table:formula="of:=([$costs.$F$45]*[.$T114])+([$costs.$G$45]*[.$T114])+(([$costs.$H$45]/1000)*[.X$2])" office:value-type="float" office:value="4054.285783" calcext:value-type="float">
            <text:p>$4,054.29</text:p>
          </table:table-cell>
          <table:table-cell table:style-name="ce11" table:formula="of:=([$costs.$F$45]*[.$T114])+([$costs.$G$45]*[.$T114])+(([$costs.$H$45]/1000)*[.Y$2])" office:value-type="float" office:value="11694.5907" calcext:value-type="float">
            <text:p>$11,694.59</text:p>
          </table:table-cell>
          <table:table-cell table:style-name="ce11" table:formula="of:=([$costs.$F$45]*[.$T114])+([$costs.$G$45]*[.$T114])+(([$costs.$H$45]/1000)*[.Z$2])" office:value-type="float" office:value="88097.63982" calcext:value-type="float">
            <text:p>$88,097.64</text:p>
          </table:table-cell>
          <table:table-cell table:style-name="ce11" table:formula="of:=([$costs.$F$45]*[.$T114])+([$costs.$G$45]*[.$T114])+(([$costs.$H$45]/1000)*[.AA$2])" office:value-type="float" office:value="852128.131" calcext:value-type="float">
            <text:p>$852,128.13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45]*[.$T115])+([$costs.$G$45]*[.$T115])+(([$costs.$H$45]/1000)*[.U$2])" office:value-type="float" office:value="32054.47908" calcext:value-type="float">
            <text:p>$32,054.48</text:p>
          </table:table-cell>
          <table:table-cell table:style-name="ce11" table:formula="of:=([$costs.$F$45]*[.$T115])+([$costs.$G$45]*[.$T115])+(([$costs.$H$45]/1000)*[.V$2])" office:value-type="float" office:value="32062.11938" calcext:value-type="float">
            <text:p>$32,062.12</text:p>
          </table:table-cell>
          <table:table-cell table:style-name="ce11" table:formula="of:=([$costs.$F$45]*[.$T115])+([$costs.$G$45]*[.$T115])+(([$costs.$H$45]/1000)*[.W$2])" office:value-type="float" office:value="32138.52243" calcext:value-type="float">
            <text:p>$32,138.52</text:p>
          </table:table-cell>
          <table:table-cell table:style-name="ce11" table:formula="of:=([$costs.$F$45]*[.$T115])+([$costs.$G$45]*[.$T115])+(([$costs.$H$45]/1000)*[.X$2])" office:value-type="float" office:value="32902.55292" calcext:value-type="float">
            <text:p>$32,902.55</text:p>
          </table:table-cell>
          <table:table-cell table:style-name="ce11" table:formula="of:=([$costs.$F$45]*[.$T115])+([$costs.$G$45]*[.$T115])+(([$costs.$H$45]/1000)*[.Y$2])" office:value-type="float" office:value="40542.85783" calcext:value-type="float">
            <text:p>$40,542.86</text:p>
          </table:table-cell>
          <table:table-cell table:style-name="ce11" table:formula="of:=([$costs.$F$45]*[.$T115])+([$costs.$G$45]*[.$T115])+(([$costs.$H$45]/1000)*[.Z$2])" office:value-type="float" office:value="116945.907" calcext:value-type="float">
            <text:p>$116,945.91</text:p>
          </table:table-cell>
          <table:table-cell table:style-name="ce11" table:formula="of:=([$costs.$F$45]*[.$T115])+([$costs.$G$45]*[.$T115])+(([$costs.$H$45]/1000)*[.AA$2])" office:value-type="float" office:value="880976.3982" calcext:value-type="float">
            <text:p>$880,976.4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45]*[.$T116])+([$costs.$G$45]*[.$T116])+(([$costs.$H$45]/1000)*[.U$2])" office:value-type="float" office:value="320537.1505" calcext:value-type="float">
            <text:p>$320,537.15</text:p>
          </table:table-cell>
          <table:table-cell table:style-name="ce11" table:formula="of:=([$costs.$F$45]*[.$T116])+([$costs.$G$45]*[.$T116])+(([$costs.$H$45]/1000)*[.V$2])" office:value-type="float" office:value="320544.7908" calcext:value-type="float">
            <text:p>$320,544.79</text:p>
          </table:table-cell>
          <table:table-cell table:style-name="ce11" table:formula="of:=([$costs.$F$45]*[.$T116])+([$costs.$G$45]*[.$T116])+(([$costs.$H$45]/1000)*[.W$2])" office:value-type="float" office:value="320621.1938" calcext:value-type="float">
            <text:p>$320,621.19</text:p>
          </table:table-cell>
          <table:table-cell table:style-name="ce11" table:formula="of:=([$costs.$F$45]*[.$T116])+([$costs.$G$45]*[.$T116])+(([$costs.$H$45]/1000)*[.X$2])" office:value-type="float" office:value="321385.2243" calcext:value-type="float">
            <text:p>$321,385.22</text:p>
          </table:table-cell>
          <table:table-cell table:style-name="ce11" table:formula="of:=([$costs.$F$45]*[.$T116])+([$costs.$G$45]*[.$T116])+(([$costs.$H$45]/1000)*[.Y$2])" office:value-type="float" office:value="329025.5292" calcext:value-type="float">
            <text:p>$329,025.53</text:p>
          </table:table-cell>
          <table:table-cell table:style-name="ce11" table:formula="of:=([$costs.$F$45]*[.$T116])+([$costs.$G$45]*[.$T116])+(([$costs.$H$45]/1000)*[.Z$2])" office:value-type="float" office:value="405428.5783" calcext:value-type="float">
            <text:p>$405,428.58</text:p>
          </table:table-cell>
          <table:table-cell table:style-name="ce11" table:formula="of:=([$costs.$F$45]*[.$T116])+([$costs.$G$45]*[.$T116])+(([$costs.$H$45]/1000)*[.AA$2])" office:value-type="float" office:value="1169459.07" calcext:value-type="float">
            <text:p>$1,169,459.0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45]*[.$T117])+([$costs.$G$45]*[.$T117])+(([$costs.$H$45]/1000)*[.U$2])" office:value-type="float" office:value="3205363.864" calcext:value-type="float">
            <text:p>$3,205,363.86</text:p>
          </table:table-cell>
          <table:table-cell table:style-name="ce11" table:formula="of:=([$costs.$F$45]*[.$T117])+([$costs.$G$45]*[.$T117])+(([$costs.$H$45]/1000)*[.V$2])" office:value-type="float" office:value="3205371.505" calcext:value-type="float">
            <text:p>$3,205,371.51</text:p>
          </table:table-cell>
          <table:table-cell table:style-name="ce11" table:formula="of:=([$costs.$F$45]*[.$T117])+([$costs.$G$45]*[.$T117])+(([$costs.$H$45]/1000)*[.W$2])" office:value-type="float" office:value="3205447.908" calcext:value-type="float">
            <text:p>$3,205,447.91</text:p>
          </table:table-cell>
          <table:table-cell table:style-name="ce11" table:formula="of:=([$costs.$F$45]*[.$T117])+([$costs.$G$45]*[.$T117])+(([$costs.$H$45]/1000)*[.X$2])" office:value-type="float" office:value="3206211.938" calcext:value-type="float">
            <text:p>$3,206,211.94</text:p>
          </table:table-cell>
          <table:table-cell table:style-name="ce11" table:formula="of:=([$costs.$F$45]*[.$T117])+([$costs.$G$45]*[.$T117])+(([$costs.$H$45]/1000)*[.Y$2])" office:value-type="float" office:value="3213852.243" calcext:value-type="float">
            <text:p>$3,213,852.24</text:p>
          </table:table-cell>
          <table:table-cell table:style-name="ce11" table:formula="of:=([$costs.$F$45]*[.$T117])+([$costs.$G$45]*[.$T117])+(([$costs.$H$45]/1000)*[.Z$2])" office:value-type="float" office:value="3290255.292" calcext:value-type="float">
            <text:p>$3,290,255.29</text:p>
          </table:table-cell>
          <table:table-cell table:style-name="ce11" table:formula="of:=([$costs.$F$45]*[.$T117])+([$costs.$G$45]*[.$T117])+(([$costs.$H$45]/1000)*[.AA$2])" office:value-type="float" office:value="4054285.783" calcext:value-type="float">
            <text:p>$4,054,285.78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46]" office:value-type="string" office:string-value="aomenc (AV1) speed 4" calcext:value-type="string">
            <text:p>aomenc (AV1) speed 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46]*[.$T120])+([$costs.$G$46]*[.$T120])+(([$costs.$H$46]/1000)*[.U$2])" office:value-type="float" office:value="11.7644025" calcext:value-type="float">
            <text:p>$11.76</text:p>
          </table:table-cell>
          <table:table-cell table:style-name="ce11" table:formula="of:=([$costs.$F$46]*[.$T120])+([$costs.$G$46]*[.$T120])+(([$costs.$H$46]/1000)*[.V$2])" office:value-type="float" office:value="18.48038596" calcext:value-type="float">
            <text:p>$18.48</text:p>
          </table:table-cell>
          <table:table-cell table:style-name="ce11" table:formula="of:=([$costs.$F$46]*[.$T120])+([$costs.$G$46]*[.$T120])+(([$costs.$H$46]/1000)*[.W$2])" office:value-type="float" office:value="85.64022052" calcext:value-type="float">
            <text:p>$85.64</text:p>
          </table:table-cell>
          <table:table-cell table:style-name="ce11" table:formula="of:=([$costs.$F$46]*[.$T120])+([$costs.$G$46]*[.$T120])+(([$costs.$H$46]/1000)*[.X$2])" office:value-type="float" office:value="757.2385661" calcext:value-type="float">
            <text:p>$757.24</text:p>
          </table:table-cell>
          <table:table-cell table:style-name="ce11" table:formula="of:=([$costs.$F$46]*[.$T120])+([$costs.$G$46]*[.$T120])+(([$costs.$H$46]/1000)*[.Y$2])" office:value-type="float" office:value="7473.222022" calcext:value-type="float">
            <text:p>$7,473.22</text:p>
          </table:table-cell>
          <table:table-cell table:style-name="ce11" table:formula="of:=([$costs.$F$46]*[.$T120])+([$costs.$G$46]*[.$T120])+(([$costs.$H$46]/1000)*[.Z$2])" office:value-type="float" office:value="74633.05658" calcext:value-type="float">
            <text:p>$74,633.06</text:p>
          </table:table-cell>
          <table:table-cell table:style-name="ce11" table:formula="of:=([$costs.$F$46]*[.$T120])+([$costs.$G$46]*[.$T120])+(([$costs.$H$46]/1000)*[.AA$2])" office:value-type="float" office:value="746231.4022" calcext:value-type="float">
            <text:p>$746,231.4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46]*[.$T121])+([$costs.$G$46]*[.$T121])+(([$costs.$H$46]/1000)*[.U$2])" office:value-type="float" office:value="110.9280416" calcext:value-type="float">
            <text:p>$110.93</text:p>
          </table:table-cell>
          <table:table-cell table:style-name="ce11" table:formula="of:=([$costs.$F$46]*[.$T121])+([$costs.$G$46]*[.$T121])+(([$costs.$H$46]/1000)*[.V$2])" office:value-type="float" office:value="117.644025" calcext:value-type="float">
            <text:p>$117.64</text:p>
          </table:table-cell>
          <table:table-cell table:style-name="ce11" table:formula="of:=([$costs.$F$46]*[.$T121])+([$costs.$G$46]*[.$T121])+(([$costs.$H$46]/1000)*[.W$2])" office:value-type="float" office:value="184.8038596" calcext:value-type="float">
            <text:p>$184.80</text:p>
          </table:table-cell>
          <table:table-cell table:style-name="ce11" table:formula="of:=([$costs.$F$46]*[.$T121])+([$costs.$G$46]*[.$T121])+(([$costs.$H$46]/1000)*[.X$2])" office:value-type="float" office:value="856.4022052" calcext:value-type="float">
            <text:p>$856.40</text:p>
          </table:table-cell>
          <table:table-cell table:style-name="ce11" table:formula="of:=([$costs.$F$46]*[.$T121])+([$costs.$G$46]*[.$T121])+(([$costs.$H$46]/1000)*[.Y$2])" office:value-type="float" office:value="7572.385661" calcext:value-type="float">
            <text:p>$7,572.39</text:p>
          </table:table-cell>
          <table:table-cell table:style-name="ce11" table:formula="of:=([$costs.$F$46]*[.$T121])+([$costs.$G$46]*[.$T121])+(([$costs.$H$46]/1000)*[.Z$2])" office:value-type="float" office:value="74732.22022" calcext:value-type="float">
            <text:p>$74,732.22</text:p>
          </table:table-cell>
          <table:table-cell table:style-name="ce11" table:formula="of:=([$costs.$F$46]*[.$T121])+([$costs.$G$46]*[.$T121])+(([$costs.$H$46]/1000)*[.AA$2])" office:value-type="float" office:value="746330.5658" calcext:value-type="float">
            <text:p>$746,330.5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46]*[.$T122])+([$costs.$G$46]*[.$T122])+(([$costs.$H$46]/1000)*[.U$2])" office:value-type="float" office:value="1102.564432" calcext:value-type="float">
            <text:p>$1,102.56</text:p>
          </table:table-cell>
          <table:table-cell table:style-name="ce11" table:formula="of:=([$costs.$F$46]*[.$T122])+([$costs.$G$46]*[.$T122])+(([$costs.$H$46]/1000)*[.V$2])" office:value-type="float" office:value="1109.280416" calcext:value-type="float">
            <text:p>$1,109.28</text:p>
          </table:table-cell>
          <table:table-cell table:style-name="ce11" table:formula="of:=([$costs.$F$46]*[.$T122])+([$costs.$G$46]*[.$T122])+(([$costs.$H$46]/1000)*[.W$2])" office:value-type="float" office:value="1176.44025" calcext:value-type="float">
            <text:p>$1,176.44</text:p>
          </table:table-cell>
          <table:table-cell table:style-name="ce11" table:formula="of:=([$costs.$F$46]*[.$T122])+([$costs.$G$46]*[.$T122])+(([$costs.$H$46]/1000)*[.X$2])" office:value-type="float" office:value="1848.038596" calcext:value-type="float">
            <text:p>$1,848.04</text:p>
          </table:table-cell>
          <table:table-cell table:style-name="ce11" table:formula="of:=([$costs.$F$46]*[.$T122])+([$costs.$G$46]*[.$T122])+(([$costs.$H$46]/1000)*[.Y$2])" office:value-type="float" office:value="8564.022052" calcext:value-type="float">
            <text:p>$8,564.02</text:p>
          </table:table-cell>
          <table:table-cell table:style-name="ce11" table:formula="of:=([$costs.$F$46]*[.$T122])+([$costs.$G$46]*[.$T122])+(([$costs.$H$46]/1000)*[.Z$2])" office:value-type="float" office:value="75723.85661" calcext:value-type="float">
            <text:p>$75,723.86</text:p>
          </table:table-cell>
          <table:table-cell table:style-name="ce11" table:formula="of:=([$costs.$F$46]*[.$T122])+([$costs.$G$46]*[.$T122])+(([$costs.$H$46]/1000)*[.AA$2])" office:value-type="float" office:value="747322.2022" calcext:value-type="float">
            <text:p>$747,322.2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46]*[.$T123])+([$costs.$G$46]*[.$T123])+(([$costs.$H$46]/1000)*[.U$2])" office:value-type="float" office:value="11018.92834" calcext:value-type="float">
            <text:p>$11,018.93</text:p>
          </table:table-cell>
          <table:table-cell table:style-name="ce11" table:formula="of:=([$costs.$F$46]*[.$T123])+([$costs.$G$46]*[.$T123])+(([$costs.$H$46]/1000)*[.V$2])" office:value-type="float" office:value="11025.64432" calcext:value-type="float">
            <text:p>$11,025.64</text:p>
          </table:table-cell>
          <table:table-cell table:style-name="ce11" table:formula="of:=([$costs.$F$46]*[.$T123])+([$costs.$G$46]*[.$T123])+(([$costs.$H$46]/1000)*[.W$2])" office:value-type="float" office:value="11092.80416" calcext:value-type="float">
            <text:p>$11,092.80</text:p>
          </table:table-cell>
          <table:table-cell table:style-name="ce11" table:formula="of:=([$costs.$F$46]*[.$T123])+([$costs.$G$46]*[.$T123])+(([$costs.$H$46]/1000)*[.X$2])" office:value-type="float" office:value="11764.4025" calcext:value-type="float">
            <text:p>$11,764.40</text:p>
          </table:table-cell>
          <table:table-cell table:style-name="ce11" table:formula="of:=([$costs.$F$46]*[.$T123])+([$costs.$G$46]*[.$T123])+(([$costs.$H$46]/1000)*[.Y$2])" office:value-type="float" office:value="18480.38596" calcext:value-type="float">
            <text:p>$18,480.39</text:p>
          </table:table-cell>
          <table:table-cell table:style-name="ce11" table:formula="of:=([$costs.$F$46]*[.$T123])+([$costs.$G$46]*[.$T123])+(([$costs.$H$46]/1000)*[.Z$2])" office:value-type="float" office:value="85640.22052" calcext:value-type="float">
            <text:p>$85,640.22</text:p>
          </table:table-cell>
          <table:table-cell table:style-name="ce11" table:formula="of:=([$costs.$F$46]*[.$T123])+([$costs.$G$46]*[.$T123])+(([$costs.$H$46]/1000)*[.AA$2])" office:value-type="float" office:value="757238.5661" calcext:value-type="float">
            <text:p>$757,238.5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46]*[.$T124])+([$costs.$G$46]*[.$T124])+(([$costs.$H$46]/1000)*[.U$2])" office:value-type="float" office:value="110182.5674" calcext:value-type="float">
            <text:p>$110,182.57</text:p>
          </table:table-cell>
          <table:table-cell table:style-name="ce11" table:formula="of:=([$costs.$F$46]*[.$T124])+([$costs.$G$46]*[.$T124])+(([$costs.$H$46]/1000)*[.V$2])" office:value-type="float" office:value="110189.2834" calcext:value-type="float">
            <text:p>$110,189.28</text:p>
          </table:table-cell>
          <table:table-cell table:style-name="ce11" table:formula="of:=([$costs.$F$46]*[.$T124])+([$costs.$G$46]*[.$T124])+(([$costs.$H$46]/1000)*[.W$2])" office:value-type="float" office:value="110256.4432" calcext:value-type="float">
            <text:p>$110,256.44</text:p>
          </table:table-cell>
          <table:table-cell table:style-name="ce11" table:formula="of:=([$costs.$F$46]*[.$T124])+([$costs.$G$46]*[.$T124])+(([$costs.$H$46]/1000)*[.X$2])" office:value-type="float" office:value="110928.0416" calcext:value-type="float">
            <text:p>$110,928.04</text:p>
          </table:table-cell>
          <table:table-cell table:style-name="ce11" table:formula="of:=([$costs.$F$46]*[.$T124])+([$costs.$G$46]*[.$T124])+(([$costs.$H$46]/1000)*[.Y$2])" office:value-type="float" office:value="117644.025" calcext:value-type="float">
            <text:p>$117,644.03</text:p>
          </table:table-cell>
          <table:table-cell table:style-name="ce11" table:formula="of:=([$costs.$F$46]*[.$T124])+([$costs.$G$46]*[.$T124])+(([$costs.$H$46]/1000)*[.Z$2])" office:value-type="float" office:value="184803.8596" calcext:value-type="float">
            <text:p>$184,803.86</text:p>
          </table:table-cell>
          <table:table-cell table:style-name="ce11" table:formula="of:=([$costs.$F$46]*[.$T124])+([$costs.$G$46]*[.$T124])+(([$costs.$H$46]/1000)*[.AA$2])" office:value-type="float" office:value="856402.2052" calcext:value-type="float">
            <text:p>$856,402.21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46]*[.$T125])+([$costs.$G$46]*[.$T125])+(([$costs.$H$46]/1000)*[.U$2])" office:value-type="float" office:value="1101818.958" calcext:value-type="float">
            <text:p>$1,101,818.96</text:p>
          </table:table-cell>
          <table:table-cell table:style-name="ce11" table:formula="of:=([$costs.$F$46]*[.$T125])+([$costs.$G$46]*[.$T125])+(([$costs.$H$46]/1000)*[.V$2])" office:value-type="float" office:value="1101825.674" calcext:value-type="float">
            <text:p>$1,101,825.67</text:p>
          </table:table-cell>
          <table:table-cell table:style-name="ce11" table:formula="of:=([$costs.$F$46]*[.$T125])+([$costs.$G$46]*[.$T125])+(([$costs.$H$46]/1000)*[.W$2])" office:value-type="float" office:value="1101892.834" calcext:value-type="float">
            <text:p>$1,101,892.83</text:p>
          </table:table-cell>
          <table:table-cell table:style-name="ce11" table:formula="of:=([$costs.$F$46]*[.$T125])+([$costs.$G$46]*[.$T125])+(([$costs.$H$46]/1000)*[.X$2])" office:value-type="float" office:value="1102564.432" calcext:value-type="float">
            <text:p>$1,102,564.43</text:p>
          </table:table-cell>
          <table:table-cell table:style-name="ce11" table:formula="of:=([$costs.$F$46]*[.$T125])+([$costs.$G$46]*[.$T125])+(([$costs.$H$46]/1000)*[.Y$2])" office:value-type="float" office:value="1109280.416" calcext:value-type="float">
            <text:p>$1,109,280.42</text:p>
          </table:table-cell>
          <table:table-cell table:style-name="ce11" table:formula="of:=([$costs.$F$46]*[.$T125])+([$costs.$G$46]*[.$T125])+(([$costs.$H$46]/1000)*[.Z$2])" office:value-type="float" office:value="1176440.25" calcext:value-type="float">
            <text:p>$1,176,440.25</text:p>
          </table:table-cell>
          <table:table-cell table:style-name="ce11" table:formula="of:=([$costs.$F$46]*[.$T125])+([$costs.$G$46]*[.$T125])+(([$costs.$H$46]/1000)*[.AA$2])" office:value-type="float" office:value="1848038.596" calcext:value-type="float">
            <text:p>$1,848,038.6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46]*[.$T126])+([$costs.$G$46]*[.$T126])+(([$costs.$H$46]/1000)*[.U$2])" office:value-type="float" office:value="11018182.86" calcext:value-type="float">
            <text:p>$11,018,182.86</text:p>
          </table:table-cell>
          <table:table-cell table:style-name="ce11" table:formula="of:=([$costs.$F$46]*[.$T126])+([$costs.$G$46]*[.$T126])+(([$costs.$H$46]/1000)*[.V$2])" office:value-type="float" office:value="11018189.58" calcext:value-type="float">
            <text:p>$11,018,189.58</text:p>
          </table:table-cell>
          <table:table-cell table:style-name="ce11" table:formula="of:=([$costs.$F$46]*[.$T126])+([$costs.$G$46]*[.$T126])+(([$costs.$H$46]/1000)*[.W$2])" office:value-type="float" office:value="11018256.74" calcext:value-type="float">
            <text:p>$11,018,256.74</text:p>
          </table:table-cell>
          <table:table-cell table:style-name="ce11" table:formula="of:=([$costs.$F$46]*[.$T126])+([$costs.$G$46]*[.$T126])+(([$costs.$H$46]/1000)*[.X$2])" office:value-type="float" office:value="11018928.34" calcext:value-type="float">
            <text:p>$11,018,928.34</text:p>
          </table:table-cell>
          <table:table-cell table:style-name="ce11" table:formula="of:=([$costs.$F$46]*[.$T126])+([$costs.$G$46]*[.$T126])+(([$costs.$H$46]/1000)*[.Y$2])" office:value-type="float" office:value="11025644.32" calcext:value-type="float">
            <text:p>$11,025,644.32</text:p>
          </table:table-cell>
          <table:table-cell table:style-name="ce11" table:formula="of:=([$costs.$F$46]*[.$T126])+([$costs.$G$46]*[.$T126])+(([$costs.$H$46]/1000)*[.Z$2])" office:value-type="float" office:value="11092804.16" calcext:value-type="float">
            <text:p>$11,092,804.16</text:p>
          </table:table-cell>
          <table:table-cell table:style-name="ce11" table:formula="of:=([$costs.$F$46]*[.$T126])+([$costs.$G$46]*[.$T126])+(([$costs.$H$46]/1000)*[.AA$2])" office:value-type="float" office:value="11764402.5" calcext:value-type="float">
            <text:p>$11,764,402.5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table:style-name="ce1" table:formula="of:=[$costs.B47]" office:value-type="string" office:string-value="aomenc (AV1) speed 3" calcext:value-type="string">
            <text:p>aomenc (AV1) speed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" calcext:value-type="float">
            <text:p>1000000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" calcext:value-type="float">
            <text:p>10</text:p>
          </table:table-cell>
          <table:table-cell table:style-name="ce11" table:formula="of:=([$costs.$F$47]*[.$T129])+([$costs.$G$47]*[.$T129])+(([$costs.$H$47]/1000)*[.U$2])" office:value-type="float" office:value="18.08046783" calcext:value-type="float">
            <text:p>$18.08</text:p>
          </table:table-cell>
          <table:table-cell table:style-name="ce11" table:formula="of:=([$costs.$F$47]*[.$T129])+([$costs.$G$47]*[.$T129])+(([$costs.$H$47]/1000)*[.V$2])" office:value-type="float" office:value="24.455567" calcext:value-type="float">
            <text:p>$24.46</text:p>
          </table:table-cell>
          <table:table-cell table:style-name="ce11" table:formula="of:=([$costs.$F$47]*[.$T129])+([$costs.$G$47]*[.$T129])+(([$costs.$H$47]/1000)*[.W$2])" office:value-type="float" office:value="88.20655868" calcext:value-type="float">
            <text:p>$88.21</text:p>
          </table:table-cell>
          <table:table-cell table:style-name="ce11" table:formula="of:=([$costs.$F$47]*[.$T129])+([$costs.$G$47]*[.$T129])+(([$costs.$H$47]/1000)*[.X$2])" office:value-type="float" office:value="725.7164755" calcext:value-type="float">
            <text:p>$725.72</text:p>
          </table:table-cell>
          <table:table-cell table:style-name="ce11" table:formula="of:=([$costs.$F$47]*[.$T129])+([$costs.$G$47]*[.$T129])+(([$costs.$H$47]/1000)*[.Y$2])" office:value-type="float" office:value="7100.815643" calcext:value-type="float">
            <text:p>$7,100.82</text:p>
          </table:table-cell>
          <table:table-cell table:style-name="ce11" table:formula="of:=([$costs.$F$47]*[.$T129])+([$costs.$G$47]*[.$T129])+(([$costs.$H$47]/1000)*[.Z$2])" office:value-type="float" office:value="70851.80732" calcext:value-type="float">
            <text:p>$70,851.81</text:p>
          </table:table-cell>
          <table:table-cell table:style-name="ce11" table:formula="of:=([$costs.$F$47]*[.$T129])+([$costs.$G$47]*[.$T129])+(([$costs.$H$47]/1000)*[.AA$2])" office:value-type="float" office:value="708361.7241" calcext:value-type="float">
            <text:p>$708,361.72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" calcext:value-type="float">
            <text:p>100</text:p>
          </table:table-cell>
          <table:table-cell table:style-name="ce11" table:formula="of:=([$costs.$F$47]*[.$T130])+([$costs.$G$47]*[.$T130])+(([$costs.$H$47]/1000)*[.U$2])" office:value-type="float" office:value="174.4295791" calcext:value-type="float">
            <text:p>$174.43</text:p>
          </table:table-cell>
          <table:table-cell table:style-name="ce11" table:formula="of:=([$costs.$F$47]*[.$T130])+([$costs.$G$47]*[.$T130])+(([$costs.$H$47]/1000)*[.V$2])" office:value-type="float" office:value="180.8046783" calcext:value-type="float">
            <text:p>$180.80</text:p>
          </table:table-cell>
          <table:table-cell table:style-name="ce11" table:formula="of:=([$costs.$F$47]*[.$T130])+([$costs.$G$47]*[.$T130])+(([$costs.$H$47]/1000)*[.W$2])" office:value-type="float" office:value="244.55567" calcext:value-type="float">
            <text:p>$244.56</text:p>
          </table:table-cell>
          <table:table-cell table:style-name="ce11" table:formula="of:=([$costs.$F$47]*[.$T130])+([$costs.$G$47]*[.$T130])+(([$costs.$H$47]/1000)*[.X$2])" office:value-type="float" office:value="882.0655868" calcext:value-type="float">
            <text:p>$882.07</text:p>
          </table:table-cell>
          <table:table-cell table:style-name="ce11" table:formula="of:=([$costs.$F$47]*[.$T130])+([$costs.$G$47]*[.$T130])+(([$costs.$H$47]/1000)*[.Y$2])" office:value-type="float" office:value="7257.164755" calcext:value-type="float">
            <text:p>$7,257.16</text:p>
          </table:table-cell>
          <table:table-cell table:style-name="ce11" table:formula="of:=([$costs.$F$47]*[.$T130])+([$costs.$G$47]*[.$T130])+(([$costs.$H$47]/1000)*[.Z$2])" office:value-type="float" office:value="71008.15643" calcext:value-type="float">
            <text:p>$71,008.16</text:p>
          </table:table-cell>
          <table:table-cell table:style-name="ce11" table:formula="of:=([$costs.$F$47]*[.$T130])+([$costs.$G$47]*[.$T130])+(([$costs.$H$47]/1000)*[.AA$2])" office:value-type="float" office:value="708518.0732" calcext:value-type="float">
            <text:p>$708,518.07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" calcext:value-type="float">
            <text:p>1000</text:p>
          </table:table-cell>
          <table:table-cell table:style-name="ce11" table:formula="of:=([$costs.$F$47]*[.$T131])+([$costs.$G$47]*[.$T131])+(([$costs.$H$47]/1000)*[.U$2])" office:value-type="float" office:value="1737.920692" calcext:value-type="float">
            <text:p>$1,737.92</text:p>
          </table:table-cell>
          <table:table-cell table:style-name="ce11" table:formula="of:=([$costs.$F$47]*[.$T131])+([$costs.$G$47]*[.$T131])+(([$costs.$H$47]/1000)*[.V$2])" office:value-type="float" office:value="1744.295791" calcext:value-type="float">
            <text:p>$1,744.30</text:p>
          </table:table-cell>
          <table:table-cell table:style-name="ce11" table:formula="of:=([$costs.$F$47]*[.$T131])+([$costs.$G$47]*[.$T131])+(([$costs.$H$47]/1000)*[.W$2])" office:value-type="float" office:value="1808.046783" calcext:value-type="float">
            <text:p>$1,808.05</text:p>
          </table:table-cell>
          <table:table-cell table:style-name="ce11" table:formula="of:=([$costs.$F$47]*[.$T131])+([$costs.$G$47]*[.$T131])+(([$costs.$H$47]/1000)*[.X$2])" office:value-type="float" office:value="2445.5567" calcext:value-type="float">
            <text:p>$2,445.56</text:p>
          </table:table-cell>
          <table:table-cell table:style-name="ce11" table:formula="of:=([$costs.$F$47]*[.$T131])+([$costs.$G$47]*[.$T131])+(([$costs.$H$47]/1000)*[.Y$2])" office:value-type="float" office:value="8820.655868" calcext:value-type="float">
            <text:p>$8,820.66</text:p>
          </table:table-cell>
          <table:table-cell table:style-name="ce11" table:formula="of:=([$costs.$F$47]*[.$T131])+([$costs.$G$47]*[.$T131])+(([$costs.$H$47]/1000)*[.Z$2])" office:value-type="float" office:value="72571.64755" calcext:value-type="float">
            <text:p>$72,571.65</text:p>
          </table:table-cell>
          <table:table-cell table:style-name="ce11" table:formula="of:=([$costs.$F$47]*[.$T131])+([$costs.$G$47]*[.$T131])+(([$costs.$H$47]/1000)*[.AA$2])" office:value-type="float" office:value="710081.5643" calcext:value-type="float">
            <text:p>$710,081.56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" calcext:value-type="float">
            <text:p>10000</text:p>
          </table:table-cell>
          <table:table-cell table:style-name="ce11" table:formula="of:=([$costs.$F$47]*[.$T132])+([$costs.$G$47]*[.$T132])+(([$costs.$H$47]/1000)*[.U$2])" office:value-type="float" office:value="17372.83182" calcext:value-type="float">
            <text:p>$17,372.83</text:p>
          </table:table-cell>
          <table:table-cell table:style-name="ce11" table:formula="of:=([$costs.$F$47]*[.$T132])+([$costs.$G$47]*[.$T132])+(([$costs.$H$47]/1000)*[.V$2])" office:value-type="float" office:value="17379.20692" calcext:value-type="float">
            <text:p>$17,379.21</text:p>
          </table:table-cell>
          <table:table-cell table:style-name="ce11" table:formula="of:=([$costs.$F$47]*[.$T132])+([$costs.$G$47]*[.$T132])+(([$costs.$H$47]/1000)*[.W$2])" office:value-type="float" office:value="17442.95791" calcext:value-type="float">
            <text:p>$17,442.96</text:p>
          </table:table-cell>
          <table:table-cell table:style-name="ce11" table:formula="of:=([$costs.$F$47]*[.$T132])+([$costs.$G$47]*[.$T132])+(([$costs.$H$47]/1000)*[.X$2])" office:value-type="float" office:value="18080.46783" calcext:value-type="float">
            <text:p>$18,080.47</text:p>
          </table:table-cell>
          <table:table-cell table:style-name="ce11" table:formula="of:=([$costs.$F$47]*[.$T132])+([$costs.$G$47]*[.$T132])+(([$costs.$H$47]/1000)*[.Y$2])" office:value-type="float" office:value="24455.567" calcext:value-type="float">
            <text:p>$24,455.57</text:p>
          </table:table-cell>
          <table:table-cell table:style-name="ce11" table:formula="of:=([$costs.$F$47]*[.$T132])+([$costs.$G$47]*[.$T132])+(([$costs.$H$47]/1000)*[.Z$2])" office:value-type="float" office:value="88206.55868" calcext:value-type="float">
            <text:p>$88,206.56</text:p>
          </table:table-cell>
          <table:table-cell table:style-name="ce11" table:formula="of:=([$costs.$F$47]*[.$T132])+([$costs.$G$47]*[.$T132])+(([$costs.$H$47]/1000)*[.AA$2])" office:value-type="float" office:value="725716.4755" calcext:value-type="float">
            <text:p>$725,716.48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" calcext:value-type="float">
            <text:p>100000</text:p>
          </table:table-cell>
          <table:table-cell table:style-name="ce11" table:formula="of:=([$costs.$F$47]*[.$T133])+([$costs.$G$47]*[.$T133])+(([$costs.$H$47]/1000)*[.U$2])" office:value-type="float" office:value="173721.9431" calcext:value-type="float">
            <text:p>$173,721.94</text:p>
          </table:table-cell>
          <table:table-cell table:style-name="ce11" table:formula="of:=([$costs.$F$47]*[.$T133])+([$costs.$G$47]*[.$T133])+(([$costs.$H$47]/1000)*[.V$2])" office:value-type="float" office:value="173728.3182" calcext:value-type="float">
            <text:p>$173,728.32</text:p>
          </table:table-cell>
          <table:table-cell table:style-name="ce11" table:formula="of:=([$costs.$F$47]*[.$T133])+([$costs.$G$47]*[.$T133])+(([$costs.$H$47]/1000)*[.W$2])" office:value-type="float" office:value="173792.0692" calcext:value-type="float">
            <text:p>$173,792.07</text:p>
          </table:table-cell>
          <table:table-cell table:style-name="ce11" table:formula="of:=([$costs.$F$47]*[.$T133])+([$costs.$G$47]*[.$T133])+(([$costs.$H$47]/1000)*[.X$2])" office:value-type="float" office:value="174429.5791" calcext:value-type="float">
            <text:p>$174,429.58</text:p>
          </table:table-cell>
          <table:table-cell table:style-name="ce11" table:formula="of:=([$costs.$F$47]*[.$T133])+([$costs.$G$47]*[.$T133])+(([$costs.$H$47]/1000)*[.Y$2])" office:value-type="float" office:value="180804.6783" calcext:value-type="float">
            <text:p>$180,804.68</text:p>
          </table:table-cell>
          <table:table-cell table:style-name="ce11" table:formula="of:=([$costs.$F$47]*[.$T133])+([$costs.$G$47]*[.$T133])+(([$costs.$H$47]/1000)*[.Z$2])" office:value-type="float" office:value="244555.67" calcext:value-type="float">
            <text:p>$244,555.67</text:p>
          </table:table-cell>
          <table:table-cell table:style-name="ce11" table:formula="of:=([$costs.$F$47]*[.$T133])+([$costs.$G$47]*[.$T133])+(([$costs.$H$47]/1000)*[.AA$2])" office:value-type="float" office:value="882065.5868" calcext:value-type="float">
            <text:p>$882,065.59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" calcext:value-type="float">
            <text:p>1000000</text:p>
          </table:table-cell>
          <table:table-cell table:style-name="ce11" table:formula="of:=([$costs.$F$47]*[.$T134])+([$costs.$G$47]*[.$T134])+(([$costs.$H$47]/1000)*[.U$2])" office:value-type="float" office:value="1737213.056" calcext:value-type="float">
            <text:p>$1,737,213.06</text:p>
          </table:table-cell>
          <table:table-cell table:style-name="ce11" table:formula="of:=([$costs.$F$47]*[.$T134])+([$costs.$G$47]*[.$T134])+(([$costs.$H$47]/1000)*[.V$2])" office:value-type="float" office:value="1737219.431" calcext:value-type="float">
            <text:p>$1,737,219.43</text:p>
          </table:table-cell>
          <table:table-cell table:style-name="ce11" table:formula="of:=([$costs.$F$47]*[.$T134])+([$costs.$G$47]*[.$T134])+(([$costs.$H$47]/1000)*[.W$2])" office:value-type="float" office:value="1737283.182" calcext:value-type="float">
            <text:p>$1,737,283.18</text:p>
          </table:table-cell>
          <table:table-cell table:style-name="ce11" table:formula="of:=([$costs.$F$47]*[.$T134])+([$costs.$G$47]*[.$T134])+(([$costs.$H$47]/1000)*[.X$2])" office:value-type="float" office:value="1737920.692" calcext:value-type="float">
            <text:p>$1,737,920.69</text:p>
          </table:table-cell>
          <table:table-cell table:style-name="ce11" table:formula="of:=([$costs.$F$47]*[.$T134])+([$costs.$G$47]*[.$T134])+(([$costs.$H$47]/1000)*[.Y$2])" office:value-type="float" office:value="1744295.791" calcext:value-type="float">
            <text:p>$1,744,295.79</text:p>
          </table:table-cell>
          <table:table-cell table:style-name="ce11" table:formula="of:=([$costs.$F$47]*[.$T134])+([$costs.$G$47]*[.$T134])+(([$costs.$H$47]/1000)*[.Z$2])" office:value-type="float" office:value="1808046.783" calcext:value-type="float">
            <text:p>$1,808,046.78</text:p>
          </table:table-cell>
          <table:table-cell table:style-name="ce11" table:formula="of:=([$costs.$F$47]*[.$T134])+([$costs.$G$47]*[.$T134])+(([$costs.$H$47]/1000)*[.AA$2])" office:value-type="float" office:value="2445556.7" calcext:value-type="float">
            <text:p>$2,445,556.70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style-name="ce2" office:value-type="float" office:value="10000000" calcext:value-type="float">
            <text:p>10000000</text:p>
          </table:table-cell>
          <table:table-cell table:style-name="ce11" table:formula="of:=([$costs.$F$47]*[.$T135])+([$costs.$G$47]*[.$T135])+(([$costs.$H$47]/1000)*[.U$2])" office:value-type="float" office:value="17372124.19" calcext:value-type="float">
            <text:p>$17,372,124.19</text:p>
          </table:table-cell>
          <table:table-cell table:style-name="ce11" table:formula="of:=([$costs.$F$47]*[.$T135])+([$costs.$G$47]*[.$T135])+(([$costs.$H$47]/1000)*[.V$2])" office:value-type="float" office:value="17372130.56" calcext:value-type="float">
            <text:p>$17,372,130.56</text:p>
          </table:table-cell>
          <table:table-cell table:style-name="ce11" table:formula="of:=([$costs.$F$47]*[.$T135])+([$costs.$G$47]*[.$T135])+(([$costs.$H$47]/1000)*[.W$2])" office:value-type="float" office:value="17372194.31" calcext:value-type="float">
            <text:p>$17,372,194.31</text:p>
          </table:table-cell>
          <table:table-cell table:style-name="ce11" table:formula="of:=([$costs.$F$47]*[.$T135])+([$costs.$G$47]*[.$T135])+(([$costs.$H$47]/1000)*[.X$2])" office:value-type="float" office:value="17372831.82" calcext:value-type="float">
            <text:p>$17,372,831.82</text:p>
          </table:table-cell>
          <table:table-cell table:style-name="ce11" table:formula="of:=([$costs.$F$47]*[.$T135])+([$costs.$G$47]*[.$T135])+(([$costs.$H$47]/1000)*[.Y$2])" office:value-type="float" office:value="17379206.92" calcext:value-type="float">
            <text:p>$17,379,206.92</text:p>
          </table:table-cell>
          <table:table-cell table:style-name="ce11" table:formula="of:=([$costs.$F$47]*[.$T135])+([$costs.$G$47]*[.$T135])+(([$costs.$H$47]/1000)*[.Z$2])" office:value-type="float" office:value="17442957.91" calcext:value-type="float">
            <text:p>$17,442,957.91</text:p>
          </table:table-cell>
          <table:table-cell table:style-name="ce11" table:formula="of:=([$costs.$F$47]*[.$T135])+([$costs.$G$47]*[.$T135])+(([$costs.$H$47]/1000)*[.AA$2])" office:value-type="float" office:value="18080467.83" calcext:value-type="float">
            <text:p>$18,080,467.83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20"/>
          <table:table-cell table:style-name="ce11" table:number-columns-repeated="7"/>
          <table:table-cell table:number-columns-repeated="997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st_matrix.C3:cost_matrix.I9 cost_matrix.L3:cost_matrix.R9 cost_matrix.U3:cost_matrix.AA9 cost_matrix.C12:cost_matrix.I18 cost_matrix.L12:cost_matrix.R18 cost_matrix.U12:cost_matrix.AA18 cost_matrix.C21:cost_matrix.I27 cost_matrix.L21:cost_matrix.R27 cost_matrix.U21:cost_matrix.AA27 cost_matrix.C30:cost_matrix.I36 cost_matrix.L30:cost_matrix.R36 cost_matrix.U30:cost_matrix.AA36 cost_matrix.C39:cost_matrix.I45 cost_matrix.L39:cost_matrix.R45 cost_matrix.U39:cost_matrix.AA45 cost_matrix.C48:cost_matrix.I54 cost_matrix.L48:cost_matrix.R54 cost_matrix.U48:cost_matrix.AA54 cost_matrix.C57:cost_matrix.I63 cost_matrix.L57:cost_matrix.R63 cost_matrix.U57:cost_matrix.AA63 cost_matrix.C66:cost_matrix.I72 cost_matrix.L66:cost_matrix.R72 cost_matrix.U66:cost_matrix.AA72 cost_matrix.U75:cost_matrix.AA81 cost_matrix.U84:cost_matrix.AA90 cost_matrix.U93:cost_matrix.AA99 cost_matrix.U102:cost_matrix.AA108 cost_matrix.U111:cost_matrix.AA117 cost_matrix.U120:cost_matrix.AA126 cost_matrix.U129:cost_matrix.AA135 cost_matrix.U138:cost_matrix.AA144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_5f_matrix" style:display-name="PageStyle_cost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862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21.093cm" svg:y="6.1cm" style:legend-expansion="high" chart:style-name="ch2"/>
        <chart:plot-area chart:style-name="ch3" table:cell-range-address="graphs.J4:graphs.N42 graphs.L3:graphs.N3 graphs.J3:graphs.J3" chart:data-source-has-labels="both" svg:x="1.537cm" svg:y="0.295cm" svg:width="19.079cm" svg:height="13.17cm">
          <chartooo:coordinate-region svg:x="2.299cm" svg:y="0.494cm" svg:width="18.065cm" svg:height="12.772cm"/>
          <chart:axis chart:dimension="x" chart:name="primary-x" chart:style-name="ch4" chartooo:axis-type="text">
            <chart:title svg:x="9.543cm" svg:y="13.761cm" chart:style-name="ch5">
              <text:p>Time to Encode (s)</text:p>
            </chart:title>
            <chart:categories table:cell-range-address="graphs.K4:graphs.K42"/>
          </chart:axis>
          <chart:axis chart:dimension="y" chart:name="primary-y" chart:style-name="ch6">
            <chart:title svg:x="0.451cm" svg:y="8.558cm" chart:style-name="ch7">
              <text:p>BD-Rate XPSNR (%)</text:p>
            </chart:title>
            <chart:grid chart:style-name="ch8" chart:class="major"/>
          </chart:axis>
          <chart:series chart:style-name="ch9" chart:values-cell-range-address="graphs.L4:graphs.L42" chart:label-cell-address="graphs.L3:graphs.L3" chart:class="chart:line">
            <chart:data-point chart:repeated="39"/>
          </chart:series>
          <chart:series chart:style-name="ch10" chart:values-cell-range-address="graphs.J4:graphs.J42" chart:label-cell-address="graphs.J3:graphs.J3" chart:class="chart:line">
            <chart:data-point chart:repeated="39"/>
          </chart:series>
          <chart:series chart:style-name="ch11" chart:values-cell-range-address="graphs.M4:graphs.M42" chart:label-cell-address="graphs.M3:graphs.M3" chart:class="chart:line">
            <chart:data-point chart:repeated="39"/>
          </chart:series>
          <chart:series chart:style-name="ch12" chart:values-cell-range-address="graphs.J4:graphs.J42" chart:label-cell-address="graphs.J3:graphs.J3" chart:class="chart:line">
            <chart:data-point chart:repeated="39"/>
          </chart:series>
          <chart:series chart:style-name="ch13" chart:values-cell-range-address="graphs.N4:graphs.N42" chart:label-cell-address="graphs.N3:graphs.N3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draw:g>
                  <svg:desc>graphs.L3:graphs.L3</svg:desc>
                </draw:g>
              </table:table-cell>
              <table:table-cell office:value-type="string">
                <text:p>Name</text:p>
                <draw:g>
                  <svg:desc>graphs.J3:graphs.J3</svg:desc>
                </draw:g>
              </table:table-cell>
              <table:table-cell office:value-type="string">
                <text:p>x265</text:p>
                <draw:g>
                  <svg:desc>graphs.M3:graphs.M3</svg:desc>
                </draw:g>
              </table:table-cell>
              <table:table-cell office:value-type="string">
                <text:p>Name</text:p>
                <draw:g>
                  <svg:desc>graphs.J3:graphs.J3</svg:desc>
                </draw:g>
              </table:table-cell>
              <table:table-cell office:value-type="string">
                <text:p>SVT-AV1</text:p>
                <draw:g>
                  <svg:desc>graphs.N3:graphs.N3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K4:graphs.K42</svg:desc>
                </draw:g>
              </table:table-cell>
              <table:table-cell office:value-type="float" office:value="130.48502">
                <text:p>130.48502</text:p>
                <draw:g>
                  <svg:desc>graphs.L4:graphs.L42</svg:desc>
                </draw:g>
              </table:table-cell>
              <table:table-cell office:value-type="float" office:value="NaN">
                <text:p>NaN</text:p>
                <draw:g>
                  <svg:desc>graphs.J4:graphs.J42</svg:desc>
                </draw:g>
              </table:table-cell>
              <table:table-cell office:value-type="float" office:value="NaN">
                <text:p>NaN</text:p>
                <draw:g>
                  <svg:desc>graphs.M4:graphs.M42</svg:desc>
                </draw:g>
              </table:table-cell>
              <table:table-cell office:value-type="float" office:value="NaN">
                <text:p>NaN</text:p>
                <draw:g>
                  <svg:desc>graphs.J4:graphs.J42</svg:desc>
                </draw:g>
              </table:table-cell>
              <table:table-cell office:value-type="float" office:value="NaN">
                <text:p>NaN</text:p>
                <draw:g>
                  <svg:desc>graphs.N4:graphs.N42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55.63041">
                <text:p>55.6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30.25309">
                <text:p>30.2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16.1542">
                <text:p>16.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12.48182">
                <text:p>12.4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4.96804">
                <text:p>4.9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3.83449">
                <text:p>-3.8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779">
                <text:p>-0.3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.68134">
                <text:p>-15.6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.12125">
                <text:p>-22.1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.30588">
                <text:p>-22.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.67063">
                <text:p>-24.6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.89289">
                <text:p>-27.89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8108">
                <text:p>-35.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17426">
                <text:p>-38.1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.59282">
                <text:p>8.59282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.17911">
                <text:p>-3.17911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11.31806">
                <text:p>-11.31806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20.93527">
                <text:p>-20.93527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25.77886">
                <text:p>-25.77886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33.37771">
                <text:p>-33.37771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8.7944">
                <text:p>-38.7944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42.76725">
                <text:p>-42.76725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49.87609">
                <text:p>-49.87609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21.093cm" svg:y="6.1cm" style:legend-expansion="high" chart:style-name="ch2"/>
        <chart:plot-area chart:style-name="ch3" table:cell-range-address="graphs.R4:graphs.V42 graphs.T3:graphs.V3 graphs.R3:graphs.R3" chart:data-source-has-labels="both" svg:x="1.537cm" svg:y="0.295cm" svg:width="19.079cm" svg:height="13.17cm">
          <chartooo:coordinate-region svg:x="2.299cm" svg:y="0.494cm" svg:width="18.065cm" svg:height="12.772cm"/>
          <chart:axis chart:dimension="x" chart:name="primary-x" chart:style-name="ch4" chartooo:axis-type="text">
            <chart:title svg:x="9.543cm" svg:y="13.761cm" chart:style-name="ch5">
              <text:p>Time to Encode (s)</text:p>
            </chart:title>
            <chart:categories table:cell-range-address="graphs.S4:graphs.S42"/>
          </chart:axis>
          <chart:axis chart:dimension="y" chart:name="primary-y" chart:style-name="ch6">
            <chart:title svg:x="0.451cm" svg:y="8.876cm" chart:style-name="ch7">
              <text:p>BD-Rate VMAF NEG (%)</text:p>
            </chart:title>
            <chart:grid chart:style-name="ch8" chart:class="major"/>
          </chart:axis>
          <chart:series chart:style-name="ch9" chart:values-cell-range-address="graphs.T4:graphs.T42" chart:label-cell-address="graphs.T3:graphs.T3" chart:class="chart:line">
            <chart:data-point chart:repeated="39"/>
          </chart:series>
          <chart:series chart:style-name="ch10" chart:values-cell-range-address="graphs.R4:graphs.R42" chart:label-cell-address="graphs.R3:graphs.R3" chart:class="chart:line">
            <chart:data-point chart:repeated="39"/>
          </chart:series>
          <chart:series chart:style-name="ch11" chart:values-cell-range-address="graphs.U4:graphs.U42" chart:label-cell-address="graphs.U3:graphs.U3" chart:class="chart:line">
            <chart:data-point chart:repeated="39"/>
          </chart:series>
          <chart:series chart:style-name="ch12" chart:values-cell-range-address="graphs.R4:graphs.R42" chart:label-cell-address="graphs.R3:graphs.R3" chart:class="chart:line">
            <chart:data-point chart:repeated="39"/>
          </chart:series>
          <chart:series chart:style-name="ch13" chart:values-cell-range-address="graphs.V4:graphs.V42" chart:label-cell-address="graphs.V3:graphs.V3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draw:g>
                  <svg:desc>graphs.T3:graphs.T3</svg:desc>
                </draw:g>
              </table:table-cell>
              <table:table-cell office:value-type="string">
                <text:p>Name</text:p>
                <draw:g>
                  <svg:desc>graphs.R3:graphs.R3</svg:desc>
                </draw:g>
              </table:table-cell>
              <table:table-cell office:value-type="string">
                <text:p>x265</text:p>
                <draw:g>
                  <svg:desc>graphs.U3:graphs.U3</svg:desc>
                </draw:g>
              </table:table-cell>
              <table:table-cell office:value-type="string">
                <text:p>Name</text:p>
                <draw:g>
                  <svg:desc>graphs.R3:graphs.R3</svg:desc>
                </draw:g>
              </table:table-cell>
              <table:table-cell office:value-type="string">
                <text:p>SVT-AV1</text:p>
                <draw:g>
                  <svg:desc>graphs.V3:graphs.V3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S4:graphs.S42</svg:desc>
                </draw:g>
              </table:table-cell>
              <table:table-cell office:value-type="float" office:value="86.42613">
                <text:p>86.42613</text:p>
                <draw:g>
                  <svg:desc>graphs.T4:graphs.T42</svg:desc>
                </draw:g>
              </table:table-cell>
              <table:table-cell office:value-type="float" office:value="NaN">
                <text:p>NaN</text:p>
                <draw:g>
                  <svg:desc>graphs.R4:graphs.R42</svg:desc>
                </draw:g>
              </table:table-cell>
              <table:table-cell office:value-type="float" office:value="NaN">
                <text:p>NaN</text:p>
                <draw:g>
                  <svg:desc>graphs.U4:graphs.U42</svg:desc>
                </draw:g>
              </table:table-cell>
              <table:table-cell office:value-type="float" office:value="NaN">
                <text:p>NaN</text:p>
                <draw:g>
                  <svg:desc>graphs.R4:graphs.R42</svg:desc>
                </draw:g>
              </table:table-cell>
              <table:table-cell office:value-type="float" office:value="NaN">
                <text:p>NaN</text:p>
                <draw:g>
                  <svg:desc>graphs.V4:graphs.V42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85.54766">
                <text:p>85.5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43.64581">
                <text:p>43.6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7.96404">
                <text:p>7.96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7.60374">
                <text:p>7.6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1.84096">
                <text:p>1.8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3.3844">
                <text:p>-3.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88">
                <text:p>1.70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.34736">
                <text:p>-15.3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.41304">
                <text:p>-14.4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.66497">
                <text:p>-14.6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77116">
                <text:p>-18.7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.38124">
                <text:p>-21.3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62897">
                <text:p>-38.6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8.9284">
                <text:p>-38.9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.76792">
                <text:p>6.76792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10.4456">
                <text:p>-10.4456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22.88479">
                <text:p>-22.88479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29.70766">
                <text:p>-29.70766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35.92129">
                <text:p>-35.92129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42.02831">
                <text:p>-42.02831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45.61552">
                <text:p>-45.61552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49.84645">
                <text:p>-49.84645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53.5034">
                <text:p>-53.5034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1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21.093cm" svg:y="6.1cm" style:legend-expansion="high" chart:style-name="ch2"/>
        <chart:plot-area chart:style-name="ch3" table:cell-range-address="graphs.Z4:graphs.AD42 graphs.AB3:graphs.AD3 graphs.Z3:graphs.Z3" chart:data-source-has-labels="both" svg:x="1.537cm" svg:y="0.295cm" svg:width="19.079cm" svg:height="13.17cm">
          <chartooo:coordinate-region svg:x="2.299cm" svg:y="0.494cm" svg:width="18.065cm" svg:height="12.772cm"/>
          <chart:axis chart:dimension="x" chart:name="primary-x" chart:style-name="ch4" chartooo:axis-type="text">
            <chart:title svg:x="9.543cm" svg:y="13.761cm" chart:style-name="ch5">
              <text:p>Time to Encode (s)</text:p>
            </chart:title>
            <chart:categories table:cell-range-address="graphs.AA4:graphs.AA42"/>
          </chart:axis>
          <chart:axis chart:dimension="y" chart:name="primary-y" chart:style-name="ch6">
            <chart:title svg:x="0.451cm" svg:y="8.452cm" chart:style-name="ch7">
              <text:p>BD-Rate VMAF (%)</text:p>
            </chart:title>
            <chart:grid chart:style-name="ch8" chart:class="major"/>
          </chart:axis>
          <chart:series chart:style-name="ch9" chart:values-cell-range-address="graphs.AB4:graphs.AB42" chart:label-cell-address="graphs.AB3:graphs.AB3" chart:class="chart:line">
            <chart:data-point chart:repeated="39"/>
          </chart:series>
          <chart:series chart:style-name="ch10" chart:values-cell-range-address="graphs.Z4:graphs.Z42" chart:label-cell-address="graphs.Z3:graphs.Z3" chart:class="chart:line">
            <chart:data-point chart:repeated="39"/>
          </chart:series>
          <chart:series chart:style-name="ch11" chart:values-cell-range-address="graphs.AC4:graphs.AC42" chart:label-cell-address="graphs.AC3:graphs.AC3" chart:class="chart:line">
            <chart:data-point chart:repeated="39"/>
          </chart:series>
          <chart:series chart:style-name="ch12" chart:values-cell-range-address="graphs.Z4:graphs.Z42" chart:label-cell-address="graphs.Z3:graphs.Z3" chart:class="chart:line">
            <chart:data-point chart:repeated="39"/>
          </chart:series>
          <chart:series chart:style-name="ch13" chart:values-cell-range-address="graphs.AD4:graphs.AD42" chart:label-cell-address="graphs.AD3:graphs.AD3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draw:g>
                  <svg:desc>graphs.AB3:graphs.AB3</svg:desc>
                </draw:g>
              </table:table-cell>
              <table:table-cell office:value-type="string">
                <text:p>Name</text:p>
                <draw:g>
                  <svg:desc>graphs.Z3:graphs.Z3</svg:desc>
                </draw:g>
              </table:table-cell>
              <table:table-cell office:value-type="string">
                <text:p>x265</text:p>
                <draw:g>
                  <svg:desc>graphs.AC3:graphs.AC3</svg:desc>
                </draw:g>
              </table:table-cell>
              <table:table-cell office:value-type="string">
                <text:p>Name</text:p>
                <draw:g>
                  <svg:desc>graphs.Z3:graphs.Z3</svg:desc>
                </draw:g>
              </table:table-cell>
              <table:table-cell office:value-type="string">
                <text:p>SVT-AV1</text:p>
                <draw:g>
                  <svg:desc>graphs.AD3:graphs.AD3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AA4:graphs.AA42</svg:desc>
                </draw:g>
              </table:table-cell>
              <table:table-cell office:value-type="float" office:value="88.06866">
                <text:p>88.06866</text:p>
                <draw:g>
                  <svg:desc>graphs.AB4:graphs.AB42</svg:desc>
                </draw:g>
              </table:table-cell>
              <table:table-cell office:value-type="float" office:value="NaN">
                <text:p>NaN</text:p>
                <draw:g>
                  <svg:desc>graphs.Z4:graphs.Z42</svg:desc>
                </draw:g>
              </table:table-cell>
              <table:table-cell office:value-type="float" office:value="NaN">
                <text:p>NaN</text:p>
                <draw:g>
                  <svg:desc>graphs.AC4:graphs.AC42</svg:desc>
                </draw:g>
              </table:table-cell>
              <table:table-cell office:value-type="float" office:value="NaN">
                <text:p>NaN</text:p>
                <draw:g>
                  <svg:desc>graphs.Z4:graphs.Z42</svg:desc>
                </draw:g>
              </table:table-cell>
              <table:table-cell office:value-type="float" office:value="NaN">
                <text:p>NaN</text:p>
                <draw:g>
                  <svg:desc>graphs.AD4:graphs.AD42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97.52037">
                <text:p>97.5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52.01748">
                <text:p>52.0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13.64731">
                <text:p>13.6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12.24669">
                <text:p>12.2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4.02352">
                <text:p>4.02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4.14132">
                <text:p>-4.1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145">
                <text:p>6.7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9741">
                <text:p>-11.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93956">
                <text:p>-9.93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2179">
                <text:p>-10.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.80063">
                <text:p>-14.8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19545">
                <text:p>-18.1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.11967">
                <text:p>-39.1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.98823">
                <text:p>-39.9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.89783">
                <text:p>13.89783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.13539">
                <text:p>-2.13539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19.96505">
                <text:p>-19.96505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27.70634">
                <text:p>-27.70634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35.20416">
                <text:p>-35.20416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41.5539">
                <text:p>-41.5539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45.46263">
                <text:p>-45.46263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50.52894">
                <text:p>-50.52894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54.20616">
                <text:p>-54.20616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21.093cm" svg:y="6.1cm" style:legend-expansion="high" chart:style-name="ch2"/>
        <chart:plot-area chart:style-name="ch3" table:cell-range-address="graphs.AH4:graphs.AL42 graphs.AJ3:graphs.AL3 graphs.AH3:graphs.AH3" chart:data-source-has-labels="both" svg:x="1.537cm" svg:y="0.295cm" svg:width="19.079cm" svg:height="13.17cm">
          <chartooo:coordinate-region svg:x="2.299cm" svg:y="0.494cm" svg:width="18.065cm" svg:height="12.772cm"/>
          <chart:axis chart:dimension="x" chart:name="primary-x" chart:style-name="ch4" chartooo:axis-type="text">
            <chart:title svg:x="9.543cm" svg:y="13.761cm" chart:style-name="ch5">
              <text:p>Time to Encode (s)</text:p>
            </chart:title>
            <chart:categories table:cell-range-address="graphs.AI4:graphs.AI42"/>
          </chart:axis>
          <chart:axis chart:dimension="y" chart:name="primary-y" chart:style-name="ch6">
            <chart:title svg:x="0.451cm" svg:y="8.399cm" chart:style-name="ch7">
              <text:p>BD-Rate SSIM (%)</text:p>
            </chart:title>
            <chart:grid chart:style-name="ch8" chart:class="major"/>
          </chart:axis>
          <chart:series chart:style-name="ch9" chart:values-cell-range-address="graphs.AJ4:graphs.AJ42" chart:label-cell-address="graphs.AJ3:graphs.AJ3" chart:class="chart:line">
            <chart:data-point chart:repeated="39"/>
          </chart:series>
          <chart:series chart:style-name="ch10" chart:values-cell-range-address="graphs.AH4:graphs.AH42" chart:label-cell-address="graphs.AH3:graphs.AH3" chart:class="chart:line">
            <chart:data-point chart:repeated="39"/>
          </chart:series>
          <chart:series chart:style-name="ch11" chart:values-cell-range-address="graphs.AK4:graphs.AK42" chart:label-cell-address="graphs.AK3:graphs.AK3" chart:class="chart:line">
            <chart:data-point chart:repeated="39"/>
          </chart:series>
          <chart:series chart:style-name="ch12" chart:values-cell-range-address="graphs.AH4:graphs.AH42" chart:label-cell-address="graphs.AH3:graphs.AH3" chart:class="chart:line">
            <chart:data-point chart:repeated="39"/>
          </chart:series>
          <chart:series chart:style-name="ch13" chart:values-cell-range-address="graphs.AL4:graphs.AL42" chart:label-cell-address="graphs.AL3:graphs.AL3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draw:g>
                  <svg:desc>graphs.AJ3:graphs.AJ3</svg:desc>
                </draw:g>
              </table:table-cell>
              <table:table-cell office:value-type="string">
                <text:p>Name</text:p>
                <draw:g>
                  <svg:desc>graphs.AH3:graphs.AH3</svg:desc>
                </draw:g>
              </table:table-cell>
              <table:table-cell office:value-type="string">
                <text:p>x265</text:p>
                <draw:g>
                  <svg:desc>graphs.AK3:graphs.AK3</svg:desc>
                </draw:g>
              </table:table-cell>
              <table:table-cell office:value-type="string">
                <text:p>Name</text:p>
                <draw:g>
                  <svg:desc>graphs.AH3:graphs.AH3</svg:desc>
                </draw:g>
              </table:table-cell>
              <table:table-cell office:value-type="string">
                <text:p>SVT-AV1</text:p>
                <draw:g>
                  <svg:desc>graphs.AL3:graphs.AL3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AI4:graphs.AI42</svg:desc>
                </draw:g>
              </table:table-cell>
              <table:table-cell office:value-type="float" office:value="215.17176">
                <text:p>215.17176</text:p>
                <draw:g>
                  <svg:desc>graphs.AJ4:graphs.AJ42</svg:desc>
                </draw:g>
              </table:table-cell>
              <table:table-cell office:value-type="float" office:value="NaN">
                <text:p>NaN</text:p>
                <draw:g>
                  <svg:desc>graphs.AH4:graphs.AH42</svg:desc>
                </draw:g>
              </table:table-cell>
              <table:table-cell office:value-type="float" office:value="NaN">
                <text:p>NaN</text:p>
                <draw:g>
                  <svg:desc>graphs.AK4:graphs.AK42</svg:desc>
                </draw:g>
              </table:table-cell>
              <table:table-cell office:value-type="float" office:value="NaN">
                <text:p>NaN</text:p>
                <draw:g>
                  <svg:desc>graphs.AH4:graphs.AH42</svg:desc>
                </draw:g>
              </table:table-cell>
              <table:table-cell office:value-type="float" office:value="NaN">
                <text:p>NaN</text:p>
                <draw:g>
                  <svg:desc>graphs.AL4:graphs.AL42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57.4726">
                <text:p>57.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14.84003">
                <text:p>14.8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2.98117">
                <text:p>2.9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-0.59748">
                <text:p>-0.59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-0.33941">
                <text:p>-0.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3.19021">
                <text:p>-3.1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58394">
                <text:p>-18.5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4.18974">
                <text:p>-34.1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.22104">
                <text:p>-40.2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0.39029">
                <text:p>-40.3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.29103">
                <text:p>-42.2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4.70615">
                <text:p>-44.7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8.46118">
                <text:p>-48.46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.579">
                <text:p>-49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21.32009">
                <text:p>-21.32009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5.93347">
                <text:p>-35.93347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43.37595">
                <text:p>-43.37595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48.29391">
                <text:p>-48.29391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51.37603">
                <text:p>-51.37603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55.62069">
                <text:p>-55.62069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59.88294">
                <text:p>-59.88294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63.15479">
                <text:p>-63.15479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8.93081">
                <text:p>-68.93081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20.59cm" svg:y="6.1cm" style:legend-expansion="high" chart:style-name="ch2"/>
        <chart:plot-area chart:style-name="ch3" table:cell-range-address="graphs.AH46:graphs.AL84 graphs.AJ44:graphs.AL45 graphs.AH44:graphs.AH45" chart:data-source-has-labels="both" svg:x="1.537cm" svg:y="0.295cm" svg:width="18.576cm" svg:height="13.17cm">
          <chartooo:coordinate-region svg:x="2.299cm" svg:y="0.493cm" svg:width="17.562cm" svg:height="12.773cm"/>
          <chart:axis chart:dimension="x" chart:name="primary-x" chart:style-name="ch4" chartooo:axis-type="text">
            <chart:title svg:x="9.292cm" svg:y="13.761cm" chart:style-name="ch5">
              <text:p>Time to Encode (s)</text:p>
            </chart:title>
            <chart:categories table:cell-range-address="graphs.AI46:graphs.AI84"/>
          </chart:axis>
          <chart:axis chart:dimension="y" chart:name="primary-y" chart:style-name="ch6">
            <chart:title svg:x="0.451cm" svg:y="8.439cm" chart:style-name="ch7">
              <text:p>BD-Rate PSNR (%)</text:p>
            </chart:title>
            <chart:grid chart:style-name="ch8" chart:class="major"/>
          </chart:axis>
          <chart:series chart:style-name="ch9" chart:values-cell-range-address="graphs.AJ46:graphs.AJ84" chart:label-cell-address="graphs.AJ44:graphs.AJ45" chart:class="chart:line">
            <chart:data-point chart:repeated="39"/>
          </chart:series>
          <chart:series chart:style-name="ch10" chart:values-cell-range-address="graphs.AH46:graphs.AH84" chart:label-cell-address="graphs.AH44:graphs.AH45" chart:class="chart:line">
            <chart:data-point chart:repeated="39"/>
          </chart:series>
          <chart:series chart:style-name="ch11" chart:values-cell-range-address="graphs.AK46:graphs.AK84" chart:label-cell-address="graphs.AK44:graphs.AK45" chart:class="chart:line">
            <chart:data-point chart:repeated="39"/>
          </chart:series>
          <chart:series chart:style-name="ch12" chart:values-cell-range-address="graphs.AH46:graphs.AH84" chart:label-cell-address="graphs.AH44:graphs.AH45" chart:class="chart:line">
            <chart:data-point chart:repeated="39"/>
          </chart:series>
          <chart:series chart:style-name="ch13" chart:values-cell-range-address="graphs.AL46:graphs.AL84" chart:label-cell-address="graphs.AL44:graphs.AL45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text:list>
                  <text:list-item>
                    <text:p/>
                  </text:list-item>
                  <text:list-item>
                    <text:p>x264</text:p>
                  </text:list-item>
                </text:list>
                <draw:g>
                  <svg:desc>graphs.AJ44:graphs.AJ45</svg:desc>
                </draw:g>
              </table:table-cell>
              <table:table-cell office:value-type="string">
                <text:p>PSNR Name</text:p>
                <text:list>
                  <text:list-item>
                    <text:p>PSNR</text:p>
                  </text:list-item>
                  <text:list-item>
                    <text:p>Name</text:p>
                  </text:list-item>
                </text:list>
                <draw:g>
                  <svg:desc>graphs.AH44:graphs.AH45</svg:desc>
                </draw:g>
              </table:table-cell>
              <table:table-cell office:value-type="string">
                <text:p>x265</text:p>
                <text:list>
                  <text:list-item>
                    <text:p/>
                  </text:list-item>
                  <text:list-item>
                    <text:p>x265</text:p>
                  </text:list-item>
                </text:list>
                <draw:g>
                  <svg:desc>graphs.AK44:graphs.AK45</svg:desc>
                </draw:g>
              </table:table-cell>
              <table:table-cell office:value-type="string">
                <text:p>PSNR Name</text:p>
                <text:list>
                  <text:list-item>
                    <text:p>PSNR</text:p>
                  </text:list-item>
                  <text:list-item>
                    <text:p>Name</text:p>
                  </text:list-item>
                </text:list>
                <draw:g>
                  <svg:desc>graphs.AH44:graphs.AH45</svg:desc>
                </draw:g>
              </table:table-cell>
              <table:table-cell office:value-type="string">
                <text:p>SVT-AV1</text:p>
                <text:list>
                  <text:list-item>
                    <text:p/>
                  </text:list-item>
                  <text:list-item>
                    <text:p>SVT-AV1</text:p>
                  </text:list-item>
                </text:list>
                <draw:g>
                  <svg:desc>graphs.AL44:graphs.AL45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AI46:graphs.AI84</svg:desc>
                </draw:g>
              </table:table-cell>
              <table:table-cell office:value-type="float" office:value="154.28518">
                <text:p>154.28518</text:p>
                <draw:g>
                  <svg:desc>graphs.AJ46:graphs.AJ84</svg:desc>
                </draw:g>
              </table:table-cell>
              <table:table-cell office:value-type="float" office:value="NaN">
                <text:p>NaN</text:p>
                <draw:g>
                  <svg:desc>graphs.AH46:graphs.AH84</svg:desc>
                </draw:g>
              </table:table-cell>
              <table:table-cell office:value-type="float" office:value="NaN">
                <text:p>NaN</text:p>
                <draw:g>
                  <svg:desc>graphs.AK46:graphs.AK84</svg:desc>
                </draw:g>
              </table:table-cell>
              <table:table-cell office:value-type="float" office:value="NaN">
                <text:p>NaN</text:p>
                <draw:g>
                  <svg:desc>graphs.AH46:graphs.AH84</svg:desc>
                </draw:g>
              </table:table-cell>
              <table:table-cell office:value-type="float" office:value="NaN">
                <text:p>NaN</text:p>
                <draw:g>
                  <svg:desc>graphs.AL46:graphs.AL84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65.45357">
                <text:p>65.4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20.03368">
                <text:p>20.0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1.97347">
                <text:p>1.9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0.92099">
                <text:p>0.9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-0.42903">
                <text:p>-0.42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3.2354">
                <text:p>-3.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.5063">
                <text:p>-20.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6.42782">
                <text:p>-36.4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40408">
                <text:p>-37.4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7.58601">
                <text:p>-37.58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9.97313">
                <text:p>-39.9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2.25333">
                <text:p>-42.2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7.76919">
                <text:p>-47.7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9.09869">
                <text:p>-49.09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14.95233">
                <text:p>-14.95233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33.12986">
                <text:p>-33.12986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40.82552">
                <text:p>-40.82552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46.35353">
                <text:p>-46.35353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49.92871">
                <text:p>-49.92871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54.74286">
                <text:p>-54.74286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58.2438">
                <text:p>-58.2438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61.58146">
                <text:p>-61.58146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7.15542">
                <text:p>-67.15542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9900ff" draw:fill-color="#9900ff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892cm" svg:height="14.79cm" xlink:href=".." xlink:type="simple" chart:class="chart:line" chart:style-name="ch1">
        <chart:legend chart:legend-position="end" svg:x="17.256cm" svg:y="6.1cm" style:legend-expansion="high" chart:style-name="ch2"/>
        <chart:plot-area chart:style-name="ch3" table:cell-range-address="graphs.AH88:graphs.AL126 graphs.AJ86:graphs.AL87 graphs.AH86:graphs.AH87" chart:data-source-has-labels="both" svg:x="1.537cm" svg:y="0.295cm" svg:width="15.242cm" svg:height="13.17cm">
          <chartooo:coordinate-region svg:x="2.299cm" svg:y="0.493cm" svg:width="14.228cm" svg:height="12.773cm"/>
          <chart:axis chart:dimension="x" chart:name="primary-x" chart:style-name="ch4" chartooo:axis-type="text">
            <chart:title svg:x="7.625cm" svg:y="13.761cm" chart:style-name="ch5">
              <text:p>Time to Encode (s)</text:p>
            </chart:title>
            <chart:categories table:cell-range-address="graphs.AI88:graphs.AI126"/>
          </chart:axis>
          <chart:axis chart:dimension="y" chart:name="primary-y" chart:style-name="ch6">
            <chart:title svg:x="0.451cm" svg:y="10.106cm" chart:style-name="ch7">
              <text:p>BD-Rate AVG PSNR / SSIM / VMAF (%)</text:p>
            </chart:title>
            <chart:grid chart:style-name="ch8" chart:class="major"/>
          </chart:axis>
          <chart:series chart:style-name="ch9" chart:values-cell-range-address="graphs.AJ88:graphs.AJ126" chart:label-cell-address="graphs.AJ86:graphs.AJ87" chart:class="chart:line">
            <chart:data-point chart:repeated="39"/>
          </chart:series>
          <chart:series chart:style-name="ch10" chart:values-cell-range-address="graphs.AH88:graphs.AH126" chart:label-cell-address="graphs.AH86:graphs.AH87" chart:class="chart:line">
            <chart:data-point chart:repeated="39"/>
          </chart:series>
          <chart:series chart:style-name="ch11" chart:values-cell-range-address="graphs.AK88:graphs.AK126" chart:label-cell-address="graphs.AK86:graphs.AK87" chart:class="chart:line">
            <chart:data-point chart:repeated="39"/>
          </chart:series>
          <chart:series chart:style-name="ch12" chart:values-cell-range-address="graphs.AH88:graphs.AH126" chart:label-cell-address="graphs.AH86:graphs.AH87" chart:class="chart:line">
            <chart:data-point chart:repeated="39"/>
          </chart:series>
          <chart:series chart:style-name="ch13" chart:values-cell-range-address="graphs.AL88:graphs.AL126" chart:label-cell-address="graphs.AL86:graphs.AL87" chart:class="chart:line">
            <chart:data-point chart:repeated="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264</text:p>
                <text:list>
                  <text:list-item>
                    <text:p/>
                  </text:list-item>
                  <text:list-item>
                    <text:p>x264</text:p>
                  </text:list-item>
                </text:list>
                <draw:g>
                  <svg:desc>graphs.AJ86:graphs.AJ87</svg:desc>
                </draw:g>
              </table:table-cell>
              <table:table-cell office:value-type="string">
                <text:p>AVG PSNR / SSIM / VMAF Name</text:p>
                <text:list>
                  <text:list-item>
                    <text:p>AVG PSNR / SSIM / VMAF</text:p>
                  </text:list-item>
                  <text:list-item>
                    <text:p>Name</text:p>
                  </text:list-item>
                </text:list>
                <draw:g>
                  <svg:desc>graphs.AH86:graphs.AH87</svg:desc>
                </draw:g>
              </table:table-cell>
              <table:table-cell office:value-type="string">
                <text:p>x265</text:p>
                <text:list>
                  <text:list-item>
                    <text:p/>
                  </text:list-item>
                  <text:list-item>
                    <text:p>x265</text:p>
                  </text:list-item>
                </text:list>
                <draw:g>
                  <svg:desc>graphs.AK86:graphs.AK87</svg:desc>
                </draw:g>
              </table:table-cell>
              <table:table-cell office:value-type="string">
                <text:p>AVG PSNR / SSIM / VMAF Name</text:p>
                <text:list>
                  <text:list-item>
                    <text:p>AVG PSNR / SSIM / VMAF</text:p>
                  </text:list-item>
                  <text:list-item>
                    <text:p>Name</text:p>
                  </text:list-item>
                </text:list>
                <draw:g>
                  <svg:desc>graphs.AH86:graphs.AH87</svg:desc>
                </draw:g>
              </table:table-cell>
              <table:table-cell office:value-type="string">
                <text:p>SVT-AV1</text:p>
                <text:list>
                  <text:list-item>
                    <text:p/>
                  </text:list-item>
                  <text:list-item>
                    <text:p>SVT-AV1</text:p>
                  </text:list-item>
                </text:list>
                <draw:g>
                  <svg:desc>graphs.AL86:graphs.AL87</svg:desc>
                </draw:g>
              </table:table-cell>
            </table:table-row>
          </table:table-header-rows>
          <table:table-rows>
            <table:table-row>
              <table:table-cell office:value-type="float" office:value="3.3586">
                <text:p>3.3586</text:p>
                <draw:g>
                  <svg:desc>graphs.AI88:graphs.AI126</svg:desc>
                </draw:g>
              </table:table-cell>
              <table:table-cell office:value-type="float" office:value="152.508533333333">
                <text:p>152.508533333333</text:p>
                <draw:g>
                  <svg:desc>graphs.AJ88:graphs.AJ126</svg:desc>
                </draw:g>
              </table:table-cell>
              <table:table-cell office:value-type="float" office:value="NaN">
                <text:p>NaN</text:p>
                <draw:g>
                  <svg:desc>graphs.AH88:graphs.AH126</svg:desc>
                </draw:g>
              </table:table-cell>
              <table:table-cell office:value-type="float" office:value="NaN">
                <text:p>NaN</text:p>
                <draw:g>
                  <svg:desc>graphs.AK88:graphs.AK126</svg:desc>
                </draw:g>
              </table:table-cell>
              <table:table-cell office:value-type="float" office:value="NaN">
                <text:p>NaN</text:p>
                <draw:g>
                  <svg:desc>graphs.AH88:graphs.AH126</svg:desc>
                </draw:g>
              </table:table-cell>
              <table:table-cell office:value-type="float" office:value="NaN">
                <text:p>NaN</text:p>
                <draw:g>
                  <svg:desc>graphs.AL88:graphs.AL126</svg:desc>
                </draw:g>
              </table:table-cell>
            </table:table-row>
            <table:table-row>
              <table:table-cell office:value-type="float" office:value="3.51609">
                <text:p>3.51609</text:p>
              </table:table-cell>
              <table:table-cell office:value-type="float" office:value="73.48218">
                <text:p>73.48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2701">
                <text:p>3.62701</text:p>
              </table:table-cell>
              <table:table-cell office:value-type="float" office:value="28.96373">
                <text:p>28.9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783">
                <text:p>3.84783</text:p>
              </table:table-cell>
              <table:table-cell office:value-type="float" office:value="6.20065">
                <text:p>6.2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0671">
                <text:p>4.40671</text:p>
              </table:table-cell>
              <table:table-cell office:value-type="float" office:value="4.19006666666667">
                <text:p>4.190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113">
                <text:p>4.84113</text:p>
              </table:table-cell>
              <table:table-cell office:value-type="float" office:value="1.08502666666667">
                <text:p>1.0850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6736">
                <text:p>7.167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0097">
                <text:p>11.10097</text:p>
              </table:table-cell>
              <table:table-cell office:value-type="float" office:value="-3.52231">
                <text:p>-3.5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102">
                <text:p>3.10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7695966666667">
                <text:p>-10.76959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3638">
                <text:p>3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7.50499">
                <text:p>-27.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745">
                <text:p>7.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1882266666667">
                <text:p>-29.18822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061">
                <text:p>7.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9.3980666666667">
                <text:p>-29.3980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05212">
                <text:p>8.05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2.35493">
                <text:p>-32.3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9384">
                <text:p>10.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.0516433333333">
                <text:p>-35.05164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6625">
                <text:p>28.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5.11668">
                <text:p>-45.1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.28115">
                <text:p>112.2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6.2219733333333">
                <text:p>-46.22197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262">
                <text:p>2.382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7.45819666666667">
                <text:p>-7.45819666666667</text:p>
              </table:table-cell>
            </table:table-row>
            <table:table-row>
              <table:table-cell office:value-type="float" office:value="2.66233">
                <text:p>2.662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3.7329066666667">
                <text:p>-23.7329066666667</text:p>
              </table:table-cell>
            </table:table-row>
            <table:table-row>
              <table:table-cell office:value-type="float" office:value="3.30747">
                <text:p>3.3074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34.7221733333333">
                <text:p>-34.7221733333333</text:p>
              </table:table-cell>
            </table:table-row>
            <table:table-row>
              <table:table-cell office:value-type="float" office:value="4.71975">
                <text:p>4.7197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40.7845933333333">
                <text:p>-40.7845933333333</text:p>
              </table:table-cell>
            </table:table-row>
            <table:table-row>
              <table:table-cell office:value-type="float" office:value="5.36673">
                <text:p>5.3667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45.5029666666667">
                <text:p>-45.5029666666667</text:p>
              </table:table-cell>
            </table:table-row>
            <table:table-row>
              <table:table-cell office:value-type="float" office:value="6.80105">
                <text:p>6.8010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50.63915">
                <text:p>-50.63915</text:p>
              </table:table-cell>
            </table:table-row>
            <table:table-row>
              <table:table-cell office:value-type="float" office:value="9.64677">
                <text:p>9.6467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54.52979">
                <text:p>-54.52979</text:p>
              </table:table-cell>
            </table:table-row>
            <table:table-row>
              <table:table-cell office:value-type="float" office:value="18.02089">
                <text:p>18.0208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58.42173">
                <text:p>-58.42173</text:p>
              </table:table-cell>
            </table:table-row>
            <table:table-row>
              <table:table-cell office:value-type="float" office:value="45.57616">
                <text:p>45.576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3.4307966666667">
                <text:p>-63.4307966666667</text:p>
              </table:table-cell>
            </table:table-row>
            <table:table-row>
              <table:table-cell office:value-type="float" office:value="35.51853">
                <text:p>35.5185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54">
                <text:p>35.5235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123">
                <text:p>35.521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1194">
                <text:p>35.5119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52391">
                <text:p>35.5239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.83362">
                <text:p>31.8336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08279">
                <text:p>35.0827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6828">
                <text:p>41.4682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961">
                <text:p>41.4596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466">
                <text:p>41.4346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5744">
                <text:p>41.4574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.34036">
                <text:p>59.3403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.17344">
                <text:p>216.1734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.46495">
                <text:p>343.4649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